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2602in"/>
    </style:style>
    <style:style style:name="co5" style:family="table-column">
      <style:table-column-properties fo:break-before="auto" style:column-width="0.3264in"/>
    </style:style>
    <style:style style:name="co6" style:family="table-column">
      <style:table-column-properties fo:break-before="auto" style:column-width="0.8008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6425in"/>
    </style:style>
    <style:style style:name="co9" style:family="table-column">
      <style:table-column-properties fo:break-before="auto" style:column-width="0.5634in"/>
    </style:style>
    <style:style style:name="co10" style:family="table-column">
      <style:table-column-properties fo:break-before="auto" style:column-width="0.4508in"/>
    </style:style>
    <style:style style:name="co11" style:family="table-column">
      <style:table-column-properties fo:break-before="auto" style:column-width="0.1689in"/>
    </style:style>
    <style:style style:name="co12" style:family="table-column">
      <style:table-column-properties fo:break-before="auto" style:column-width="0.4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>
      <style:table-cell-properties fo:background-color="#b7b3ca"/>
    </style:style>
    <style:style style:name="ce2" style:family="table-cell" style:parent-style-name="Default">
      <style:table-cell-properties fo:background-color="#ffb66c"/>
    </style:style>
    <style:style style:name="ce3" style:family="table-cell" style:parent-style-name="Default">
      <style:table-cell-properties fo:background-color="#afd095"/>
    </style:style>
    <style:style style:name="ce4" style:family="table-cell" style:parent-style-name="Default">
      <style:table-cell-properties fo:background-color="#ec9ba4"/>
    </style:style>
    <style:style style:name="ce5" style:family="table-cell" style:parent-style-name="Default">
      <style:table-cell-properties fo:background-color="#ffe994"/>
    </style:style>
    <style:style style:name="ce12" style:family="table-cell" style:parent-style-name="Default">
      <style:table-cell-properties fo:background-color="#dedce6"/>
    </style:style>
    <style:style style:name="ce13" style:family="table-cell" style:parent-style-name="Default" style:data-style-name="N0"/>
    <style:style style:name="ce14" style:family="table-cell" style:parent-style-name="Default" style:data-style-name="N43"/>
    <style:style style:name="ce11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a6a6"/>
    </style:style>
    <style:style style:name="ce17" style:family="table-cell" style:parent-style-name="Default">
      <style:table-cell-properties fo:background-color="#e8f2a1"/>
    </style:style>
    <style:style style:name="ce18" style:family="table-cell" style:parent-style-name="Default">
      <style:table-cell-properties fo:background-color="#e8a202"/>
    </style:style>
    <style:style style:name="ce19" style:family="table-cell" style:parent-style-name="Default" style:data-style-name="N123"/>
    <style:style style:name="ce20" style:family="table-cell" style:parent-style-name="Default" style:data-style-name="N131"/>
    <style:style style:name="ce21" style:family="table-cell" style:parent-style-name="Default" style:data-style-name="N100">
      <style:table-cell-properties fo:background-color="#ffe994"/>
    </style:style>
    <style:style style:name="ce22" style:family="table-cell" style:parent-style-name="Default" style:data-style-name="N100">
      <style:table-cell-properties fo:background-color="#dedce6"/>
    </style:style>
    <style:style style:name="ce23" style:family="table-cell" style:parent-style-name="Default" style:data-style-name="N100">
      <style:table-cell-properties fo:background-color="#e8f2a1"/>
    </style:style>
    <style:style style:name="ce24" style:family="table-cell" style:parent-style-name="Default" style:data-style-name="N100">
      <style:table-cell-properties fo:background-color="#ffa6a6"/>
    </style:style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/>
    <style:style style:name="ce27" style:family="table-cell" style:parent-style-name="Default" style:data-style-name="N124"/>
    <style:style style:name="ce28" style:family="table-cell" style:parent-style-name="Default" style:data-style-name="N124">
      <style:table-cell-properties fo:background-color="#dde8c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6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6" table:default-cell-style-name="ce19"/>
        <table:table-column table:style-name="co7" table:number-columns-repeated="3" table:default-cell-style-name="ce19"/>
        <table:table-column table:style-name="co6" table:default-cell-style-name="ce19"/>
        <table:table-column table:style-name="co7" table:number-columns-repeated="3" table:default-cell-style-name="ce19"/>
        <table:table-column table:style-name="co6" table:default-cell-style-name="ce19"/>
        <table:table-column table:style-name="co8" table:default-cell-style-name="ce19"/>
        <table:table-column table:style-name="co7" table:default-cell-style-name="ce19"/>
        <table:table-column table:style-name="co8" table:default-cell-style-name="ce19"/>
        <table:table-column table:style-name="co7" table:number-columns-repeated="2" table:default-cell-style-name="ce19"/>
        <table:table-column table:style-name="co8" table:number-columns-repeated="2" table:default-cell-style-name="ce19"/>
        <table:table-column table:style-name="co6" table:default-cell-style-name="ce19"/>
        <table:table-column table:style-name="co8" table:default-cell-style-name="ce19"/>
        <table:table-column table:style-name="co7" table:default-cell-style-name="ce19"/>
        <table:table-column table:style-name="co8" table:number-columns-repeated="3" table:default-cell-style-name="ce19"/>
        <table:table-column table:style-name="co7" table:number-columns-repeated="3" table:default-cell-style-name="ce19"/>
        <table:table-column table:style-name="co8" table:number-columns-repeated="3" table:default-cell-style-name="ce19"/>
        <table:table-column table:style-name="co9" table:number-columns-repeated="2" table:default-cell-style-name="ce19"/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table:formula="of:=5/60" office:value-type="float" office:value="0.0833333333333333" calcext:value-type="float">
            <text:p>0.083333333333333</text:p>
          </table:table-cell>
          <table:table-cell table:number-columns-repeated="6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AF1]*2" office:value-type="float" office:value="0.166666666666667" calcext:value-type="float">
            <text:p>0.166666666666667</text:p>
          </table:table-cell>
          <table:table-cell table:style-name="ce5" office:value-type="string" calcext:value-type="string">
            <text:p>b(0):</text:p>
          </table:table-cell>
          <table:table-cell office:value-type="float" office:value="10.7833333333333" calcext:value-type="float">
            <text:p>10.7833333333333</text:p>
          </table:table-cell>
          <table:table-cell table:formula="of:=[.AH2]+[.AT36]" office:value-type="float" office:value="10.787723504065" calcext:value-type="float">
            <text:p>10.787723504065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office:value-type="float" office:value="2.79172" calcext:value-type="float">
            <text:p>2.7917</text:p>
          </table:table-cell>
          <table:table-cell office:value-type="float" office:value="1.35989" calcext:value-type="float">
            <text:p>1.3599</text:p>
          </table:table-cell>
          <table:table-cell office:value-type="float" office:value="0.462275" calcext:value-type="float">
            <text:p>0.4623</text:p>
          </table:table-cell>
          <table:table-cell office:value-type="float" office:value="0.0832813" calcext:value-type="float">
            <text:p>0.0833</text:p>
          </table:table-cell>
          <table:table-cell office:value-type="float" office:value="3.64506" calcext:value-type="float">
            <text:p>3.6451</text:p>
          </table:table-cell>
          <table:table-cell office:value-type="float" office:value="0.443051" calcext:value-type="float">
            <text:p>0.4431</text:p>
          </table:table-cell>
          <table:table-cell table:style-name="ce20" office:value-type="float" office:value="0.179997" calcext:value-type="float">
            <text:p>0.179997</text:p>
          </table:table-cell>
          <table:table-cell office:value-type="float" office:value="2.21103" calcext:value-type="float">
            <text:p>2.2110</text:p>
          </table:table-cell>
          <table:table-cell office:value-type="float" office:value="2.44868" calcext:value-type="float">
            <text:p>2.4487</text:p>
          </table:table-cell>
          <table:table-cell office:value-type="float" office:value="0.802738" calcext:value-type="float">
            <text:p>0.8027</text:p>
          </table:table-cell>
          <table:table-cell office:value-type="float" office:value="1.51454" calcext:value-type="float">
            <text:p>1.5145</text:p>
          </table:table-cell>
          <table:table-cell office:value-type="float" office:value="2.73669" calcext:value-type="float">
            <text:p>2.7367</text:p>
          </table:table-cell>
          <table:table-cell office:value-type="float" office:value="0.132425" calcext:value-type="float">
            <text:p>0.1324</text:p>
          </table:table-cell>
          <table:table-cell office:value-type="float" office:value="7.49383" calcext:value-type="float">
            <text:p>7.4938</text:p>
          </table:table-cell>
          <table:table-cell office:value-type="float" office:value="7.70411" calcext:value-type="float">
            <text:p>7.7041</text:p>
          </table:table-cell>
          <table:table-cell office:value-type="float" office:value="2.29517" calcext:value-type="float">
            <text:p>2.2952</text:p>
          </table:table-cell>
          <table:table-cell office:value-type="float" office:value="18.8131" calcext:value-type="float">
            <text:p>18.8131</text:p>
          </table:table-cell>
          <table:table-cell office:value-type="float" office:value="3.64599" calcext:value-type="float">
            <text:p>3.6460</text:p>
          </table:table-cell>
          <table:table-cell office:value-type="float" office:value="6.75105" calcext:value-type="float">
            <text:p>6.7511</text:p>
          </table:table-cell>
          <table:table-cell office:value-type="float" office:value="6.6034" calcext:value-type="float">
            <text:p>6.6034</text:p>
          </table:table-cell>
          <table:table-cell office:value-type="float" office:value="2.6808" calcext:value-type="float">
            <text:p>2.6808</text:p>
          </table:table-cell>
          <table:table-cell office:value-type="float" office:value="3.25443" calcext:value-type="float">
            <text:p>3.2544</text:p>
          </table:table-cell>
          <table:table-cell office:value-type="float" office:value="0.503533" calcext:value-type="float">
            <text:p>0.5035</text:p>
          </table:table-cell>
          <table:table-cell office:value-type="float" office:value="3.64599" calcext:value-type="float">
            <text:p>3.6460</text:p>
          </table:table-cell>
          <table:table-cell office:value-type="float" office:value="6.04999" calcext:value-type="float">
            <text:p>6.0500</text:p>
          </table:table-cell>
          <table:table-cell table:number-columns-repeated="2" office:value-type="float" office:value="4.70653" calcext:value-type="float">
            <text:p>4.7065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1"/>
          <table:table-cell table:style-name="ce5" office:value-type="string" calcext:value-type="string">
            <text:p>b(1):</text:p>
          </table:table-cell>
          <table:table-cell office:value-type="float" office:value="9.81666666666667" calcext:value-type="float">
            <text:p>9.81666666666667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office:value-type="float" office:value="2.79172" calcext:value-type="float">
            <text:p>2.7917</text:p>
          </table:table-cell>
          <table:table-cell office:value-type="float" office:value="0" calcext:value-type="float">
            <text:p>0.0000</text:p>
          </table:table-cell>
          <table:table-cell office:value-type="float" office:value="2.31764" calcext:value-type="float">
            <text:p>2.3176</text:p>
          </table:table-cell>
          <table:table-cell office:value-type="float" office:value="2.44333" calcext:value-type="float">
            <text:p>2.4433</text:p>
          </table:table-cell>
          <table:table-cell office:value-type="float" office:value="2.87201" calcext:value-type="float">
            <text:p>2.8720</text:p>
          </table:table-cell>
          <table:table-cell office:value-type="float" office:value="1.99412" calcext:value-type="float">
            <text:p>1.9941</text:p>
          </table:table-cell>
          <table:table-cell office:value-type="float" office:value="2.59447" calcext:value-type="float">
            <text:p>2.5945</text:p>
          </table:table-cell>
          <table:table-cell office:value-type="float" office:value="2.65317" calcext:value-type="float">
            <text:p>2.6532</text:p>
          </table:table-cell>
          <table:table-cell office:value-type="float" office:value="0.581268" calcext:value-type="float">
            <text:p>0.5813</text:p>
          </table:table-cell>
          <table:table-cell office:value-type="float" office:value="1.20729" calcext:value-type="float">
            <text:p>1.2073</text:p>
          </table:table-cell>
          <table:table-cell office:value-type="float" office:value="3.15578" calcext:value-type="float">
            <text:p>3.1558</text:p>
          </table:table-cell>
          <table:table-cell office:value-type="float" office:value="1.62303" calcext:value-type="float">
            <text:p>1.6230</text:p>
          </table:table-cell>
          <table:table-cell office:value-type="float" office:value="1.67173" calcext:value-type="float">
            <text:p>1.6717</text:p>
          </table:table-cell>
          <table:table-cell office:value-type="float" office:value="2.66897" calcext:value-type="float">
            <text:p>2.6690</text:p>
          </table:table-cell>
          <table:table-cell office:value-type="float" office:value="9.34335" calcext:value-type="float">
            <text:p>9.3434</text:p>
          </table:table-cell>
          <table:table-cell office:value-type="float" office:value="8.94282" calcext:value-type="float">
            <text:p>8.9428</text:p>
          </table:table-cell>
          <table:table-cell office:value-type="float" office:value="0.496558" calcext:value-type="float">
            <text:p>0.4966</text:p>
          </table:table-cell>
          <table:table-cell office:value-type="float" office:value="21.5502" calcext:value-type="float">
            <text:p>21.5502</text:p>
          </table:table-cell>
          <table:table-cell office:value-type="float" office:value="2.99363" calcext:value-type="float">
            <text:p>2.9936</text:p>
          </table:table-cell>
          <table:table-cell office:value-type="float" office:value="4.96187" calcext:value-type="float">
            <text:p>4.9619</text:p>
          </table:table-cell>
          <table:table-cell office:value-type="float" office:value="7.92683" calcext:value-type="float">
            <text:p>7.9268</text:p>
          </table:table-cell>
          <table:table-cell office:value-type="float" office:value="3.68103" calcext:value-type="float">
            <text:p>3.6810</text:p>
          </table:table-cell>
          <table:table-cell office:value-type="float" office:value="2.45268" calcext:value-type="float">
            <text:p>2.4527</text:p>
          </table:table-cell>
          <table:table-cell office:value-type="float" office:value="2.28886" calcext:value-type="float">
            <text:p>2.2889</text:p>
          </table:table-cell>
          <table:table-cell office:value-type="float" office:value="2.99363" calcext:value-type="float">
            <text:p>2.9936</text:p>
          </table:table-cell>
          <table:table-cell office:value-type="float" office:value="4.75933" calcext:value-type="float">
            <text:p>4.7593</text:p>
          </table:table-cell>
          <table:table-cell table:number-columns-repeated="2" office:value-type="float" office:value="6.30626" calcext:value-type="float">
            <text:p>6.3063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1"/>
          <table:table-cell table:style-name="ce5" office:value-type="string" calcext:value-type="string">
            <text:p>b(2):</text:p>
          </table:table-cell>
          <table:table-cell office:value-type="float" office:value="13.2833333333333" calcext:value-type="float">
            <text:p>13.2833333333333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office:value-type="float" office:value="1.35989" calcext:value-type="float">
            <text:p>1.3599</text:p>
          </table:table-cell>
          <table:table-cell office:value-type="float" office:value="2.31764" calcext:value-type="float">
            <text:p>2.3176</text:p>
          </table:table-cell>
          <table:table-cell office:value-type="float" office:value="0" calcext:value-type="float">
            <text:p>0.0000</text:p>
          </table:table-cell>
          <table:table-cell office:value-type="float" office:value="0.930888" calcext:value-type="float">
            <text:p>0.9309</text:p>
          </table:table-cell>
          <table:table-cell office:value-type="float" office:value="1.3887" calcext:value-type="float">
            <text:p>1.3887</text:p>
          </table:table-cell>
          <table:table-cell office:value-type="float" office:value="2.45083" calcext:value-type="float">
            <text:p>2.4508</text:p>
          </table:table-cell>
          <table:table-cell office:value-type="float" office:value="0.918167" calcext:value-type="float">
            <text:p>0.9182</text:p>
          </table:table-cell>
          <table:table-cell office:value-type="float" office:value="1.18923" calcext:value-type="float">
            <text:p>1.1892</text:p>
          </table:table-cell>
          <table:table-cell office:value-type="float" office:value="1.84571" calcext:value-type="float">
            <text:p>1.8457</text:p>
          </table:table-cell>
          <table:table-cell office:value-type="float" office:value="1.44523" calcext:value-type="float">
            <text:p>1.4452</text:p>
          </table:table-cell>
          <table:table-cell office:value-type="float" office:value="1.10115" calcext:value-type="float">
            <text:p>1.1012</text:p>
          </table:table-cell>
          <table:table-cell office:value-type="float" office:value="1.92598" calcext:value-type="float">
            <text:p>1.9260</text:p>
          </table:table-cell>
          <table:table-cell office:value-type="float" office:value="1.53969" calcext:value-type="float">
            <text:p>1.5397</text:p>
          </table:table-cell>
          <table:table-cell office:value-type="float" office:value="1.25265" calcext:value-type="float">
            <text:p>1.2527</text:p>
          </table:table-cell>
          <table:table-cell office:value-type="float" office:value="7.10081" calcext:value-type="float">
            <text:p>7.1008</text:p>
          </table:table-cell>
          <table:table-cell office:value-type="float" office:value="6.94137" calcext:value-type="float">
            <text:p>6.9414</text:p>
          </table:table-cell>
          <table:table-cell office:value-type="float" office:value="1.8974" calcext:value-type="float">
            <text:p>1.8974</text:p>
          </table:table-cell>
          <table:table-cell office:value-type="float" office:value="19.3652" calcext:value-type="float">
            <text:p>19.3652</text:p>
          </table:table-cell>
          <table:table-cell office:value-type="float" office:value="2.28788" calcext:value-type="float">
            <text:p>2.2879</text:p>
          </table:table-cell>
          <table:table-cell office:value-type="float" office:value="5.45252" calcext:value-type="float">
            <text:p>5.4525</text:p>
          </table:table-cell>
          <table:table-cell office:value-type="float" office:value="5.87131" calcext:value-type="float">
            <text:p>5.8713</text:p>
          </table:table-cell>
          <table:table-cell office:value-type="float" office:value="1.62592" calcext:value-type="float">
            <text:p>1.6259</text:p>
          </table:table-cell>
          <table:table-cell office:value-type="float" office:value="1.92102" calcext:value-type="float">
            <text:p>1.9210</text:p>
          </table:table-cell>
          <table:table-cell office:value-type="float" office:value="1.17732" calcext:value-type="float">
            <text:p>1.1773</text:p>
          </table:table-cell>
          <table:table-cell office:value-type="float" office:value="2.28788" calcext:value-type="float">
            <text:p>2.2879</text:p>
          </table:table-cell>
          <table:table-cell office:value-type="float" office:value="4.69919" calcext:value-type="float">
            <text:p>4.6992</text:p>
          </table:table-cell>
          <table:table-cell table:number-columns-repeated="2" office:value-type="float" office:value="4.10818" calcext:value-type="float">
            <text:p>4.1082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1"/>
          <table:table-cell table:style-name="ce5" office:value-type="string" calcext:value-type="string">
            <text:p>b(3):</text:p>
          </table:table-cell>
          <table:table-cell office:value-type="float" office:value="10.6166666666667" calcext:value-type="float">
            <text:p>10.6166666666667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office:value-type="float" office:value="0.462275" calcext:value-type="float">
            <text:p>0.4623</text:p>
          </table:table-cell>
          <table:table-cell office:value-type="float" office:value="2.44333" calcext:value-type="float">
            <text:p>2.4433</text:p>
          </table:table-cell>
          <table:table-cell office:value-type="float" office:value="0.930888" calcext:value-type="float">
            <text:p>0.9309</text:p>
          </table:table-cell>
          <table:table-cell office:value-type="float" office:value="0" calcext:value-type="float">
            <text:p>0.0000</text:p>
          </table:table-cell>
          <table:table-cell office:value-type="float" office:value="0.516176" calcext:value-type="float">
            <text:p>0.5162</text:p>
          </table:table-cell>
          <table:table-cell office:value-type="float" office:value="3.18484" calcext:value-type="float">
            <text:p>3.1848</text:p>
          </table:table-cell>
          <table:table-cell office:value-type="float" office:value="0.170266" calcext:value-type="float">
            <text:p>0.1703</text:p>
          </table:table-cell>
          <table:table-cell office:value-type="float" office:value="0.282294" calcext:value-type="float">
            <text:p>0.2823</text:p>
          </table:table-cell>
          <table:table-cell office:value-type="float" office:value="1.87128" calcext:value-type="float">
            <text:p>1.8713</text:p>
          </table:table-cell>
          <table:table-cell office:value-type="float" office:value="1.99943" calcext:value-type="float">
            <text:p>1.9994</text:p>
          </table:table-cell>
          <table:table-cell office:value-type="float" office:value="0.792679" calcext:value-type="float">
            <text:p>0.7927</text:p>
          </table:table-cell>
          <table:table-cell office:value-type="float" office:value="1.39259" calcext:value-type="float">
            <text:p>1.3926</text:p>
          </table:table-cell>
          <table:table-cell office:value-type="float" office:value="2.27502" calcext:value-type="float">
            <text:p>2.2750</text:p>
          </table:table-cell>
          <table:table-cell office:value-type="float" office:value="0.337274" calcext:value-type="float">
            <text:p>0.3373</text:p>
          </table:table-cell>
          <table:table-cell office:value-type="float" office:value="7.47621" calcext:value-type="float">
            <text:p>7.4762</text:p>
          </table:table-cell>
          <table:table-cell office:value-type="float" office:value="7.55449" calcext:value-type="float">
            <text:p>7.5545</text:p>
          </table:table-cell>
          <table:table-cell office:value-type="float" office:value="1.95065" calcext:value-type="float">
            <text:p>1.9507</text:p>
          </table:table-cell>
          <table:table-cell office:value-type="float" office:value="19.1133" calcext:value-type="float">
            <text:p>19.1133</text:p>
          </table:table-cell>
          <table:table-cell office:value-type="float" office:value="3.2031" calcext:value-type="float">
            <text:p>3.2031</text:p>
          </table:table-cell>
          <table:table-cell office:value-type="float" office:value="6.28922" calcext:value-type="float">
            <text:p>6.2892</text:p>
          </table:table-cell>
          <table:table-cell office:value-type="float" office:value="6.46148" calcext:value-type="float">
            <text:p>6.4615</text:p>
          </table:table-cell>
          <table:table-cell office:value-type="float" office:value="2.38724" calcext:value-type="float">
            <text:p>2.3872</text:p>
          </table:table-cell>
          <table:table-cell office:value-type="float" office:value="2.79912" calcext:value-type="float">
            <text:p>2.7991</text:p>
          </table:table-cell>
          <table:table-cell office:value-type="float" office:value="0.336856" calcext:value-type="float">
            <text:p>0.3369</text:p>
          </table:table-cell>
          <table:table-cell office:value-type="float" office:value="3.2031" calcext:value-type="float">
            <text:p>3.2031</text:p>
          </table:table-cell>
          <table:table-cell office:value-type="float" office:value="5.59876" calcext:value-type="float">
            <text:p>5.5988</text:p>
          </table:table-cell>
          <table:table-cell table:number-columns-repeated="2" office:value-type="float" office:value="4.60128" calcext:value-type="float">
            <text:p>4.6013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1"/>
          <table:table-cell table:style-name="ce5" office:value-type="string" calcext:value-type="string">
            <text:p>b(4):</text:p>
          </table:table-cell>
          <table:table-cell office:value-type="float" office:value="16.2166666666667" calcext:value-type="float">
            <text:p>16.2166666666667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office:value-type="float" office:value="0.0832813" calcext:value-type="float">
            <text:p>0.0833</text:p>
          </table:table-cell>
          <table:table-cell office:value-type="float" office:value="2.87201" calcext:value-type="float">
            <text:p>2.8720</text:p>
          </table:table-cell>
          <table:table-cell office:value-type="float" office:value="1.3887" calcext:value-type="float">
            <text:p>1.3887</text:p>
          </table:table-cell>
          <table:table-cell office:value-type="float" office:value="0.516176" calcext:value-type="float">
            <text:p>0.5162</text:p>
          </table:table-cell>
          <table:table-cell office:value-type="float" office:value="0" calcext:value-type="float">
            <text:p>0.0000</text:p>
          </table:table-cell>
          <table:table-cell office:value-type="float" office:value="3.70083" calcext:value-type="float">
            <text:p>3.7008</text:p>
          </table:table-cell>
          <table:table-cell office:value-type="float" office:value="0.471463" calcext:value-type="float">
            <text:p>0.4715</text:p>
          </table:table-cell>
          <table:table-cell office:value-type="float" office:value="0.238564" calcext:value-type="float">
            <text:p>0.2386</text:p>
          </table:table-cell>
          <table:table-cell office:value-type="float" office:value="2.29156" calcext:value-type="float">
            <text:p>2.2916</text:p>
          </table:table-cell>
          <table:table-cell office:value-type="float" office:value="2.51194" calcext:value-type="float">
            <text:p>2.5119</text:p>
          </table:table-cell>
          <table:table-cell office:value-type="float" office:value="0.757462" calcext:value-type="float">
            <text:p>0.7575</text:p>
          </table:table-cell>
          <table:table-cell office:value-type="float" office:value="1.59593" calcext:value-type="float">
            <text:p>1.5959</text:p>
          </table:table-cell>
          <table:table-cell office:value-type="float" office:value="2.79006" calcext:value-type="float">
            <text:p>2.7901</text:p>
          </table:table-cell>
          <table:table-cell office:value-type="float" office:value="0.205071" calcext:value-type="float">
            <text:p>0.2051</text:p>
          </table:table-cell>
          <table:table-cell office:value-type="float" office:value="7.43066" calcext:value-type="float">
            <text:p>7.4307</text:p>
          </table:table-cell>
          <table:table-cell office:value-type="float" office:value="7.6591" calcext:value-type="float">
            <text:p>7.6591</text:p>
          </table:table-cell>
          <table:table-cell office:value-type="float" office:value="2.37546" calcext:value-type="float">
            <text:p>2.3755</text:p>
          </table:table-cell>
          <table:table-cell office:value-type="float" office:value="18.7299" calcext:value-type="float">
            <text:p>18.7299</text:p>
          </table:table-cell>
          <table:table-cell office:value-type="float" office:value="3.67656" calcext:value-type="float">
            <text:p>3.6766</text:p>
          </table:table-cell>
          <table:table-cell office:value-type="float" office:value="6.79807" calcext:value-type="float">
            <text:p>6.7981</text:p>
          </table:table-cell>
          <table:table-cell office:value-type="float" office:value="6.55757" calcext:value-type="float">
            <text:p>6.5576</text:p>
          </table:table-cell>
          <table:table-cell office:value-type="float" office:value="2.66739" calcext:value-type="float">
            <text:p>2.6674</text:p>
          </table:table-cell>
          <table:table-cell office:value-type="float" office:value="3.29342" calcext:value-type="float">
            <text:p>3.2934</text:p>
          </table:table-cell>
          <table:table-cell office:value-type="float" office:value="0.584993" calcext:value-type="float">
            <text:p>0.5850</text:p>
          </table:table-cell>
          <table:table-cell office:value-type="float" office:value="3.67656" calcext:value-type="float">
            <text:p>3.6766</text:p>
          </table:table-cell>
          <table:table-cell office:value-type="float" office:value="6.08493" calcext:value-type="float">
            <text:p>6.0849</text:p>
          </table:table-cell>
          <table:table-cell table:number-columns-repeated="2" office:value-type="float" office:value="4.6562" calcext:value-type="float">
            <text:p>4.6562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1"/>
          <table:table-cell table:style-name="ce5" office:value-type="string" calcext:value-type="string">
            <text:p>b(5):</text:p>
          </table:table-cell>
          <table:table-cell office:value-type="float" office:value="11.6666666666667" calcext:value-type="float">
            <text:p>11.6666666666667</text:p>
          </table:table-cell>
          <table:table-cell table:number-columns-repeated="3"/>
          <table:table-cell table:style-name="ce5" office:value-type="float" office:value="5" calcext:value-type="float">
            <text:p>5</text:p>
          </table:table-cell>
          <table:table-cell office:value-type="float" office:value="3.64506" calcext:value-type="float">
            <text:p>3.6451</text:p>
          </table:table-cell>
          <table:table-cell office:value-type="float" office:value="1.99412" calcext:value-type="float">
            <text:p>1.9941</text:p>
          </table:table-cell>
          <table:table-cell office:value-type="float" office:value="2.45083" calcext:value-type="float">
            <text:p>2.4508</text:p>
          </table:table-cell>
          <table:table-cell office:value-type="float" office:value="3.18484" calcext:value-type="float">
            <text:p>3.1848</text:p>
          </table:table-cell>
          <table:table-cell office:value-type="float" office:value="3.70083" calcext:value-type="float">
            <text:p>3.7008</text:p>
          </table:table-cell>
          <table:table-cell office:value-type="float" office:value="0" calcext:value-type="float">
            <text:p>0.0000</text:p>
          </table:table-cell>
          <table:table-cell office:value-type="float" office:value="3.25493" calcext:value-type="float">
            <text:p>3.2549</text:p>
          </table:table-cell>
          <table:table-cell office:value-type="float" office:value="3.46598" calcext:value-type="float">
            <text:p>3.4660</text:p>
          </table:table-cell>
          <table:table-cell office:value-type="float" office:value="2.17266" calcext:value-type="float">
            <text:p>2.1727</text:p>
          </table:table-cell>
          <table:table-cell office:value-type="float" office:value="1.25446" calcext:value-type="float">
            <text:p>1.2545</text:p>
          </table:table-cell>
          <table:table-cell office:value-type="float" office:value="3.55192" calcext:value-type="float">
            <text:p>3.5519</text:p>
          </table:table-cell>
          <table:table-cell office:value-type="float" office:value="3.19825" calcext:value-type="float">
            <text:p>3.1983</text:p>
          </table:table-cell>
          <table:table-cell office:value-type="float" office:value="0.917687" calcext:value-type="float">
            <text:p>0.9177</text:p>
          </table:table-cell>
          <table:table-cell office:value-type="float" office:value="3.5153" calcext:value-type="float">
            <text:p>3.5153</text:p>
          </table:table-cell>
          <table:table-cell office:value-type="float" office:value="8.3959" calcext:value-type="float">
            <text:p>8.3959</text:p>
          </table:table-cell>
          <table:table-cell office:value-type="float" office:value="7.5934" calcext:value-type="float">
            <text:p>7.5934</text:p>
          </table:table-cell>
          <table:table-cell office:value-type="float" office:value="2.11746" calcext:value-type="float">
            <text:p>2.1175</text:p>
          </table:table-cell>
          <table:table-cell office:value-type="float" office:value="21.5461" calcext:value-type="float">
            <text:p>21.5461</text:p>
          </table:table-cell>
          <table:table-cell office:value-type="float" office:value="1.30521" calcext:value-type="float">
            <text:p>1.3052</text:p>
          </table:table-cell>
          <table:table-cell office:value-type="float" office:value="3.17264" calcext:value-type="float">
            <text:p>3.1726</text:p>
          </table:table-cell>
          <table:table-cell office:value-type="float" office:value="6.681" calcext:value-type="float">
            <text:p>6.6810</text:p>
          </table:table-cell>
          <table:table-cell office:value-type="float" office:value="2.89136" calcext:value-type="float">
            <text:p>2.8914</text:p>
          </table:table-cell>
          <table:table-cell office:value-type="float" office:value="0.941163" calcext:value-type="float">
            <text:p>0.9412</text:p>
          </table:table-cell>
          <table:table-cell office:value-type="float" office:value="3.24827" calcext:value-type="float">
            <text:p>3.2483</text:p>
          </table:table-cell>
          <table:table-cell office:value-type="float" office:value="1.30521" calcext:value-type="float">
            <text:p>1.3052</text:p>
          </table:table-cell>
          <table:table-cell office:value-type="float" office:value="2.78138" calcext:value-type="float">
            <text:p>2.7814</text:p>
          </table:table-cell>
          <table:table-cell table:number-columns-repeated="2" office:value-type="float" office:value="5.38235" calcext:value-type="float">
            <text:p>5.3824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/>
          <table:table-cell table:style-name="ce5" office:value-type="string" calcext:value-type="string">
            <text:p>b(6):</text:p>
          </table:table-cell>
          <table:table-cell office:value-type="float" office:value="10.9166666666667" calcext:value-type="float">
            <text:p>10.9166666666667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office:value-type="float" office:value="0.443051" calcext:value-type="float">
            <text:p>0.4431</text:p>
          </table:table-cell>
          <table:table-cell office:value-type="float" office:value="2.59447" calcext:value-type="float">
            <text:p>2.5945</text:p>
          </table:table-cell>
          <table:table-cell office:value-type="float" office:value="0.918167" calcext:value-type="float">
            <text:p>0.9182</text:p>
          </table:table-cell>
          <table:table-cell office:value-type="float" office:value="0.170266" calcext:value-type="float">
            <text:p>0.1703</text:p>
          </table:table-cell>
          <table:table-cell office:value-type="float" office:value="0.471463" calcext:value-type="float">
            <text:p>0.4715</text:p>
          </table:table-cell>
          <table:table-cell office:value-type="float" office:value="3.25493" calcext:value-type="float">
            <text:p>3.2549</text:p>
          </table:table-cell>
          <table:table-cell office:value-type="float" office:value="0" calcext:value-type="float">
            <text:p>0.0000</text:p>
          </table:table-cell>
          <table:table-cell office:value-type="float" office:value="0.282362" calcext:value-type="float">
            <text:p>0.2824</text:p>
          </table:table-cell>
          <table:table-cell office:value-type="float" office:value="2.02622" calcext:value-type="float">
            <text:p>2.0262</text:p>
          </table:table-cell>
          <table:table-cell office:value-type="float" office:value="2.09524" calcext:value-type="float">
            <text:p>2.0952</text:p>
          </table:table-cell>
          <table:table-cell office:value-type="float" office:value="0.622487" calcext:value-type="float">
            <text:p>0.6225</text:p>
          </table:table-cell>
          <table:table-cell office:value-type="float" office:value="1.56013" calcext:value-type="float">
            <text:p>1.5601</text:p>
          </table:table-cell>
          <table:table-cell office:value-type="float" office:value="2.33974" calcext:value-type="float">
            <text:p>2.3397</text:p>
          </table:table-cell>
          <table:table-cell office:value-type="float" office:value="0.348187" calcext:value-type="float">
            <text:p>0.3482</text:p>
          </table:table-cell>
          <table:table-cell office:value-type="float" office:value="7.31406" calcext:value-type="float">
            <text:p>7.3141</text:p>
          </table:table-cell>
          <table:table-cell office:value-type="float" office:value="7.41458" calcext:value-type="float">
            <text:p>7.4146</text:p>
          </table:table-cell>
          <table:table-cell office:value-type="float" office:value="2.10416" calcext:value-type="float">
            <text:p>2.1042</text:p>
          </table:table-cell>
          <table:table-cell office:value-type="float" office:value="18.9578" calcext:value-type="float">
            <text:p>18.9578</text:p>
          </table:table-cell>
          <table:table-cell office:value-type="float" office:value="3.20567" calcext:value-type="float">
            <text:p>3.2057</text:p>
          </table:table-cell>
          <table:table-cell office:value-type="float" office:value="6.3341" calcext:value-type="float">
            <text:p>6.3341</text:p>
          </table:table-cell>
          <table:table-cell office:value-type="float" office:value="6.31949" calcext:value-type="float">
            <text:p>6.3195</text:p>
          </table:table-cell>
          <table:table-cell office:value-type="float" office:value="2.28733" calcext:value-type="float">
            <text:p>2.2873</text:p>
          </table:table-cell>
          <table:table-cell office:value-type="float" office:value="2.82315" calcext:value-type="float">
            <text:p>2.8232</text:p>
          </table:table-cell>
          <table:table-cell office:value-type="float" office:value="0.490895" calcext:value-type="float">
            <text:p>0.4909</text:p>
          </table:table-cell>
          <table:table-cell office:value-type="float" office:value="3.20567" calcext:value-type="float">
            <text:p>3.2057</text:p>
          </table:table-cell>
          <table:table-cell office:value-type="float" office:value="5.61347" calcext:value-type="float">
            <text:p>5.6135</text:p>
          </table:table-cell>
          <table:table-cell table:number-columns-repeated="2" office:value-type="float" office:value="4.45097" calcext:value-type="float">
            <text:p>4.4510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/>
          <table:table-cell table:style-name="ce12" office:value-type="string" calcext:value-type="string">
            <text:p>b(7):</text:p>
          </table:table-cell>
          <table:table-cell office:value-type="float" office:value="10.85" calcext:value-type="float">
            <text:p>10.85</text:p>
          </table:table-cell>
          <table:table-cell table:style-name="ce16" table:formula="of:=[.AH2]+[.AF1]+[.AT36]" office:value-type="float" office:value="10.8710568373983" calcext:value-type="float">
            <text:p>10.8710568373983</text:p>
          </table:table-cell>
          <table:table-cell table:number-columns-repeated="2"/>
          <table:table-cell table:style-name="ce12" office:value-type="float" office:value="7" calcext:value-type="float">
            <text:p>7</text:p>
          </table:table-cell>
          <table:table-cell office:value-type="float" office:value="0.179997" calcext:value-type="float">
            <text:p>0.1800</text:p>
          </table:table-cell>
          <table:table-cell office:value-type="float" office:value="2.65317" calcext:value-type="float">
            <text:p>2.6532</text:p>
          </table:table-cell>
          <table:table-cell office:value-type="float" office:value="1.18923" calcext:value-type="float">
            <text:p>1.1892</text:p>
          </table:table-cell>
          <table:table-cell office:value-type="float" office:value="0.282294" calcext:value-type="float">
            <text:p>0.2823</text:p>
          </table:table-cell>
          <table:table-cell office:value-type="float" office:value="0.238564" calcext:value-type="float">
            <text:p>0.2386</text:p>
          </table:table-cell>
          <table:table-cell office:value-type="float" office:value="3.46598" calcext:value-type="float">
            <text:p>3.4660</text:p>
          </table:table-cell>
          <table:table-cell office:value-type="float" office:value="0.282362" calcext:value-type="float">
            <text:p>0.2824</text:p>
          </table:table-cell>
          <table:table-cell office:value-type="float" office:value="0" calcext:value-type="float">
            <text:p>0.0000</text:p>
          </table:table-cell>
          <table:table-cell office:value-type="float" office:value="2.07439" calcext:value-type="float">
            <text:p>2.0744</text:p>
          </table:table-cell>
          <table:table-cell office:value-type="float" office:value="2.27358" calcext:value-type="float">
            <text:p>2.2736</text:p>
          </table:table-cell>
          <table:table-cell office:value-type="float" office:value="0.764473" calcext:value-type="float">
            <text:p>0.7645</text:p>
          </table:table-cell>
          <table:table-cell office:value-type="float" office:value="1.45268" calcext:value-type="float">
            <text:p>1.4527</text:p>
          </table:table-cell>
          <table:table-cell office:value-type="float" office:value="2.55701" calcext:value-type="float">
            <text:p>2.5570</text:p>
          </table:table-cell>
          <table:table-cell office:value-type="float" office:value="0.065852" calcext:value-type="float">
            <text:p>0.0659</text:p>
          </table:table-cell>
          <table:table-cell office:value-type="float" office:value="7.48167" calcext:value-type="float">
            <text:p>7.4817</text:p>
          </table:table-cell>
          <table:table-cell office:value-type="float" office:value="7.64108" calcext:value-type="float">
            <text:p>7.6411</text:p>
          </table:table-cell>
          <table:table-cell office:value-type="float" office:value="2.15705" calcext:value-type="float">
            <text:p>2.1571</text:p>
          </table:table-cell>
          <table:table-cell office:value-type="float" office:value="18.9277" calcext:value-type="float">
            <text:p>18.9277</text:p>
          </table:table-cell>
          <table:table-cell office:value-type="float" office:value="3.47241" calcext:value-type="float">
            <text:p>3.4724</text:p>
          </table:table-cell>
          <table:table-cell office:value-type="float" office:value="6.57115" calcext:value-type="float">
            <text:p>6.5712</text:p>
          </table:table-cell>
          <table:table-cell office:value-type="float" office:value="6.54282" calcext:value-type="float">
            <text:p>6.5428</text:p>
          </table:table-cell>
          <table:table-cell office:value-type="float" office:value="2.55914" calcext:value-type="float">
            <text:p>2.5591</text:p>
          </table:table-cell>
          <table:table-cell office:value-type="float" office:value="3.07658" calcext:value-type="float">
            <text:p>3.0766</text:p>
          </table:table-cell>
          <table:table-cell office:value-type="float" office:value="0.386592" calcext:value-type="float">
            <text:p>0.3866</text:p>
          </table:table-cell>
          <table:table-cell office:value-type="float" office:value="3.47241" calcext:value-type="float">
            <text:p>3.4724</text:p>
          </table:table-cell>
          <table:table-cell office:value-type="float" office:value="5.87369" calcext:value-type="float">
            <text:p>5.8737</text:p>
          </table:table-cell>
          <table:table-cell table:number-columns-repeated="2" office:value-type="float" office:value="4.65853" calcext:value-type="float">
            <text:p>4.6585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/>
          <table:table-cell table:style-name="ce12" office:value-type="string" calcext:value-type="string">
            <text:p>b(8):</text:p>
          </table:table-cell>
          <table:table-cell office:value-type="float" office:value="9.93333333333333" calcext:value-type="float">
            <text:p>9.93333333333333</text:p>
          </table:table-cell>
          <table:table-cell table:formula="of:=[.AH3]+[.AF1]+[.AU37]" office:value-type="float" office:value="9.91417726829269" calcext:value-type="float">
            <text:p>9.91417726829269</text:p>
          </table:table-cell>
          <table:table-cell table:number-columns-repeated="2"/>
          <table:table-cell table:style-name="ce12" office:value-type="float" office:value="8" calcext:value-type="float">
            <text:p>8</text:p>
          </table:table-cell>
          <table:table-cell office:value-type="float" office:value="2.21103" calcext:value-type="float">
            <text:p>2.2110</text:p>
          </table:table-cell>
          <table:table-cell office:value-type="float" office:value="0.581268" calcext:value-type="float">
            <text:p>0.5813</text:p>
          </table:table-cell>
          <table:table-cell office:value-type="float" office:value="1.84571" calcext:value-type="float">
            <text:p>1.8457</text:p>
          </table:table-cell>
          <table:table-cell office:value-type="float" office:value="1.87128" calcext:value-type="float">
            <text:p>1.8713</text:p>
          </table:table-cell>
          <table:table-cell office:value-type="float" office:value="2.29156" calcext:value-type="float">
            <text:p>2.2916</text:p>
          </table:table-cell>
          <table:table-cell office:value-type="float" office:value="2.17266" calcext:value-type="float">
            <text:p>2.1727</text:p>
          </table:table-cell>
          <table:table-cell office:value-type="float" office:value="2.02622" calcext:value-type="float">
            <text:p>2.0262</text:p>
          </table:table-cell>
          <table:table-cell office:value-type="float" office:value="2.07439" calcext:value-type="float">
            <text:p>2.0744</text:p>
          </table:table-cell>
          <table:table-cell office:value-type="float" office:value="0" calcext:value-type="float">
            <text:p>0.0000</text:p>
          </table:table-cell>
          <table:table-cell office:value-type="float" office:value="1.08012" calcext:value-type="float">
            <text:p>1.0801</text:p>
          </table:table-cell>
          <table:table-cell office:value-type="float" office:value="2.60233" calcext:value-type="float">
            <text:p>2.6023</text:p>
          </table:table-cell>
          <table:table-cell office:value-type="float" office:value="1.11669" calcext:value-type="float">
            <text:p>1.1167</text:p>
          </table:table-cell>
          <table:table-cell office:value-type="float" office:value="1.60005" calcext:value-type="float">
            <text:p>1.6001</text:p>
          </table:table-cell>
          <table:table-cell office:value-type="float" office:value="2.08893" calcext:value-type="float">
            <text:p>2.0889</text:p>
          </table:table-cell>
          <table:table-cell office:value-type="float" office:value="8.93426" calcext:value-type="float">
            <text:p>8.9343</text:p>
          </table:table-cell>
          <table:table-cell office:value-type="float" office:value="8.64509" calcext:value-type="float">
            <text:p>8.6451</text:p>
          </table:table-cell>
          <table:table-cell office:value-type="float" office:value="0.0879638" calcext:value-type="float">
            <text:p>0.0880</text:p>
          </table:table-cell>
          <table:table-cell office:value-type="float" office:value="20.9839" calcext:value-type="float">
            <text:p>20.9839</text:p>
          </table:table-cell>
          <table:table-cell office:value-type="float" office:value="2.9519" calcext:value-type="float">
            <text:p>2.9519</text:p>
          </table:table-cell>
          <table:table-cell office:value-type="float" office:value="5.28174" calcext:value-type="float">
            <text:p>5.2817</text:p>
          </table:table-cell>
          <table:table-cell office:value-type="float" office:value="7.60514" calcext:value-type="float">
            <text:p>7.6051</text:p>
          </table:table-cell>
          <table:table-cell office:value-type="float" office:value="3.32639" calcext:value-type="float">
            <text:p>3.3264</text:p>
          </table:table-cell>
          <table:table-cell office:value-type="float" office:value="2.40693" calcext:value-type="float">
            <text:p>2.4069</text:p>
          </table:table-cell>
          <table:table-cell office:value-type="float" office:value="1.70792" calcext:value-type="float">
            <text:p>1.7079</text:p>
          </table:table-cell>
          <table:table-cell office:value-type="float" office:value="2.9519" calcext:value-type="float">
            <text:p>2.9519</text:p>
          </table:table-cell>
          <table:table-cell office:value-type="float" office:value="4.94798" calcext:value-type="float">
            <text:p>4.9480</text:p>
          </table:table-cell>
          <table:table-cell table:number-columns-repeated="2" office:value-type="float" office:value="5.91779" calcext:value-type="float">
            <text:p>5.9178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/>
          <table:table-cell table:style-name="ce12" office:value-type="string" calcext:value-type="string">
            <text:p>b(9):</text:p>
          </table:table-cell>
          <table:table-cell office:value-type="float" office:value="13.45" calcext:value-type="float">
            <text:p>13.45</text:p>
          </table:table-cell>
          <table:table-cell table:formula="of:=[.AH4]+[.AF1]+[.AV38]" office:value-type="float" office:value="13.4019161788618" calcext:value-type="float">
            <text:p>13.4019161788618</text:p>
          </table:table-cell>
          <table:table-cell table:number-columns-repeated="2"/>
          <table:table-cell table:style-name="ce12" office:value-type="float" office:value="9" calcext:value-type="float">
            <text:p>9</text:p>
          </table:table-cell>
          <table:table-cell office:value-type="float" office:value="2.44868" calcext:value-type="float">
            <text:p>2.4487</text:p>
          </table:table-cell>
          <table:table-cell office:value-type="float" office:value="1.20729" calcext:value-type="float">
            <text:p>1.2073</text:p>
          </table:table-cell>
          <table:table-cell office:value-type="float" office:value="1.44523" calcext:value-type="float">
            <text:p>1.4452</text:p>
          </table:table-cell>
          <table:table-cell office:value-type="float" office:value="1.99943" calcext:value-type="float">
            <text:p>1.9994</text:p>
          </table:table-cell>
          <table:table-cell office:value-type="float" office:value="2.51194" calcext:value-type="float">
            <text:p>2.5119</text:p>
          </table:table-cell>
          <table:table-cell office:value-type="float" office:value="1.25446" calcext:value-type="float">
            <text:p>1.2545</text:p>
          </table:table-cell>
          <table:table-cell office:value-type="float" office:value="2.09524" calcext:value-type="float">
            <text:p>2.0952</text:p>
          </table:table-cell>
          <table:table-cell office:value-type="float" office:value="2.27358" calcext:value-type="float">
            <text:p>2.2736</text:p>
          </table:table-cell>
          <table:table-cell office:value-type="float" office:value="1.08012" calcext:value-type="float">
            <text:p>1.0801</text:p>
          </table:table-cell>
          <table:table-cell office:value-type="float" office:value="0" calcext:value-type="float">
            <text:p>0.0000</text:p>
          </table:table-cell>
          <table:table-cell office:value-type="float" office:value="2.49942" calcext:value-type="float">
            <text:p>2.4994</text:p>
          </table:table-cell>
          <table:table-cell office:value-type="float" office:value="1.97632" calcext:value-type="float">
            <text:p>1.9763</text:p>
          </table:table-cell>
          <table:table-cell office:value-type="float" office:value="0.52047" calcext:value-type="float">
            <text:p>0.5205</text:p>
          </table:table-cell>
          <table:table-cell office:value-type="float" office:value="2.31661" calcext:value-type="float">
            <text:p>2.3166</text:p>
          </table:table-cell>
          <table:table-cell office:value-type="float" office:value="8.21438" calcext:value-type="float">
            <text:p>8.2144</text:p>
          </table:table-cell>
          <table:table-cell office:value-type="float" office:value="7.74269" calcext:value-type="float">
            <text:p>7.7427</text:p>
          </table:table-cell>
          <table:table-cell office:value-type="float" office:value="1.05841" calcext:value-type="float">
            <text:p>1.0584</text:p>
          </table:table-cell>
          <table:table-cell office:value-type="float" office:value="20.8036" calcext:value-type="float">
            <text:p>20.8036</text:p>
          </table:table-cell>
          <table:table-cell office:value-type="float" office:value="1.87188" calcext:value-type="float">
            <text:p>1.8719</text:p>
          </table:table-cell>
          <table:table-cell office:value-type="float" office:value="4.42663" calcext:value-type="float">
            <text:p>4.4266</text:p>
          </table:table-cell>
          <table:table-cell office:value-type="float" office:value="6.73611" calcext:value-type="float">
            <text:p>6.7361</text:p>
          </table:table-cell>
          <table:table-cell office:value-type="float" office:value="2.53155" calcext:value-type="float">
            <text:p>2.5316</text:p>
          </table:table-cell>
          <table:table-cell office:value-type="float" office:value="1.32682" calcext:value-type="float">
            <text:p>1.3268</text:p>
          </table:table-cell>
          <table:table-cell office:value-type="float" office:value="2.01926" calcext:value-type="float">
            <text:p>2.0193</text:p>
          </table:table-cell>
          <table:table-cell office:value-type="float" office:value="1.87188" calcext:value-type="float">
            <text:p>1.8719</text:p>
          </table:table-cell>
          <table:table-cell office:value-type="float" office:value="3.95038" calcext:value-type="float">
            <text:p>3.9504</text:p>
          </table:table-cell>
          <table:table-cell table:number-columns-repeated="2" office:value-type="float" office:value="5.16622" calcext:value-type="float">
            <text:p>5.1662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/>
          <table:table-cell table:style-name="ce12" office:value-type="string" calcext:value-type="string">
            <text:p>b(10):</text:p>
          </table:table-cell>
          <table:table-cell office:value-type="float" office:value="10.7333333333333" calcext:value-type="float">
            <text:p>10.7333333333333</text:p>
          </table:table-cell>
          <table:table-cell table:formula="of:=[.AH5]+[.AF1]+[.AW39]" office:value-type="float" office:value="10.7193336341464" calcext:value-type="float">
            <text:p>10.7193336341464</text:p>
          </table:table-cell>
          <table:table-cell table:number-columns-repeated="2"/>
          <table:table-cell table:style-name="ce12" office:value-type="float" office:value="10" calcext:value-type="float">
            <text:p>10</text:p>
          </table:table-cell>
          <table:table-cell office:value-type="float" office:value="0.802738" calcext:value-type="float">
            <text:p>0.8027</text:p>
          </table:table-cell>
          <table:table-cell office:value-type="float" office:value="3.15578" calcext:value-type="float">
            <text:p>3.1558</text:p>
          </table:table-cell>
          <table:table-cell office:value-type="float" office:value="1.10115" calcext:value-type="float">
            <text:p>1.1012</text:p>
          </table:table-cell>
          <table:table-cell office:value-type="float" office:value="0.792679" calcext:value-type="float">
            <text:p>0.7927</text:p>
          </table:table-cell>
          <table:table-cell office:value-type="float" office:value="0.757462" calcext:value-type="float">
            <text:p>0.7575</text:p>
          </table:table-cell>
          <table:table-cell office:value-type="float" office:value="3.55192" calcext:value-type="float">
            <text:p>3.5519</text:p>
          </table:table-cell>
          <table:table-cell office:value-type="float" office:value="0.622487" calcext:value-type="float">
            <text:p>0.6225</text:p>
          </table:table-cell>
          <table:table-cell office:value-type="float" office:value="0.764473" calcext:value-type="float">
            <text:p>0.7645</text:p>
          </table:table-cell>
          <table:table-cell office:value-type="float" office:value="2.60233" calcext:value-type="float">
            <text:p>2.6023</text:p>
          </table:table-cell>
          <table:table-cell office:value-type="float" office:value="2.49942" calcext:value-type="float">
            <text:p>2.4994</text:p>
          </table:table-cell>
          <table:table-cell office:value-type="float" office:value="0" calcext:value-type="float">
            <text:p>0.0000</text:p>
          </table:table-cell>
          <table:table-cell office:value-type="float" office:value="2.17852" calcext:value-type="float">
            <text:p>2.1785</text:p>
          </table:table-cell>
          <table:table-cell office:value-type="float" office:value="2.64024" calcext:value-type="float">
            <text:p>2.6402</text:p>
          </table:table-cell>
          <table:table-cell office:value-type="float" office:value="0.809747" calcext:value-type="float">
            <text:p>0.8097</text:p>
          </table:table-cell>
          <table:table-cell office:value-type="float" office:value="6.71805" calcext:value-type="float">
            <text:p>6.7181</text:p>
          </table:table-cell>
          <table:table-cell office:value-type="float" office:value="6.90222" calcext:value-type="float">
            <text:p>6.9022</text:p>
          </table:table-cell>
          <table:table-cell office:value-type="float" office:value="2.67564" calcext:value-type="float">
            <text:p>2.6756</text:p>
          </table:table-cell>
          <table:table-cell office:value-type="float" office:value="18.4003" calcext:value-type="float">
            <text:p>18.4003</text:p>
          </table:table-cell>
          <table:table-cell office:value-type="float" office:value="3.27073" calcext:value-type="float">
            <text:p>3.2707</text:p>
          </table:table-cell>
          <table:table-cell office:value-type="float" office:value="6.51403" calcext:value-type="float">
            <text:p>6.5140</text:p>
          </table:table-cell>
          <table:table-cell office:value-type="float" office:value="5.8011" calcext:value-type="float">
            <text:p>5.8011</text:p>
          </table:table-cell>
          <table:table-cell office:value-type="float" office:value="1.98509" calcext:value-type="float">
            <text:p>1.9851</text:p>
          </table:table-cell>
          <table:table-cell office:value-type="float" office:value="2.97358" calcext:value-type="float">
            <text:p>2.9736</text:p>
          </table:table-cell>
          <table:table-cell office:value-type="float" office:value="1.09883" calcext:value-type="float">
            <text:p>1.0988</text:p>
          </table:table-cell>
          <table:table-cell office:value-type="float" office:value="3.27073" calcext:value-type="float">
            <text:p>3.2707</text:p>
          </table:table-cell>
          <table:table-cell office:value-type="float" office:value="5.69003" calcext:value-type="float">
            <text:p>5.6900</text:p>
          </table:table-cell>
          <table:table-cell table:number-columns-repeated="2" office:value-type="float" office:value="3.90445" calcext:value-type="float">
            <text:p>3.9045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/>
          <table:table-cell table:style-name="ce12" office:value-type="string" calcext:value-type="string">
            <text:p>b(11):</text:p>
          </table:table-cell>
          <table:table-cell office:value-type="float" office:value="16.3166666666667" calcext:value-type="float">
            <text:p>16.3166666666667</text:p>
          </table:table-cell>
          <table:table-cell table:style-name="ce16" table:formula="of:=[.AH6]+[.AF1]+[.AX40]" office:value-type="float" office:value="16.3389251219513" calcext:value-type="float">
            <text:p>16.3389251219513</text:p>
          </table:table-cell>
          <table:table-cell table:number-columns-repeated="2"/>
          <table:table-cell table:style-name="ce12" office:value-type="float" office:value="11" calcext:value-type="float">
            <text:p>11</text:p>
          </table:table-cell>
          <table:table-cell office:value-type="float" office:value="1.51454" calcext:value-type="float">
            <text:p>1.5145</text:p>
          </table:table-cell>
          <table:table-cell office:value-type="float" office:value="1.62303" calcext:value-type="float">
            <text:p>1.6230</text:p>
          </table:table-cell>
          <table:table-cell office:value-type="float" office:value="1.92598" calcext:value-type="float">
            <text:p>1.9260</text:p>
          </table:table-cell>
          <table:table-cell office:value-type="float" office:value="1.39259" calcext:value-type="float">
            <text:p>1.3926</text:p>
          </table:table-cell>
          <table:table-cell office:value-type="float" office:value="1.59593" calcext:value-type="float">
            <text:p>1.5959</text:p>
          </table:table-cell>
          <table:table-cell office:value-type="float" office:value="3.19825" calcext:value-type="float">
            <text:p>3.1983</text:p>
          </table:table-cell>
          <table:table-cell office:value-type="float" office:value="1.56013" calcext:value-type="float">
            <text:p>1.5601</text:p>
          </table:table-cell>
          <table:table-cell office:value-type="float" office:value="1.45268" calcext:value-type="float">
            <text:p>1.4527</text:p>
          </table:table-cell>
          <table:table-cell office:value-type="float" office:value="1.11669" calcext:value-type="float">
            <text:p>1.1167</text:p>
          </table:table-cell>
          <table:table-cell office:value-type="float" office:value="1.97632" calcext:value-type="float">
            <text:p>1.9763</text:p>
          </table:table-cell>
          <table:table-cell office:value-type="float" office:value="2.17852" calcext:value-type="float">
            <text:p>2.1785</text:p>
          </table:table-cell>
          <table:table-cell office:value-type="float" office:value="0" calcext:value-type="float">
            <text:p>0.0000</text:p>
          </table:table-cell>
          <table:table-cell office:value-type="float" office:value="2.46337" calcext:value-type="float">
            <text:p>2.4634</text:p>
          </table:table-cell>
          <table:table-cell office:value-type="float" office:value="1.43247" calcext:value-type="float">
            <text:p>1.4325</text:p>
          </table:table-cell>
          <table:table-cell office:value-type="float" office:value="8.86079" calcext:value-type="float">
            <text:p>8.8608</text:p>
          </table:table-cell>
          <table:table-cell office:value-type="float" office:value="8.8489" calcext:value-type="float">
            <text:p>8.8489</text:p>
          </table:table-cell>
          <table:table-cell office:value-type="float" office:value="1.19889" calcext:value-type="float">
            <text:p>1.1989</text:p>
          </table:table-cell>
          <table:table-cell office:value-type="float" office:value="20.273" calcext:value-type="float">
            <text:p>20.2730</text:p>
          </table:table-cell>
          <table:table-cell office:value-type="float" office:value="3.73899" calcext:value-type="float">
            <text:p>3.7390</text:p>
          </table:table-cell>
          <table:table-cell office:value-type="float" office:value="6.3538" calcext:value-type="float">
            <text:p>6.3538</text:p>
          </table:table-cell>
          <table:table-cell office:value-type="float" office:value="7.76853" calcext:value-type="float">
            <text:p>7.7685</text:p>
          </table:table-cell>
          <table:table-cell office:value-type="float" office:value="3.55176" calcext:value-type="float">
            <text:p>3.5518</text:p>
          </table:table-cell>
          <table:table-cell office:value-type="float" office:value="3.22209" calcext:value-type="float">
            <text:p>3.2221</text:p>
          </table:table-cell>
          <table:table-cell office:value-type="float" office:value="1.08208" calcext:value-type="float">
            <text:p>1.0821</text:p>
          </table:table-cell>
          <table:table-cell office:value-type="float" office:value="3.73899" calcext:value-type="float">
            <text:p>3.7390</text:p>
          </table:table-cell>
          <table:table-cell office:value-type="float" office:value="5.92652" calcext:value-type="float">
            <text:p>5.9265</text:p>
          </table:table-cell>
          <table:table-cell table:number-columns-repeated="2" office:value-type="float" office:value="5.94887" calcext:value-type="float">
            <text:p>5.9489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style-name="ce12" office:value-type="string" calcext:value-type="string">
            <text:p>b(12):</text:p>
          </table:table-cell>
          <table:table-cell office:value-type="float" office:value="11.7833333333333" calcext:value-type="float">
            <text:p>11.7833333333333</text:p>
          </table:table-cell>
          <table:table-cell table:formula="of:=[.AH7]+[.AF1]+[.AY41]" office:value-type="float" office:value="11.7723826097561" calcext:value-type="float">
            <text:p>11.7723826097561</text:p>
          </table:table-cell>
          <table:table-cell table:number-columns-repeated="2"/>
          <table:table-cell table:style-name="ce12" office:value-type="float" office:value="12" calcext:value-type="float">
            <text:p>12</text:p>
          </table:table-cell>
          <table:table-cell office:value-type="float" office:value="2.73669" calcext:value-type="float">
            <text:p>2.7367</text:p>
          </table:table-cell>
          <table:table-cell office:value-type="float" office:value="1.67173" calcext:value-type="float">
            <text:p>1.6717</text:p>
          </table:table-cell>
          <table:table-cell office:value-type="float" office:value="1.53969" calcext:value-type="float">
            <text:p>1.5397</text:p>
          </table:table-cell>
          <table:table-cell office:value-type="float" office:value="2.27502" calcext:value-type="float">
            <text:p>2.2750</text:p>
          </table:table-cell>
          <table:table-cell office:value-type="float" office:value="2.79006" calcext:value-type="float">
            <text:p>2.7901</text:p>
          </table:table-cell>
          <table:table-cell office:value-type="float" office:value="0.917687" calcext:value-type="float">
            <text:p>0.9177</text:p>
          </table:table-cell>
          <table:table-cell office:value-type="float" office:value="2.33974" calcext:value-type="float">
            <text:p>2.3397</text:p>
          </table:table-cell>
          <table:table-cell office:value-type="float" office:value="2.55701" calcext:value-type="float">
            <text:p>2.5570</text:p>
          </table:table-cell>
          <table:table-cell office:value-type="float" office:value="1.60005" calcext:value-type="float">
            <text:p>1.6001</text:p>
          </table:table-cell>
          <table:table-cell office:value-type="float" office:value="0.52047" calcext:value-type="float">
            <text:p>0.5205</text:p>
          </table:table-cell>
          <table:table-cell office:value-type="float" office:value="2.64024" calcext:value-type="float">
            <text:p>2.6402</text:p>
          </table:table-cell>
          <table:table-cell office:value-type="float" office:value="2.46337" calcext:value-type="float">
            <text:p>2.4634</text:p>
          </table:table-cell>
          <table:table-cell office:value-type="float" office:value="0" calcext:value-type="float">
            <text:p>0.0000</text:p>
          </table:table-cell>
          <table:table-cell office:value-type="float" office:value="2.6082" calcext:value-type="float">
            <text:p>2.6082</text:p>
          </table:table-cell>
          <table:table-cell office:value-type="float" office:value="7.92083" calcext:value-type="float">
            <text:p>7.9208</text:p>
          </table:table-cell>
          <table:table-cell office:value-type="float" office:value="7.34355" calcext:value-type="float">
            <text:p>7.3436</text:p>
          </table:table-cell>
          <table:table-cell office:value-type="float" office:value="1.57568" calcext:value-type="float">
            <text:p>1.5757</text:p>
          </table:table-cell>
          <table:table-cell office:value-type="float" office:value="20.7652" calcext:value-type="float">
            <text:p>20.7652</text:p>
          </table:table-cell>
          <table:table-cell office:value-type="float" office:value="1.35336" calcext:value-type="float">
            <text:p>1.3534</text:p>
          </table:table-cell>
          <table:table-cell office:value-type="float" office:value="4.03262" calcext:value-type="float">
            <text:p>4.0326</text:p>
          </table:table-cell>
          <table:table-cell office:value-type="float" office:value="6.36065" calcext:value-type="float">
            <text:p>6.3607</text:p>
          </table:table-cell>
          <table:table-cell office:value-type="float" office:value="2.26143" calcext:value-type="float">
            <text:p>2.2614</text:p>
          </table:table-cell>
          <table:table-cell office:value-type="float" office:value="0.80737" calcext:value-type="float">
            <text:p>0.8074</text:p>
          </table:table-cell>
          <table:table-cell office:value-type="float" office:value="2.35946" calcext:value-type="float">
            <text:p>2.3595</text:p>
          </table:table-cell>
          <table:table-cell office:value-type="float" office:value="1.35336" calcext:value-type="float">
            <text:p>1.3534</text:p>
          </table:table-cell>
          <table:table-cell office:value-type="float" office:value="3.47399" calcext:value-type="float">
            <text:p>3.4740</text:p>
          </table:table-cell>
          <table:table-cell table:number-columns-repeated="2" office:value-type="float" office:value="4.87281" calcext:value-type="float">
            <text:p>4.8728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style-name="ce12" office:value-type="string" calcext:value-type="string">
            <text:p>b(13):</text:p>
          </table:table-cell>
          <table:table-cell office:value-type="float" office:value="11.0333333333333" calcext:value-type="float">
            <text:p>11.0333333333333</text:p>
          </table:table-cell>
          <table:table-cell table:formula="of:=[.AH8]+[.AF1]+[.AZ42]" office:value-type="float" office:value="11.0084923658537" calcext:value-type="float">
            <text:p>11.0084923658537</text:p>
          </table:table-cell>
          <table:table-cell table:number-columns-repeated="2"/>
          <table:table-cell table:style-name="ce12" office:value-type="float" office:value="13" calcext:value-type="float">
            <text:p>13</text:p>
          </table:table-cell>
          <table:table-cell office:value-type="float" office:value="0.132425" calcext:value-type="float">
            <text:p>0.1324</text:p>
          </table:table-cell>
          <table:table-cell office:value-type="float" office:value="2.66897" calcext:value-type="float">
            <text:p>2.6690</text:p>
          </table:table-cell>
          <table:table-cell office:value-type="float" office:value="1.25265" calcext:value-type="float">
            <text:p>1.2527</text:p>
          </table:table-cell>
          <table:table-cell office:value-type="float" office:value="0.337274" calcext:value-type="float">
            <text:p>0.3373</text:p>
          </table:table-cell>
          <table:table-cell office:value-type="float" office:value="0.205071" calcext:value-type="float">
            <text:p>0.2051</text:p>
          </table:table-cell>
          <table:table-cell office:value-type="float" office:value="3.5153" calcext:value-type="float">
            <text:p>3.5153</text:p>
          </table:table-cell>
          <table:table-cell office:value-type="float" office:value="0.348187" calcext:value-type="float">
            <text:p>0.3482</text:p>
          </table:table-cell>
          <table:table-cell office:value-type="float" office:value="0.065852" calcext:value-type="float">
            <text:p>0.0659</text:p>
          </table:table-cell>
          <table:table-cell office:value-type="float" office:value="2.08893" calcext:value-type="float">
            <text:p>2.0889</text:p>
          </table:table-cell>
          <table:table-cell office:value-type="float" office:value="2.31661" calcext:value-type="float">
            <text:p>2.3166</text:p>
          </table:table-cell>
          <table:table-cell office:value-type="float" office:value="0.809747" calcext:value-type="float">
            <text:p>0.8097</text:p>
          </table:table-cell>
          <table:table-cell office:value-type="float" office:value="1.43247" calcext:value-type="float">
            <text:p>1.4325</text:p>
          </table:table-cell>
          <table:table-cell office:value-type="float" office:value="2.6082" calcext:value-type="float">
            <text:p>2.6082</text:p>
          </table:table-cell>
          <table:table-cell office:value-type="float" office:value="0" calcext:value-type="float">
            <text:p>0.0000</text:p>
          </table:table-cell>
          <table:table-cell office:value-type="float" office:value="7.52338" calcext:value-type="float">
            <text:p>7.5234</text:p>
          </table:table-cell>
          <table:table-cell office:value-type="float" office:value="7.69562" calcext:value-type="float">
            <text:p>7.6956</text:p>
          </table:table-cell>
          <table:table-cell office:value-type="float" office:value="2.17246" calcext:value-type="float">
            <text:p>2.1725</text:p>
          </table:table-cell>
          <table:table-cell office:value-type="float" office:value="18.9234" calcext:value-type="float">
            <text:p>18.9234</text:p>
          </table:table-cell>
          <table:table-cell office:value-type="float" office:value="3.53429" calcext:value-type="float">
            <text:p>3.5343</text:p>
          </table:table-cell>
          <table:table-cell office:value-type="float" office:value="6.62581" calcext:value-type="float">
            <text:p>6.6258</text:p>
          </table:table-cell>
          <table:table-cell office:value-type="float" office:value="6.59677" calcext:value-type="float">
            <text:p>6.5968</text:p>
          </table:table-cell>
          <table:table-cell office:value-type="float" office:value="2.62334" calcext:value-type="float">
            <text:p>2.6233</text:p>
          </table:table-cell>
          <table:table-cell office:value-type="float" office:value="3.13551" calcext:value-type="float">
            <text:p>3.1355</text:p>
          </table:table-cell>
          <table:table-cell office:value-type="float" office:value="0.386564" calcext:value-type="float">
            <text:p>0.3866</text:p>
          </table:table-cell>
          <table:table-cell office:value-type="float" office:value="3.53429" calcext:value-type="float">
            <text:p>3.5343</text:p>
          </table:table-cell>
          <table:table-cell office:value-type="float" office:value="5.93386" calcext:value-type="float">
            <text:p>5.9339</text:p>
          </table:table-cell>
          <table:table-cell table:number-columns-repeated="2" office:value-type="float" office:value="4.7094" calcext:value-type="float">
            <text:p>4.7094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number-columns-repeated="5"/>
          <table:table-cell table:style-name="ce17" office:value-type="float" office:value="14" calcext:value-type="float">
            <text:p>14</text:p>
          </table:table-cell>
          <table:table-cell office:value-type="float" office:value="7.49383" calcext:value-type="float">
            <text:p>7.4938</text:p>
          </table:table-cell>
          <table:table-cell office:value-type="float" office:value="9.34335" calcext:value-type="float">
            <text:p>9.3434</text:p>
          </table:table-cell>
          <table:table-cell office:value-type="float" office:value="7.10081" calcext:value-type="float">
            <text:p>7.1008</text:p>
          </table:table-cell>
          <table:table-cell office:value-type="float" office:value="7.47621" calcext:value-type="float">
            <text:p>7.4762</text:p>
          </table:table-cell>
          <table:table-cell office:value-type="float" office:value="7.43066" calcext:value-type="float">
            <text:p>7.4307</text:p>
          </table:table-cell>
          <table:table-cell office:value-type="float" office:value="8.3959" calcext:value-type="float">
            <text:p>8.3959</text:p>
          </table:table-cell>
          <table:table-cell office:value-type="float" office:value="7.31406" calcext:value-type="float">
            <text:p>7.3141</text:p>
          </table:table-cell>
          <table:table-cell office:value-type="float" office:value="7.48167" calcext:value-type="float">
            <text:p>7.4817</text:p>
          </table:table-cell>
          <table:table-cell office:value-type="float" office:value="8.93426" calcext:value-type="float">
            <text:p>8.9343</text:p>
          </table:table-cell>
          <table:table-cell office:value-type="float" office:value="8.21438" calcext:value-type="float">
            <text:p>8.2144</text:p>
          </table:table-cell>
          <table:table-cell office:value-type="float" office:value="6.71805" calcext:value-type="float">
            <text:p>6.7181</text:p>
          </table:table-cell>
          <table:table-cell office:value-type="float" office:value="8.86079" calcext:value-type="float">
            <text:p>8.8608</text:p>
          </table:table-cell>
          <table:table-cell office:value-type="float" office:value="7.92083" calcext:value-type="float">
            <text:p>7.9208</text:p>
          </table:table-cell>
          <table:table-cell office:value-type="float" office:value="7.52338" calcext:value-type="float">
            <text:p>7.5234</text:p>
          </table:table-cell>
          <table:table-cell office:value-type="float" office:value="0" calcext:value-type="float">
            <text:p>0.0000</text:p>
          </table:table-cell>
          <table:table-cell office:value-type="float" office:value="2.19953" calcext:value-type="float">
            <text:p>2.1995</text:p>
          </table:table-cell>
          <table:table-cell office:value-type="float" office:value="8.97724" calcext:value-type="float">
            <text:p>8.9772</text:p>
          </table:table-cell>
          <table:table-cell office:value-type="float" office:value="14.3875" calcext:value-type="float">
            <text:p>14.3875</text:p>
          </table:table-cell>
          <table:table-cell office:value-type="float" office:value="7.15445" calcext:value-type="float">
            <text:p>7.1545</text:p>
          </table:table-cell>
          <table:table-cell office:value-type="float" office:value="9.51282" calcext:value-type="float">
            <text:p>9.5128</text:p>
          </table:table-cell>
          <table:table-cell office:value-type="float" office:value="2.13411" calcext:value-type="float">
            <text:p>2.1341</text:p>
          </table:table-cell>
          <table:table-cell office:value-type="float" office:value="5.68303" calcext:value-type="float">
            <text:p>5.6830</text:p>
          </table:table-cell>
          <table:table-cell office:value-type="float" office:value="7.45821" calcext:value-type="float">
            <text:p>7.4582</text:p>
          </table:table-cell>
          <table:table-cell office:value-type="float" office:value="7.80447" calcext:value-type="float">
            <text:p>7.8045</text:p>
          </table:table-cell>
          <table:table-cell office:value-type="float" office:value="7.15445" calcext:value-type="float">
            <text:p>7.1545</text:p>
          </table:table-cell>
          <table:table-cell office:value-type="float" office:value="8.23083" calcext:value-type="float">
            <text:p>8.2308</text:p>
          </table:table-cell>
          <table:table-cell table:number-columns-repeated="2" office:value-type="float" office:value="3.04983" calcext:value-type="float">
            <text:p>3.0498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number-columns-repeated="5"/>
          <table:table-cell table:style-name="ce17" office:value-type="float" office:value="15" calcext:value-type="float">
            <text:p>15</text:p>
          </table:table-cell>
          <table:table-cell office:value-type="float" office:value="7.70411" calcext:value-type="float">
            <text:p>7.7041</text:p>
          </table:table-cell>
          <table:table-cell office:value-type="float" office:value="8.94282" calcext:value-type="float">
            <text:p>8.9428</text:p>
          </table:table-cell>
          <table:table-cell office:value-type="float" office:value="6.94137" calcext:value-type="float">
            <text:p>6.9414</text:p>
          </table:table-cell>
          <table:table-cell office:value-type="float" office:value="7.55449" calcext:value-type="float">
            <text:p>7.5545</text:p>
          </table:table-cell>
          <table:table-cell office:value-type="float" office:value="7.6591" calcext:value-type="float">
            <text:p>7.6591</text:p>
          </table:table-cell>
          <table:table-cell office:value-type="float" office:value="7.5934" calcext:value-type="float">
            <text:p>7.5934</text:p>
          </table:table-cell>
          <table:table-cell office:value-type="float" office:value="7.41458" calcext:value-type="float">
            <text:p>7.4146</text:p>
          </table:table-cell>
          <table:table-cell office:value-type="float" office:value="7.64108" calcext:value-type="float">
            <text:p>7.6411</text:p>
          </table:table-cell>
          <table:table-cell office:value-type="float" office:value="8.64509" calcext:value-type="float">
            <text:p>8.6451</text:p>
          </table:table-cell>
          <table:table-cell office:value-type="float" office:value="7.74269" calcext:value-type="float">
            <text:p>7.7427</text:p>
          </table:table-cell>
          <table:table-cell office:value-type="float" office:value="6.90222" calcext:value-type="float">
            <text:p>6.9022</text:p>
          </table:table-cell>
          <table:table-cell office:value-type="float" office:value="8.8489" calcext:value-type="float">
            <text:p>8.8489</text:p>
          </table:table-cell>
          <table:table-cell office:value-type="float" office:value="7.34355" calcext:value-type="float">
            <text:p>7.3436</text:p>
          </table:table-cell>
          <table:table-cell office:value-type="float" office:value="7.69562" calcext:value-type="float">
            <text:p>7.6956</text:p>
          </table:table-cell>
          <table:table-cell office:value-type="float" office:value="2.19953" calcext:value-type="float">
            <text:p>2.1995</text:p>
          </table:table-cell>
          <table:table-cell office:value-type="float" office:value="0" calcext:value-type="float">
            <text:p>0.0000</text:p>
          </table:table-cell>
          <table:table-cell office:value-type="float" office:value="8.66791" calcext:value-type="float">
            <text:p>8.6679</text:p>
          </table:table-cell>
          <table:table-cell office:value-type="float" office:value="16.447" calcext:value-type="float">
            <text:p>16.4470</text:p>
          </table:table-cell>
          <table:table-cell office:value-type="float" office:value="6.28898" calcext:value-type="float">
            <text:p>6.2890</text:p>
          </table:table-cell>
          <table:table-cell office:value-type="float" office:value="8.02348" calcext:value-type="float">
            <text:p>8.0235</text:p>
          </table:table-cell>
          <table:table-cell office:value-type="float" office:value="1.10435" calcext:value-type="float">
            <text:p>1.1044</text:p>
          </table:table-cell>
          <table:table-cell office:value-type="float" office:value="5.33577" calcext:value-type="float">
            <text:p>5.3358</text:p>
          </table:table-cell>
          <table:table-cell office:value-type="float" office:value="6.71279" calcext:value-type="float">
            <text:p>6.7128</text:p>
          </table:table-cell>
          <table:table-cell office:value-type="float" office:value="7.89073" calcext:value-type="float">
            <text:p>7.8907</text:p>
          </table:table-cell>
          <table:table-cell office:value-type="float" office:value="6.28898" calcext:value-type="float">
            <text:p>6.2890</text:p>
          </table:table-cell>
          <table:table-cell office:value-type="float" office:value="6.76448" calcext:value-type="float">
            <text:p>6.7645</text:p>
          </table:table-cell>
          <table:table-cell table:number-columns-repeated="2" office:value-type="float" office:value="3.03635" calcext:value-type="float">
            <text:p>3.0364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number-columns-repeated="5"/>
          <table:table-cell table:style-name="ce17" office:value-type="float" office:value="16" calcext:value-type="float">
            <text:p>16</text:p>
          </table:table-cell>
          <table:table-cell office:value-type="float" office:value="2.29517" calcext:value-type="float">
            <text:p>2.2952</text:p>
          </table:table-cell>
          <table:table-cell office:value-type="float" office:value="0.496558" calcext:value-type="float">
            <text:p>0.4966</text:p>
          </table:table-cell>
          <table:table-cell office:value-type="float" office:value="1.8974" calcext:value-type="float">
            <text:p>1.8974</text:p>
          </table:table-cell>
          <table:table-cell office:value-type="float" office:value="1.95065" calcext:value-type="float">
            <text:p>1.9507</text:p>
          </table:table-cell>
          <table:table-cell office:value-type="float" office:value="2.37546" calcext:value-type="float">
            <text:p>2.3755</text:p>
          </table:table-cell>
          <table:table-cell office:value-type="float" office:value="2.11746" calcext:value-type="float">
            <text:p>2.1175</text:p>
          </table:table-cell>
          <table:table-cell office:value-type="float" office:value="2.10416" calcext:value-type="float">
            <text:p>2.1042</text:p>
          </table:table-cell>
          <table:table-cell office:value-type="float" office:value="2.15705" calcext:value-type="float">
            <text:p>2.1571</text:p>
          </table:table-cell>
          <table:table-cell office:value-type="float" office:value="0.0879638" calcext:value-type="float">
            <text:p>0.0880</text:p>
          </table:table-cell>
          <table:table-cell office:value-type="float" office:value="1.05841" calcext:value-type="float">
            <text:p>1.0584</text:p>
          </table:table-cell>
          <table:table-cell office:value-type="float" office:value="2.67564" calcext:value-type="float">
            <text:p>2.6756</text:p>
          </table:table-cell>
          <table:table-cell office:value-type="float" office:value="1.19889" calcext:value-type="float">
            <text:p>1.1989</text:p>
          </table:table-cell>
          <table:table-cell office:value-type="float" office:value="1.57568" calcext:value-type="float">
            <text:p>1.5757</text:p>
          </table:table-cell>
          <table:table-cell office:value-type="float" office:value="2.17246" calcext:value-type="float">
            <text:p>2.1725</text:p>
          </table:table-cell>
          <table:table-cell office:value-type="float" office:value="8.97724" calcext:value-type="float">
            <text:p>8.9772</text:p>
          </table:table-cell>
          <table:table-cell office:value-type="float" office:value="8.66791" calcext:value-type="float">
            <text:p>8.6679</text:p>
          </table:table-cell>
          <table:table-cell office:value-type="float" office:value="0" calcext:value-type="float">
            <text:p>0.0000</text:p>
          </table:table-cell>
          <table:table-cell office:value-type="float" office:value="21.0619" calcext:value-type="float">
            <text:p>21.0619</text:p>
          </table:table-cell>
          <table:table-cell office:value-type="float" office:value="2.92899" calcext:value-type="float">
            <text:p>2.9290</text:p>
          </table:table-cell>
          <table:table-cell office:value-type="float" office:value="5.21418" calcext:value-type="float">
            <text:p>5.2142</text:p>
          </table:table-cell>
          <table:table-cell office:value-type="float" office:value="7.63188" calcext:value-type="float">
            <text:p>7.6319</text:p>
          </table:table-cell>
          <table:table-cell office:value-type="float" office:value="3.35651" calcext:value-type="float">
            <text:p>3.3565</text:p>
          </table:table-cell>
          <table:table-cell office:value-type="float" office:value="2.38302" calcext:value-type="float">
            <text:p>2.3830</text:p>
          </table:table-cell>
          <table:table-cell office:value-type="float" office:value="1.79237" calcext:value-type="float">
            <text:p>1.7924</text:p>
          </table:table-cell>
          <table:table-cell office:value-type="float" office:value="2.92899" calcext:value-type="float">
            <text:p>2.9290</text:p>
          </table:table-cell>
          <table:table-cell office:value-type="float" office:value="4.89608" calcext:value-type="float">
            <text:p>4.8961</text:p>
          </table:table-cell>
          <table:table-cell table:number-columns-repeated="2" office:value-type="float" office:value="5.95613" calcext:value-type="float">
            <text:p>5.9561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number-columns-repeated="5"/>
          <table:table-cell table:style-name="ce17" office:value-type="float" office:value="17" calcext:value-type="float">
            <text:p>17</text:p>
          </table:table-cell>
          <table:table-cell office:value-type="float" office:value="18.8131" calcext:value-type="float">
            <text:p>18.8131</text:p>
          </table:table-cell>
          <table:table-cell office:value-type="float" office:value="21.5502" calcext:value-type="float">
            <text:p>21.5502</text:p>
          </table:table-cell>
          <table:table-cell office:value-type="float" office:value="19.3652" calcext:value-type="float">
            <text:p>19.3652</text:p>
          </table:table-cell>
          <table:table-cell office:value-type="float" office:value="19.1133" calcext:value-type="float">
            <text:p>19.1133</text:p>
          </table:table-cell>
          <table:table-cell office:value-type="float" office:value="18.7299" calcext:value-type="float">
            <text:p>18.7299</text:p>
          </table:table-cell>
          <table:table-cell office:value-type="float" office:value="21.5461" calcext:value-type="float">
            <text:p>21.5461</text:p>
          </table:table-cell>
          <table:table-cell office:value-type="float" office:value="18.9578" calcext:value-type="float">
            <text:p>18.9578</text:p>
          </table:table-cell>
          <table:table-cell office:value-type="float" office:value="18.9277" calcext:value-type="float">
            <text:p>18.9277</text:p>
          </table:table-cell>
          <table:table-cell office:value-type="float" office:value="20.9839" calcext:value-type="float">
            <text:p>20.9839</text:p>
          </table:table-cell>
          <table:table-cell office:value-type="float" office:value="20.8036" calcext:value-type="float">
            <text:p>20.8036</text:p>
          </table:table-cell>
          <table:table-cell office:value-type="float" office:value="18.4003" calcext:value-type="float">
            <text:p>18.4003</text:p>
          </table:table-cell>
          <table:table-cell office:value-type="float" office:value="20.273" calcext:value-type="float">
            <text:p>20.2730</text:p>
          </table:table-cell>
          <table:table-cell office:value-type="float" office:value="20.7652" calcext:value-type="float">
            <text:p>20.7652</text:p>
          </table:table-cell>
          <table:table-cell office:value-type="float" office:value="18.9234" calcext:value-type="float">
            <text:p>18.9234</text:p>
          </table:table-cell>
          <table:table-cell office:value-type="float" office:value="14.3875" calcext:value-type="float">
            <text:p>14.3875</text:p>
          </table:table-cell>
          <table:table-cell office:value-type="float" office:value="16.447" calcext:value-type="float">
            <text:p>16.4470</text:p>
          </table:table-cell>
          <table:table-cell office:value-type="float" office:value="21.0619" calcext:value-type="float">
            <text:p>21.0619</text:p>
          </table:table-cell>
          <table:table-cell office:value-type="float" office:value="0" calcext:value-type="float">
            <text:p>0.0000</text:p>
          </table:table-cell>
          <table:table-cell office:value-type="float" office:value="20.5886" calcext:value-type="float">
            <text:p>20.5886</text:p>
          </table:table-cell>
          <table:table-cell office:value-type="float" office:value="23.5437" calcext:value-type="float">
            <text:p>23.5437</text:p>
          </table:table-cell>
          <table:table-cell office:value-type="float" office:value="16.506" calcext:value-type="float">
            <text:p>16.5060</text:p>
          </table:table-cell>
          <table:table-cell office:value-type="float" office:value="18.692" calcext:value-type="float">
            <text:p>18.6920</text:p>
          </table:table-cell>
          <table:table-cell office:value-type="float" office:value="20.6668" calcext:value-type="float">
            <text:p>20.6668</text:p>
          </table:table-cell>
          <table:table-cell office:value-type="float" office:value="19.3099" calcext:value-type="float">
            <text:p>19.3099</text:p>
          </table:table-cell>
          <table:table-cell office:value-type="float" office:value="20.5886" calcext:value-type="float">
            <text:p>20.5886</text:p>
          </table:table-cell>
          <table:table-cell office:value-type="float" office:value="22.2955" calcext:value-type="float">
            <text:p>22.2955</text:p>
          </table:table-cell>
          <table:table-cell table:number-columns-repeated="2" office:value-type="float" office:value="16.6364" calcext:value-type="float">
            <text:p>16.6364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4" office:value-type="float" office:value="18" calcext:value-type="float">
            <text:p>18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number-columns-repeated="5"/>
          <table:table-cell table:style-name="ce17" office:value-type="float" office:value="18" calcext:value-type="float">
            <text:p>18</text:p>
          </table:table-cell>
          <table:table-cell office:value-type="float" office:value="3.64599" calcext:value-type="float">
            <text:p>3.6460</text:p>
          </table:table-cell>
          <table:table-cell office:value-type="float" office:value="2.99363" calcext:value-type="float">
            <text:p>2.9936</text:p>
          </table:table-cell>
          <table:table-cell office:value-type="float" office:value="2.28788" calcext:value-type="float">
            <text:p>2.2879</text:p>
          </table:table-cell>
          <table:table-cell office:value-type="float" office:value="3.2031" calcext:value-type="float">
            <text:p>3.2031</text:p>
          </table:table-cell>
          <table:table-cell office:value-type="float" office:value="3.67656" calcext:value-type="float">
            <text:p>3.6766</text:p>
          </table:table-cell>
          <table:table-cell office:value-type="float" office:value="1.30521" calcext:value-type="float">
            <text:p>1.3052</text:p>
          </table:table-cell>
          <table:table-cell office:value-type="float" office:value="3.20567" calcext:value-type="float">
            <text:p>3.2057</text:p>
          </table:table-cell>
          <table:table-cell office:value-type="float" office:value="3.47241" calcext:value-type="float">
            <text:p>3.4724</text:p>
          </table:table-cell>
          <table:table-cell office:value-type="float" office:value="2.9519" calcext:value-type="float">
            <text:p>2.9519</text:p>
          </table:table-cell>
          <table:table-cell office:value-type="float" office:value="1.87188" calcext:value-type="float">
            <text:p>1.8719</text:p>
          </table:table-cell>
          <table:table-cell office:value-type="float" office:value="3.27073" calcext:value-type="float">
            <text:p>3.2707</text:p>
          </table:table-cell>
          <table:table-cell office:value-type="float" office:value="3.73899" calcext:value-type="float">
            <text:p>3.7390</text:p>
          </table:table-cell>
          <table:table-cell office:value-type="float" office:value="1.35336" calcext:value-type="float">
            <text:p>1.3534</text:p>
          </table:table-cell>
          <table:table-cell office:value-type="float" office:value="3.53429" calcext:value-type="float">
            <text:p>3.5343</text:p>
          </table:table-cell>
          <table:table-cell office:value-type="float" office:value="7.15445" calcext:value-type="float">
            <text:p>7.1545</text:p>
          </table:table-cell>
          <table:table-cell office:value-type="float" office:value="6.28898" calcext:value-type="float">
            <text:p>6.2890</text:p>
          </table:table-cell>
          <table:table-cell office:value-type="float" office:value="2.92899" calcext:value-type="float">
            <text:p>2.9290</text:p>
          </table:table-cell>
          <table:table-cell office:value-type="float" office:value="20.5886" calcext:value-type="float">
            <text:p>20.5886</text:p>
          </table:table-cell>
          <table:table-cell office:value-type="float" office:value="0" calcext:value-type="float">
            <text:p>0.0000</text:p>
          </table:table-cell>
          <table:table-cell office:value-type="float" office:value="3.30635" calcext:value-type="float">
            <text:p>3.3064</text:p>
          </table:table-cell>
          <table:table-cell office:value-type="float" office:value="5.38727" calcext:value-type="float">
            <text:p>5.3873</text:p>
          </table:table-cell>
          <table:table-cell office:value-type="float" office:value="1.93302" calcext:value-type="float">
            <text:p>1.9330</text:p>
          </table:table-cell>
          <table:table-cell office:value-type="float" office:value="0.546461" calcext:value-type="float">
            <text:p>0.5465</text:p>
          </table:table-cell>
          <table:table-cell office:value-type="float" office:value="3.39114" calcext:value-type="float">
            <text:p>3.3911</text:p>
          </table:table-cell>
          <table:table-cell office:value-type="float" office:value="0" calcext:value-type="float">
            <text:p>0.0000</text:p>
          </table:table-cell>
          <table:table-cell office:value-type="float" office:value="2.42119" calcext:value-type="float">
            <text:p>2.4212</text:p>
          </table:table-cell>
          <table:table-cell table:number-columns-repeated="2" office:value-type="float" office:value="4.18535" calcext:value-type="float">
            <text:p>4.1854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4" office:value-type="float" office:value="19" calcext:value-type="float">
            <text:p>19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number-columns-repeated="5"/>
          <table:table-cell table:style-name="ce17" office:value-type="float" office:value="19" calcext:value-type="float">
            <text:p>19</text:p>
          </table:table-cell>
          <table:table-cell office:value-type="float" office:value="6.75105" calcext:value-type="float">
            <text:p>6.7511</text:p>
          </table:table-cell>
          <table:table-cell office:value-type="float" office:value="4.96187" calcext:value-type="float">
            <text:p>4.9619</text:p>
          </table:table-cell>
          <table:table-cell office:value-type="float" office:value="5.45252" calcext:value-type="float">
            <text:p>5.4525</text:p>
          </table:table-cell>
          <table:table-cell office:value-type="float" office:value="6.28922" calcext:value-type="float">
            <text:p>6.2892</text:p>
          </table:table-cell>
          <table:table-cell office:value-type="float" office:value="6.79807" calcext:value-type="float">
            <text:p>6.7981</text:p>
          </table:table-cell>
          <table:table-cell office:value-type="float" office:value="3.17264" calcext:value-type="float">
            <text:p>3.1726</text:p>
          </table:table-cell>
          <table:table-cell office:value-type="float" office:value="6.3341" calcext:value-type="float">
            <text:p>6.3341</text:p>
          </table:table-cell>
          <table:table-cell office:value-type="float" office:value="6.57115" calcext:value-type="float">
            <text:p>6.5712</text:p>
          </table:table-cell>
          <table:table-cell office:value-type="float" office:value="5.28174" calcext:value-type="float">
            <text:p>5.2817</text:p>
          </table:table-cell>
          <table:table-cell office:value-type="float" office:value="4.42663" calcext:value-type="float">
            <text:p>4.4266</text:p>
          </table:table-cell>
          <table:table-cell office:value-type="float" office:value="6.51403" calcext:value-type="float">
            <text:p>6.5140</text:p>
          </table:table-cell>
          <table:table-cell office:value-type="float" office:value="6.3538" calcext:value-type="float">
            <text:p>6.3538</text:p>
          </table:table-cell>
          <table:table-cell office:value-type="float" office:value="4.03262" calcext:value-type="float">
            <text:p>4.0326</text:p>
          </table:table-cell>
          <table:table-cell office:value-type="float" office:value="6.62581" calcext:value-type="float">
            <text:p>6.6258</text:p>
          </table:table-cell>
          <table:table-cell office:value-type="float" office:value="9.51282" calcext:value-type="float">
            <text:p>9.5128</text:p>
          </table:table-cell>
          <table:table-cell office:value-type="float" office:value="8.02348" calcext:value-type="float">
            <text:p>8.0235</text:p>
          </table:table-cell>
          <table:table-cell office:value-type="float" office:value="5.21418" calcext:value-type="float">
            <text:p>5.2142</text:p>
          </table:table-cell>
          <table:table-cell office:value-type="float" office:value="23.5437" calcext:value-type="float">
            <text:p>23.5437</text:p>
          </table:table-cell>
          <table:table-cell office:value-type="float" office:value="3.30635" calcext:value-type="float">
            <text:p>3.3064</text:p>
          </table:table-cell>
          <table:table-cell office:value-type="float" office:value="0" calcext:value-type="float">
            <text:p>0.0000</text:p>
          </table:table-cell>
          <table:table-cell office:value-type="float" office:value="7.44693" calcext:value-type="float">
            <text:p>7.4469</text:p>
          </table:table-cell>
          <table:table-cell office:value-type="float" office:value="5.1791" calcext:value-type="float">
            <text:p>5.1791</text:p>
          </table:table-cell>
          <table:table-cell office:value-type="float" office:value="3.54061" calcext:value-type="float">
            <text:p>3.5406</text:p>
          </table:table-cell>
          <table:table-cell office:value-type="float" office:value="6.39183" calcext:value-type="float">
            <text:p>6.3918</text:p>
          </table:table-cell>
          <table:table-cell office:value-type="float" office:value="3.30635" calcext:value-type="float">
            <text:p>3.3064</text:p>
          </table:table-cell>
          <table:table-cell office:value-type="float" office:value="1.28209" calcext:value-type="float">
            <text:p>1.2821</text:p>
          </table:table-cell>
          <table:table-cell table:number-columns-repeated="2" office:value-type="float" office:value="6.90866" calcext:value-type="float">
            <text:p>6.9087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number-columns-repeated="5"/>
          <table:table-cell table:style-name="ce16" office:value-type="float" office:value="20" calcext:value-type="float">
            <text:p>20</text:p>
          </table:table-cell>
          <table:table-cell office:value-type="float" office:value="6.6034" calcext:value-type="float">
            <text:p>6.6034</text:p>
          </table:table-cell>
          <table:table-cell office:value-type="float" office:value="7.92683" calcext:value-type="float">
            <text:p>7.9268</text:p>
          </table:table-cell>
          <table:table-cell office:value-type="float" office:value="5.87131" calcext:value-type="float">
            <text:p>5.8713</text:p>
          </table:table-cell>
          <table:table-cell office:value-type="float" office:value="6.46148" calcext:value-type="float">
            <text:p>6.4615</text:p>
          </table:table-cell>
          <table:table-cell office:value-type="float" office:value="6.55757" calcext:value-type="float">
            <text:p>6.5576</text:p>
          </table:table-cell>
          <table:table-cell office:value-type="float" office:value="6.681" calcext:value-type="float">
            <text:p>6.6810</text:p>
          </table:table-cell>
          <table:table-cell office:value-type="float" office:value="6.31949" calcext:value-type="float">
            <text:p>6.3195</text:p>
          </table:table-cell>
          <table:table-cell office:value-type="float" office:value="6.54282" calcext:value-type="float">
            <text:p>6.5428</text:p>
          </table:table-cell>
          <table:table-cell office:value-type="float" office:value="7.60514" calcext:value-type="float">
            <text:p>7.6051</text:p>
          </table:table-cell>
          <table:table-cell office:value-type="float" office:value="6.73611" calcext:value-type="float">
            <text:p>6.7361</text:p>
          </table:table-cell>
          <table:table-cell office:value-type="float" office:value="5.8011" calcext:value-type="float">
            <text:p>5.8011</text:p>
          </table:table-cell>
          <table:table-cell office:value-type="float" office:value="7.76853" calcext:value-type="float">
            <text:p>7.7685</text:p>
          </table:table-cell>
          <table:table-cell office:value-type="float" office:value="6.36065" calcext:value-type="float">
            <text:p>6.3607</text:p>
          </table:table-cell>
          <table:table-cell office:value-type="float" office:value="6.59677" calcext:value-type="float">
            <text:p>6.5968</text:p>
          </table:table-cell>
          <table:table-cell office:value-type="float" office:value="2.13411" calcext:value-type="float">
            <text:p>2.1341</text:p>
          </table:table-cell>
          <table:table-cell office:value-type="float" office:value="1.10435" calcext:value-type="float">
            <text:p>1.1044</text:p>
          </table:table-cell>
          <table:table-cell office:value-type="float" office:value="7.63188" calcext:value-type="float">
            <text:p>7.6319</text:p>
          </table:table-cell>
          <table:table-cell office:value-type="float" office:value="16.506" calcext:value-type="float">
            <text:p>16.5060</text:p>
          </table:table-cell>
          <table:table-cell office:value-type="float" office:value="5.38727" calcext:value-type="float">
            <text:p>5.3873</text:p>
          </table:table-cell>
          <table:table-cell office:value-type="float" office:value="7.44693" calcext:value-type="float">
            <text:p>7.4469</text:p>
          </table:table-cell>
          <table:table-cell office:value-type="float" office:value="0" calcext:value-type="float">
            <text:p>0.0000</text:p>
          </table:table-cell>
          <table:table-cell office:value-type="float" office:value="4.28211" calcext:value-type="float">
            <text:p>4.2821</text:p>
          </table:table-cell>
          <table:table-cell office:value-type="float" office:value="5.77399" calcext:value-type="float">
            <text:p>5.7740</text:p>
          </table:table-cell>
          <table:table-cell office:value-type="float" office:value="6.79808" calcext:value-type="float">
            <text:p>6.7981</text:p>
          </table:table-cell>
          <table:table-cell office:value-type="float" office:value="5.38727" calcext:value-type="float">
            <text:p>5.3873</text:p>
          </table:table-cell>
          <table:table-cell office:value-type="float" office:value="6.16697" calcext:value-type="float">
            <text:p>6.1670</text:p>
          </table:table-cell>
          <table:table-cell table:number-columns-repeated="2" office:value-type="float" office:value="1.93412" calcext:value-type="float">
            <text:p>1.9341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4" office:value-type="float" office:value="21" calcext:value-type="float">
            <text:p>2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number-columns-repeated="5"/>
          <table:table-cell table:style-name="ce16" office:value-type="float" office:value="21" calcext:value-type="float">
            <text:p>21</text:p>
          </table:table-cell>
          <table:table-cell office:value-type="float" office:value="2.6808" calcext:value-type="float">
            <text:p>2.6808</text:p>
          </table:table-cell>
          <table:table-cell office:value-type="float" office:value="3.68103" calcext:value-type="float">
            <text:p>3.6810</text:p>
          </table:table-cell>
          <table:table-cell office:value-type="float" office:value="1.62592" calcext:value-type="float">
            <text:p>1.6259</text:p>
          </table:table-cell>
          <table:table-cell office:value-type="float" office:value="2.38724" calcext:value-type="float">
            <text:p>2.3872</text:p>
          </table:table-cell>
          <table:table-cell office:value-type="float" office:value="2.66739" calcext:value-type="float">
            <text:p>2.6674</text:p>
          </table:table-cell>
          <table:table-cell office:value-type="float" office:value="2.89136" calcext:value-type="float">
            <text:p>2.8914</text:p>
          </table:table-cell>
          <table:table-cell office:value-type="float" office:value="2.28733" calcext:value-type="float">
            <text:p>2.2873</text:p>
          </table:table-cell>
          <table:table-cell office:value-type="float" office:value="2.55914" calcext:value-type="float">
            <text:p>2.5591</text:p>
          </table:table-cell>
          <table:table-cell office:value-type="float" office:value="3.32639" calcext:value-type="float">
            <text:p>3.3264</text:p>
          </table:table-cell>
          <table:table-cell office:value-type="float" office:value="2.53155" calcext:value-type="float">
            <text:p>2.5316</text:p>
          </table:table-cell>
          <table:table-cell office:value-type="float" office:value="1.98509" calcext:value-type="float">
            <text:p>1.9851</text:p>
          </table:table-cell>
          <table:table-cell office:value-type="float" office:value="3.55176" calcext:value-type="float">
            <text:p>3.5518</text:p>
          </table:table-cell>
          <table:table-cell office:value-type="float" office:value="2.26143" calcext:value-type="float">
            <text:p>2.2614</text:p>
          </table:table-cell>
          <table:table-cell office:value-type="float" office:value="2.62334" calcext:value-type="float">
            <text:p>2.6233</text:p>
          </table:table-cell>
          <table:table-cell office:value-type="float" office:value="5.68303" calcext:value-type="float">
            <text:p>5.6830</text:p>
          </table:table-cell>
          <table:table-cell office:value-type="float" office:value="5.33577" calcext:value-type="float">
            <text:p>5.3358</text:p>
          </table:table-cell>
          <table:table-cell office:value-type="float" office:value="3.35651" calcext:value-type="float">
            <text:p>3.3565</text:p>
          </table:table-cell>
          <table:table-cell office:value-type="float" office:value="18.692" calcext:value-type="float">
            <text:p>18.6920</text:p>
          </table:table-cell>
          <table:table-cell office:value-type="float" office:value="1.93302" calcext:value-type="float">
            <text:p>1.9330</text:p>
          </table:table-cell>
          <table:table-cell office:value-type="float" office:value="5.1791" calcext:value-type="float">
            <text:p>5.1791</text:p>
          </table:table-cell>
          <table:table-cell office:value-type="float" office:value="4.28211" calcext:value-type="float">
            <text:p>4.2821</text:p>
          </table:table-cell>
          <table:table-cell office:value-type="float" office:value="0" calcext:value-type="float">
            <text:p>0.0000</text:p>
          </table:table-cell>
          <table:table-cell office:value-type="float" office:value="1.97973" calcext:value-type="float">
            <text:p>1.9797</text:p>
          </table:table-cell>
          <table:table-cell office:value-type="float" office:value="2.70332" calcext:value-type="float">
            <text:p>2.7033</text:p>
          </table:table-cell>
          <table:table-cell office:value-type="float" office:value="1.93302" calcext:value-type="float">
            <text:p>1.9330</text:p>
          </table:table-cell>
          <table:table-cell office:value-type="float" office:value="4.13329" calcext:value-type="float">
            <text:p>4.1333</text:p>
          </table:table-cell>
          <table:table-cell table:number-columns-repeated="2" office:value-type="float" office:value="2.63473" calcext:value-type="float">
            <text:p>2.6347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4" office:value-type="float" office:value="22" calcext:value-type="float">
            <text:p>2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number-columns-repeated="5"/>
          <table:table-cell table:style-name="ce16" office:value-type="float" office:value="22" calcext:value-type="float">
            <text:p>22</text:p>
          </table:table-cell>
          <table:table-cell office:value-type="float" office:value="3.25443" calcext:value-type="float">
            <text:p>3.2544</text:p>
          </table:table-cell>
          <table:table-cell office:value-type="float" office:value="2.45268" calcext:value-type="float">
            <text:p>2.4527</text:p>
          </table:table-cell>
          <table:table-cell office:value-type="float" office:value="1.92102" calcext:value-type="float">
            <text:p>1.9210</text:p>
          </table:table-cell>
          <table:table-cell office:value-type="float" office:value="2.79912" calcext:value-type="float">
            <text:p>2.7991</text:p>
          </table:table-cell>
          <table:table-cell office:value-type="float" office:value="3.29342" calcext:value-type="float">
            <text:p>3.2934</text:p>
          </table:table-cell>
          <table:table-cell office:value-type="float" office:value="0.941163" calcext:value-type="float">
            <text:p>0.9412</text:p>
          </table:table-cell>
          <table:table-cell office:value-type="float" office:value="2.82315" calcext:value-type="float">
            <text:p>2.8232</text:p>
          </table:table-cell>
          <table:table-cell office:value-type="float" office:value="3.07658" calcext:value-type="float">
            <text:p>3.0766</text:p>
          </table:table-cell>
          <table:table-cell office:value-type="float" office:value="2.40693" calcext:value-type="float">
            <text:p>2.4069</text:p>
          </table:table-cell>
          <table:table-cell office:value-type="float" office:value="1.32682" calcext:value-type="float">
            <text:p>1.3268</text:p>
          </table:table-cell>
          <table:table-cell office:value-type="float" office:value="2.97358" calcext:value-type="float">
            <text:p>2.9736</text:p>
          </table:table-cell>
          <table:table-cell office:value-type="float" office:value="3.22209" calcext:value-type="float">
            <text:p>3.2221</text:p>
          </table:table-cell>
          <table:table-cell office:value-type="float" office:value="0.80737" calcext:value-type="float">
            <text:p>0.8074</text:p>
          </table:table-cell>
          <table:table-cell office:value-type="float" office:value="3.13551" calcext:value-type="float">
            <text:p>3.1355</text:p>
          </table:table-cell>
          <table:table-cell office:value-type="float" office:value="7.45821" calcext:value-type="float">
            <text:p>7.4582</text:p>
          </table:table-cell>
          <table:table-cell office:value-type="float" office:value="6.71279" calcext:value-type="float">
            <text:p>6.7128</text:p>
          </table:table-cell>
          <table:table-cell office:value-type="float" office:value="2.38302" calcext:value-type="float">
            <text:p>2.3830</text:p>
          </table:table-cell>
          <table:table-cell office:value-type="float" office:value="20.6668" calcext:value-type="float">
            <text:p>20.6668</text:p>
          </table:table-cell>
          <table:table-cell office:value-type="float" office:value="0.546461" calcext:value-type="float">
            <text:p>0.5465</text:p>
          </table:table-cell>
          <table:table-cell office:value-type="float" office:value="3.54061" calcext:value-type="float">
            <text:p>3.5406</text:p>
          </table:table-cell>
          <table:table-cell office:value-type="float" office:value="5.77399" calcext:value-type="float">
            <text:p>5.7740</text:p>
          </table:table-cell>
          <table:table-cell office:value-type="float" office:value="1.97973" calcext:value-type="float">
            <text:p>1.9797</text:p>
          </table:table-cell>
          <table:table-cell office:value-type="float" office:value="0" calcext:value-type="float">
            <text:p>0.0000</text:p>
          </table:table-cell>
          <table:table-cell office:value-type="float" office:value="2.95437" calcext:value-type="float">
            <text:p>2.9544</text:p>
          </table:table-cell>
          <table:table-cell office:value-type="float" office:value="0.546461" calcext:value-type="float">
            <text:p>0.5465</text:p>
          </table:table-cell>
          <table:table-cell office:value-type="float" office:value="2.80415" calcext:value-type="float">
            <text:p>2.8042</text:p>
          </table:table-cell>
          <table:table-cell table:number-columns-repeated="2" office:value-type="float" office:value="4.44125" calcext:value-type="float">
            <text:p>4.4413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4" office:value-type="float" office:value="23" calcext:value-type="float">
            <text:p>23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"/>
          <table:table-cell table:style-name="ce16" office:value-type="float" office:value="23" calcext:value-type="float">
            <text:p>23</text:p>
          </table:table-cell>
          <table:table-cell office:value-type="float" office:value="0.503533" calcext:value-type="float">
            <text:p>0.5035</text:p>
          </table:table-cell>
          <table:table-cell office:value-type="float" office:value="2.28886" calcext:value-type="float">
            <text:p>2.2889</text:p>
          </table:table-cell>
          <table:table-cell office:value-type="float" office:value="1.17732" calcext:value-type="float">
            <text:p>1.1773</text:p>
          </table:table-cell>
          <table:table-cell office:value-type="float" office:value="0.336856" calcext:value-type="float">
            <text:p>0.3369</text:p>
          </table:table-cell>
          <table:table-cell office:value-type="float" office:value="0.584993" calcext:value-type="float">
            <text:p>0.5850</text:p>
          </table:table-cell>
          <table:table-cell office:value-type="float" office:value="3.24827" calcext:value-type="float">
            <text:p>3.2483</text:p>
          </table:table-cell>
          <table:table-cell office:value-type="float" office:value="0.490895" calcext:value-type="float">
            <text:p>0.4909</text:p>
          </table:table-cell>
          <table:table-cell office:value-type="float" office:value="0.386592" calcext:value-type="float">
            <text:p>0.3866</text:p>
          </table:table-cell>
          <table:table-cell office:value-type="float" office:value="1.70792" calcext:value-type="float">
            <text:p>1.7079</text:p>
          </table:table-cell>
          <table:table-cell office:value-type="float" office:value="2.01926" calcext:value-type="float">
            <text:p>2.0193</text:p>
          </table:table-cell>
          <table:table-cell office:value-type="float" office:value="1.09883" calcext:value-type="float">
            <text:p>1.0988</text:p>
          </table:table-cell>
          <table:table-cell office:value-type="float" office:value="1.08208" calcext:value-type="float">
            <text:p>1.0821</text:p>
          </table:table-cell>
          <table:table-cell office:value-type="float" office:value="2.35946" calcext:value-type="float">
            <text:p>2.3595</text:p>
          </table:table-cell>
          <table:table-cell office:value-type="float" office:value="0.386564" calcext:value-type="float">
            <text:p>0.3866</text:p>
          </table:table-cell>
          <table:table-cell office:value-type="float" office:value="7.80447" calcext:value-type="float">
            <text:p>7.8045</text:p>
          </table:table-cell>
          <table:table-cell office:value-type="float" office:value="7.89073" calcext:value-type="float">
            <text:p>7.8907</text:p>
          </table:table-cell>
          <table:table-cell office:value-type="float" office:value="1.79237" calcext:value-type="float">
            <text:p>1.7924</text:p>
          </table:table-cell>
          <table:table-cell office:value-type="float" office:value="19.3099" calcext:value-type="float">
            <text:p>19.3099</text:p>
          </table:table-cell>
          <table:table-cell office:value-type="float" office:value="3.39114" calcext:value-type="float">
            <text:p>3.3911</text:p>
          </table:table-cell>
          <table:table-cell office:value-type="float" office:value="6.39183" calcext:value-type="float">
            <text:p>6.3918</text:p>
          </table:table-cell>
          <table:table-cell office:value-type="float" office:value="6.79808" calcext:value-type="float">
            <text:p>6.7981</text:p>
          </table:table-cell>
          <table:table-cell office:value-type="float" office:value="2.70332" calcext:value-type="float">
            <text:p>2.7033</text:p>
          </table:table-cell>
          <table:table-cell office:value-type="float" office:value="2.95437" calcext:value-type="float">
            <text:p>2.9544</text:p>
          </table:table-cell>
          <table:table-cell office:value-type="float" office:value="0" calcext:value-type="float">
            <text:p>0.0000</text:p>
          </table:table-cell>
          <table:table-cell office:value-type="float" office:value="3.39114" calcext:value-type="float">
            <text:p>3.3911</text:p>
          </table:table-cell>
          <table:table-cell office:value-type="float" office:value="5.75811" calcext:value-type="float">
            <text:p>5.7581</text:p>
          </table:table-cell>
          <table:table-cell table:number-columns-repeated="2" office:value-type="float" office:value="4.93762" calcext:value-type="float">
            <text:p>4.9376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5" office:value-type="float" office:value="24" calcext:value-type="float">
            <text:p>2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16" office:value-type="float" office:value="24" calcext:value-type="float">
            <text:p>24</text:p>
          </table:table-cell>
          <table:table-cell office:value-type="float" office:value="3.64599" calcext:value-type="float">
            <text:p>3.6460</text:p>
          </table:table-cell>
          <table:table-cell office:value-type="float" office:value="2.99363" calcext:value-type="float">
            <text:p>2.9936</text:p>
          </table:table-cell>
          <table:table-cell office:value-type="float" office:value="2.28788" calcext:value-type="float">
            <text:p>2.2879</text:p>
          </table:table-cell>
          <table:table-cell office:value-type="float" office:value="3.2031" calcext:value-type="float">
            <text:p>3.2031</text:p>
          </table:table-cell>
          <table:table-cell office:value-type="float" office:value="3.67656" calcext:value-type="float">
            <text:p>3.6766</text:p>
          </table:table-cell>
          <table:table-cell office:value-type="float" office:value="1.30521" calcext:value-type="float">
            <text:p>1.3052</text:p>
          </table:table-cell>
          <table:table-cell office:value-type="float" office:value="3.20567" calcext:value-type="float">
            <text:p>3.2057</text:p>
          </table:table-cell>
          <table:table-cell office:value-type="float" office:value="3.47241" calcext:value-type="float">
            <text:p>3.4724</text:p>
          </table:table-cell>
          <table:table-cell office:value-type="float" office:value="2.9519" calcext:value-type="float">
            <text:p>2.9519</text:p>
          </table:table-cell>
          <table:table-cell office:value-type="float" office:value="1.87188" calcext:value-type="float">
            <text:p>1.8719</text:p>
          </table:table-cell>
          <table:table-cell office:value-type="float" office:value="3.27073" calcext:value-type="float">
            <text:p>3.2707</text:p>
          </table:table-cell>
          <table:table-cell office:value-type="float" office:value="3.73899" calcext:value-type="float">
            <text:p>3.7390</text:p>
          </table:table-cell>
          <table:table-cell office:value-type="float" office:value="1.35336" calcext:value-type="float">
            <text:p>1.3534</text:p>
          </table:table-cell>
          <table:table-cell office:value-type="float" office:value="3.53429" calcext:value-type="float">
            <text:p>3.5343</text:p>
          </table:table-cell>
          <table:table-cell office:value-type="float" office:value="7.15445" calcext:value-type="float">
            <text:p>7.1545</text:p>
          </table:table-cell>
          <table:table-cell office:value-type="float" office:value="6.28898" calcext:value-type="float">
            <text:p>6.2890</text:p>
          </table:table-cell>
          <table:table-cell office:value-type="float" office:value="2.92899" calcext:value-type="float">
            <text:p>2.9290</text:p>
          </table:table-cell>
          <table:table-cell office:value-type="float" office:value="20.5886" calcext:value-type="float">
            <text:p>20.5886</text:p>
          </table:table-cell>
          <table:table-cell office:value-type="float" office:value="0" calcext:value-type="float">
            <text:p>0.0000</text:p>
          </table:table-cell>
          <table:table-cell office:value-type="float" office:value="3.30635" calcext:value-type="float">
            <text:p>3.3064</text:p>
          </table:table-cell>
          <table:table-cell office:value-type="float" office:value="5.38727" calcext:value-type="float">
            <text:p>5.3873</text:p>
          </table:table-cell>
          <table:table-cell office:value-type="float" office:value="1.93302" calcext:value-type="float">
            <text:p>1.9330</text:p>
          </table:table-cell>
          <table:table-cell office:value-type="float" office:value="0.546461" calcext:value-type="float">
            <text:p>0.5465</text:p>
          </table:table-cell>
          <table:table-cell office:value-type="float" office:value="3.39114" calcext:value-type="float">
            <text:p>3.3911</text:p>
          </table:table-cell>
          <table:table-cell office:value-type="float" office:value="0" calcext:value-type="float">
            <text:p>0.0000</text:p>
          </table:table-cell>
          <table:table-cell office:value-type="float" office:value="2.42119" calcext:value-type="float">
            <text:p>2.4212</text:p>
          </table:table-cell>
          <table:table-cell table:number-columns-repeated="2" office:value-type="float" office:value="4.18535" calcext:value-type="float">
            <text:p>4.1854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5" office:value-type="float" office:value="25" calcext:value-type="float">
            <text:p>2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16" office:value-type="float" office:value="25" calcext:value-type="float">
            <text:p>25</text:p>
          </table:table-cell>
          <table:table-cell office:value-type="float" office:value="6.04999" calcext:value-type="float">
            <text:p>6.0500</text:p>
          </table:table-cell>
          <table:table-cell office:value-type="float" office:value="4.75933" calcext:value-type="float">
            <text:p>4.7593</text:p>
          </table:table-cell>
          <table:table-cell office:value-type="float" office:value="4.69919" calcext:value-type="float">
            <text:p>4.6992</text:p>
          </table:table-cell>
          <table:table-cell office:value-type="float" office:value="5.59876" calcext:value-type="float">
            <text:p>5.5988</text:p>
          </table:table-cell>
          <table:table-cell office:value-type="float" office:value="6.08493" calcext:value-type="float">
            <text:p>6.0849</text:p>
          </table:table-cell>
          <table:table-cell office:value-type="float" office:value="2.78138" calcext:value-type="float">
            <text:p>2.7814</text:p>
          </table:table-cell>
          <table:table-cell office:value-type="float" office:value="5.61347" calcext:value-type="float">
            <text:p>5.6135</text:p>
          </table:table-cell>
          <table:table-cell office:value-type="float" office:value="5.87369" calcext:value-type="float">
            <text:p>5.8737</text:p>
          </table:table-cell>
          <table:table-cell office:value-type="float" office:value="4.94798" calcext:value-type="float">
            <text:p>4.9480</text:p>
          </table:table-cell>
          <table:table-cell office:value-type="float" office:value="3.95038" calcext:value-type="float">
            <text:p>3.9504</text:p>
          </table:table-cell>
          <table:table-cell office:value-type="float" office:value="5.69003" calcext:value-type="float">
            <text:p>5.6900</text:p>
          </table:table-cell>
          <table:table-cell office:value-type="float" office:value="5.92652" calcext:value-type="float">
            <text:p>5.9265</text:p>
          </table:table-cell>
          <table:table-cell office:value-type="float" office:value="3.47399" calcext:value-type="float">
            <text:p>3.4740</text:p>
          </table:table-cell>
          <table:table-cell office:value-type="float" office:value="5.93386" calcext:value-type="float">
            <text:p>5.9339</text:p>
          </table:table-cell>
          <table:table-cell office:value-type="float" office:value="8.23083" calcext:value-type="float">
            <text:p>8.2308</text:p>
          </table:table-cell>
          <table:table-cell office:value-type="float" office:value="6.76448" calcext:value-type="float">
            <text:p>6.7645</text:p>
          </table:table-cell>
          <table:table-cell office:value-type="float" office:value="4.89608" calcext:value-type="float">
            <text:p>4.8961</text:p>
          </table:table-cell>
          <table:table-cell office:value-type="float" office:value="22.2955" calcext:value-type="float">
            <text:p>22.2955</text:p>
          </table:table-cell>
          <table:table-cell office:value-type="float" office:value="2.42119" calcext:value-type="float">
            <text:p>2.4212</text:p>
          </table:table-cell>
          <table:table-cell office:value-type="float" office:value="1.28209" calcext:value-type="float">
            <text:p>1.2821</text:p>
          </table:table-cell>
          <table:table-cell office:value-type="float" office:value="6.16697" calcext:value-type="float">
            <text:p>6.1670</text:p>
          </table:table-cell>
          <table:table-cell office:value-type="float" office:value="4.13329" calcext:value-type="float">
            <text:p>4.1333</text:p>
          </table:table-cell>
          <table:table-cell office:value-type="float" office:value="2.80415" calcext:value-type="float">
            <text:p>2.8042</text:p>
          </table:table-cell>
          <table:table-cell office:value-type="float" office:value="5.75811" calcext:value-type="float">
            <text:p>5.7581</text:p>
          </table:table-cell>
          <table:table-cell office:value-type="float" office:value="2.42119" calcext:value-type="float">
            <text:p>2.4212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5.66017" calcext:value-type="float">
            <text:p>5.6602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7"/>
          <table:table-cell table:style-name="ce18" office:value-type="float" office:value="26" calcext:value-type="float">
            <text:p>26</text:p>
          </table:table-cell>
          <table:table-cell office:value-type="float" office:value="4.70653" calcext:value-type="float">
            <text:p>4.7065</text:p>
          </table:table-cell>
          <table:table-cell office:value-type="float" office:value="6.30626" calcext:value-type="float">
            <text:p>6.3063</text:p>
          </table:table-cell>
          <table:table-cell office:value-type="float" office:value="4.10818" calcext:value-type="float">
            <text:p>4.1082</text:p>
          </table:table-cell>
          <table:table-cell office:value-type="float" office:value="4.60128" calcext:value-type="float">
            <text:p>4.6013</text:p>
          </table:table-cell>
          <table:table-cell office:value-type="float" office:value="4.6562" calcext:value-type="float">
            <text:p>4.6562</text:p>
          </table:table-cell>
          <table:table-cell office:value-type="float" office:value="5.38235" calcext:value-type="float">
            <text:p>5.3824</text:p>
          </table:table-cell>
          <table:table-cell office:value-type="float" office:value="4.45097" calcext:value-type="float">
            <text:p>4.4510</text:p>
          </table:table-cell>
          <table:table-cell office:value-type="float" office:value="4.65853" calcext:value-type="float">
            <text:p>4.6585</text:p>
          </table:table-cell>
          <table:table-cell office:value-type="float" office:value="5.91779" calcext:value-type="float">
            <text:p>5.9178</text:p>
          </table:table-cell>
          <table:table-cell office:value-type="float" office:value="5.16622" calcext:value-type="float">
            <text:p>5.1662</text:p>
          </table:table-cell>
          <table:table-cell office:value-type="float" office:value="3.90445" calcext:value-type="float">
            <text:p>3.9045</text:p>
          </table:table-cell>
          <table:table-cell office:value-type="float" office:value="5.94887" calcext:value-type="float">
            <text:p>5.9489</text:p>
          </table:table-cell>
          <table:table-cell office:value-type="float" office:value="4.87281" calcext:value-type="float">
            <text:p>4.8728</text:p>
          </table:table-cell>
          <table:table-cell office:value-type="float" office:value="4.7094" calcext:value-type="float">
            <text:p>4.7094</text:p>
          </table:table-cell>
          <table:table-cell office:value-type="float" office:value="3.04983" calcext:value-type="float">
            <text:p>3.0498</text:p>
          </table:table-cell>
          <table:table-cell office:value-type="float" office:value="3.03635" calcext:value-type="float">
            <text:p>3.0364</text:p>
          </table:table-cell>
          <table:table-cell office:value-type="float" office:value="5.95613" calcext:value-type="float">
            <text:p>5.9561</text:p>
          </table:table-cell>
          <table:table-cell office:value-type="float" office:value="16.6364" calcext:value-type="float">
            <text:p>16.6364</text:p>
          </table:table-cell>
          <table:table-cell office:value-type="float" office:value="4.18535" calcext:value-type="float">
            <text:p>4.1854</text:p>
          </table:table-cell>
          <table:table-cell office:value-type="float" office:value="6.90866" calcext:value-type="float">
            <text:p>6.9087</text:p>
          </table:table-cell>
          <table:table-cell office:value-type="float" office:value="1.93412" calcext:value-type="float">
            <text:p>1.9341</text:p>
          </table:table-cell>
          <table:table-cell office:value-type="float" office:value="2.63473" calcext:value-type="float">
            <text:p>2.6347</text:p>
          </table:table-cell>
          <table:table-cell office:value-type="float" office:value="4.44125" calcext:value-type="float">
            <text:p>4.4413</text:p>
          </table:table-cell>
          <table:table-cell office:value-type="float" office:value="4.93762" calcext:value-type="float">
            <text:p>4.9376</text:p>
          </table:table-cell>
          <table:table-cell office:value-type="float" office:value="4.18535" calcext:value-type="float">
            <text:p>4.1854</text:p>
          </table:table-cell>
          <table:table-cell office:value-type="float" office:value="5.66017" calcext:value-type="float">
            <text:p>5.6602</text:p>
          </table:table-cell>
          <table:table-cell table:number-columns-repeated="4" office:value-type="float" office:value="0" calcext:value-type="float">
            <text:p>0.000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-7</text:p>
          </table:table-cell>
          <table:table-cell table:number-columns-repeated="3"/>
          <table:table-cell table:style-name="ce18" office:value-type="float" office:value="27" calcext:value-type="float">
            <text:p>27</text:p>
          </table:table-cell>
          <table:table-cell office:value-type="float" office:value="4.70653" calcext:value-type="float">
            <text:p>4.7065</text:p>
          </table:table-cell>
          <table:table-cell office:value-type="float" office:value="6.30626" calcext:value-type="float">
            <text:p>6.3063</text:p>
          </table:table-cell>
          <table:table-cell office:value-type="float" office:value="4.10818" calcext:value-type="float">
            <text:p>4.1082</text:p>
          </table:table-cell>
          <table:table-cell office:value-type="float" office:value="4.60128" calcext:value-type="float">
            <text:p>4.6013</text:p>
          </table:table-cell>
          <table:table-cell office:value-type="float" office:value="4.6562" calcext:value-type="float">
            <text:p>4.6562</text:p>
          </table:table-cell>
          <table:table-cell office:value-type="float" office:value="5.38235" calcext:value-type="float">
            <text:p>5.3824</text:p>
          </table:table-cell>
          <table:table-cell office:value-type="float" office:value="4.45097" calcext:value-type="float">
            <text:p>4.4510</text:p>
          </table:table-cell>
          <table:table-cell office:value-type="float" office:value="4.65853" calcext:value-type="float">
            <text:p>4.6585</text:p>
          </table:table-cell>
          <table:table-cell office:value-type="float" office:value="5.91779" calcext:value-type="float">
            <text:p>5.9178</text:p>
          </table:table-cell>
          <table:table-cell office:value-type="float" office:value="5.16622" calcext:value-type="float">
            <text:p>5.1662</text:p>
          </table:table-cell>
          <table:table-cell office:value-type="float" office:value="3.90445" calcext:value-type="float">
            <text:p>3.9045</text:p>
          </table:table-cell>
          <table:table-cell office:value-type="float" office:value="5.94887" calcext:value-type="float">
            <text:p>5.9489</text:p>
          </table:table-cell>
          <table:table-cell office:value-type="float" office:value="4.87281" calcext:value-type="float">
            <text:p>4.8728</text:p>
          </table:table-cell>
          <table:table-cell office:value-type="float" office:value="4.7094" calcext:value-type="float">
            <text:p>4.7094</text:p>
          </table:table-cell>
          <table:table-cell office:value-type="float" office:value="3.04983" calcext:value-type="float">
            <text:p>3.0498</text:p>
          </table:table-cell>
          <table:table-cell office:value-type="float" office:value="3.03635" calcext:value-type="float">
            <text:p>3.0364</text:p>
          </table:table-cell>
          <table:table-cell office:value-type="float" office:value="5.95613" calcext:value-type="float">
            <text:p>5.9561</text:p>
          </table:table-cell>
          <table:table-cell office:value-type="float" office:value="16.6364" calcext:value-type="float">
            <text:p>16.6364</text:p>
          </table:table-cell>
          <table:table-cell office:value-type="float" office:value="4.18535" calcext:value-type="float">
            <text:p>4.1854</text:p>
          </table:table-cell>
          <table:table-cell office:value-type="float" office:value="6.90866" calcext:value-type="float">
            <text:p>6.9087</text:p>
          </table:table-cell>
          <table:table-cell office:value-type="float" office:value="1.93412" calcext:value-type="float">
            <text:p>1.9341</text:p>
          </table:table-cell>
          <table:table-cell office:value-type="float" office:value="2.63473" calcext:value-type="float">
            <text:p>2.6347</text:p>
          </table:table-cell>
          <table:table-cell office:value-type="float" office:value="4.44125" calcext:value-type="float">
            <text:p>4.4413</text:p>
          </table:table-cell>
          <table:table-cell office:value-type="float" office:value="4.93762" calcext:value-type="float">
            <text:p>4.9376</text:p>
          </table:table-cell>
          <table:table-cell office:value-type="float" office:value="4.18535" calcext:value-type="float">
            <text:p>4.1854</text:p>
          </table:table-cell>
          <table:table-cell office:value-type="float" office:value="5.66017" calcext:value-type="float">
            <text:p>5.6602</text:p>
          </table:table-cell>
          <table:table-cell table:number-columns-repeated="4" office:value-type="float" office:value="0" calcext:value-type="float">
            <text:p>0.0000</text:p>
          </table:table-cell>
        </table:table-row>
        <table:table-row table:style-name="ro1">
          <table:table-cell table:number-columns-repeated="33"/>
          <table:table-cell office:value-type="string" calcext:value-type="string">
            <text:p>1-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0" office:value-type="float" office:value="0" calcext:value-type="float">
            <text:p>0.0000</text:p>
          </table:table-cell>
        </table:table-row>
        <table:table-row table:style-name="ro1">
          <table:table-cell table:number-columns-repeated="33"/>
          <table:table-cell office:value-type="string" calcext:value-type="string">
            <text:p>2-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0" office:value-type="float" office:value="0" calcext:value-type="float">
            <text:p>0.0000</text:p>
          </table:table-cell>
        </table:table-row>
        <table:table-row table:style-name="ro1">
          <table:table-cell table:number-columns-repeated="33"/>
          <table:table-cell office:value-type="string" calcext:value-type="string">
            <text:p>3-10</text:p>
          </table:table-cell>
          <table:table-cell table:number-columns-repeated="34"/>
        </table:table-row>
        <table:table-row table:style-name="ro1">
          <table:table-cell table:number-columns-repeated="33"/>
          <table:table-cell office:value-type="string" calcext:value-type="string">
            <text:p>4-11</text:p>
          </table:table-cell>
          <table:table-cell table:number-columns-repeated="34"/>
        </table:table-row>
        <table:table-row table:style-name="ro1">
          <table:table-cell table:number-columns-repeated="33"/>
          <table:table-cell office:value-type="string" calcext:value-type="string">
            <text:p>5-1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27 - 1 - 8 - 3 - 10 - 0 - 7 - 6 - 13 - 5 - 12 - 2 - 9 - 4 - 11 - 29</text:p>
          </table:table-cell>
          <table:table-cell table:number-columns-repeated="29"/>
          <table:table-cell office:value-type="string" calcext:value-type="string">
            <text:p>6-13</text:p>
          </table:table-cell>
          <table:table-cell table:number-columns-repeated="4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number-columns-repeated="30"/>
          <table:table-cell table:style-name="ce5" office:value-type="string" calcext:value-type="string">
            <text:p>0:</text:p>
          </table:table-cell>
          <table:table-cell office:value-type="float" office:value="10.6167" calcext:value-type="float">
            <text:p>10.6167</text:p>
          </table:table-cell>
          <table:table-cell office:value-type="float" office:value="10.7833" calcext:value-type="float">
            <text:p>10.7833</text:p>
          </table:table-cell>
          <table:table-cell table:style-name="ce5" office:value-type="string" calcext:value-type="string">
            <text:p>0:</text:p>
          </table:table-cell>
          <table:table-cell office:value-type="float" office:value="10.6666666688082" calcext:value-type="float">
            <text:p>10.6666666688082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formula="of:=[.AM2]/41" office:value-type="float" office:value="0" calcext:value-type="float">
            <text:p>0.0000</text:p>
          </table:table-cell>
          <table:table-cell table:formula="of:=[.AN2]/41" office:value-type="float" office:value="0.0680907317073171" calcext:value-type="float">
            <text:p>0.0681</text:p>
          </table:table-cell>
          <table:table-cell table:formula="of:=[.AO2]/41" office:value-type="float" office:value="0.0331680487804878" calcext:value-type="float">
            <text:p>0.0332</text:p>
          </table:table-cell>
          <table:table-cell table:formula="of:=[.AP2]/41" office:value-type="float" office:value="0.011275" calcext:value-type="float">
            <text:p>0.0113</text:p>
          </table:table-cell>
          <table:table-cell table:formula="of:=[.AQ2]/41" office:value-type="float" office:value="0.0020312512195122" calcext:value-type="float">
            <text:p>0.0020</text:p>
          </table:table-cell>
          <table:table-cell table:formula="of:=[.AR2]/41" office:value-type="float" office:value="0.0889039024390244" calcext:value-type="float">
            <text:p>0.0889</text:p>
          </table:table-cell>
          <table:table-cell table:formula="of:=[.AS2]/41" office:value-type="float" office:value="0.0108061219512195" calcext:value-type="float">
            <text:p>0.0108</text:p>
          </table:table-cell>
          <table:table-cell table:formula="of:=[.AT2]/41" office:value-type="float" office:value="0.00439017073170732" calcext:value-type="float">
            <text:p>0.0044</text:p>
          </table:table-cell>
          <table:table-cell table:formula="of:=[.AU2]/41" office:value-type="float" office:value="0.0539275609756098" calcext:value-type="float">
            <text:p>0.0539</text:p>
          </table:table-cell>
          <table:table-cell table:formula="of:=[.AV2]/41" office:value-type="float" office:value="0.0597239024390244" calcext:value-type="float">
            <text:p>0.0597</text:p>
          </table:table-cell>
          <table:table-cell table:formula="of:=[.AW2]/41" office:value-type="float" office:value="0.0195789756097561" calcext:value-type="float">
            <text:p>0.0196</text:p>
          </table:table-cell>
          <table:table-cell table:formula="of:=[.AX2]/41" office:value-type="float" office:value="0.03694" calcext:value-type="float">
            <text:p>0.0369</text:p>
          </table:table-cell>
          <table:table-cell table:formula="of:=[.AY2]/41" office:value-type="float" office:value="0.0667485365853659" calcext:value-type="float">
            <text:p>0.0667</text:p>
          </table:table-cell>
          <table:table-cell table:formula="of:=[.AZ2]/41" office:value-type="float" office:value="0.00322987804878049" calcext:value-type="float">
            <text:p>0.0032</text:p>
          </table:table-cell>
          <table:table-cell table:formula="of:=[.BA2]/41" office:value-type="float" office:value="0.182776341463415" calcext:value-type="float">
            <text:p>0.1828</text:p>
          </table:table-cell>
          <table:table-cell table:formula="of:=[.BB2]/41" office:value-type="float" office:value="0.187905121951219" calcext:value-type="float">
            <text:p>0.1879</text:p>
          </table:table-cell>
          <table:table-cell table:formula="of:=[.BC2]/41" office:value-type="float" office:value="0.055979756097561" calcext:value-type="float">
            <text:p>0.0560</text:p>
          </table:table-cell>
          <table:table-cell table:formula="of:=[.BD2]/41" office:value-type="float" office:value="0.458856097560976" calcext:value-type="float">
            <text:p>0.4589</text:p>
          </table:table-cell>
          <table:table-cell table:formula="of:=[.BE2]/41" office:value-type="float" office:value="0.0889265853658537" calcext:value-type="float">
            <text:p>0.0889</text:p>
          </table:table-cell>
          <table:table-cell table:formula="of:=[.BF2]/41" office:value-type="float" office:value="0.164659756097561" calcext:value-type="float">
            <text:p>0.1647</text:p>
          </table:table-cell>
          <table:table-cell table:formula="of:=[.BG2]/41" office:value-type="float" office:value="0.161058536585366" calcext:value-type="float">
            <text:p>0.1611</text:p>
          </table:table-cell>
          <table:table-cell table:formula="of:=[.BH2]/41" office:value-type="float" office:value="0.0653853658536585" calcext:value-type="float">
            <text:p>0.0654</text:p>
          </table:table-cell>
          <table:table-cell table:formula="of:=[.BI2]/41" office:value-type="float" office:value="0.0793763414634146" calcext:value-type="float">
            <text:p>0.0794</text:p>
          </table:table-cell>
          <table:table-cell table:formula="of:=[.BJ2]/41" office:value-type="float" office:value="0.0122812926829268" calcext:value-type="float">
            <text:p>0.0123</text:p>
          </table:table-cell>
          <table:table-cell table:formula="of:=[.BK2]/41" office:value-type="float" office:value="0.0889265853658537" calcext:value-type="float">
            <text:p>0.0889</text:p>
          </table:table-cell>
          <table:table-cell table:formula="of:=[.BL2]/41" office:value-type="float" office:value="0.147560731707317" calcext:value-type="float">
            <text:p>0.1476</text:p>
          </table:table-cell>
          <table:table-cell table:formula="of:=[.BM2]/41" office:value-type="float" office:value="0.114793414634146" calcext:value-type="float">
            <text:p>0.1148</text:p>
          </table:table-cell>
          <table:table-cell table:formula="of:=[.BN2]/41" office:value-type="float" office:value="0.114793414634146" calcext:value-type="float">
            <text:p>0.1148</text:p>
          </table:table-cell>
          <table:table-cell table:formula="of:=[.BO2]/41" office:value-type="float" office:value="0" calcext:value-type="float">
            <text:p>0.0000</text:p>
          </table:table-cell>
          <table:table-cell table:formula="of:=[.BP2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5" office:value-type="string" calcext:value-type="string">
            <text:p>1:</text:p>
          </table:table-cell>
          <table:table-cell office:value-type="float" office:value="9.65" calcext:value-type="float">
            <text:p>9.65</text:p>
          </table:table-cell>
          <table:table-cell office:value-type="float" office:value="9.81667" calcext:value-type="float">
            <text:p>9.81667</text:p>
          </table:table-cell>
          <table:table-cell table:style-name="ce5" office:value-type="string" calcext:value-type="string">
            <text:p>1:</text:p>
          </table:table-cell>
          <table:table-cell office:value-type="float" office:value="9.75000000691574" calcext:value-type="float">
            <text:p>9.75000000691574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formula="of:=[.AM3]/41" office:value-type="float" office:value="0.0680907317073171" calcext:value-type="float">
            <text:p>0.0681</text:p>
          </table:table-cell>
          <table:table-cell table:formula="of:=[.AN3]/41" office:value-type="float" office:value="0" calcext:value-type="float">
            <text:p>0.0000</text:p>
          </table:table-cell>
          <table:table-cell table:formula="of:=[.AO3]/41" office:value-type="float" office:value="0.0565278048780488" calcext:value-type="float">
            <text:p>0.0565</text:p>
          </table:table-cell>
          <table:table-cell table:formula="of:=[.AP3]/41" office:value-type="float" office:value="0.0595934146341463" calcext:value-type="float">
            <text:p>0.0596</text:p>
          </table:table-cell>
          <table:table-cell table:formula="of:=[.AQ3]/41" office:value-type="float" office:value="0.0700490243902439" calcext:value-type="float">
            <text:p>0.0700</text:p>
          </table:table-cell>
          <table:table-cell table:formula="of:=[.AR3]/41" office:value-type="float" office:value="0.0486370731707317" calcext:value-type="float">
            <text:p>0.0486</text:p>
          </table:table-cell>
          <table:table-cell table:formula="of:=[.AS3]/41" office:value-type="float" office:value="0.063279756097561" calcext:value-type="float">
            <text:p>0.0633</text:p>
          </table:table-cell>
          <table:table-cell table:formula="of:=[.AT3]/41" office:value-type="float" office:value="0.0647114634146342" calcext:value-type="float">
            <text:p>0.0647</text:p>
          </table:table-cell>
          <table:table-cell table:formula="of:=[.AU3]/41" office:value-type="float" office:value="0.0141772682926829" calcext:value-type="float">
            <text:p>0.0142</text:p>
          </table:table-cell>
          <table:table-cell table:formula="of:=[.AV3]/41" office:value-type="float" office:value="0.0294460975609756" calcext:value-type="float">
            <text:p>0.0294</text:p>
          </table:table-cell>
          <table:table-cell table:formula="of:=[.AW3]/41" office:value-type="float" office:value="0.076970243902439" calcext:value-type="float">
            <text:p>0.0770</text:p>
          </table:table-cell>
          <table:table-cell table:formula="of:=[.AX3]/41" office:value-type="float" office:value="0.0395860975609756" calcext:value-type="float">
            <text:p>0.0396</text:p>
          </table:table-cell>
          <table:table-cell table:formula="of:=[.AY3]/41" office:value-type="float" office:value="0.0407739024390244" calcext:value-type="float">
            <text:p>0.0408</text:p>
          </table:table-cell>
          <table:table-cell table:formula="of:=[.AZ3]/41" office:value-type="float" office:value="0.0650968292682927" calcext:value-type="float">
            <text:p>0.0651</text:p>
          </table:table-cell>
          <table:table-cell table:formula="of:=[.BA3]/41" office:value-type="float" office:value="0.227886585365854" calcext:value-type="float">
            <text:p>0.2279</text:p>
          </table:table-cell>
          <table:table-cell table:formula="of:=[.BB3]/41" office:value-type="float" office:value="0.21811756097561" calcext:value-type="float">
            <text:p>0.2181</text:p>
          </table:table-cell>
          <table:table-cell table:formula="of:=[.BC3]/41" office:value-type="float" office:value="0.0121111707317073" calcext:value-type="float">
            <text:p>0.0121</text:p>
          </table:table-cell>
          <table:table-cell table:formula="of:=[.BD3]/41" office:value-type="float" office:value="0.525614634146341" calcext:value-type="float">
            <text:p>0.5256</text:p>
          </table:table-cell>
          <table:table-cell table:formula="of:=[.BE3]/41" office:value-type="float" office:value="0.0730153658536585" calcext:value-type="float">
            <text:p>0.0730</text:p>
          </table:table-cell>
          <table:table-cell table:formula="of:=[.BF3]/41" office:value-type="float" office:value="0.121021219512195" calcext:value-type="float">
            <text:p>0.1210</text:p>
          </table:table-cell>
          <table:table-cell table:formula="of:=[.BG3]/41" office:value-type="float" office:value="0.193337317073171" calcext:value-type="float">
            <text:p>0.1933</text:p>
          </table:table-cell>
          <table:table-cell table:formula="of:=[.BH3]/41" office:value-type="float" office:value="0.0897812195121951" calcext:value-type="float">
            <text:p>0.0898</text:p>
          </table:table-cell>
          <table:table-cell table:formula="of:=[.BI3]/41" office:value-type="float" office:value="0.0598214634146341" calcext:value-type="float">
            <text:p>0.0598</text:p>
          </table:table-cell>
          <table:table-cell table:formula="of:=[.BJ3]/41" office:value-type="float" office:value="0.0558258536585366" calcext:value-type="float">
            <text:p>0.0558</text:p>
          </table:table-cell>
          <table:table-cell table:formula="of:=[.BK3]/41" office:value-type="float" office:value="0.0730153658536585" calcext:value-type="float">
            <text:p>0.0730</text:p>
          </table:table-cell>
          <table:table-cell table:formula="of:=[.BL3]/41" office:value-type="float" office:value="0.116081219512195" calcext:value-type="float">
            <text:p>0.1161</text:p>
          </table:table-cell>
          <table:table-cell table:formula="of:=[.BM3]/41" office:value-type="float" office:value="0.153811219512195" calcext:value-type="float">
            <text:p>0.1538</text:p>
          </table:table-cell>
          <table:table-cell table:formula="of:=[.BN3]/41" office:value-type="float" office:value="0.153811219512195" calcext:value-type="float">
            <text:p>0.1538</text:p>
          </table:table-cell>
          <table:table-cell table:formula="of:=[.BO3]/41" office:value-type="float" office:value="0" calcext:value-type="float">
            <text:p>0.0000</text:p>
          </table:table-cell>
          <table:table-cell table:formula="of:=[.BP3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5" office:value-type="string" calcext:value-type="string">
            <text:p>2:</text:p>
          </table:table-cell>
          <table:table-cell office:value-type="float" office:value="13.1167" calcext:value-type="float">
            <text:p>13.1167</text:p>
          </table:table-cell>
          <table:table-cell office:value-type="float" office:value="13.2833" calcext:value-type="float">
            <text:p>13.2833</text:p>
          </table:table-cell>
          <table:table-cell table:style-name="ce5" office:value-type="string" calcext:value-type="string">
            <text:p>2:</text:p>
          </table:table-cell>
          <table:table-cell office:value-type="float" office:value="13.2833333333333" calcext:value-type="float">
            <text:p>13.2833333333333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formula="of:=[.AM4]/41" office:value-type="float" office:value="0.0331680487804878" calcext:value-type="float">
            <text:p>0.0332</text:p>
          </table:table-cell>
          <table:table-cell table:formula="of:=[.AN4]/41" office:value-type="float" office:value="0.0565278048780488" calcext:value-type="float">
            <text:p>0.0565</text:p>
          </table:table-cell>
          <table:table-cell table:formula="of:=[.AO4]/41" office:value-type="float" office:value="0" calcext:value-type="float">
            <text:p>0.0000</text:p>
          </table:table-cell>
          <table:table-cell table:formula="of:=[.AP4]/41" office:value-type="float" office:value="0.0227045853658537" calcext:value-type="float">
            <text:p>0.0227</text:p>
          </table:table-cell>
          <table:table-cell table:formula="of:=[.AQ4]/41" office:value-type="float" office:value="0.0338707317073171" calcext:value-type="float">
            <text:p>0.0339</text:p>
          </table:table-cell>
          <table:table-cell table:formula="of:=[.AR4]/41" office:value-type="float" office:value="0.0597763414634146" calcext:value-type="float">
            <text:p>0.0598</text:p>
          </table:table-cell>
          <table:table-cell table:formula="of:=[.AS4]/41" office:value-type="float" office:value="0.0223943170731707" calcext:value-type="float">
            <text:p>0.0224</text:p>
          </table:table-cell>
          <table:table-cell table:formula="of:=[.AT4]/41" office:value-type="float" office:value="0.0290056097560976" calcext:value-type="float">
            <text:p>0.0290</text:p>
          </table:table-cell>
          <table:table-cell table:formula="of:=[.AU4]/41" office:value-type="float" office:value="0.0450173170731707" calcext:value-type="float">
            <text:p>0.0450</text:p>
          </table:table-cell>
          <table:table-cell table:formula="of:=[.AV4]/41" office:value-type="float" office:value="0.0352495121951219" calcext:value-type="float">
            <text:p>0.0352</text:p>
          </table:table-cell>
          <table:table-cell table:formula="of:=[.AW4]/41" office:value-type="float" office:value="0.0268573170731707" calcext:value-type="float">
            <text:p>0.0269</text:p>
          </table:table-cell>
          <table:table-cell table:formula="of:=[.AX4]/41" office:value-type="float" office:value="0.0469751219512195" calcext:value-type="float">
            <text:p>0.0470</text:p>
          </table:table-cell>
          <table:table-cell table:formula="of:=[.AY4]/41" office:value-type="float" office:value="0.0375534146341463" calcext:value-type="float">
            <text:p>0.0376</text:p>
          </table:table-cell>
          <table:table-cell table:formula="of:=[.AZ4]/41" office:value-type="float" office:value="0.0305524390243902" calcext:value-type="float">
            <text:p>0.0306</text:p>
          </table:table-cell>
          <table:table-cell table:formula="of:=[.BA4]/41" office:value-type="float" office:value="0.173190487804878" calcext:value-type="float">
            <text:p>0.1732</text:p>
          </table:table-cell>
          <table:table-cell table:formula="of:=[.BB4]/41" office:value-type="float" office:value="0.169301707317073" calcext:value-type="float">
            <text:p>0.1693</text:p>
          </table:table-cell>
          <table:table-cell table:formula="of:=[.BC4]/41" office:value-type="float" office:value="0.0462780487804878" calcext:value-type="float">
            <text:p>0.0463</text:p>
          </table:table-cell>
          <table:table-cell table:formula="of:=[.BD4]/41" office:value-type="float" office:value="0.472321951219512" calcext:value-type="float">
            <text:p>0.4723</text:p>
          </table:table-cell>
          <table:table-cell table:formula="of:=[.BE4]/41" office:value-type="float" office:value="0.0558019512195122" calcext:value-type="float">
            <text:p>0.0558</text:p>
          </table:table-cell>
          <table:table-cell table:formula="of:=[.BF4]/41" office:value-type="float" office:value="0.132988292682927" calcext:value-type="float">
            <text:p>0.1330</text:p>
          </table:table-cell>
          <table:table-cell table:formula="of:=[.BG4]/41" office:value-type="float" office:value="0.143202682926829" calcext:value-type="float">
            <text:p>0.1432</text:p>
          </table:table-cell>
          <table:table-cell table:formula="of:=[.BH4]/41" office:value-type="float" office:value="0.0396565853658537" calcext:value-type="float">
            <text:p>0.0397</text:p>
          </table:table-cell>
          <table:table-cell table:formula="of:=[.BI4]/41" office:value-type="float" office:value="0.0468541463414634" calcext:value-type="float">
            <text:p>0.0469</text:p>
          </table:table-cell>
          <table:table-cell table:formula="of:=[.BJ4]/41" office:value-type="float" office:value="0.0287151219512195" calcext:value-type="float">
            <text:p>0.0287</text:p>
          </table:table-cell>
          <table:table-cell table:formula="of:=[.BK4]/41" office:value-type="float" office:value="0.0558019512195122" calcext:value-type="float">
            <text:p>0.0558</text:p>
          </table:table-cell>
          <table:table-cell table:formula="of:=[.BL4]/41" office:value-type="float" office:value="0.114614390243902" calcext:value-type="float">
            <text:p>0.1146</text:p>
          </table:table-cell>
          <table:table-cell table:formula="of:=[.BM4]/41" office:value-type="float" office:value="0.100199512195122" calcext:value-type="float">
            <text:p>0.1002</text:p>
          </table:table-cell>
          <table:table-cell table:formula="of:=[.BN4]/41" office:value-type="float" office:value="0.100199512195122" calcext:value-type="float">
            <text:p>0.1002</text:p>
          </table:table-cell>
          <table:table-cell table:formula="of:=[.BO4]/41" office:value-type="float" office:value="0" calcext:value-type="float">
            <text:p>0.0000</text:p>
          </table:table-cell>
          <table:table-cell table:formula="of:=[.BP4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5" office:value-type="string" calcext:value-type="string">
            <text:p>3:</text:p>
          </table:table-cell>
          <table:table-cell office:value-type="float" office:value="10.45" calcext:value-type="float">
            <text:p>10.45</text:p>
          </table:table-cell>
          <table:table-cell office:value-type="float" office:value="10.6167" calcext:value-type="float">
            <text:p>10.6167</text:p>
          </table:table-cell>
          <table:table-cell table:style-name="ce5" office:value-type="string" calcext:value-type="string">
            <text:p>3:</text:p>
          </table:table-cell>
          <table:table-cell office:value-type="float" office:value="10.5666666760977" calcext:value-type="float">
            <text:p>10.5666666760977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formula="of:=[.AM5]/41" office:value-type="float" office:value="0.011275" calcext:value-type="float">
            <text:p>0.0113</text:p>
          </table:table-cell>
          <table:table-cell table:formula="of:=[.AN5]/41" office:value-type="float" office:value="0.0595934146341463" calcext:value-type="float">
            <text:p>0.0596</text:p>
          </table:table-cell>
          <table:table-cell table:formula="of:=[.AO5]/41" office:value-type="float" office:value="0.0227045853658537" calcext:value-type="float">
            <text:p>0.0227</text:p>
          </table:table-cell>
          <table:table-cell table:formula="of:=[.AP5]/41" office:value-type="float" office:value="0" calcext:value-type="float">
            <text:p>0.0000</text:p>
          </table:table-cell>
          <table:table-cell table:formula="of:=[.AQ5]/41" office:value-type="float" office:value="0.0125896585365854" calcext:value-type="float">
            <text:p>0.0126</text:p>
          </table:table-cell>
          <table:table-cell table:formula="of:=[.AR5]/41" office:value-type="float" office:value="0.0776790243902439" calcext:value-type="float">
            <text:p>0.0777</text:p>
          </table:table-cell>
          <table:table-cell table:formula="of:=[.AS5]/41" office:value-type="float" office:value="0.00415282926829268" calcext:value-type="float">
            <text:p>0.0042</text:p>
          </table:table-cell>
          <table:table-cell table:formula="of:=[.AT5]/41" office:value-type="float" office:value="0.00688521951219512" calcext:value-type="float">
            <text:p>0.0069</text:p>
          </table:table-cell>
          <table:table-cell table:formula="of:=[.AU5]/41" office:value-type="float" office:value="0.0456409756097561" calcext:value-type="float">
            <text:p>0.0456</text:p>
          </table:table-cell>
          <table:table-cell table:formula="of:=[.AV5]/41" office:value-type="float" office:value="0.0487665853658537" calcext:value-type="float">
            <text:p>0.0488</text:p>
          </table:table-cell>
          <table:table-cell table:formula="of:=[.AW5]/41" office:value-type="float" office:value="0.0193336341463415" calcext:value-type="float">
            <text:p>0.0193</text:p>
          </table:table-cell>
          <table:table-cell table:formula="of:=[.AX5]/41" office:value-type="float" office:value="0.0339656097560976" calcext:value-type="float">
            <text:p>0.0340</text:p>
          </table:table-cell>
          <table:table-cell table:formula="of:=[.AY5]/41" office:value-type="float" office:value="0.0554882926829268" calcext:value-type="float">
            <text:p>0.0555</text:p>
          </table:table-cell>
          <table:table-cell table:formula="of:=[.AZ5]/41" office:value-type="float" office:value="0.00822619512195122" calcext:value-type="float">
            <text:p>0.0082</text:p>
          </table:table-cell>
          <table:table-cell table:formula="of:=[.BA5]/41" office:value-type="float" office:value="0.182346585365854" calcext:value-type="float">
            <text:p>0.1823</text:p>
          </table:table-cell>
          <table:table-cell table:formula="of:=[.BB5]/41" office:value-type="float" office:value="0.184255853658537" calcext:value-type="float">
            <text:p>0.1843</text:p>
          </table:table-cell>
          <table:table-cell table:formula="of:=[.BC5]/41" office:value-type="float" office:value="0.0475768292682927" calcext:value-type="float">
            <text:p>0.0476</text:p>
          </table:table-cell>
          <table:table-cell table:formula="of:=[.BD5]/41" office:value-type="float" office:value="0.466178048780488" calcext:value-type="float">
            <text:p>0.4662</text:p>
          </table:table-cell>
          <table:table-cell table:formula="of:=[.BE5]/41" office:value-type="float" office:value="0.0781243902439024" calcext:value-type="float">
            <text:p>0.0781</text:p>
          </table:table-cell>
          <table:table-cell table:formula="of:=[.BF5]/41" office:value-type="float" office:value="0.153395609756098" calcext:value-type="float">
            <text:p>0.1534</text:p>
          </table:table-cell>
          <table:table-cell table:formula="of:=[.BG5]/41" office:value-type="float" office:value="0.157597073170732" calcext:value-type="float">
            <text:p>0.1576</text:p>
          </table:table-cell>
          <table:table-cell table:formula="of:=[.BH5]/41" office:value-type="float" office:value="0.0582253658536585" calcext:value-type="float">
            <text:p>0.0582</text:p>
          </table:table-cell>
          <table:table-cell table:formula="of:=[.BI5]/41" office:value-type="float" office:value="0.0682712195121951" calcext:value-type="float">
            <text:p>0.0683</text:p>
          </table:table-cell>
          <table:table-cell table:formula="of:=[.BJ5]/41" office:value-type="float" office:value="0.008216" calcext:value-type="float">
            <text:p>0.0082</text:p>
          </table:table-cell>
          <table:table-cell table:formula="of:=[.BK5]/41" office:value-type="float" office:value="0.0781243902439024" calcext:value-type="float">
            <text:p>0.0781</text:p>
          </table:table-cell>
          <table:table-cell table:formula="of:=[.BL5]/41" office:value-type="float" office:value="0.13655512195122" calcext:value-type="float">
            <text:p>0.1366</text:p>
          </table:table-cell>
          <table:table-cell table:formula="of:=[.BM5]/41" office:value-type="float" office:value="0.112226341463415" calcext:value-type="float">
            <text:p>0.1122</text:p>
          </table:table-cell>
          <table:table-cell table:formula="of:=[.BN5]/41" office:value-type="float" office:value="0.112226341463415" calcext:value-type="float">
            <text:p>0.1122</text:p>
          </table:table-cell>
          <table:table-cell table:formula="of:=[.BO5]/41" office:value-type="float" office:value="0" calcext:value-type="float">
            <text:p>0.0000</text:p>
          </table:table-cell>
          <table:table-cell table:formula="of:=[.BP5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5" office:value-type="string" calcext:value-type="string">
            <text:p>4:</text:p>
          </table:table-cell>
          <table:table-cell office:value-type="float" office:value="16.05" calcext:value-type="float">
            <text:p>16.05</text:p>
          </table:table-cell>
          <table:table-cell office:value-type="float" office:value="16.2167" calcext:value-type="float">
            <text:p>16.2167</text:p>
          </table:table-cell>
          <table:table-cell table:style-name="ce5" office:value-type="string" calcext:value-type="string">
            <text:p>4:</text:p>
          </table:table-cell>
          <table:table-cell office:value-type="float" office:value="16.1000000189879" calcext:value-type="float">
            <text:p>16.1000000189879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formula="of:=[.AM6]/41" office:value-type="float" office:value="0.0020312512195122" calcext:value-type="float">
            <text:p>0.0020</text:p>
          </table:table-cell>
          <table:table-cell table:formula="of:=[.AN6]/41" office:value-type="float" office:value="0.0700490243902439" calcext:value-type="float">
            <text:p>0.0700</text:p>
          </table:table-cell>
          <table:table-cell table:formula="of:=[.AO6]/41" office:value-type="float" office:value="0.0338707317073171" calcext:value-type="float">
            <text:p>0.0339</text:p>
          </table:table-cell>
          <table:table-cell table:formula="of:=[.AP6]/41" office:value-type="float" office:value="0.0125896585365854" calcext:value-type="float">
            <text:p>0.0126</text:p>
          </table:table-cell>
          <table:table-cell table:formula="of:=[.AQ6]/41" office:value-type="float" office:value="0" calcext:value-type="float">
            <text:p>0.0000</text:p>
          </table:table-cell>
          <table:table-cell table:formula="of:=[.AR6]/41" office:value-type="float" office:value="0.0902641463414634" calcext:value-type="float">
            <text:p>0.0903</text:p>
          </table:table-cell>
          <table:table-cell table:formula="of:=[.AS6]/41" office:value-type="float" office:value="0.0114990975609756" calcext:value-type="float">
            <text:p>0.0115</text:p>
          </table:table-cell>
          <table:table-cell table:formula="of:=[.AT6]/41" office:value-type="float" office:value="0.00581863414634146" calcext:value-type="float">
            <text:p>0.0058</text:p>
          </table:table-cell>
          <table:table-cell table:formula="of:=[.AU6]/41" office:value-type="float" office:value="0.0558917073170732" calcext:value-type="float">
            <text:p>0.0559</text:p>
          </table:table-cell>
          <table:table-cell table:formula="of:=[.AV6]/41" office:value-type="float" office:value="0.0612668292682927" calcext:value-type="float">
            <text:p>0.0613</text:p>
          </table:table-cell>
          <table:table-cell table:formula="of:=[.AW6]/41" office:value-type="float" office:value="0.0184746829268293" calcext:value-type="float">
            <text:p>0.0185</text:p>
          </table:table-cell>
          <table:table-cell table:formula="of:=[.AX6]/41" office:value-type="float" office:value="0.0389251219512195" calcext:value-type="float">
            <text:p>0.0389</text:p>
          </table:table-cell>
          <table:table-cell table:formula="of:=[.AY6]/41" office:value-type="float" office:value="0.068050243902439" calcext:value-type="float">
            <text:p>0.0681</text:p>
          </table:table-cell>
          <table:table-cell table:formula="of:=[.AZ6]/41" office:value-type="float" office:value="0.00500173170731707" calcext:value-type="float">
            <text:p>0.0050</text:p>
          </table:table-cell>
          <table:table-cell table:formula="of:=[.BA6]/41" office:value-type="float" office:value="0.181235609756098" calcext:value-type="float">
            <text:p>0.1812</text:p>
          </table:table-cell>
          <table:table-cell table:formula="of:=[.BB6]/41" office:value-type="float" office:value="0.186807317073171" calcext:value-type="float">
            <text:p>0.1868</text:p>
          </table:table-cell>
          <table:table-cell table:formula="of:=[.BC6]/41" office:value-type="float" office:value="0.0579380487804878" calcext:value-type="float">
            <text:p>0.0579</text:p>
          </table:table-cell>
          <table:table-cell table:formula="of:=[.BD6]/41" office:value-type="float" office:value="0.456826829268293" calcext:value-type="float">
            <text:p>0.4568</text:p>
          </table:table-cell>
          <table:table-cell table:formula="of:=[.BE6]/41" office:value-type="float" office:value="0.0896721951219512" calcext:value-type="float">
            <text:p>0.0897</text:p>
          </table:table-cell>
          <table:table-cell table:formula="of:=[.BF6]/41" office:value-type="float" office:value="0.165806585365854" calcext:value-type="float">
            <text:p>0.1658</text:p>
          </table:table-cell>
          <table:table-cell table:formula="of:=[.BG6]/41" office:value-type="float" office:value="0.159940731707317" calcext:value-type="float">
            <text:p>0.1599</text:p>
          </table:table-cell>
          <table:table-cell table:formula="of:=[.BH6]/41" office:value-type="float" office:value="0.0650582926829268" calcext:value-type="float">
            <text:p>0.0651</text:p>
          </table:table-cell>
          <table:table-cell table:formula="of:=[.BI6]/41" office:value-type="float" office:value="0.0803273170731707" calcext:value-type="float">
            <text:p>0.0803</text:p>
          </table:table-cell>
          <table:table-cell table:formula="of:=[.BJ6]/41" office:value-type="float" office:value="0.0142681219512195" calcext:value-type="float">
            <text:p>0.0143</text:p>
          </table:table-cell>
          <table:table-cell table:formula="of:=[.BK6]/41" office:value-type="float" office:value="0.0896721951219512" calcext:value-type="float">
            <text:p>0.0897</text:p>
          </table:table-cell>
          <table:table-cell table:formula="of:=[.BL6]/41" office:value-type="float" office:value="0.148412926829268" calcext:value-type="float">
            <text:p>0.1484</text:p>
          </table:table-cell>
          <table:table-cell table:formula="of:=[.BM6]/41" office:value-type="float" office:value="0.113565853658537" calcext:value-type="float">
            <text:p>0.1136</text:p>
          </table:table-cell>
          <table:table-cell table:formula="of:=[.BN6]/41" office:value-type="float" office:value="0.113565853658537" calcext:value-type="float">
            <text:p>0.1136</text:p>
          </table:table-cell>
          <table:table-cell table:formula="of:=[.BO6]/41" office:value-type="float" office:value="0" calcext:value-type="float">
            <text:p>0.0000</text:p>
          </table:table-cell>
          <table:table-cell table:formula="of:=[.BP6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5" office:value-type="string" calcext:value-type="string">
            <text:p>5:</text:p>
          </table:table-cell>
          <table:table-cell office:value-type="float" office:value="11.5" calcext:value-type="float">
            <text:p>11.5</text:p>
          </table:table-cell>
          <table:table-cell office:value-type="float" office:value="11.6667" calcext:value-type="float">
            <text:p>11.6667</text:p>
          </table:table-cell>
          <table:table-cell table:style-name="ce5" office:value-type="string" calcext:value-type="string">
            <text:p>5:</text:p>
          </table:table-cell>
          <table:table-cell office:value-type="float" office:value="11.5833333442517" calcext:value-type="float">
            <text:p>11.5833333442517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formula="of:=[.AM7]/41" office:value-type="float" office:value="0.0889039024390244" calcext:value-type="float">
            <text:p>0.0889</text:p>
          </table:table-cell>
          <table:table-cell table:formula="of:=[.AN7]/41" office:value-type="float" office:value="0.0486370731707317" calcext:value-type="float">
            <text:p>0.0486</text:p>
          </table:table-cell>
          <table:table-cell table:formula="of:=[.AO7]/41" office:value-type="float" office:value="0.0597763414634146" calcext:value-type="float">
            <text:p>0.0598</text:p>
          </table:table-cell>
          <table:table-cell table:formula="of:=[.AP7]/41" office:value-type="float" office:value="0.0776790243902439" calcext:value-type="float">
            <text:p>0.0777</text:p>
          </table:table-cell>
          <table:table-cell table:formula="of:=[.AQ7]/41" office:value-type="float" office:value="0.0902641463414634" calcext:value-type="float">
            <text:p>0.0903</text:p>
          </table:table-cell>
          <table:table-cell table:formula="of:=[.AR7]/41" office:value-type="float" office:value="0" calcext:value-type="float">
            <text:p>0.0000</text:p>
          </table:table-cell>
          <table:table-cell table:formula="of:=[.AS7]/41" office:value-type="float" office:value="0.0793885365853658" calcext:value-type="float">
            <text:p>0.0794</text:p>
          </table:table-cell>
          <table:table-cell table:formula="of:=[.AT7]/41" office:value-type="float" office:value="0.0845360975609756" calcext:value-type="float">
            <text:p>0.0845</text:p>
          </table:table-cell>
          <table:table-cell table:formula="of:=[.AU7]/41" office:value-type="float" office:value="0.0529917073170732" calcext:value-type="float">
            <text:p>0.0530</text:p>
          </table:table-cell>
          <table:table-cell table:formula="of:=[.AV7]/41" office:value-type="float" office:value="0.0305965853658537" calcext:value-type="float">
            <text:p>0.0306</text:p>
          </table:table-cell>
          <table:table-cell table:formula="of:=[.AW7]/41" office:value-type="float" office:value="0.0866321951219512" calcext:value-type="float">
            <text:p>0.0866</text:p>
          </table:table-cell>
          <table:table-cell table:formula="of:=[.AX7]/41" office:value-type="float" office:value="0.0780060975609756" calcext:value-type="float">
            <text:p>0.0780</text:p>
          </table:table-cell>
          <table:table-cell table:formula="of:=[.AY7]/41" office:value-type="float" office:value="0.0223826097560976" calcext:value-type="float">
            <text:p>0.0224</text:p>
          </table:table-cell>
          <table:table-cell table:formula="of:=[.AZ7]/41" office:value-type="float" office:value="0.0857390243902439" calcext:value-type="float">
            <text:p>0.0857</text:p>
          </table:table-cell>
          <table:table-cell table:formula="of:=[.BA7]/41" office:value-type="float" office:value="0.204778048780488" calcext:value-type="float">
            <text:p>0.2048</text:p>
          </table:table-cell>
          <table:table-cell table:formula="of:=[.BB7]/41" office:value-type="float" office:value="0.185204878048781" calcext:value-type="float">
            <text:p>0.1852</text:p>
          </table:table-cell>
          <table:table-cell table:formula="of:=[.BC7]/41" office:value-type="float" office:value="0.0516453658536585" calcext:value-type="float">
            <text:p>0.0516</text:p>
          </table:table-cell>
          <table:table-cell table:formula="of:=[.BD7]/41" office:value-type="float" office:value="0.525514634146342" calcext:value-type="float">
            <text:p>0.5255</text:p>
          </table:table-cell>
          <table:table-cell table:formula="of:=[.BE7]/41" office:value-type="float" office:value="0.0318343902439024" calcext:value-type="float">
            <text:p>0.0318</text:p>
          </table:table-cell>
          <table:table-cell table:formula="of:=[.BF7]/41" office:value-type="float" office:value="0.0773814634146341" calcext:value-type="float">
            <text:p>0.0774</text:p>
          </table:table-cell>
          <table:table-cell table:formula="of:=[.BG7]/41" office:value-type="float" office:value="0.162951219512195" calcext:value-type="float">
            <text:p>0.1630</text:p>
          </table:table-cell>
          <table:table-cell table:formula="of:=[.BH7]/41" office:value-type="float" office:value="0.0705209756097561" calcext:value-type="float">
            <text:p>0.0705</text:p>
          </table:table-cell>
          <table:table-cell table:formula="of:=[.BI7]/41" office:value-type="float" office:value="0.0229551951219512" calcext:value-type="float">
            <text:p>0.0230</text:p>
          </table:table-cell>
          <table:table-cell table:formula="of:=[.BJ7]/41" office:value-type="float" office:value="0.0792260975609756" calcext:value-type="float">
            <text:p>0.0792</text:p>
          </table:table-cell>
          <table:table-cell table:formula="of:=[.BK7]/41" office:value-type="float" office:value="0.0318343902439024" calcext:value-type="float">
            <text:p>0.0318</text:p>
          </table:table-cell>
          <table:table-cell table:formula="of:=[.BL7]/41" office:value-type="float" office:value="0.0678385365853659" calcext:value-type="float">
            <text:p>0.0678</text:p>
          </table:table-cell>
          <table:table-cell table:formula="of:=[.BM7]/41" office:value-type="float" office:value="0.131276829268293" calcext:value-type="float">
            <text:p>0.1313</text:p>
          </table:table-cell>
          <table:table-cell table:formula="of:=[.BN7]/41" office:value-type="float" office:value="0.131276829268293" calcext:value-type="float">
            <text:p>0.1313</text:p>
          </table:table-cell>
          <table:table-cell table:formula="of:=[.BO7]/41" office:value-type="float" office:value="0" calcext:value-type="float">
            <text:p>0.0000</text:p>
          </table:table-cell>
          <table:table-cell table:formula="of:=[.BP7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5" office:value-type="string" calcext:value-type="string">
            <text:p>6:</text:p>
          </table:table-cell>
          <table:table-cell office:value-type="float" office:value="10.75" calcext:value-type="float">
            <text:p>10.75</text:p>
          </table:table-cell>
          <table:table-cell office:value-type="float" office:value="10.9167" calcext:value-type="float">
            <text:p>10.9167</text:p>
          </table:table-cell>
          <table:table-cell table:style-name="ce5" office:value-type="string" calcext:value-type="string">
            <text:p>6:</text:p>
          </table:table-cell>
          <table:table-cell office:value-type="float" office:value="10.9166666666667" calcext:value-type="float">
            <text:p>10.9166666666667</text:p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formula="of:=[.AM8]/41" office:value-type="float" office:value="0.0108061219512195" calcext:value-type="float">
            <text:p>0.0108</text:p>
          </table:table-cell>
          <table:table-cell table:formula="of:=[.AN8]/41" office:value-type="float" office:value="0.063279756097561" calcext:value-type="float">
            <text:p>0.0633</text:p>
          </table:table-cell>
          <table:table-cell table:formula="of:=[.AO8]/41" office:value-type="float" office:value="0.0223943170731707" calcext:value-type="float">
            <text:p>0.0224</text:p>
          </table:table-cell>
          <table:table-cell table:formula="of:=[.AP8]/41" office:value-type="float" office:value="0.00415282926829268" calcext:value-type="float">
            <text:p>0.0042</text:p>
          </table:table-cell>
          <table:table-cell table:formula="of:=[.AQ8]/41" office:value-type="float" office:value="0.0114990975609756" calcext:value-type="float">
            <text:p>0.0115</text:p>
          </table:table-cell>
          <table:table-cell table:formula="of:=[.AR8]/41" office:value-type="float" office:value="0.0793885365853658" calcext:value-type="float">
            <text:p>0.0794</text:p>
          </table:table-cell>
          <table:table-cell table:formula="of:=[.AS8]/41" office:value-type="float" office:value="0" calcext:value-type="float">
            <text:p>0.0000</text:p>
          </table:table-cell>
          <table:table-cell table:formula="of:=[.AT8]/41" office:value-type="float" office:value="0.00688687804878049" calcext:value-type="float">
            <text:p>0.0069</text:p>
          </table:table-cell>
          <table:table-cell table:formula="of:=[.AU8]/41" office:value-type="float" office:value="0.04942" calcext:value-type="float">
            <text:p>0.0494</text:p>
          </table:table-cell>
          <table:table-cell table:formula="of:=[.AV8]/41" office:value-type="float" office:value="0.0511034146341463" calcext:value-type="float">
            <text:p>0.0511</text:p>
          </table:table-cell>
          <table:table-cell table:formula="of:=[.AW8]/41" office:value-type="float" office:value="0.0151826097560976" calcext:value-type="float">
            <text:p>0.0152</text:p>
          </table:table-cell>
          <table:table-cell table:formula="of:=[.AX8]/41" office:value-type="float" office:value="0.0380519512195122" calcext:value-type="float">
            <text:p>0.0381</text:p>
          </table:table-cell>
          <table:table-cell table:formula="of:=[.AY8]/41" office:value-type="float" office:value="0.0570668292682927" calcext:value-type="float">
            <text:p>0.0571</text:p>
          </table:table-cell>
          <table:table-cell table:formula="of:=[.AZ8]/41" office:value-type="float" office:value="0.00849236585365854" calcext:value-type="float">
            <text:p>0.0085</text:p>
          </table:table-cell>
          <table:table-cell table:formula="of:=[.BA8]/41" office:value-type="float" office:value="0.178391707317073" calcext:value-type="float">
            <text:p>0.1784</text:p>
          </table:table-cell>
          <table:table-cell table:formula="of:=[.BB8]/41" office:value-type="float" office:value="0.180843414634146" calcext:value-type="float">
            <text:p>0.1808</text:p>
          </table:table-cell>
          <table:table-cell table:formula="of:=[.BC8]/41" office:value-type="float" office:value="0.0513209756097561" calcext:value-type="float">
            <text:p>0.0513</text:p>
          </table:table-cell>
          <table:table-cell table:formula="of:=[.BD8]/41" office:value-type="float" office:value="0.462385365853659" calcext:value-type="float">
            <text:p>0.4624</text:p>
          </table:table-cell>
          <table:table-cell table:formula="of:=[.BE8]/41" office:value-type="float" office:value="0.0781870731707317" calcext:value-type="float">
            <text:p>0.0782</text:p>
          </table:table-cell>
          <table:table-cell table:formula="of:=[.BF8]/41" office:value-type="float" office:value="0.154490243902439" calcext:value-type="float">
            <text:p>0.1545</text:p>
          </table:table-cell>
          <table:table-cell table:formula="of:=[.BG8]/41" office:value-type="float" office:value="0.154133902439024" calcext:value-type="float">
            <text:p>0.1541</text:p>
          </table:table-cell>
          <table:table-cell table:formula="of:=[.BH8]/41" office:value-type="float" office:value="0.0557885365853659" calcext:value-type="float">
            <text:p>0.0558</text:p>
          </table:table-cell>
          <table:table-cell table:formula="of:=[.BI8]/41" office:value-type="float" office:value="0.0688573170731707" calcext:value-type="float">
            <text:p>0.0689</text:p>
          </table:table-cell>
          <table:table-cell table:formula="of:=[.BJ8]/41" office:value-type="float" office:value="0.0119730487804878" calcext:value-type="float">
            <text:p>0.0120</text:p>
          </table:table-cell>
          <table:table-cell table:formula="of:=[.BK8]/41" office:value-type="float" office:value="0.0781870731707317" calcext:value-type="float">
            <text:p>0.0782</text:p>
          </table:table-cell>
          <table:table-cell table:formula="of:=[.BL8]/41" office:value-type="float" office:value="0.136913902439024" calcext:value-type="float">
            <text:p>0.1369</text:p>
          </table:table-cell>
          <table:table-cell table:formula="of:=[.BM8]/41" office:value-type="float" office:value="0.108560243902439" calcext:value-type="float">
            <text:p>0.1086</text:p>
          </table:table-cell>
          <table:table-cell table:formula="of:=[.BN8]/41" office:value-type="float" office:value="0.108560243902439" calcext:value-type="float">
            <text:p>0.1086</text:p>
          </table:table-cell>
          <table:table-cell table:formula="of:=[.BO8]/41" office:value-type="float" office:value="0" calcext:value-type="float">
            <text:p>0.0000</text:p>
          </table:table-cell>
          <table:table-cell table:formula="of:=[.BP8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12" office:value-type="string" calcext:value-type="string">
            <text:p>7:</text:p>
          </table:table-cell>
          <table:table-cell table:number-columns-repeated="2" office:value-type="float" office:value="10.9333" calcext:value-type="float">
            <text:p>10.9333</text:p>
          </table:table-cell>
          <table:table-cell table:style-name="ce12" office:value-type="string" calcext:value-type="string">
            <text:p>7:</text:p>
          </table:table-cell>
          <table:table-cell office:value-type="float" office:value="10.6710568467494" calcext:value-type="float">
            <text:p>10.6710568467494</text:p>
          </table:table-cell>
          <table:table-cell table:number-columns-repeated="2"/>
          <table:table-cell table:style-name="ce12" office:value-type="float" office:value="7" calcext:value-type="float">
            <text:p>7</text:p>
          </table:table-cell>
          <table:table-cell table:formula="of:=[.AM9]/41" office:value-type="float" office:value="0.00439017073170732" calcext:value-type="float">
            <text:p>0.0044</text:p>
          </table:table-cell>
          <table:table-cell table:formula="of:=[.AN9]/41" office:value-type="float" office:value="0.0647114634146342" calcext:value-type="float">
            <text:p>0.0647</text:p>
          </table:table-cell>
          <table:table-cell table:formula="of:=[.AO9]/41" office:value-type="float" office:value="0.0290056097560976" calcext:value-type="float">
            <text:p>0.0290</text:p>
          </table:table-cell>
          <table:table-cell table:formula="of:=[.AP9]/41" office:value-type="float" office:value="0.00688521951219512" calcext:value-type="float">
            <text:p>0.0069</text:p>
          </table:table-cell>
          <table:table-cell table:formula="of:=[.AQ9]/41" office:value-type="float" office:value="0.00581863414634146" calcext:value-type="float">
            <text:p>0.0058</text:p>
          </table:table-cell>
          <table:table-cell table:formula="of:=[.AR9]/41" office:value-type="float" office:value="0.0845360975609756" calcext:value-type="float">
            <text:p>0.0845</text:p>
          </table:table-cell>
          <table:table-cell table:formula="of:=[.AS9]/41" office:value-type="float" office:value="0.00688687804878049" calcext:value-type="float">
            <text:p>0.0069</text:p>
          </table:table-cell>
          <table:table-cell table:formula="of:=[.AT9]/41" office:value-type="float" office:value="0" calcext:value-type="float">
            <text:p>0.0000</text:p>
          </table:table-cell>
          <table:table-cell table:formula="of:=[.AU9]/41" office:value-type="float" office:value="0.0505948780487805" calcext:value-type="float">
            <text:p>0.0506</text:p>
          </table:table-cell>
          <table:table-cell table:formula="of:=[.AV9]/41" office:value-type="float" office:value="0.0554531707317073" calcext:value-type="float">
            <text:p>0.0555</text:p>
          </table:table-cell>
          <table:table-cell table:formula="of:=[.AW9]/41" office:value-type="float" office:value="0.0186456829268293" calcext:value-type="float">
            <text:p>0.0186</text:p>
          </table:table-cell>
          <table:table-cell table:formula="of:=[.AX9]/41" office:value-type="float" office:value="0.0354312195121951" calcext:value-type="float">
            <text:p>0.0354</text:p>
          </table:table-cell>
          <table:table-cell table:formula="of:=[.AY9]/41" office:value-type="float" office:value="0.0623660975609756" calcext:value-type="float">
            <text:p>0.0624</text:p>
          </table:table-cell>
          <table:table-cell table:formula="of:=[.AZ9]/41" office:value-type="float" office:value="0.00160614634146341" calcext:value-type="float">
            <text:p>0.0016</text:p>
          </table:table-cell>
          <table:table-cell table:formula="of:=[.BA9]/41" office:value-type="float" office:value="0.182479756097561" calcext:value-type="float">
            <text:p>0.1825</text:p>
          </table:table-cell>
          <table:table-cell table:formula="of:=[.BB9]/41" office:value-type="float" office:value="0.186367804878049" calcext:value-type="float">
            <text:p>0.1864</text:p>
          </table:table-cell>
          <table:table-cell table:formula="of:=[.BC9]/41" office:value-type="float" office:value="0.0526109756097561" calcext:value-type="float">
            <text:p>0.0526</text:p>
          </table:table-cell>
          <table:table-cell table:formula="of:=[.BD9]/41" office:value-type="float" office:value="0.461651219512195" calcext:value-type="float">
            <text:p>0.4617</text:p>
          </table:table-cell>
          <table:table-cell table:formula="of:=[.BE9]/41" office:value-type="float" office:value="0.0846929268292683" calcext:value-type="float">
            <text:p>0.0847</text:p>
          </table:table-cell>
          <table:table-cell table:formula="of:=[.BF9]/41" office:value-type="float" office:value="0.160271951219512" calcext:value-type="float">
            <text:p>0.1603</text:p>
          </table:table-cell>
          <table:table-cell table:formula="of:=[.BG9]/41" office:value-type="float" office:value="0.159580975609756" calcext:value-type="float">
            <text:p>0.1596</text:p>
          </table:table-cell>
          <table:table-cell table:formula="of:=[.BH9]/41" office:value-type="float" office:value="0.0624180487804878" calcext:value-type="float">
            <text:p>0.0624</text:p>
          </table:table-cell>
          <table:table-cell table:formula="of:=[.BI9]/41" office:value-type="float" office:value="0.0750385365853659" calcext:value-type="float">
            <text:p>0.0750</text:p>
          </table:table-cell>
          <table:table-cell table:formula="of:=[.BJ9]/41" office:value-type="float" office:value="0.00942907317073171" calcext:value-type="float">
            <text:p>0.0094</text:p>
          </table:table-cell>
          <table:table-cell table:formula="of:=[.BK9]/41" office:value-type="float" office:value="0.0846929268292683" calcext:value-type="float">
            <text:p>0.0847</text:p>
          </table:table-cell>
          <table:table-cell table:formula="of:=[.BL9]/41" office:value-type="float" office:value="0.143260731707317" calcext:value-type="float">
            <text:p>0.1433</text:p>
          </table:table-cell>
          <table:table-cell table:formula="of:=[.BM9]/41" office:value-type="float" office:value="0.113622682926829" calcext:value-type="float">
            <text:p>0.1136</text:p>
          </table:table-cell>
          <table:table-cell table:formula="of:=[.BN9]/41" office:value-type="float" office:value="0.113622682926829" calcext:value-type="float">
            <text:p>0.1136</text:p>
          </table:table-cell>
          <table:table-cell table:formula="of:=[.BO9]/41" office:value-type="float" office:value="0" calcext:value-type="float">
            <text:p>0.0000</text:p>
          </table:table-cell>
          <table:table-cell table:formula="of:=[.BP9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12" office:value-type="string" calcext:value-type="string">
            <text:p>8:</text:p>
          </table:table-cell>
          <table:table-cell table:number-columns-repeated="2" office:value-type="float" office:value="10.0167" calcext:value-type="float">
            <text:p>10.0167</text:p>
          </table:table-cell>
          <table:table-cell table:style-name="ce12" office:value-type="string" calcext:value-type="string">
            <text:p>8:</text:p>
          </table:table-cell>
          <table:table-cell office:value-type="float" office:value="9.76417726653603" calcext:value-type="float">
            <text:p>9.76417726653603</text:p>
          </table:table-cell>
          <table:table-cell table:number-columns-repeated="2"/>
          <table:table-cell table:style-name="ce12" office:value-type="float" office:value="8" calcext:value-type="float">
            <text:p>8</text:p>
          </table:table-cell>
          <table:table-cell table:formula="of:=[.AM10]/41" office:value-type="float" office:value="0.0539275609756098" calcext:value-type="float">
            <text:p>0.0539</text:p>
          </table:table-cell>
          <table:table-cell table:formula="of:=[.AN10]/41" office:value-type="float" office:value="0.0141772682926829" calcext:value-type="float">
            <text:p>0.0142</text:p>
          </table:table-cell>
          <table:table-cell table:formula="of:=[.AO10]/41" office:value-type="float" office:value="0.0450173170731707" calcext:value-type="float">
            <text:p>0.0450</text:p>
          </table:table-cell>
          <table:table-cell table:formula="of:=[.AP10]/41" office:value-type="float" office:value="0.0456409756097561" calcext:value-type="float">
            <text:p>0.0456</text:p>
          </table:table-cell>
          <table:table-cell table:formula="of:=[.AQ10]/41" office:value-type="float" office:value="0.0558917073170732" calcext:value-type="float">
            <text:p>0.0559</text:p>
          </table:table-cell>
          <table:table-cell table:formula="of:=[.AR10]/41" office:value-type="float" office:value="0.0529917073170732" calcext:value-type="float">
            <text:p>0.0530</text:p>
          </table:table-cell>
          <table:table-cell table:formula="of:=[.AS10]/41" office:value-type="float" office:value="0.04942" calcext:value-type="float">
            <text:p>0.0494</text:p>
          </table:table-cell>
          <table:table-cell table:formula="of:=[.AT10]/41" office:value-type="float" office:value="0.0505948780487805" calcext:value-type="float">
            <text:p>0.0506</text:p>
          </table:table-cell>
          <table:table-cell table:formula="of:=[.AU10]/41" office:value-type="float" office:value="0" calcext:value-type="float">
            <text:p>0.0000</text:p>
          </table:table-cell>
          <table:table-cell table:formula="of:=[.AV10]/41" office:value-type="float" office:value="0.0263443902439024" calcext:value-type="float">
            <text:p>0.0263</text:p>
          </table:table-cell>
          <table:table-cell table:formula="of:=[.AW10]/41" office:value-type="float" office:value="0.0634714634146342" calcext:value-type="float">
            <text:p>0.0635</text:p>
          </table:table-cell>
          <table:table-cell table:formula="of:=[.AX10]/41" office:value-type="float" office:value="0.0272363414634146" calcext:value-type="float">
            <text:p>0.0272</text:p>
          </table:table-cell>
          <table:table-cell table:formula="of:=[.AY10]/41" office:value-type="float" office:value="0.0390256097560976" calcext:value-type="float">
            <text:p>0.0390</text:p>
          </table:table-cell>
          <table:table-cell table:formula="of:=[.AZ10]/41" office:value-type="float" office:value="0.050949512195122" calcext:value-type="float">
            <text:p>0.0509</text:p>
          </table:table-cell>
          <table:table-cell table:formula="of:=[.BA10]/41" office:value-type="float" office:value="0.217908780487805" calcext:value-type="float">
            <text:p>0.2179</text:p>
          </table:table-cell>
          <table:table-cell table:formula="of:=[.BB10]/41" office:value-type="float" office:value="0.210855853658537" calcext:value-type="float">
            <text:p>0.2109</text:p>
          </table:table-cell>
          <table:table-cell table:formula="of:=[.BC10]/41" office:value-type="float" office:value="0.00214545853658537" calcext:value-type="float">
            <text:p>0.0021</text:p>
          </table:table-cell>
          <table:table-cell table:formula="of:=[.BD10]/41" office:value-type="float" office:value="0.51180243902439" calcext:value-type="float">
            <text:p>0.5118</text:p>
          </table:table-cell>
          <table:table-cell table:formula="of:=[.BE10]/41" office:value-type="float" office:value="0.0719975609756098" calcext:value-type="float">
            <text:p>0.0720</text:p>
          </table:table-cell>
          <table:table-cell table:formula="of:=[.BF10]/41" office:value-type="float" office:value="0.128822926829268" calcext:value-type="float">
            <text:p>0.1288</text:p>
          </table:table-cell>
          <table:table-cell table:formula="of:=[.BG10]/41" office:value-type="float" office:value="0.185491219512195" calcext:value-type="float">
            <text:p>0.1855</text:p>
          </table:table-cell>
          <table:table-cell table:formula="of:=[.BH10]/41" office:value-type="float" office:value="0.0811314634146341" calcext:value-type="float">
            <text:p>0.0811</text:p>
          </table:table-cell>
          <table:table-cell table:formula="of:=[.BI10]/41" office:value-type="float" office:value="0.0587056097560976" calcext:value-type="float">
            <text:p>0.0587</text:p>
          </table:table-cell>
          <table:table-cell table:formula="of:=[.BJ10]/41" office:value-type="float" office:value="0.0416565853658537" calcext:value-type="float">
            <text:p>0.0417</text:p>
          </table:table-cell>
          <table:table-cell table:formula="of:=[.BK10]/41" office:value-type="float" office:value="0.0719975609756098" calcext:value-type="float">
            <text:p>0.0720</text:p>
          </table:table-cell>
          <table:table-cell table:formula="of:=[.BL10]/41" office:value-type="float" office:value="0.12068243902439" calcext:value-type="float">
            <text:p>0.1207</text:p>
          </table:table-cell>
          <table:table-cell table:formula="of:=[.BM10]/41" office:value-type="float" office:value="0.144336341463415" calcext:value-type="float">
            <text:p>0.1443</text:p>
          </table:table-cell>
          <table:table-cell table:formula="of:=[.BN10]/41" office:value-type="float" office:value="0.144336341463415" calcext:value-type="float">
            <text:p>0.1443</text:p>
          </table:table-cell>
          <table:table-cell table:formula="of:=[.BO10]/41" office:value-type="float" office:value="0" calcext:value-type="float">
            <text:p>0.0000</text:p>
          </table:table-cell>
          <table:table-cell table:formula="of:=[.BP10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12" office:value-type="string" calcext:value-type="string">
            <text:p>9:</text:p>
          </table:table-cell>
          <table:table-cell table:number-columns-repeated="2" office:value-type="float" office:value="13.5333" calcext:value-type="float">
            <text:p>13.5333</text:p>
          </table:table-cell>
          <table:table-cell table:style-name="ce12" office:value-type="string" calcext:value-type="string">
            <text:p>9:</text:p>
          </table:table-cell>
          <table:table-cell office:value-type="float" office:value="13.3352495259006" calcext:value-type="float">
            <text:p>13.3352495259006</text:p>
          </table:table-cell>
          <table:table-cell table:number-columns-repeated="2"/>
          <table:table-cell table:style-name="ce12" office:value-type="float" office:value="9" calcext:value-type="float">
            <text:p>9</text:p>
          </table:table-cell>
          <table:table-cell table:formula="of:=[.AM11]/41" office:value-type="float" office:value="0.0597239024390244" calcext:value-type="float">
            <text:p>0.0597</text:p>
          </table:table-cell>
          <table:table-cell table:formula="of:=[.AN11]/41" office:value-type="float" office:value="0.0294460975609756" calcext:value-type="float">
            <text:p>0.0294</text:p>
          </table:table-cell>
          <table:table-cell table:formula="of:=[.AO11]/41" office:value-type="float" office:value="0.0352495121951219" calcext:value-type="float">
            <text:p>0.0352</text:p>
          </table:table-cell>
          <table:table-cell table:formula="of:=[.AP11]/41" office:value-type="float" office:value="0.0487665853658537" calcext:value-type="float">
            <text:p>0.0488</text:p>
          </table:table-cell>
          <table:table-cell table:formula="of:=[.AQ11]/41" office:value-type="float" office:value="0.0612668292682927" calcext:value-type="float">
            <text:p>0.0613</text:p>
          </table:table-cell>
          <table:table-cell table:formula="of:=[.AR11]/41" office:value-type="float" office:value="0.0305965853658537" calcext:value-type="float">
            <text:p>0.0306</text:p>
          </table:table-cell>
          <table:table-cell table:formula="of:=[.AS11]/41" office:value-type="float" office:value="0.0511034146341463" calcext:value-type="float">
            <text:p>0.0511</text:p>
          </table:table-cell>
          <table:table-cell table:formula="of:=[.AT11]/41" office:value-type="float" office:value="0.0554531707317073" calcext:value-type="float">
            <text:p>0.0555</text:p>
          </table:table-cell>
          <table:table-cell table:formula="of:=[.AU11]/41" office:value-type="float" office:value="0.0263443902439024" calcext:value-type="float">
            <text:p>0.0263</text:p>
          </table:table-cell>
          <table:table-cell table:formula="of:=[.AV11]/41" office:value-type="float" office:value="0" calcext:value-type="float">
            <text:p>0.0000</text:p>
          </table:table-cell>
          <table:table-cell table:formula="of:=[.AW11]/41" office:value-type="float" office:value="0.0609614634146342" calcext:value-type="float">
            <text:p>0.0610</text:p>
          </table:table-cell>
          <table:table-cell table:formula="of:=[.AX11]/41" office:value-type="float" office:value="0.0482029268292683" calcext:value-type="float">
            <text:p>0.0482</text:p>
          </table:table-cell>
          <table:table-cell table:formula="of:=[.AY11]/41" office:value-type="float" office:value="0.0126943902439024" calcext:value-type="float">
            <text:p>0.0127</text:p>
          </table:table-cell>
          <table:table-cell table:formula="of:=[.AZ11]/41" office:value-type="float" office:value="0.0565026829268293" calcext:value-type="float">
            <text:p>0.0565</text:p>
          </table:table-cell>
          <table:table-cell table:formula="of:=[.BA11]/41" office:value-type="float" office:value="0.200350731707317" calcext:value-type="float">
            <text:p>0.2004</text:p>
          </table:table-cell>
          <table:table-cell table:formula="of:=[.BB11]/41" office:value-type="float" office:value="0.188846097560976" calcext:value-type="float">
            <text:p>0.1888</text:p>
          </table:table-cell>
          <table:table-cell table:formula="of:=[.BC11]/41" office:value-type="float" office:value="0.0258148780487805" calcext:value-type="float">
            <text:p>0.0258</text:p>
          </table:table-cell>
          <table:table-cell table:formula="of:=[.BD11]/41" office:value-type="float" office:value="0.50740487804878" calcext:value-type="float">
            <text:p>0.5074</text:p>
          </table:table-cell>
          <table:table-cell table:formula="of:=[.BE11]/41" office:value-type="float" office:value="0.0456556097560976" calcext:value-type="float">
            <text:p>0.0457</text:p>
          </table:table-cell>
          <table:table-cell table:formula="of:=[.BF11]/41" office:value-type="float" office:value="0.107966585365854" calcext:value-type="float">
            <text:p>0.1080</text:p>
          </table:table-cell>
          <table:table-cell table:formula="of:=[.BG11]/41" office:value-type="float" office:value="0.164295365853659" calcext:value-type="float">
            <text:p>0.1643</text:p>
          </table:table-cell>
          <table:table-cell table:formula="of:=[.BH11]/41" office:value-type="float" office:value="0.0617451219512195" calcext:value-type="float">
            <text:p>0.0617</text:p>
          </table:table-cell>
          <table:table-cell table:formula="of:=[.BI11]/41" office:value-type="float" office:value="0.0323614634146341" calcext:value-type="float">
            <text:p>0.0324</text:p>
          </table:table-cell>
          <table:table-cell table:formula="of:=[.BJ11]/41" office:value-type="float" office:value="0.049250243902439" calcext:value-type="float">
            <text:p>0.0493</text:p>
          </table:table-cell>
          <table:table-cell table:formula="of:=[.BK11]/41" office:value-type="float" office:value="0.0456556097560976" calcext:value-type="float">
            <text:p>0.0457</text:p>
          </table:table-cell>
          <table:table-cell table:formula="of:=[.BL11]/41" office:value-type="float" office:value="0.0963507317073171" calcext:value-type="float">
            <text:p>0.0964</text:p>
          </table:table-cell>
          <table:table-cell table:formula="of:=[.BM11]/41" office:value-type="float" office:value="0.126005365853659" calcext:value-type="float">
            <text:p>0.1260</text:p>
          </table:table-cell>
          <table:table-cell table:formula="of:=[.BN11]/41" office:value-type="float" office:value="0.126005365853659" calcext:value-type="float">
            <text:p>0.1260</text:p>
          </table:table-cell>
          <table:table-cell table:formula="of:=[.BO11]/41" office:value-type="float" office:value="0" calcext:value-type="float">
            <text:p>0.0000</text:p>
          </table:table-cell>
          <table:table-cell table:formula="of:=[.BP11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12" office:value-type="string" calcext:value-type="string">
            <text:p>10:</text:p>
          </table:table-cell>
          <table:table-cell table:number-columns-repeated="2" office:value-type="float" office:value="10.8167" calcext:value-type="float">
            <text:p>10.8167</text:p>
          </table:table-cell>
          <table:table-cell table:style-name="ce12" office:value-type="string" calcext:value-type="string">
            <text:p>10:</text:p>
          </table:table-cell>
          <table:table-cell office:value-type="float" office:value="10.5860003190376" calcext:value-type="float">
            <text:p>10.5860003190376</text:p>
          </table:table-cell>
          <table:table-cell table:number-columns-repeated="2"/>
          <table:table-cell table:style-name="ce12" office:value-type="float" office:value="10" calcext:value-type="float">
            <text:p>10</text:p>
          </table:table-cell>
          <table:table-cell table:formula="of:=[.AM12]/41" office:value-type="float" office:value="0.0195789756097561" calcext:value-type="float">
            <text:p>0.0196</text:p>
          </table:table-cell>
          <table:table-cell table:formula="of:=[.AN12]/41" office:value-type="float" office:value="0.076970243902439" calcext:value-type="float">
            <text:p>0.0770</text:p>
          </table:table-cell>
          <table:table-cell table:formula="of:=[.AO12]/41" office:value-type="float" office:value="0.0268573170731707" calcext:value-type="float">
            <text:p>0.0269</text:p>
          </table:table-cell>
          <table:table-cell table:formula="of:=[.AP12]/41" office:value-type="float" office:value="0.0193336341463415" calcext:value-type="float">
            <text:p>0.0193</text:p>
          </table:table-cell>
          <table:table-cell table:formula="of:=[.AQ12]/41" office:value-type="float" office:value="0.0184746829268293" calcext:value-type="float">
            <text:p>0.0185</text:p>
          </table:table-cell>
          <table:table-cell table:formula="of:=[.AR12]/41" office:value-type="float" office:value="0.0866321951219512" calcext:value-type="float">
            <text:p>0.0866</text:p>
          </table:table-cell>
          <table:table-cell table:formula="of:=[.AS12]/41" office:value-type="float" office:value="0.0151826097560976" calcext:value-type="float">
            <text:p>0.0152</text:p>
          </table:table-cell>
          <table:table-cell table:formula="of:=[.AT12]/41" office:value-type="float" office:value="0.0186456829268293" calcext:value-type="float">
            <text:p>0.0186</text:p>
          </table:table-cell>
          <table:table-cell table:formula="of:=[.AU12]/41" office:value-type="float" office:value="0.0634714634146342" calcext:value-type="float">
            <text:p>0.0635</text:p>
          </table:table-cell>
          <table:table-cell table:formula="of:=[.AV12]/41" office:value-type="float" office:value="0.0609614634146342" calcext:value-type="float">
            <text:p>0.0610</text:p>
          </table:table-cell>
          <table:table-cell table:formula="of:=[.AW12]/41" office:value-type="float" office:value="0" calcext:value-type="float">
            <text:p>0.0000</text:p>
          </table:table-cell>
          <table:table-cell table:formula="of:=[.AX12]/41" office:value-type="float" office:value="0.0531346341463415" calcext:value-type="float">
            <text:p>0.0531</text:p>
          </table:table-cell>
          <table:table-cell table:formula="of:=[.AY12]/41" office:value-type="float" office:value="0.0643960975609756" calcext:value-type="float">
            <text:p>0.0644</text:p>
          </table:table-cell>
          <table:table-cell table:formula="of:=[.AZ12]/41" office:value-type="float" office:value="0.0197499268292683" calcext:value-type="float">
            <text:p>0.0197</text:p>
          </table:table-cell>
          <table:table-cell table:formula="of:=[.BA12]/41" office:value-type="float" office:value="0.16385487804878" calcext:value-type="float">
            <text:p>0.1639</text:p>
          </table:table-cell>
          <table:table-cell table:formula="of:=[.BB12]/41" office:value-type="float" office:value="0.168346829268293" calcext:value-type="float">
            <text:p>0.1683</text:p>
          </table:table-cell>
          <table:table-cell table:formula="of:=[.BC12]/41" office:value-type="float" office:value="0.065259512195122" calcext:value-type="float">
            <text:p>0.0653</text:p>
          </table:table-cell>
          <table:table-cell table:formula="of:=[.BD12]/41" office:value-type="float" office:value="0.448787804878049" calcext:value-type="float">
            <text:p>0.4488</text:p>
          </table:table-cell>
          <table:table-cell table:formula="of:=[.BE12]/41" office:value-type="float" office:value="0.0797739024390244" calcext:value-type="float">
            <text:p>0.0798</text:p>
          </table:table-cell>
          <table:table-cell table:formula="of:=[.BF12]/41" office:value-type="float" office:value="0.158878780487805" calcext:value-type="float">
            <text:p>0.1589</text:p>
          </table:table-cell>
          <table:table-cell table:formula="of:=[.BG12]/41" office:value-type="float" office:value="0.141490243902439" calcext:value-type="float">
            <text:p>0.1415</text:p>
          </table:table-cell>
          <table:table-cell table:formula="of:=[.BH12]/41" office:value-type="float" office:value="0.0484168292682927" calcext:value-type="float">
            <text:p>0.0484</text:p>
          </table:table-cell>
          <table:table-cell table:formula="of:=[.BI12]/41" office:value-type="float" office:value="0.0725263414634146" calcext:value-type="float">
            <text:p>0.0725</text:p>
          </table:table-cell>
          <table:table-cell table:formula="of:=[.BJ12]/41" office:value-type="float" office:value="0.0268007317073171" calcext:value-type="float">
            <text:p>0.0268</text:p>
          </table:table-cell>
          <table:table-cell table:formula="of:=[.BK12]/41" office:value-type="float" office:value="0.0797739024390244" calcext:value-type="float">
            <text:p>0.0798</text:p>
          </table:table-cell>
          <table:table-cell table:formula="of:=[.BL12]/41" office:value-type="float" office:value="0.138781219512195" calcext:value-type="float">
            <text:p>0.1388</text:p>
          </table:table-cell>
          <table:table-cell table:formula="of:=[.BM12]/41" office:value-type="float" office:value="0.0952304878048781" calcext:value-type="float">
            <text:p>0.0952</text:p>
          </table:table-cell>
          <table:table-cell table:formula="of:=[.BN12]/41" office:value-type="float" office:value="0.0952304878048781" calcext:value-type="float">
            <text:p>0.0952</text:p>
          </table:table-cell>
          <table:table-cell table:formula="of:=[.BO12]/41" office:value-type="float" office:value="0" calcext:value-type="float">
            <text:p>0.0000</text:p>
          </table:table-cell>
          <table:table-cell table:formula="of:=[.BP12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12" office:value-type="string" calcext:value-type="string">
            <text:p>11:</text:p>
          </table:table-cell>
          <table:table-cell table:number-columns-repeated="2" office:value-type="float" office:value="16.4" calcext:value-type="float">
            <text:p>16.4</text:p>
          </table:table-cell>
          <table:table-cell table:style-name="ce12" office:value-type="string" calcext:value-type="string">
            <text:p>11:</text:p>
          </table:table-cell>
          <table:table-cell office:value-type="float" office:value="16.1389252438782" calcext:value-type="float">
            <text:p>16.1389252438782</text:p>
          </table:table-cell>
          <table:table-cell table:number-columns-repeated="2"/>
          <table:table-cell table:style-name="ce12" office:value-type="float" office:value="11" calcext:value-type="float">
            <text:p>11</text:p>
          </table:table-cell>
          <table:table-cell table:formula="of:=[.AM13]/41" office:value-type="float" office:value="0.03694" calcext:value-type="float">
            <text:p>0.0369</text:p>
          </table:table-cell>
          <table:table-cell table:formula="of:=[.AN13]/41" office:value-type="float" office:value="0.0395860975609756" calcext:value-type="float">
            <text:p>0.0396</text:p>
          </table:table-cell>
          <table:table-cell table:formula="of:=[.AO13]/41" office:value-type="float" office:value="0.0469751219512195" calcext:value-type="float">
            <text:p>0.0470</text:p>
          </table:table-cell>
          <table:table-cell table:formula="of:=[.AP13]/41" office:value-type="float" office:value="0.0339656097560976" calcext:value-type="float">
            <text:p>0.0340</text:p>
          </table:table-cell>
          <table:table-cell table:formula="of:=[.AQ13]/41" office:value-type="float" office:value="0.0389251219512195" calcext:value-type="float">
            <text:p>0.0389</text:p>
          </table:table-cell>
          <table:table-cell table:formula="of:=[.AR13]/41" office:value-type="float" office:value="0.0780060975609756" calcext:value-type="float">
            <text:p>0.0780</text:p>
          </table:table-cell>
          <table:table-cell table:formula="of:=[.AS13]/41" office:value-type="float" office:value="0.0380519512195122" calcext:value-type="float">
            <text:p>0.0381</text:p>
          </table:table-cell>
          <table:table-cell table:formula="of:=[.AT13]/41" office:value-type="float" office:value="0.0354312195121951" calcext:value-type="float">
            <text:p>0.0354</text:p>
          </table:table-cell>
          <table:table-cell table:formula="of:=[.AU13]/41" office:value-type="float" office:value="0.0272363414634146" calcext:value-type="float">
            <text:p>0.0272</text:p>
          </table:table-cell>
          <table:table-cell table:formula="of:=[.AV13]/41" office:value-type="float" office:value="0.0482029268292683" calcext:value-type="float">
            <text:p>0.0482</text:p>
          </table:table-cell>
          <table:table-cell table:formula="of:=[.AW13]/41" office:value-type="float" office:value="0.0531346341463415" calcext:value-type="float">
            <text:p>0.0531</text:p>
          </table:table-cell>
          <table:table-cell table:formula="of:=[.AX13]/41" office:value-type="float" office:value="0" calcext:value-type="float">
            <text:p>0.0000</text:p>
          </table:table-cell>
          <table:table-cell table:formula="of:=[.AY13]/41" office:value-type="float" office:value="0.0600821951219512" calcext:value-type="float">
            <text:p>0.0601</text:p>
          </table:table-cell>
          <table:table-cell table:formula="of:=[.AZ13]/41" office:value-type="float" office:value="0.0349382926829268" calcext:value-type="float">
            <text:p>0.0349</text:p>
          </table:table-cell>
          <table:table-cell table:formula="of:=[.BA13]/41" office:value-type="float" office:value="0.216116829268293" calcext:value-type="float">
            <text:p>0.2161</text:p>
          </table:table-cell>
          <table:table-cell table:formula="of:=[.BB13]/41" office:value-type="float" office:value="0.215826829268293" calcext:value-type="float">
            <text:p>0.2158</text:p>
          </table:table-cell>
          <table:table-cell table:formula="of:=[.BC13]/41" office:value-type="float" office:value="0.0292412195121951" calcext:value-type="float">
            <text:p>0.0292</text:p>
          </table:table-cell>
          <table:table-cell table:formula="of:=[.BD13]/41" office:value-type="float" office:value="0.494463414634146" calcext:value-type="float">
            <text:p>0.4945</text:p>
          </table:table-cell>
          <table:table-cell table:formula="of:=[.BE13]/41" office:value-type="float" office:value="0.0911948780487805" calcext:value-type="float">
            <text:p>0.0912</text:p>
          </table:table-cell>
          <table:table-cell table:formula="of:=[.BF13]/41" office:value-type="float" office:value="0.154970731707317" calcext:value-type="float">
            <text:p>0.1550</text:p>
          </table:table-cell>
          <table:table-cell table:formula="of:=[.BG13]/41" office:value-type="float" office:value="0.189476341463415" calcext:value-type="float">
            <text:p>0.1895</text:p>
          </table:table-cell>
          <table:table-cell table:formula="of:=[.BH13]/41" office:value-type="float" office:value="0.0866282926829268" calcext:value-type="float">
            <text:p>0.0866</text:p>
          </table:table-cell>
          <table:table-cell table:formula="of:=[.BI13]/41" office:value-type="float" office:value="0.0785875609756098" calcext:value-type="float">
            <text:p>0.0786</text:p>
          </table:table-cell>
          <table:table-cell table:formula="of:=[.BJ13]/41" office:value-type="float" office:value="0.0263921951219512" calcext:value-type="float">
            <text:p>0.0264</text:p>
          </table:table-cell>
          <table:table-cell table:formula="of:=[.BK13]/41" office:value-type="float" office:value="0.0911948780487805" calcext:value-type="float">
            <text:p>0.0912</text:p>
          </table:table-cell>
          <table:table-cell table:formula="of:=[.BL13]/41" office:value-type="float" office:value="0.144549268292683" calcext:value-type="float">
            <text:p>0.1445</text:p>
          </table:table-cell>
          <table:table-cell table:formula="of:=[.BM13]/41" office:value-type="float" office:value="0.145094390243902" calcext:value-type="float">
            <text:p>0.1451</text:p>
          </table:table-cell>
          <table:table-cell table:formula="of:=[.BN13]/41" office:value-type="float" office:value="0.145094390243902" calcext:value-type="float">
            <text:p>0.1451</text:p>
          </table:table-cell>
          <table:table-cell table:formula="of:=[.BO13]/41" office:value-type="float" office:value="0" calcext:value-type="float">
            <text:p>0.0000</text:p>
          </table:table-cell>
          <table:table-cell table:formula="of:=[.BP13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12" office:value-type="string" calcext:value-type="string">
            <text:p>12:</text:p>
          </table:table-cell>
          <table:table-cell table:number-columns-repeated="2" office:value-type="float" office:value="11.8667" calcext:value-type="float">
            <text:p>11.8667</text:p>
          </table:table-cell>
          <table:table-cell table:style-name="ce12" office:value-type="string" calcext:value-type="string">
            <text:p>12:</text:p>
          </table:table-cell>
          <table:table-cell office:value-type="float" office:value="11.6057159438685" calcext:value-type="float">
            <text:p>11.6057159438685</text:p>
          </table:table-cell>
          <table:table-cell table:number-columns-repeated="2"/>
          <table:table-cell table:style-name="ce12" office:value-type="float" office:value="12" calcext:value-type="float">
            <text:p>12</text:p>
          </table:table-cell>
          <table:table-cell table:formula="of:=[.AM14]/41" office:value-type="float" office:value="0.0667485365853659" calcext:value-type="float">
            <text:p>0.0667</text:p>
          </table:table-cell>
          <table:table-cell table:formula="of:=[.AN14]/41" office:value-type="float" office:value="0.0407739024390244" calcext:value-type="float">
            <text:p>0.0408</text:p>
          </table:table-cell>
          <table:table-cell table:formula="of:=[.AO14]/41" office:value-type="float" office:value="0.0375534146341463" calcext:value-type="float">
            <text:p>0.0376</text:p>
          </table:table-cell>
          <table:table-cell table:formula="of:=[.AP14]/41" office:value-type="float" office:value="0.0554882926829268" calcext:value-type="float">
            <text:p>0.0555</text:p>
          </table:table-cell>
          <table:table-cell table:formula="of:=[.AQ14]/41" office:value-type="float" office:value="0.068050243902439" calcext:value-type="float">
            <text:p>0.0681</text:p>
          </table:table-cell>
          <table:table-cell table:formula="of:=[.AR14]/41" office:value-type="float" office:value="0.0223826097560976" calcext:value-type="float">
            <text:p>0.0224</text:p>
          </table:table-cell>
          <table:table-cell table:formula="of:=[.AS14]/41" office:value-type="float" office:value="0.0570668292682927" calcext:value-type="float">
            <text:p>0.0571</text:p>
          </table:table-cell>
          <table:table-cell table:formula="of:=[.AT14]/41" office:value-type="float" office:value="0.0623660975609756" calcext:value-type="float">
            <text:p>0.0624</text:p>
          </table:table-cell>
          <table:table-cell table:formula="of:=[.AU14]/41" office:value-type="float" office:value="0.0390256097560976" calcext:value-type="float">
            <text:p>0.0390</text:p>
          </table:table-cell>
          <table:table-cell table:formula="of:=[.AV14]/41" office:value-type="float" office:value="0.0126943902439024" calcext:value-type="float">
            <text:p>0.0127</text:p>
          </table:table-cell>
          <table:table-cell table:formula="of:=[.AW14]/41" office:value-type="float" office:value="0.0643960975609756" calcext:value-type="float">
            <text:p>0.0644</text:p>
          </table:table-cell>
          <table:table-cell table:formula="of:=[.AX14]/41" office:value-type="float" office:value="0.0600821951219512" calcext:value-type="float">
            <text:p>0.0601</text:p>
          </table:table-cell>
          <table:table-cell table:formula="of:=[.AY14]/41" office:value-type="float" office:value="0" calcext:value-type="float">
            <text:p>0.0000</text:p>
          </table:table-cell>
          <table:table-cell table:formula="of:=[.AZ14]/41" office:value-type="float" office:value="0.0636146341463415" calcext:value-type="float">
            <text:p>0.0636</text:p>
          </table:table-cell>
          <table:table-cell table:formula="of:=[.BA14]/41" office:value-type="float" office:value="0.193190975609756" calcext:value-type="float">
            <text:p>0.1932</text:p>
          </table:table-cell>
          <table:table-cell table:formula="of:=[.BB14]/41" office:value-type="float" office:value="0.179110975609756" calcext:value-type="float">
            <text:p>0.1791</text:p>
          </table:table-cell>
          <table:table-cell table:formula="of:=[.BC14]/41" office:value-type="float" office:value="0.0384312195121951" calcext:value-type="float">
            <text:p>0.0384</text:p>
          </table:table-cell>
          <table:table-cell table:formula="of:=[.BD14]/41" office:value-type="float" office:value="0.506468292682927" calcext:value-type="float">
            <text:p>0.5065</text:p>
          </table:table-cell>
          <table:table-cell table:formula="of:=[.BE14]/41" office:value-type="float" office:value="0.0330087804878049" calcext:value-type="float">
            <text:p>0.0330</text:p>
          </table:table-cell>
          <table:table-cell table:formula="of:=[.BF14]/41" office:value-type="float" office:value="0.0983565853658537" calcext:value-type="float">
            <text:p>0.0984</text:p>
          </table:table-cell>
          <table:table-cell table:formula="of:=[.BG14]/41" office:value-type="float" office:value="0.155137804878049" calcext:value-type="float">
            <text:p>0.1551</text:p>
          </table:table-cell>
          <table:table-cell table:formula="of:=[.BH14]/41" office:value-type="float" office:value="0.0551568292682927" calcext:value-type="float">
            <text:p>0.0552</text:p>
          </table:table-cell>
          <table:table-cell table:formula="of:=[.BI14]/41" office:value-type="float" office:value="0.0196919512195122" calcext:value-type="float">
            <text:p>0.0197</text:p>
          </table:table-cell>
          <table:table-cell table:formula="of:=[.BJ14]/41" office:value-type="float" office:value="0.0575478048780488" calcext:value-type="float">
            <text:p>0.0575</text:p>
          </table:table-cell>
          <table:table-cell table:formula="of:=[.BK14]/41" office:value-type="float" office:value="0.0330087804878049" calcext:value-type="float">
            <text:p>0.0330</text:p>
          </table:table-cell>
          <table:table-cell table:formula="of:=[.BL14]/41" office:value-type="float" office:value="0.0847314634146342" calcext:value-type="float">
            <text:p>0.0847</text:p>
          </table:table-cell>
          <table:table-cell table:formula="of:=[.BM14]/41" office:value-type="float" office:value="0.118849024390244" calcext:value-type="float">
            <text:p>0.1188</text:p>
          </table:table-cell>
          <table:table-cell table:formula="of:=[.BN14]/41" office:value-type="float" office:value="0.118849024390244" calcext:value-type="float">
            <text:p>0.1188</text:p>
          </table:table-cell>
          <table:table-cell table:formula="of:=[.BO14]/41" office:value-type="float" office:value="0" calcext:value-type="float">
            <text:p>0.0000</text:p>
          </table:table-cell>
          <table:table-cell table:formula="of:=[.BP14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12" office:value-type="string" calcext:value-type="string">
            <text:p>13:</text:p>
          </table:table-cell>
          <table:table-cell table:number-columns-repeated="2" office:value-type="float" office:value="11.1167" calcext:value-type="float">
            <text:p>11.1167</text:p>
          </table:table-cell>
          <table:table-cell table:style-name="ce12" office:value-type="string" calcext:value-type="string">
            <text:p>13:</text:p>
          </table:table-cell>
          <table:table-cell office:value-type="float" office:value="10.9584923711664" calcext:value-type="float">
            <text:p>10.9584923711664</text:p>
          </table:table-cell>
          <table:table-cell table:number-columns-repeated="2"/>
          <table:table-cell table:style-name="ce12" office:value-type="float" office:value="13" calcext:value-type="float">
            <text:p>13</text:p>
          </table:table-cell>
          <table:table-cell table:formula="of:=[.AM15]/41" office:value-type="float" office:value="0.00322987804878049" calcext:value-type="float">
            <text:p>0.0032</text:p>
          </table:table-cell>
          <table:table-cell table:formula="of:=[.AN15]/41" office:value-type="float" office:value="0.0650968292682927" calcext:value-type="float">
            <text:p>0.0651</text:p>
          </table:table-cell>
          <table:table-cell table:formula="of:=[.AO15]/41" office:value-type="float" office:value="0.0305524390243902" calcext:value-type="float">
            <text:p>0.0306</text:p>
          </table:table-cell>
          <table:table-cell table:formula="of:=[.AP15]/41" office:value-type="float" office:value="0.00822619512195122" calcext:value-type="float">
            <text:p>0.0082</text:p>
          </table:table-cell>
          <table:table-cell table:formula="of:=[.AQ15]/41" office:value-type="float" office:value="0.00500173170731707" calcext:value-type="float">
            <text:p>0.0050</text:p>
          </table:table-cell>
          <table:table-cell table:formula="of:=[.AR15]/41" office:value-type="float" office:value="0.0857390243902439" calcext:value-type="float">
            <text:p>0.0857</text:p>
          </table:table-cell>
          <table:table-cell table:formula="of:=[.AS15]/41" office:value-type="float" office:value="0.00849236585365854" calcext:value-type="float">
            <text:p>0.0085</text:p>
          </table:table-cell>
          <table:table-cell table:formula="of:=[.AT15]/41" office:value-type="float" office:value="0.00160614634146341" calcext:value-type="float">
            <text:p>0.0016</text:p>
          </table:table-cell>
          <table:table-cell table:formula="of:=[.AU15]/41" office:value-type="float" office:value="0.050949512195122" calcext:value-type="float">
            <text:p>0.0509</text:p>
          </table:table-cell>
          <table:table-cell table:formula="of:=[.AV15]/41" office:value-type="float" office:value="0.0565026829268293" calcext:value-type="float">
            <text:p>0.0565</text:p>
          </table:table-cell>
          <table:table-cell table:formula="of:=[.AW15]/41" office:value-type="float" office:value="0.0197499268292683" calcext:value-type="float">
            <text:p>0.0197</text:p>
          </table:table-cell>
          <table:table-cell table:formula="of:=[.AX15]/41" office:value-type="float" office:value="0.0349382926829268" calcext:value-type="float">
            <text:p>0.0349</text:p>
          </table:table-cell>
          <table:table-cell table:formula="of:=[.AY15]/41" office:value-type="float" office:value="0.0636146341463415" calcext:value-type="float">
            <text:p>0.0636</text:p>
          </table:table-cell>
          <table:table-cell table:formula="of:=[.AZ15]/41" office:value-type="float" office:value="0" calcext:value-type="float">
            <text:p>0.0000</text:p>
          </table:table-cell>
          <table:table-cell table:formula="of:=[.BA15]/41" office:value-type="float" office:value="0.183497073170732" calcext:value-type="float">
            <text:p>0.1835</text:p>
          </table:table-cell>
          <table:table-cell table:formula="of:=[.BB15]/41" office:value-type="float" office:value="0.187698048780488" calcext:value-type="float">
            <text:p>0.1877</text:p>
          </table:table-cell>
          <table:table-cell table:formula="of:=[.BC15]/41" office:value-type="float" office:value="0.0529868292682927" calcext:value-type="float">
            <text:p>0.0530</text:p>
          </table:table-cell>
          <table:table-cell table:formula="of:=[.BD15]/41" office:value-type="float" office:value="0.461546341463415" calcext:value-type="float">
            <text:p>0.4615</text:p>
          </table:table-cell>
          <table:table-cell table:formula="of:=[.BE15]/41" office:value-type="float" office:value="0.0862021951219512" calcext:value-type="float">
            <text:p>0.0862</text:p>
          </table:table-cell>
          <table:table-cell table:formula="of:=[.BF15]/41" office:value-type="float" office:value="0.16160512195122" calcext:value-type="float">
            <text:p>0.1616</text:p>
          </table:table-cell>
          <table:table-cell table:formula="of:=[.BG15]/41" office:value-type="float" office:value="0.160896829268293" calcext:value-type="float">
            <text:p>0.1609</text:p>
          </table:table-cell>
          <table:table-cell table:formula="of:=[.BH15]/41" office:value-type="float" office:value="0.0639839024390244" calcext:value-type="float">
            <text:p>0.0640</text:p>
          </table:table-cell>
          <table:table-cell table:formula="of:=[.BI15]/41" office:value-type="float" office:value="0.0764758536585366" calcext:value-type="float">
            <text:p>0.0765</text:p>
          </table:table-cell>
          <table:table-cell table:formula="of:=[.BJ15]/41" office:value-type="float" office:value="0.00942839024390244" calcext:value-type="float">
            <text:p>0.0094</text:p>
          </table:table-cell>
          <table:table-cell table:formula="of:=[.BK15]/41" office:value-type="float" office:value="0.0862021951219512" calcext:value-type="float">
            <text:p>0.0862</text:p>
          </table:table-cell>
          <table:table-cell table:formula="of:=[.BL15]/41" office:value-type="float" office:value="0.144728292682927" calcext:value-type="float">
            <text:p>0.1447</text:p>
          </table:table-cell>
          <table:table-cell table:formula="of:=[.BM15]/41" office:value-type="float" office:value="0.114863414634146" calcext:value-type="float">
            <text:p>0.1149</text:p>
          </table:table-cell>
          <table:table-cell table:formula="of:=[.BN15]/41" office:value-type="float" office:value="0.114863414634146" calcext:value-type="float">
            <text:p>0.1149</text:p>
          </table:table-cell>
          <table:table-cell table:formula="of:=[.BO15]/41" office:value-type="float" office:value="0" calcext:value-type="float">
            <text:p>0.0000</text:p>
          </table:table-cell>
          <table:table-cell table:formula="of:=[.BP15]/41" office:value-type="float" office:value="0" calcext:value-type="float">
            <text:p>0.0000</text:p>
          </table:table-cell>
        </table:table-row>
        <table:table-row table:style-name="ro1">
          <table:table-cell table:number-columns-repeated="37"/>
          <table:table-cell table:style-name="ce17" office:value-type="float" office:value="14" calcext:value-type="float">
            <text:p>14</text:p>
          </table:table-cell>
          <table:table-cell table:formula="of:=[.AM16]/41" office:value-type="float" office:value="0.182776341463415" calcext:value-type="float">
            <text:p>0.1828</text:p>
          </table:table-cell>
          <table:table-cell table:formula="of:=[.AN16]/41" office:value-type="float" office:value="0.227886585365854" calcext:value-type="float">
            <text:p>0.2279</text:p>
          </table:table-cell>
          <table:table-cell table:formula="of:=[.AO16]/41" office:value-type="float" office:value="0.173190487804878" calcext:value-type="float">
            <text:p>0.1732</text:p>
          </table:table-cell>
          <table:table-cell table:formula="of:=[.AP16]/41" office:value-type="float" office:value="0.182346585365854" calcext:value-type="float">
            <text:p>0.1823</text:p>
          </table:table-cell>
          <table:table-cell table:formula="of:=[.AQ16]/41" office:value-type="float" office:value="0.181235609756098" calcext:value-type="float">
            <text:p>0.1812</text:p>
          </table:table-cell>
          <table:table-cell table:formula="of:=[.AR16]/41" office:value-type="float" office:value="0.204778048780488" calcext:value-type="float">
            <text:p>0.2048</text:p>
          </table:table-cell>
          <table:table-cell table:formula="of:=[.AS16]/41" office:value-type="float" office:value="0.178391707317073" calcext:value-type="float">
            <text:p>0.1784</text:p>
          </table:table-cell>
          <table:table-cell table:formula="of:=[.AT16]/41" office:value-type="float" office:value="0.182479756097561" calcext:value-type="float">
            <text:p>0.1825</text:p>
          </table:table-cell>
          <table:table-cell table:formula="of:=[.AU16]/41" office:value-type="float" office:value="0.217908780487805" calcext:value-type="float">
            <text:p>0.2179</text:p>
          </table:table-cell>
          <table:table-cell table:formula="of:=[.AV16]/41" office:value-type="float" office:value="0.200350731707317" calcext:value-type="float">
            <text:p>0.2004</text:p>
          </table:table-cell>
          <table:table-cell table:formula="of:=[.AW16]/41" office:value-type="float" office:value="0.16385487804878" calcext:value-type="float">
            <text:p>0.1639</text:p>
          </table:table-cell>
          <table:table-cell table:formula="of:=[.AX16]/41" office:value-type="float" office:value="0.216116829268293" calcext:value-type="float">
            <text:p>0.2161</text:p>
          </table:table-cell>
          <table:table-cell table:formula="of:=[.AY16]/41" office:value-type="float" office:value="0.193190975609756" calcext:value-type="float">
            <text:p>0.1932</text:p>
          </table:table-cell>
          <table:table-cell table:formula="of:=[.AZ16]/41" office:value-type="float" office:value="0.183497073170732" calcext:value-type="float">
            <text:p>0.1835</text:p>
          </table:table-cell>
          <table:table-cell table:formula="of:=[.BA16]/41" office:value-type="float" office:value="0" calcext:value-type="float">
            <text:p>0.0000</text:p>
          </table:table-cell>
          <table:table-cell table:formula="of:=[.BB16]/41" office:value-type="float" office:value="0.0536470731707317" calcext:value-type="float">
            <text:p>0.0536</text:p>
          </table:table-cell>
          <table:table-cell table:formula="of:=[.BC16]/41" office:value-type="float" office:value="0.218957073170732" calcext:value-type="float">
            <text:p>0.2190</text:p>
          </table:table-cell>
          <table:table-cell table:formula="of:=[.BD16]/41" office:value-type="float" office:value="0.350914634146341" calcext:value-type="float">
            <text:p>0.3509</text:p>
          </table:table-cell>
          <table:table-cell table:formula="of:=[.BE16]/41" office:value-type="float" office:value="0.174498780487805" calcext:value-type="float">
            <text:p>0.1745</text:p>
          </table:table-cell>
          <table:table-cell table:formula="of:=[.BF16]/41" office:value-type="float" office:value="0.23202" calcext:value-type="float">
            <text:p>0.2320</text:p>
          </table:table-cell>
          <table:table-cell table:formula="of:=[.BG16]/41" office:value-type="float" office:value="0.0520514634146342" calcext:value-type="float">
            <text:p>0.0521</text:p>
          </table:table-cell>
          <table:table-cell table:formula="of:=[.BH16]/41" office:value-type="float" office:value="0.138610487804878" calcext:value-type="float">
            <text:p>0.1386</text:p>
          </table:table-cell>
          <table:table-cell table:formula="of:=[.BI16]/41" office:value-type="float" office:value="0.18190756097561" calcext:value-type="float">
            <text:p>0.1819</text:p>
          </table:table-cell>
          <table:table-cell table:formula="of:=[.BJ16]/41" office:value-type="float" office:value="0.190352926829268" calcext:value-type="float">
            <text:p>0.1904</text:p>
          </table:table-cell>
          <table:table-cell table:formula="of:=[.BK16]/41" office:value-type="float" office:value="0.174498780487805" calcext:value-type="float">
            <text:p>0.1745</text:p>
          </table:table-cell>
          <table:table-cell table:formula="of:=[.BL16]/41" office:value-type="float" office:value="0.200751951219512" calcext:value-type="float">
            <text:p>0.2008</text:p>
          </table:table-cell>
          <table:table-cell table:formula="of:=[.BM16]/41" office:value-type="float" office:value="0.0743860975609756" calcext:value-type="float">
            <text:p>0.0744</text:p>
          </table:table-cell>
          <table:table-cell table:formula="of:=[.BN16]/41" office:value-type="float" office:value="0.0743860975609756" calcext:value-type="float">
            <text:p>0.0744</text:p>
          </table:table-cell>
          <table:table-cell table:formula="of:=[.BO16]/41" office:value-type="float" office:value="0" calcext:value-type="float">
            <text:p>0.0000</text:p>
          </table:table-cell>
          <table:table-cell table:formula="of:=[.BP16]/41" office:value-type="float" office:value="0" calcext:value-type="float">
            <text:p>0.0000</text:p>
          </table:table-cell>
        </table:table-row>
        <table:table-row table:style-name="ro1">
          <table:table-cell table:number-columns-repeated="37"/>
          <table:table-cell table:style-name="ce17" office:value-type="float" office:value="15" calcext:value-type="float">
            <text:p>15</text:p>
          </table:table-cell>
          <table:table-cell table:formula="of:=[.AM17]/41" office:value-type="float" office:value="0.187905121951219" calcext:value-type="float">
            <text:p>0.1879</text:p>
          </table:table-cell>
          <table:table-cell table:formula="of:=[.AN17]/41" office:value-type="float" office:value="0.21811756097561" calcext:value-type="float">
            <text:p>0.2181</text:p>
          </table:table-cell>
          <table:table-cell table:formula="of:=[.AO17]/41" office:value-type="float" office:value="0.169301707317073" calcext:value-type="float">
            <text:p>0.1693</text:p>
          </table:table-cell>
          <table:table-cell table:formula="of:=[.AP17]/41" office:value-type="float" office:value="0.184255853658537" calcext:value-type="float">
            <text:p>0.1843</text:p>
          </table:table-cell>
          <table:table-cell table:formula="of:=[.AQ17]/41" office:value-type="float" office:value="0.186807317073171" calcext:value-type="float">
            <text:p>0.1868</text:p>
          </table:table-cell>
          <table:table-cell table:formula="of:=[.AR17]/41" office:value-type="float" office:value="0.185204878048781" calcext:value-type="float">
            <text:p>0.1852</text:p>
          </table:table-cell>
          <table:table-cell table:formula="of:=[.AS17]/41" office:value-type="float" office:value="0.180843414634146" calcext:value-type="float">
            <text:p>0.1808</text:p>
          </table:table-cell>
          <table:table-cell table:formula="of:=[.AT17]/41" office:value-type="float" office:value="0.186367804878049" calcext:value-type="float">
            <text:p>0.1864</text:p>
          </table:table-cell>
          <table:table-cell table:formula="of:=[.AU17]/41" office:value-type="float" office:value="0.210855853658537" calcext:value-type="float">
            <text:p>0.2109</text:p>
          </table:table-cell>
          <table:table-cell table:formula="of:=[.AV17]/41" office:value-type="float" office:value="0.188846097560976" calcext:value-type="float">
            <text:p>0.1888</text:p>
          </table:table-cell>
          <table:table-cell table:formula="of:=[.AW17]/41" office:value-type="float" office:value="0.168346829268293" calcext:value-type="float">
            <text:p>0.1683</text:p>
          </table:table-cell>
          <table:table-cell table:formula="of:=[.AX17]/41" office:value-type="float" office:value="0.215826829268293" calcext:value-type="float">
            <text:p>0.2158</text:p>
          </table:table-cell>
          <table:table-cell table:formula="of:=[.AY17]/41" office:value-type="float" office:value="0.179110975609756" calcext:value-type="float">
            <text:p>0.1791</text:p>
          </table:table-cell>
          <table:table-cell table:formula="of:=[.AZ17]/41" office:value-type="float" office:value="0.187698048780488" calcext:value-type="float">
            <text:p>0.1877</text:p>
          </table:table-cell>
          <table:table-cell table:formula="of:=[.BA17]/41" office:value-type="float" office:value="0.0536470731707317" calcext:value-type="float">
            <text:p>0.0536</text:p>
          </table:table-cell>
          <table:table-cell table:formula="of:=[.BB17]/41" office:value-type="float" office:value="0" calcext:value-type="float">
            <text:p>0.0000</text:p>
          </table:table-cell>
          <table:table-cell table:formula="of:=[.BC17]/41" office:value-type="float" office:value="0.21141243902439" calcext:value-type="float">
            <text:p>0.2114</text:p>
          </table:table-cell>
          <table:table-cell table:formula="of:=[.BD17]/41" office:value-type="float" office:value="0.401146341463415" calcext:value-type="float">
            <text:p>0.4011</text:p>
          </table:table-cell>
          <table:table-cell table:formula="of:=[.BE17]/41" office:value-type="float" office:value="0.153389756097561" calcext:value-type="float">
            <text:p>0.1534</text:p>
          </table:table-cell>
          <table:table-cell table:formula="of:=[.BF17]/41" office:value-type="float" office:value="0.195694634146341" calcext:value-type="float">
            <text:p>0.1957</text:p>
          </table:table-cell>
          <table:table-cell table:formula="of:=[.BG17]/41" office:value-type="float" office:value="0.0269353658536585" calcext:value-type="float">
            <text:p>0.0269</text:p>
          </table:table-cell>
          <table:table-cell table:formula="of:=[.BH17]/41" office:value-type="float" office:value="0.130140731707317" calcext:value-type="float">
            <text:p>0.1301</text:p>
          </table:table-cell>
          <table:table-cell table:formula="of:=[.BI17]/41" office:value-type="float" office:value="0.163726585365854" calcext:value-type="float">
            <text:p>0.1637</text:p>
          </table:table-cell>
          <table:table-cell table:formula="of:=[.BJ17]/41" office:value-type="float" office:value="0.192456829268293" calcext:value-type="float">
            <text:p>0.1925</text:p>
          </table:table-cell>
          <table:table-cell table:formula="of:=[.BK17]/41" office:value-type="float" office:value="0.153389756097561" calcext:value-type="float">
            <text:p>0.1534</text:p>
          </table:table-cell>
          <table:table-cell table:formula="of:=[.BL17]/41" office:value-type="float" office:value="0.164987317073171" calcext:value-type="float">
            <text:p>0.1650</text:p>
          </table:table-cell>
          <table:table-cell table:formula="of:=[.BM17]/41" office:value-type="float" office:value="0.0740573170731707" calcext:value-type="float">
            <text:p>0.0741</text:p>
          </table:table-cell>
          <table:table-cell table:formula="of:=[.BN17]/41" office:value-type="float" office:value="0.0740573170731707" calcext:value-type="float">
            <text:p>0.0741</text:p>
          </table:table-cell>
          <table:table-cell table:formula="of:=[.BO17]/41" office:value-type="float" office:value="0" calcext:value-type="float">
            <text:p>0.0000</text:p>
          </table:table-cell>
          <table:table-cell table:formula="of:=[.BP17]/41" office:value-type="float" office:value="0" calcext:value-type="float">
            <text:p>0.0000</text:p>
          </table:table-cell>
        </table:table-row>
        <table:table-row table:style-name="ro1">
          <table:table-cell table:number-columns-repeated="37"/>
          <table:table-cell table:style-name="ce17" office:value-type="float" office:value="16" calcext:value-type="float">
            <text:p>16</text:p>
          </table:table-cell>
          <table:table-cell table:formula="of:=[.AM18]/41" office:value-type="float" office:value="0.055979756097561" calcext:value-type="float">
            <text:p>0.0560</text:p>
          </table:table-cell>
          <table:table-cell table:formula="of:=[.AN18]/41" office:value-type="float" office:value="0.0121111707317073" calcext:value-type="float">
            <text:p>0.0121</text:p>
          </table:table-cell>
          <table:table-cell table:formula="of:=[.AO18]/41" office:value-type="float" office:value="0.0462780487804878" calcext:value-type="float">
            <text:p>0.0463</text:p>
          </table:table-cell>
          <table:table-cell table:formula="of:=[.AP18]/41" office:value-type="float" office:value="0.0475768292682927" calcext:value-type="float">
            <text:p>0.0476</text:p>
          </table:table-cell>
          <table:table-cell table:formula="of:=[.AQ18]/41" office:value-type="float" office:value="0.0579380487804878" calcext:value-type="float">
            <text:p>0.0579</text:p>
          </table:table-cell>
          <table:table-cell table:formula="of:=[.AR18]/41" office:value-type="float" office:value="0.0516453658536585" calcext:value-type="float">
            <text:p>0.0516</text:p>
          </table:table-cell>
          <table:table-cell table:formula="of:=[.AS18]/41" office:value-type="float" office:value="0.0513209756097561" calcext:value-type="float">
            <text:p>0.0513</text:p>
          </table:table-cell>
          <table:table-cell table:formula="of:=[.AT18]/41" office:value-type="float" office:value="0.0526109756097561" calcext:value-type="float">
            <text:p>0.0526</text:p>
          </table:table-cell>
          <table:table-cell table:formula="of:=[.AU18]/41" office:value-type="float" office:value="0.00214545853658537" calcext:value-type="float">
            <text:p>0.0021</text:p>
          </table:table-cell>
          <table:table-cell table:formula="of:=[.AV18]/41" office:value-type="float" office:value="0.0258148780487805" calcext:value-type="float">
            <text:p>0.0258</text:p>
          </table:table-cell>
          <table:table-cell table:formula="of:=[.AW18]/41" office:value-type="float" office:value="0.065259512195122" calcext:value-type="float">
            <text:p>0.0653</text:p>
          </table:table-cell>
          <table:table-cell table:formula="of:=[.AX18]/41" office:value-type="float" office:value="0.0292412195121951" calcext:value-type="float">
            <text:p>0.0292</text:p>
          </table:table-cell>
          <table:table-cell table:formula="of:=[.AY18]/41" office:value-type="float" office:value="0.0384312195121951" calcext:value-type="float">
            <text:p>0.0384</text:p>
          </table:table-cell>
          <table:table-cell table:formula="of:=[.AZ18]/41" office:value-type="float" office:value="0.0529868292682927" calcext:value-type="float">
            <text:p>0.0530</text:p>
          </table:table-cell>
          <table:table-cell table:formula="of:=[.BA18]/41" office:value-type="float" office:value="0.218957073170732" calcext:value-type="float">
            <text:p>0.2190</text:p>
          </table:table-cell>
          <table:table-cell table:formula="of:=[.BB18]/41" office:value-type="float" office:value="0.21141243902439" calcext:value-type="float">
            <text:p>0.2114</text:p>
          </table:table-cell>
          <table:table-cell table:formula="of:=[.BC18]/41" office:value-type="float" office:value="0" calcext:value-type="float">
            <text:p>0.0000</text:p>
          </table:table-cell>
          <table:table-cell table:formula="of:=[.BD18]/41" office:value-type="float" office:value="0.513704878048781" calcext:value-type="float">
            <text:p>0.5137</text:p>
          </table:table-cell>
          <table:table-cell table:formula="of:=[.BE18]/41" office:value-type="float" office:value="0.0714387804878049" calcext:value-type="float">
            <text:p>0.0714</text:p>
          </table:table-cell>
          <table:table-cell table:formula="of:=[.BF18]/41" office:value-type="float" office:value="0.12717512195122" calcext:value-type="float">
            <text:p>0.1272</text:p>
          </table:table-cell>
          <table:table-cell table:formula="of:=[.BG18]/41" office:value-type="float" office:value="0.186143414634146" calcext:value-type="float">
            <text:p>0.1861</text:p>
          </table:table-cell>
          <table:table-cell table:formula="of:=[.BH18]/41" office:value-type="float" office:value="0.0818660975609756" calcext:value-type="float">
            <text:p>0.0819</text:p>
          </table:table-cell>
          <table:table-cell table:formula="of:=[.BI18]/41" office:value-type="float" office:value="0.0581224390243902" calcext:value-type="float">
            <text:p>0.0581</text:p>
          </table:table-cell>
          <table:table-cell table:formula="of:=[.BJ18]/41" office:value-type="float" office:value="0.0437163414634146" calcext:value-type="float">
            <text:p>0.0437</text:p>
          </table:table-cell>
          <table:table-cell table:formula="of:=[.BK18]/41" office:value-type="float" office:value="0.0714387804878049" calcext:value-type="float">
            <text:p>0.0714</text:p>
          </table:table-cell>
          <table:table-cell table:formula="of:=[.BL18]/41" office:value-type="float" office:value="0.119416585365854" calcext:value-type="float">
            <text:p>0.1194</text:p>
          </table:table-cell>
          <table:table-cell table:formula="of:=[.BM18]/41" office:value-type="float" office:value="0.145271463414634" calcext:value-type="float">
            <text:p>0.1453</text:p>
          </table:table-cell>
          <table:table-cell table:formula="of:=[.BN18]/41" office:value-type="float" office:value="0.145271463414634" calcext:value-type="float">
            <text:p>0.1453</text:p>
          </table:table-cell>
          <table:table-cell table:formula="of:=[.BO18]/41" office:value-type="float" office:value="0" calcext:value-type="float">
            <text:p>0.0000</text:p>
          </table:table-cell>
          <table:table-cell table:formula="of:=[.BP18]/41" office:value-type="float" office:value="0" calcext:value-type="float">
            <text:p>0.0000</text:p>
          </table:table-cell>
        </table:table-row>
        <table:table-row table:style-name="ro1">
          <table:table-cell table:number-columns-repeated="37"/>
          <table:table-cell table:style-name="ce17" office:value-type="float" office:value="17" calcext:value-type="float">
            <text:p>17</text:p>
          </table:table-cell>
          <table:table-cell table:formula="of:=[.AM19]/41" office:value-type="float" office:value="0.458856097560976" calcext:value-type="float">
            <text:p>0.4589</text:p>
          </table:table-cell>
          <table:table-cell table:formula="of:=[.AN19]/41" office:value-type="float" office:value="0.525614634146341" calcext:value-type="float">
            <text:p>0.5256</text:p>
          </table:table-cell>
          <table:table-cell table:formula="of:=[.AO19]/41" office:value-type="float" office:value="0.472321951219512" calcext:value-type="float">
            <text:p>0.4723</text:p>
          </table:table-cell>
          <table:table-cell table:formula="of:=[.AP19]/41" office:value-type="float" office:value="0.466178048780488" calcext:value-type="float">
            <text:p>0.4662</text:p>
          </table:table-cell>
          <table:table-cell table:formula="of:=[.AQ19]/41" office:value-type="float" office:value="0.456826829268293" calcext:value-type="float">
            <text:p>0.4568</text:p>
          </table:table-cell>
          <table:table-cell table:formula="of:=[.AR19]/41" office:value-type="float" office:value="0.525514634146342" calcext:value-type="float">
            <text:p>0.5255</text:p>
          </table:table-cell>
          <table:table-cell table:formula="of:=[.AS19]/41" office:value-type="float" office:value="0.462385365853659" calcext:value-type="float">
            <text:p>0.4624</text:p>
          </table:table-cell>
          <table:table-cell table:formula="of:=[.AT19]/41" office:value-type="float" office:value="0.461651219512195" calcext:value-type="float">
            <text:p>0.4617</text:p>
          </table:table-cell>
          <table:table-cell table:formula="of:=[.AU19]/41" office:value-type="float" office:value="0.51180243902439" calcext:value-type="float">
            <text:p>0.5118</text:p>
          </table:table-cell>
          <table:table-cell table:formula="of:=[.AV19]/41" office:value-type="float" office:value="0.50740487804878" calcext:value-type="float">
            <text:p>0.5074</text:p>
          </table:table-cell>
          <table:table-cell table:formula="of:=[.AW19]/41" office:value-type="float" office:value="0.448787804878049" calcext:value-type="float">
            <text:p>0.4488</text:p>
          </table:table-cell>
          <table:table-cell table:formula="of:=[.AX19]/41" office:value-type="float" office:value="0.494463414634146" calcext:value-type="float">
            <text:p>0.4945</text:p>
          </table:table-cell>
          <table:table-cell table:formula="of:=[.AY19]/41" office:value-type="float" office:value="0.506468292682927" calcext:value-type="float">
            <text:p>0.5065</text:p>
          </table:table-cell>
          <table:table-cell table:formula="of:=[.AZ19]/41" office:value-type="float" office:value="0.461546341463415" calcext:value-type="float">
            <text:p>0.4615</text:p>
          </table:table-cell>
          <table:table-cell table:formula="of:=[.BA19]/41" office:value-type="float" office:value="0.350914634146341" calcext:value-type="float">
            <text:p>0.3509</text:p>
          </table:table-cell>
          <table:table-cell table:formula="of:=[.BB19]/41" office:value-type="float" office:value="0.401146341463415" calcext:value-type="float">
            <text:p>0.4011</text:p>
          </table:table-cell>
          <table:table-cell table:formula="of:=[.BC19]/41" office:value-type="float" office:value="0.513704878048781" calcext:value-type="float">
            <text:p>0.5137</text:p>
          </table:table-cell>
          <table:table-cell table:formula="of:=[.BD19]/41" office:value-type="float" office:value="0" calcext:value-type="float">
            <text:p>0.0000</text:p>
          </table:table-cell>
          <table:table-cell table:formula="of:=[.BE19]/41" office:value-type="float" office:value="0.502160975609756" calcext:value-type="float">
            <text:p>0.5022</text:p>
          </table:table-cell>
          <table:table-cell table:formula="of:=[.BF19]/41" office:value-type="float" office:value="0.574236585365854" calcext:value-type="float">
            <text:p>0.5742</text:p>
          </table:table-cell>
          <table:table-cell table:formula="of:=[.BG19]/41" office:value-type="float" office:value="0.402585365853659" calcext:value-type="float">
            <text:p>0.4026</text:p>
          </table:table-cell>
          <table:table-cell table:formula="of:=[.BH19]/41" office:value-type="float" office:value="0.45590243902439" calcext:value-type="float">
            <text:p>0.4559</text:p>
          </table:table-cell>
          <table:table-cell table:formula="of:=[.BI19]/41" office:value-type="float" office:value="0.504068292682927" calcext:value-type="float">
            <text:p>0.5041</text:p>
          </table:table-cell>
          <table:table-cell table:formula="of:=[.BJ19]/41" office:value-type="float" office:value="0.470973170731707" calcext:value-type="float">
            <text:p>0.4710</text:p>
          </table:table-cell>
          <table:table-cell table:formula="of:=[.BK19]/41" office:value-type="float" office:value="0.502160975609756" calcext:value-type="float">
            <text:p>0.5022</text:p>
          </table:table-cell>
          <table:table-cell table:formula="of:=[.BL19]/41" office:value-type="float" office:value="0.543792682926829" calcext:value-type="float">
            <text:p>0.5438</text:p>
          </table:table-cell>
          <table:table-cell table:formula="of:=[.BM19]/41" office:value-type="float" office:value="0.405765853658537" calcext:value-type="float">
            <text:p>0.4058</text:p>
          </table:table-cell>
          <table:table-cell table:formula="of:=[.BN19]/41" office:value-type="float" office:value="0.405765853658537" calcext:value-type="float">
            <text:p>0.4058</text:p>
          </table:table-cell>
          <table:table-cell table:formula="of:=[.BO19]/41" office:value-type="float" office:value="0" calcext:value-type="float">
            <text:p>0.0000</text:p>
          </table:table-cell>
          <table:table-cell table:formula="of:=[.BP19]/41" office:value-type="float" office:value="0" calcext:value-type="float">
            <text:p>0.0000</text:p>
          </table:table-cell>
        </table:table-row>
        <table:table-row table:style-name="ro1">
          <table:table-cell table:number-columns-repeated="37"/>
          <table:table-cell table:style-name="ce17" office:value-type="float" office:value="18" calcext:value-type="float">
            <text:p>18</text:p>
          </table:table-cell>
          <table:table-cell table:formula="of:=[.AM20]/41" office:value-type="float" office:value="0.0889265853658537" calcext:value-type="float">
            <text:p>0.0889</text:p>
          </table:table-cell>
          <table:table-cell table:formula="of:=[.AN20]/41" office:value-type="float" office:value="0.0730153658536585" calcext:value-type="float">
            <text:p>0.0730</text:p>
          </table:table-cell>
          <table:table-cell table:formula="of:=[.AO20]/41" office:value-type="float" office:value="0.0558019512195122" calcext:value-type="float">
            <text:p>0.0558</text:p>
          </table:table-cell>
          <table:table-cell table:formula="of:=[.AP20]/41" office:value-type="float" office:value="0.0781243902439024" calcext:value-type="float">
            <text:p>0.0781</text:p>
          </table:table-cell>
          <table:table-cell table:formula="of:=[.AQ20]/41" office:value-type="float" office:value="0.0896721951219512" calcext:value-type="float">
            <text:p>0.0897</text:p>
          </table:table-cell>
          <table:table-cell table:formula="of:=[.AR20]/41" office:value-type="float" office:value="0.0318343902439024" calcext:value-type="float">
            <text:p>0.0318</text:p>
          </table:table-cell>
          <table:table-cell table:formula="of:=[.AS20]/41" office:value-type="float" office:value="0.0781870731707317" calcext:value-type="float">
            <text:p>0.0782</text:p>
          </table:table-cell>
          <table:table-cell table:formula="of:=[.AT20]/41" office:value-type="float" office:value="0.0846929268292683" calcext:value-type="float">
            <text:p>0.0847</text:p>
          </table:table-cell>
          <table:table-cell table:formula="of:=[.AU20]/41" office:value-type="float" office:value="0.0719975609756098" calcext:value-type="float">
            <text:p>0.0720</text:p>
          </table:table-cell>
          <table:table-cell table:formula="of:=[.AV20]/41" office:value-type="float" office:value="0.0456556097560976" calcext:value-type="float">
            <text:p>0.0457</text:p>
          </table:table-cell>
          <table:table-cell table:formula="of:=[.AW20]/41" office:value-type="float" office:value="0.0797739024390244" calcext:value-type="float">
            <text:p>0.0798</text:p>
          </table:table-cell>
          <table:table-cell table:formula="of:=[.AX20]/41" office:value-type="float" office:value="0.0911948780487805" calcext:value-type="float">
            <text:p>0.0912</text:p>
          </table:table-cell>
          <table:table-cell table:formula="of:=[.AY20]/41" office:value-type="float" office:value="0.0330087804878049" calcext:value-type="float">
            <text:p>0.0330</text:p>
          </table:table-cell>
          <table:table-cell table:formula="of:=[.AZ20]/41" office:value-type="float" office:value="0.0862021951219512" calcext:value-type="float">
            <text:p>0.0862</text:p>
          </table:table-cell>
          <table:table-cell table:formula="of:=[.BA20]/41" office:value-type="float" office:value="0.174498780487805" calcext:value-type="float">
            <text:p>0.1745</text:p>
          </table:table-cell>
          <table:table-cell table:formula="of:=[.BB20]/41" office:value-type="float" office:value="0.153389756097561" calcext:value-type="float">
            <text:p>0.1534</text:p>
          </table:table-cell>
          <table:table-cell table:formula="of:=[.BC20]/41" office:value-type="float" office:value="0.0714387804878049" calcext:value-type="float">
            <text:p>0.0714</text:p>
          </table:table-cell>
          <table:table-cell table:formula="of:=[.BD20]/41" office:value-type="float" office:value="0.502160975609756" calcext:value-type="float">
            <text:p>0.5022</text:p>
          </table:table-cell>
          <table:table-cell table:formula="of:=[.BE20]/41" office:value-type="float" office:value="0" calcext:value-type="float">
            <text:p>0.0000</text:p>
          </table:table-cell>
          <table:table-cell table:formula="of:=[.BF20]/41" office:value-type="float" office:value="0.0806426829268293" calcext:value-type="float">
            <text:p>0.0806</text:p>
          </table:table-cell>
          <table:table-cell table:formula="of:=[.BG20]/41" office:value-type="float" office:value="0.131396829268293" calcext:value-type="float">
            <text:p>0.1314</text:p>
          </table:table-cell>
          <table:table-cell table:formula="of:=[.BH20]/41" office:value-type="float" office:value="0.0471468292682927" calcext:value-type="float">
            <text:p>0.0471</text:p>
          </table:table-cell>
          <table:table-cell table:formula="of:=[.BI20]/41" office:value-type="float" office:value="0.0133283170731707" calcext:value-type="float">
            <text:p>0.0133</text:p>
          </table:table-cell>
          <table:table-cell table:formula="of:=[.BJ20]/41" office:value-type="float" office:value="0.0827107317073171" calcext:value-type="float">
            <text:p>0.0827</text:p>
          </table:table-cell>
          <table:table-cell table:formula="of:=[.BK20]/41" office:value-type="float" office:value="0" calcext:value-type="float">
            <text:p>0.0000</text:p>
          </table:table-cell>
          <table:table-cell table:formula="of:=[.BL20]/41" office:value-type="float" office:value="0.0590534146341463" calcext:value-type="float">
            <text:p>0.0591</text:p>
          </table:table-cell>
          <table:table-cell table:formula="of:=[.BM20]/41" office:value-type="float" office:value="0.102081707317073" calcext:value-type="float">
            <text:p>0.1021</text:p>
          </table:table-cell>
          <table:table-cell table:formula="of:=[.BN20]/41" office:value-type="float" office:value="0.102081707317073" calcext:value-type="float">
            <text:p>0.1021</text:p>
          </table:table-cell>
          <table:table-cell table:formula="of:=[.BO20]/41" office:value-type="float" office:value="0" calcext:value-type="float">
            <text:p>0.0000</text:p>
          </table:table-cell>
          <table:table-cell table:formula="of:=[.BP20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13" office:value-type="float" office:value="1" calcext:value-type="float">
            <text:p>1</text:p>
          </table:table-cell>
          <table:table-cell table:formula="of:=[.AF37]" office:value-type="float" office:value="9.65" calcext:value-type="float">
            <text:p>9.65</text:p>
          </table:table-cell>
          <table:table-cell table:formula="of:=[.AF37]+[.AF1]+[.AU37]" office:value-type="float" office:value="9.74751060162602" calcext:value-type="float">
            <text:p>9.74751060162602</text:p>
          </table:table-cell>
          <table:table-cell table:number-columns-repeated="4"/>
          <table:table-cell table:style-name="ce17" office:value-type="float" office:value="19" calcext:value-type="float">
            <text:p>19</text:p>
          </table:table-cell>
          <table:table-cell table:formula="of:=[.AM21]/41" office:value-type="float" office:value="0.164659756097561" calcext:value-type="float">
            <text:p>0.1647</text:p>
          </table:table-cell>
          <table:table-cell table:formula="of:=[.AN21]/41" office:value-type="float" office:value="0.121021219512195" calcext:value-type="float">
            <text:p>0.1210</text:p>
          </table:table-cell>
          <table:table-cell table:formula="of:=[.AO21]/41" office:value-type="float" office:value="0.132988292682927" calcext:value-type="float">
            <text:p>0.1330</text:p>
          </table:table-cell>
          <table:table-cell table:formula="of:=[.AP21]/41" office:value-type="float" office:value="0.153395609756098" calcext:value-type="float">
            <text:p>0.1534</text:p>
          </table:table-cell>
          <table:table-cell table:formula="of:=[.AQ21]/41" office:value-type="float" office:value="0.165806585365854" calcext:value-type="float">
            <text:p>0.1658</text:p>
          </table:table-cell>
          <table:table-cell table:formula="of:=[.AR21]/41" office:value-type="float" office:value="0.0773814634146341" calcext:value-type="float">
            <text:p>0.0774</text:p>
          </table:table-cell>
          <table:table-cell table:formula="of:=[.AS21]/41" office:value-type="float" office:value="0.154490243902439" calcext:value-type="float">
            <text:p>0.1545</text:p>
          </table:table-cell>
          <table:table-cell table:formula="of:=[.AT21]/41" office:value-type="float" office:value="0.160271951219512" calcext:value-type="float">
            <text:p>0.1603</text:p>
          </table:table-cell>
          <table:table-cell table:formula="of:=[.AU21]/41" office:value-type="float" office:value="0.128822926829268" calcext:value-type="float">
            <text:p>0.1288</text:p>
          </table:table-cell>
          <table:table-cell table:formula="of:=[.AV21]/41" office:value-type="float" office:value="0.107966585365854" calcext:value-type="float">
            <text:p>0.1080</text:p>
          </table:table-cell>
          <table:table-cell table:formula="of:=[.AW21]/41" office:value-type="float" office:value="0.158878780487805" calcext:value-type="float">
            <text:p>0.1589</text:p>
          </table:table-cell>
          <table:table-cell table:formula="of:=[.AX21]/41" office:value-type="float" office:value="0.154970731707317" calcext:value-type="float">
            <text:p>0.1550</text:p>
          </table:table-cell>
          <table:table-cell table:formula="of:=[.AY21]/41" office:value-type="float" office:value="0.0983565853658537" calcext:value-type="float">
            <text:p>0.0984</text:p>
          </table:table-cell>
          <table:table-cell table:formula="of:=[.AZ21]/41" office:value-type="float" office:value="0.16160512195122" calcext:value-type="float">
            <text:p>0.1616</text:p>
          </table:table-cell>
          <table:table-cell table:formula="of:=[.BA21]/41" office:value-type="float" office:value="0.23202" calcext:value-type="float">
            <text:p>0.2320</text:p>
          </table:table-cell>
          <table:table-cell table:formula="of:=[.BB21]/41" office:value-type="float" office:value="0.195694634146341" calcext:value-type="float">
            <text:p>0.1957</text:p>
          </table:table-cell>
          <table:table-cell table:formula="of:=[.BC21]/41" office:value-type="float" office:value="0.12717512195122" calcext:value-type="float">
            <text:p>0.1272</text:p>
          </table:table-cell>
          <table:table-cell table:formula="of:=[.BD21]/41" office:value-type="float" office:value="0.574236585365854" calcext:value-type="float">
            <text:p>0.5742</text:p>
          </table:table-cell>
          <table:table-cell table:formula="of:=[.BE21]/41" office:value-type="float" office:value="0.0806426829268293" calcext:value-type="float">
            <text:p>0.0806</text:p>
          </table:table-cell>
          <table:table-cell table:formula="of:=[.BF21]/41" office:value-type="float" office:value="0" calcext:value-type="float">
            <text:p>0.0000</text:p>
          </table:table-cell>
          <table:table-cell table:formula="of:=[.BG21]/41" office:value-type="float" office:value="0.18163243902439" calcext:value-type="float">
            <text:p>0.1816</text:p>
          </table:table-cell>
          <table:table-cell table:formula="of:=[.BH21]/41" office:value-type="float" office:value="0.126319512195122" calcext:value-type="float">
            <text:p>0.1263</text:p>
          </table:table-cell>
          <table:table-cell table:formula="of:=[.BI21]/41" office:value-type="float" office:value="0.0863563414634146" calcext:value-type="float">
            <text:p>0.0864</text:p>
          </table:table-cell>
          <table:table-cell table:formula="of:=[.BJ21]/41" office:value-type="float" office:value="0.155898292682927" calcext:value-type="float">
            <text:p>0.1559</text:p>
          </table:table-cell>
          <table:table-cell table:formula="of:=[.BK21]/41" office:value-type="float" office:value="0.0806426829268293" calcext:value-type="float">
            <text:p>0.0806</text:p>
          </table:table-cell>
          <table:table-cell table:formula="of:=[.BL21]/41" office:value-type="float" office:value="0.031270487804878" calcext:value-type="float">
            <text:p>0.0313</text:p>
          </table:table-cell>
          <table:table-cell table:formula="of:=[.BM21]/41" office:value-type="float" office:value="0.168503902439024" calcext:value-type="float">
            <text:p>0.1685</text:p>
          </table:table-cell>
          <table:table-cell table:formula="of:=[.BN21]/41" office:value-type="float" office:value="0.168503902439024" calcext:value-type="float">
            <text:p>0.1685</text:p>
          </table:table-cell>
          <table:table-cell table:formula="of:=[.BO21]/41" office:value-type="float" office:value="0" calcext:value-type="float">
            <text:p>0.0000</text:p>
          </table:table-cell>
          <table:table-cell table:formula="of:=[.BP21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13" office:value-type="float" office:value="8" calcext:value-type="float">
            <text:p>8</text:p>
          </table:table-cell>
          <table:table-cell/>
          <table:table-cell table:formula="of:=[.AF44]" office:value-type="float" office:value="10.0167" calcext:value-type="float">
            <text:p>10.0167</text:p>
          </table:table-cell>
          <table:table-cell table:formula="of:=[.AG56]+[.AF1]+[.AP44]" office:value-type="float" office:value="10.1456743089431" calcext:value-type="float">
            <text:p>10.1456743089431</text:p>
          </table:table-cell>
          <table:table-cell table:number-columns-repeated="3"/>
          <table:table-cell table:style-name="ce16" office:value-type="float" office:value="20" calcext:value-type="float">
            <text:p>20</text:p>
          </table:table-cell>
          <table:table-cell table:formula="of:=[.AM22]/41" office:value-type="float" office:value="0.161058536585366" calcext:value-type="float">
            <text:p>0.1611</text:p>
          </table:table-cell>
          <table:table-cell table:formula="of:=[.AN22]/41" office:value-type="float" office:value="0.193337317073171" calcext:value-type="float">
            <text:p>0.1933</text:p>
          </table:table-cell>
          <table:table-cell table:formula="of:=[.AO22]/41" office:value-type="float" office:value="0.143202682926829" calcext:value-type="float">
            <text:p>0.1432</text:p>
          </table:table-cell>
          <table:table-cell table:formula="of:=[.AP22]/41" office:value-type="float" office:value="0.157597073170732" calcext:value-type="float">
            <text:p>0.1576</text:p>
          </table:table-cell>
          <table:table-cell table:formula="of:=[.AQ22]/41" office:value-type="float" office:value="0.159940731707317" calcext:value-type="float">
            <text:p>0.1599</text:p>
          </table:table-cell>
          <table:table-cell table:formula="of:=[.AR22]/41" office:value-type="float" office:value="0.162951219512195" calcext:value-type="float">
            <text:p>0.1630</text:p>
          </table:table-cell>
          <table:table-cell table:formula="of:=[.AS22]/41" office:value-type="float" office:value="0.154133902439024" calcext:value-type="float">
            <text:p>0.1541</text:p>
          </table:table-cell>
          <table:table-cell table:formula="of:=[.AT22]/41" office:value-type="float" office:value="0.159580975609756" calcext:value-type="float">
            <text:p>0.1596</text:p>
          </table:table-cell>
          <table:table-cell table:formula="of:=[.AU22]/41" office:value-type="float" office:value="0.185491219512195" calcext:value-type="float">
            <text:p>0.1855</text:p>
          </table:table-cell>
          <table:table-cell table:formula="of:=[.AV22]/41" office:value-type="float" office:value="0.164295365853659" calcext:value-type="float">
            <text:p>0.1643</text:p>
          </table:table-cell>
          <table:table-cell table:formula="of:=[.AW22]/41" office:value-type="float" office:value="0.141490243902439" calcext:value-type="float">
            <text:p>0.1415</text:p>
          </table:table-cell>
          <table:table-cell table:formula="of:=[.AX22]/41" office:value-type="float" office:value="0.189476341463415" calcext:value-type="float">
            <text:p>0.1895</text:p>
          </table:table-cell>
          <table:table-cell table:formula="of:=[.AY22]/41" office:value-type="float" office:value="0.155137804878049" calcext:value-type="float">
            <text:p>0.1551</text:p>
          </table:table-cell>
          <table:table-cell table:formula="of:=[.AZ22]/41" office:value-type="float" office:value="0.160896829268293" calcext:value-type="float">
            <text:p>0.1609</text:p>
          </table:table-cell>
          <table:table-cell table:formula="of:=[.BA22]/41" office:value-type="float" office:value="0.0520514634146342" calcext:value-type="float">
            <text:p>0.0521</text:p>
          </table:table-cell>
          <table:table-cell table:formula="of:=[.BB22]/41" office:value-type="float" office:value="0.0269353658536585" calcext:value-type="float">
            <text:p>0.0269</text:p>
          </table:table-cell>
          <table:table-cell table:formula="of:=[.BC22]/41" office:value-type="float" office:value="0.186143414634146" calcext:value-type="float">
            <text:p>0.1861</text:p>
          </table:table-cell>
          <table:table-cell table:formula="of:=[.BD22]/41" office:value-type="float" office:value="0.402585365853659" calcext:value-type="float">
            <text:p>0.4026</text:p>
          </table:table-cell>
          <table:table-cell table:formula="of:=[.BE22]/41" office:value-type="float" office:value="0.131396829268293" calcext:value-type="float">
            <text:p>0.1314</text:p>
          </table:table-cell>
          <table:table-cell table:formula="of:=[.BF22]/41" office:value-type="float" office:value="0.18163243902439" calcext:value-type="float">
            <text:p>0.1816</text:p>
          </table:table-cell>
          <table:table-cell table:formula="of:=[.BG22]/41" office:value-type="float" office:value="0" calcext:value-type="float">
            <text:p>0.0000</text:p>
          </table:table-cell>
          <table:table-cell table:formula="of:=[.BH22]/41" office:value-type="float" office:value="0.104441707317073" calcext:value-type="float">
            <text:p>0.1044</text:p>
          </table:table-cell>
          <table:table-cell table:formula="of:=[.BI22]/41" office:value-type="float" office:value="0.140829024390244" calcext:value-type="float">
            <text:p>0.1408</text:p>
          </table:table-cell>
          <table:table-cell table:formula="of:=[.BJ22]/41" office:value-type="float" office:value="0.165806829268293" calcext:value-type="float">
            <text:p>0.1658</text:p>
          </table:table-cell>
          <table:table-cell table:formula="of:=[.BK22]/41" office:value-type="float" office:value="0.131396829268293" calcext:value-type="float">
            <text:p>0.1314</text:p>
          </table:table-cell>
          <table:table-cell table:formula="of:=[.BL22]/41" office:value-type="float" office:value="0.150413902439024" calcext:value-type="float">
            <text:p>0.1504</text:p>
          </table:table-cell>
          <table:table-cell table:formula="of:=[.BM22]/41" office:value-type="float" office:value="0.0471736585365854" calcext:value-type="float">
            <text:p>0.0472</text:p>
          </table:table-cell>
          <table:table-cell table:formula="of:=[.BN22]/41" office:value-type="float" office:value="0.0471736585365854" calcext:value-type="float">
            <text:p>0.0472</text:p>
          </table:table-cell>
          <table:table-cell table:formula="of:=[.BO22]/41" office:value-type="float" office:value="0" calcext:value-type="float">
            <text:p>0.0000</text:p>
          </table:table-cell>
          <table:table-cell table:formula="of:=[.BP22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2"/>
          <table:table-cell table:formula="of:=[.AF39]" office:value-type="float" office:value="10.45" calcext:value-type="float">
            <text:p>10.45</text:p>
          </table:table-cell>
          <table:table-cell table:formula="of:=[.AH57]+[.AF1]+[.AW39]" office:value-type="float" office:value="10.5526669674797" calcext:value-type="float">
            <text:p>10.5526669674797</text:p>
          </table:table-cell>
          <table:table-cell table:number-columns-repeated="2"/>
          <table:table-cell table:style-name="ce16" office:value-type="float" office:value="21" calcext:value-type="float">
            <text:p>21</text:p>
          </table:table-cell>
          <table:table-cell table:formula="of:=[.AM23]/41" office:value-type="float" office:value="0.0653853658536585" calcext:value-type="float">
            <text:p>0.0654</text:p>
          </table:table-cell>
          <table:table-cell table:formula="of:=[.AN23]/41" office:value-type="float" office:value="0.0897812195121951" calcext:value-type="float">
            <text:p>0.0898</text:p>
          </table:table-cell>
          <table:table-cell table:formula="of:=[.AO23]/41" office:value-type="float" office:value="0.0396565853658537" calcext:value-type="float">
            <text:p>0.0397</text:p>
          </table:table-cell>
          <table:table-cell table:formula="of:=[.AP23]/41" office:value-type="float" office:value="0.0582253658536585" calcext:value-type="float">
            <text:p>0.0582</text:p>
          </table:table-cell>
          <table:table-cell table:formula="of:=[.AQ23]/41" office:value-type="float" office:value="0.0650582926829268" calcext:value-type="float">
            <text:p>0.0651</text:p>
          </table:table-cell>
          <table:table-cell table:formula="of:=[.AR23]/41" office:value-type="float" office:value="0.0705209756097561" calcext:value-type="float">
            <text:p>0.0705</text:p>
          </table:table-cell>
          <table:table-cell table:formula="of:=[.AS23]/41" office:value-type="float" office:value="0.0557885365853659" calcext:value-type="float">
            <text:p>0.0558</text:p>
          </table:table-cell>
          <table:table-cell table:formula="of:=[.AT23]/41" office:value-type="float" office:value="0.0624180487804878" calcext:value-type="float">
            <text:p>0.0624</text:p>
          </table:table-cell>
          <table:table-cell table:formula="of:=[.AU23]/41" office:value-type="float" office:value="0.0811314634146341" calcext:value-type="float">
            <text:p>0.0811</text:p>
          </table:table-cell>
          <table:table-cell table:formula="of:=[.AV23]/41" office:value-type="float" office:value="0.0617451219512195" calcext:value-type="float">
            <text:p>0.0617</text:p>
          </table:table-cell>
          <table:table-cell table:formula="of:=[.AW23]/41" office:value-type="float" office:value="0.0484168292682927" calcext:value-type="float">
            <text:p>0.0484</text:p>
          </table:table-cell>
          <table:table-cell table:formula="of:=[.AX23]/41" office:value-type="float" office:value="0.0866282926829268" calcext:value-type="float">
            <text:p>0.0866</text:p>
          </table:table-cell>
          <table:table-cell table:formula="of:=[.AY23]/41" office:value-type="float" office:value="0.0551568292682927" calcext:value-type="float">
            <text:p>0.0552</text:p>
          </table:table-cell>
          <table:table-cell table:formula="of:=[.AZ23]/41" office:value-type="float" office:value="0.0639839024390244" calcext:value-type="float">
            <text:p>0.0640</text:p>
          </table:table-cell>
          <table:table-cell table:formula="of:=[.BA23]/41" office:value-type="float" office:value="0.138610487804878" calcext:value-type="float">
            <text:p>0.1386</text:p>
          </table:table-cell>
          <table:table-cell table:formula="of:=[.BB23]/41" office:value-type="float" office:value="0.130140731707317" calcext:value-type="float">
            <text:p>0.1301</text:p>
          </table:table-cell>
          <table:table-cell table:formula="of:=[.BC23]/41" office:value-type="float" office:value="0.0818660975609756" calcext:value-type="float">
            <text:p>0.0819</text:p>
          </table:table-cell>
          <table:table-cell table:formula="of:=[.BD23]/41" office:value-type="float" office:value="0.45590243902439" calcext:value-type="float">
            <text:p>0.4559</text:p>
          </table:table-cell>
          <table:table-cell table:formula="of:=[.BE23]/41" office:value-type="float" office:value="0.0471468292682927" calcext:value-type="float">
            <text:p>0.0471</text:p>
          </table:table-cell>
          <table:table-cell table:formula="of:=[.BF23]/41" office:value-type="float" office:value="0.126319512195122" calcext:value-type="float">
            <text:p>0.1263</text:p>
          </table:table-cell>
          <table:table-cell table:formula="of:=[.BG23]/41" office:value-type="float" office:value="0.104441707317073" calcext:value-type="float">
            <text:p>0.1044</text:p>
          </table:table-cell>
          <table:table-cell table:formula="of:=[.BH23]/41" office:value-type="float" office:value="0" calcext:value-type="float">
            <text:p>0.0000</text:p>
          </table:table-cell>
          <table:table-cell table:formula="of:=[.BI23]/41" office:value-type="float" office:value="0.0482860975609756" calcext:value-type="float">
            <text:p>0.0483</text:p>
          </table:table-cell>
          <table:table-cell table:formula="of:=[.BJ23]/41" office:value-type="float" office:value="0.0659346341463415" calcext:value-type="float">
            <text:p>0.0659</text:p>
          </table:table-cell>
          <table:table-cell table:formula="of:=[.BK23]/41" office:value-type="float" office:value="0.0471468292682927" calcext:value-type="float">
            <text:p>0.0471</text:p>
          </table:table-cell>
          <table:table-cell table:formula="of:=[.BL23]/41" office:value-type="float" office:value="0.100811951219512" calcext:value-type="float">
            <text:p>0.1008</text:p>
          </table:table-cell>
          <table:table-cell table:formula="of:=[.BM23]/41" office:value-type="float" office:value="0.0642617073170732" calcext:value-type="float">
            <text:p>0.0643</text:p>
          </table:table-cell>
          <table:table-cell table:formula="of:=[.BN23]/41" office:value-type="float" office:value="0.0642617073170732" calcext:value-type="float">
            <text:p>0.0643</text:p>
          </table:table-cell>
          <table:table-cell table:formula="of:=[.BO23]/41" office:value-type="float" office:value="0" calcext:value-type="float">
            <text:p>0.0000</text:p>
          </table:table-cell>
          <table:table-cell table:formula="of:=[.BP23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table:formula="of:=[.AF46]" office:value-type="float" office:value="10.8167" calcext:value-type="float">
            <text:p>10.8167</text:p>
          </table:table-cell>
          <table:table-cell table:formula="of:=[.AI58]+[.AF1]+[.AM46]" office:value-type="float" office:value="10.9196123089431" calcext:value-type="float">
            <text:p>10.9196123089431</text:p>
          </table:table-cell>
          <table:table-cell/>
          <table:table-cell table:style-name="ce16" office:value-type="float" office:value="22" calcext:value-type="float">
            <text:p>22</text:p>
          </table:table-cell>
          <table:table-cell table:formula="of:=[.AM24]/41" office:value-type="float" office:value="0.0793763414634146" calcext:value-type="float">
            <text:p>0.0794</text:p>
          </table:table-cell>
          <table:table-cell table:formula="of:=[.AN24]/41" office:value-type="float" office:value="0.0598214634146341" calcext:value-type="float">
            <text:p>0.0598</text:p>
          </table:table-cell>
          <table:table-cell table:formula="of:=[.AO24]/41" office:value-type="float" office:value="0.0468541463414634" calcext:value-type="float">
            <text:p>0.0469</text:p>
          </table:table-cell>
          <table:table-cell table:formula="of:=[.AP24]/41" office:value-type="float" office:value="0.0682712195121951" calcext:value-type="float">
            <text:p>0.0683</text:p>
          </table:table-cell>
          <table:table-cell table:formula="of:=[.AQ24]/41" office:value-type="float" office:value="0.0803273170731707" calcext:value-type="float">
            <text:p>0.0803</text:p>
          </table:table-cell>
          <table:table-cell table:formula="of:=[.AR24]/41" office:value-type="float" office:value="0.0229551951219512" calcext:value-type="float">
            <text:p>0.0230</text:p>
          </table:table-cell>
          <table:table-cell table:formula="of:=[.AS24]/41" office:value-type="float" office:value="0.0688573170731707" calcext:value-type="float">
            <text:p>0.0689</text:p>
          </table:table-cell>
          <table:table-cell table:formula="of:=[.AT24]/41" office:value-type="float" office:value="0.0750385365853659" calcext:value-type="float">
            <text:p>0.0750</text:p>
          </table:table-cell>
          <table:table-cell table:formula="of:=[.AU24]/41" office:value-type="float" office:value="0.0587056097560976" calcext:value-type="float">
            <text:p>0.0587</text:p>
          </table:table-cell>
          <table:table-cell table:formula="of:=[.AV24]/41" office:value-type="float" office:value="0.0323614634146341" calcext:value-type="float">
            <text:p>0.0324</text:p>
          </table:table-cell>
          <table:table-cell table:formula="of:=[.AW24]/41" office:value-type="float" office:value="0.0725263414634146" calcext:value-type="float">
            <text:p>0.0725</text:p>
          </table:table-cell>
          <table:table-cell table:formula="of:=[.AX24]/41" office:value-type="float" office:value="0.0785875609756098" calcext:value-type="float">
            <text:p>0.0786</text:p>
          </table:table-cell>
          <table:table-cell table:formula="of:=[.AY24]/41" office:value-type="float" office:value="0.0196919512195122" calcext:value-type="float">
            <text:p>0.0197</text:p>
          </table:table-cell>
          <table:table-cell table:formula="of:=[.AZ24]/41" office:value-type="float" office:value="0.0764758536585366" calcext:value-type="float">
            <text:p>0.0765</text:p>
          </table:table-cell>
          <table:table-cell table:formula="of:=[.BA24]/41" office:value-type="float" office:value="0.18190756097561" calcext:value-type="float">
            <text:p>0.1819</text:p>
          </table:table-cell>
          <table:table-cell table:formula="of:=[.BB24]/41" office:value-type="float" office:value="0.163726585365854" calcext:value-type="float">
            <text:p>0.1637</text:p>
          </table:table-cell>
          <table:table-cell table:formula="of:=[.BC24]/41" office:value-type="float" office:value="0.0581224390243902" calcext:value-type="float">
            <text:p>0.0581</text:p>
          </table:table-cell>
          <table:table-cell table:formula="of:=[.BD24]/41" office:value-type="float" office:value="0.504068292682927" calcext:value-type="float">
            <text:p>0.5041</text:p>
          </table:table-cell>
          <table:table-cell table:formula="of:=[.BE24]/41" office:value-type="float" office:value="0.0133283170731707" calcext:value-type="float">
            <text:p>0.0133</text:p>
          </table:table-cell>
          <table:table-cell table:formula="of:=[.BF24]/41" office:value-type="float" office:value="0.0863563414634146" calcext:value-type="float">
            <text:p>0.0864</text:p>
          </table:table-cell>
          <table:table-cell table:formula="of:=[.BG24]/41" office:value-type="float" office:value="0.140829024390244" calcext:value-type="float">
            <text:p>0.1408</text:p>
          </table:table-cell>
          <table:table-cell table:formula="of:=[.BH24]/41" office:value-type="float" office:value="0.0482860975609756" calcext:value-type="float">
            <text:p>0.0483</text:p>
          </table:table-cell>
          <table:table-cell table:formula="of:=[.BI24]/41" office:value-type="float" office:value="0" calcext:value-type="float">
            <text:p>0.0000</text:p>
          </table:table-cell>
          <table:table-cell table:formula="of:=[.BJ24]/41" office:value-type="float" office:value="0.0720578048780488" calcext:value-type="float">
            <text:p>0.0721</text:p>
          </table:table-cell>
          <table:table-cell table:formula="of:=[.BK24]/41" office:value-type="float" office:value="0.0133283170731707" calcext:value-type="float">
            <text:p>0.0133</text:p>
          </table:table-cell>
          <table:table-cell table:formula="of:=[.BL24]/41" office:value-type="float" office:value="0.0683939024390244" calcext:value-type="float">
            <text:p>0.0684</text:p>
          </table:table-cell>
          <table:table-cell table:formula="of:=[.BM24]/41" office:value-type="float" office:value="0.108323170731707" calcext:value-type="float">
            <text:p>0.1083</text:p>
          </table:table-cell>
          <table:table-cell table:formula="of:=[.BN24]/41" office:value-type="float" office:value="0.108323170731707" calcext:value-type="float">
            <text:p>0.1083</text:p>
          </table:table-cell>
          <table:table-cell table:formula="of:=[.BO24]/41" office:value-type="float" office:value="0" calcext:value-type="float">
            <text:p>0.0000</text:p>
          </table:table-cell>
          <table:table-cell table:formula="of:=[.BP24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14" office:value-type="time" office:time-value="PT05H00M00S" calcext:value-type="time">
            <text:p>05:00:00 AM</text:p>
          </table:table-cell>
          <table:table-cell table:number-columns-repeated="6"/>
          <table:table-cell table:style-name="ce16" office:value-type="float" office:value="23" calcext:value-type="float">
            <text:p>23</text:p>
          </table:table-cell>
          <table:table-cell table:formula="of:=[.AM25]/41" office:value-type="float" office:value="0.0122812926829268" calcext:value-type="float">
            <text:p>0.0123</text:p>
          </table:table-cell>
          <table:table-cell table:formula="of:=[.AN25]/41" office:value-type="float" office:value="0.0558258536585366" calcext:value-type="float">
            <text:p>0.0558</text:p>
          </table:table-cell>
          <table:table-cell table:formula="of:=[.AO25]/41" office:value-type="float" office:value="0.0287151219512195" calcext:value-type="float">
            <text:p>0.0287</text:p>
          </table:table-cell>
          <table:table-cell table:formula="of:=[.AP25]/41" office:value-type="float" office:value="0.008216" calcext:value-type="float">
            <text:p>0.0082</text:p>
          </table:table-cell>
          <table:table-cell table:formula="of:=[.AQ25]/41" office:value-type="float" office:value="0.0142681219512195" calcext:value-type="float">
            <text:p>0.0143</text:p>
          </table:table-cell>
          <table:table-cell table:formula="of:=[.AR25]/41" office:value-type="float" office:value="0.0792260975609756" calcext:value-type="float">
            <text:p>0.0792</text:p>
          </table:table-cell>
          <table:table-cell table:formula="of:=[.AS25]/41" office:value-type="float" office:value="0.0119730487804878" calcext:value-type="float">
            <text:p>0.0120</text:p>
          </table:table-cell>
          <table:table-cell table:formula="of:=[.AT25]/41" office:value-type="float" office:value="0.00942907317073171" calcext:value-type="float">
            <text:p>0.0094</text:p>
          </table:table-cell>
          <table:table-cell table:formula="of:=[.AU25]/41" office:value-type="float" office:value="0.0416565853658537" calcext:value-type="float">
            <text:p>0.0417</text:p>
          </table:table-cell>
          <table:table-cell table:formula="of:=[.AV25]/41" office:value-type="float" office:value="0.049250243902439" calcext:value-type="float">
            <text:p>0.0493</text:p>
          </table:table-cell>
          <table:table-cell table:formula="of:=[.AW25]/41" office:value-type="float" office:value="0.0268007317073171" calcext:value-type="float">
            <text:p>0.0268</text:p>
          </table:table-cell>
          <table:table-cell table:formula="of:=[.AX25]/41" office:value-type="float" office:value="0.0263921951219512" calcext:value-type="float">
            <text:p>0.0264</text:p>
          </table:table-cell>
          <table:table-cell table:formula="of:=[.AY25]/41" office:value-type="float" office:value="0.0575478048780488" calcext:value-type="float">
            <text:p>0.0575</text:p>
          </table:table-cell>
          <table:table-cell table:formula="of:=[.AZ25]/41" office:value-type="float" office:value="0.00942839024390244" calcext:value-type="float">
            <text:p>0.0094</text:p>
          </table:table-cell>
          <table:table-cell table:formula="of:=[.BA25]/41" office:value-type="float" office:value="0.190352926829268" calcext:value-type="float">
            <text:p>0.1904</text:p>
          </table:table-cell>
          <table:table-cell table:formula="of:=[.BB25]/41" office:value-type="float" office:value="0.192456829268293" calcext:value-type="float">
            <text:p>0.1925</text:p>
          </table:table-cell>
          <table:table-cell table:formula="of:=[.BC25]/41" office:value-type="float" office:value="0.0437163414634146" calcext:value-type="float">
            <text:p>0.0437</text:p>
          </table:table-cell>
          <table:table-cell table:formula="of:=[.BD25]/41" office:value-type="float" office:value="0.470973170731707" calcext:value-type="float">
            <text:p>0.4710</text:p>
          </table:table-cell>
          <table:table-cell table:formula="of:=[.BE25]/41" office:value-type="float" office:value="0.0827107317073171" calcext:value-type="float">
            <text:p>0.0827</text:p>
          </table:table-cell>
          <table:table-cell table:formula="of:=[.BF25]/41" office:value-type="float" office:value="0.155898292682927" calcext:value-type="float">
            <text:p>0.1559</text:p>
          </table:table-cell>
          <table:table-cell table:formula="of:=[.BG25]/41" office:value-type="float" office:value="0.165806829268293" calcext:value-type="float">
            <text:p>0.1658</text:p>
          </table:table-cell>
          <table:table-cell table:formula="of:=[.BH25]/41" office:value-type="float" office:value="0.0659346341463415" calcext:value-type="float">
            <text:p>0.0659</text:p>
          </table:table-cell>
          <table:table-cell table:formula="of:=[.BI25]/41" office:value-type="float" office:value="0.0720578048780488" calcext:value-type="float">
            <text:p>0.0721</text:p>
          </table:table-cell>
          <table:table-cell table:formula="of:=[.BJ25]/41" office:value-type="float" office:value="0" calcext:value-type="float">
            <text:p>0.0000</text:p>
          </table:table-cell>
          <table:table-cell table:formula="of:=[.BK25]/41" office:value-type="float" office:value="0.0827107317073171" calcext:value-type="float">
            <text:p>0.0827</text:p>
          </table:table-cell>
          <table:table-cell table:formula="of:=[.BL25]/41" office:value-type="float" office:value="0.140441707317073" calcext:value-type="float">
            <text:p>0.1404</text:p>
          </table:table-cell>
          <table:table-cell table:formula="of:=[.BM25]/41" office:value-type="float" office:value="0.120429756097561" calcext:value-type="float">
            <text:p>0.1204</text:p>
          </table:table-cell>
          <table:table-cell table:formula="of:=[.BN25]/41" office:value-type="float" office:value="0.120429756097561" calcext:value-type="float">
            <text:p>0.1204</text:p>
          </table:table-cell>
          <table:table-cell table:formula="of:=[.BO25]/41" office:value-type="float" office:value="0" calcext:value-type="float">
            <text:p>0.0000</text:p>
          </table:table-cell>
          <table:table-cell table:formula="of:=[.BP25]/41" office:value-type="float" office:value="0" calcext:value-type="float">
            <text:p>0.0000</text:p>
          </table:table-cell>
        </table:table-row>
        <table:table-row table:style-name="ro1">
          <table:table-cell table:number-columns-repeated="37"/>
          <table:table-cell table:style-name="ce16" office:value-type="float" office:value="24" calcext:value-type="float">
            <text:p>24</text:p>
          </table:table-cell>
          <table:table-cell table:formula="of:=[.AM26]/41" office:value-type="float" office:value="0.0889265853658537" calcext:value-type="float">
            <text:p>0.0889</text:p>
          </table:table-cell>
          <table:table-cell table:formula="of:=[.AN26]/41" office:value-type="float" office:value="0.0730153658536585" calcext:value-type="float">
            <text:p>0.0730</text:p>
          </table:table-cell>
          <table:table-cell table:formula="of:=[.AO26]/41" office:value-type="float" office:value="0.0558019512195122" calcext:value-type="float">
            <text:p>0.0558</text:p>
          </table:table-cell>
          <table:table-cell table:formula="of:=[.AP26]/41" office:value-type="float" office:value="0.0781243902439024" calcext:value-type="float">
            <text:p>0.0781</text:p>
          </table:table-cell>
          <table:table-cell table:formula="of:=[.AQ26]/41" office:value-type="float" office:value="0.0896721951219512" calcext:value-type="float">
            <text:p>0.0897</text:p>
          </table:table-cell>
          <table:table-cell table:formula="of:=[.AR26]/41" office:value-type="float" office:value="0.0318343902439024" calcext:value-type="float">
            <text:p>0.0318</text:p>
          </table:table-cell>
          <table:table-cell table:formula="of:=[.AS26]/41" office:value-type="float" office:value="0.0781870731707317" calcext:value-type="float">
            <text:p>0.0782</text:p>
          </table:table-cell>
          <table:table-cell table:formula="of:=[.AT26]/41" office:value-type="float" office:value="0.0846929268292683" calcext:value-type="float">
            <text:p>0.0847</text:p>
          </table:table-cell>
          <table:table-cell table:formula="of:=[.AU26]/41" office:value-type="float" office:value="0.0719975609756098" calcext:value-type="float">
            <text:p>0.0720</text:p>
          </table:table-cell>
          <table:table-cell table:formula="of:=[.AV26]/41" office:value-type="float" office:value="0.0456556097560976" calcext:value-type="float">
            <text:p>0.0457</text:p>
          </table:table-cell>
          <table:table-cell table:formula="of:=[.AW26]/41" office:value-type="float" office:value="0.0797739024390244" calcext:value-type="float">
            <text:p>0.0798</text:p>
          </table:table-cell>
          <table:table-cell table:formula="of:=[.AX26]/41" office:value-type="float" office:value="0.0911948780487805" calcext:value-type="float">
            <text:p>0.0912</text:p>
          </table:table-cell>
          <table:table-cell table:formula="of:=[.AY26]/41" office:value-type="float" office:value="0.0330087804878049" calcext:value-type="float">
            <text:p>0.0330</text:p>
          </table:table-cell>
          <table:table-cell table:formula="of:=[.AZ26]/41" office:value-type="float" office:value="0.0862021951219512" calcext:value-type="float">
            <text:p>0.0862</text:p>
          </table:table-cell>
          <table:table-cell table:formula="of:=[.BA26]/41" office:value-type="float" office:value="0.174498780487805" calcext:value-type="float">
            <text:p>0.1745</text:p>
          </table:table-cell>
          <table:table-cell table:formula="of:=[.BB26]/41" office:value-type="float" office:value="0.153389756097561" calcext:value-type="float">
            <text:p>0.1534</text:p>
          </table:table-cell>
          <table:table-cell table:formula="of:=[.BC26]/41" office:value-type="float" office:value="0.0714387804878049" calcext:value-type="float">
            <text:p>0.0714</text:p>
          </table:table-cell>
          <table:table-cell table:formula="of:=[.BD26]/41" office:value-type="float" office:value="0.502160975609756" calcext:value-type="float">
            <text:p>0.5022</text:p>
          </table:table-cell>
          <table:table-cell table:formula="of:=[.BE26]/41" office:value-type="float" office:value="0" calcext:value-type="float">
            <text:p>0.0000</text:p>
          </table:table-cell>
          <table:table-cell table:formula="of:=[.BF26]/41" office:value-type="float" office:value="0.0806426829268293" calcext:value-type="float">
            <text:p>0.0806</text:p>
          </table:table-cell>
          <table:table-cell table:formula="of:=[.BG26]/41" office:value-type="float" office:value="0.131396829268293" calcext:value-type="float">
            <text:p>0.1314</text:p>
          </table:table-cell>
          <table:table-cell table:formula="of:=[.BH26]/41" office:value-type="float" office:value="0.0471468292682927" calcext:value-type="float">
            <text:p>0.0471</text:p>
          </table:table-cell>
          <table:table-cell table:formula="of:=[.BI26]/41" office:value-type="float" office:value="0.0133283170731707" calcext:value-type="float">
            <text:p>0.0133</text:p>
          </table:table-cell>
          <table:table-cell table:formula="of:=[.BJ26]/41" office:value-type="float" office:value="0.0827107317073171" calcext:value-type="float">
            <text:p>0.0827</text:p>
          </table:table-cell>
          <table:table-cell table:formula="of:=[.BK26]/41" office:value-type="float" office:value="0" calcext:value-type="float">
            <text:p>0.0000</text:p>
          </table:table-cell>
          <table:table-cell table:formula="of:=[.BL26]/41" office:value-type="float" office:value="0.0590534146341463" calcext:value-type="float">
            <text:p>0.0591</text:p>
          </table:table-cell>
          <table:table-cell table:formula="of:=[.BM26]/41" office:value-type="float" office:value="0.102081707317073" calcext:value-type="float">
            <text:p>0.1021</text:p>
          </table:table-cell>
          <table:table-cell table:formula="of:=[.BN26]/41" office:value-type="float" office:value="0.102081707317073" calcext:value-type="float">
            <text:p>0.1021</text:p>
          </table:table-cell>
          <table:table-cell table:formula="of:=[.BO26]/41" office:value-type="float" office:value="0" calcext:value-type="float">
            <text:p>0.0000</text:p>
          </table:table-cell>
          <table:table-cell table:formula="of:=[.BP26]/41" office:value-type="float" office:value="0" calcext:value-type="float">
            <text:p>0.0000</text:p>
          </table:table-cell>
        </table:table-row>
        <table:table-row table:style-name="ro1">
          <table:table-cell table:number-columns-repeated="37"/>
          <table:table-cell table:style-name="ce16" office:value-type="float" office:value="25" calcext:value-type="float">
            <text:p>25</text:p>
          </table:table-cell>
          <table:table-cell table:formula="of:=[.AM27]/41" office:value-type="float" office:value="0.147560731707317" calcext:value-type="float">
            <text:p>0.1476</text:p>
          </table:table-cell>
          <table:table-cell table:formula="of:=[.AN27]/41" office:value-type="float" office:value="0.116081219512195" calcext:value-type="float">
            <text:p>0.1161</text:p>
          </table:table-cell>
          <table:table-cell table:formula="of:=[.AO27]/41" office:value-type="float" office:value="0.114614390243902" calcext:value-type="float">
            <text:p>0.1146</text:p>
          </table:table-cell>
          <table:table-cell table:formula="of:=[.AP27]/41" office:value-type="float" office:value="0.13655512195122" calcext:value-type="float">
            <text:p>0.1366</text:p>
          </table:table-cell>
          <table:table-cell table:formula="of:=[.AQ27]/41" office:value-type="float" office:value="0.148412926829268" calcext:value-type="float">
            <text:p>0.1484</text:p>
          </table:table-cell>
          <table:table-cell table:formula="of:=[.AR27]/41" office:value-type="float" office:value="0.0678385365853659" calcext:value-type="float">
            <text:p>0.0678</text:p>
          </table:table-cell>
          <table:table-cell table:formula="of:=[.AS27]/41" office:value-type="float" office:value="0.136913902439024" calcext:value-type="float">
            <text:p>0.1369</text:p>
          </table:table-cell>
          <table:table-cell table:formula="of:=[.AT27]/41" office:value-type="float" office:value="0.143260731707317" calcext:value-type="float">
            <text:p>0.1433</text:p>
          </table:table-cell>
          <table:table-cell table:formula="of:=[.AU27]/41" office:value-type="float" office:value="0.12068243902439" calcext:value-type="float">
            <text:p>0.1207</text:p>
          </table:table-cell>
          <table:table-cell table:formula="of:=[.AV27]/41" office:value-type="float" office:value="0.0963507317073171" calcext:value-type="float">
            <text:p>0.0964</text:p>
          </table:table-cell>
          <table:table-cell table:formula="of:=[.AW27]/41" office:value-type="float" office:value="0.138781219512195" calcext:value-type="float">
            <text:p>0.1388</text:p>
          </table:table-cell>
          <table:table-cell table:formula="of:=[.AX27]/41" office:value-type="float" office:value="0.144549268292683" calcext:value-type="float">
            <text:p>0.1445</text:p>
          </table:table-cell>
          <table:table-cell table:formula="of:=[.AY27]/41" office:value-type="float" office:value="0.0847314634146342" calcext:value-type="float">
            <text:p>0.0847</text:p>
          </table:table-cell>
          <table:table-cell table:formula="of:=[.AZ27]/41" office:value-type="float" office:value="0.144728292682927" calcext:value-type="float">
            <text:p>0.1447</text:p>
          </table:table-cell>
          <table:table-cell table:formula="of:=[.BA27]/41" office:value-type="float" office:value="0.200751951219512" calcext:value-type="float">
            <text:p>0.2008</text:p>
          </table:table-cell>
          <table:table-cell table:formula="of:=[.BB27]/41" office:value-type="float" office:value="0.164987317073171" calcext:value-type="float">
            <text:p>0.1650</text:p>
          </table:table-cell>
          <table:table-cell table:formula="of:=[.BC27]/41" office:value-type="float" office:value="0.119416585365854" calcext:value-type="float">
            <text:p>0.1194</text:p>
          </table:table-cell>
          <table:table-cell table:formula="of:=[.BD27]/41" office:value-type="float" office:value="0.543792682926829" calcext:value-type="float">
            <text:p>0.5438</text:p>
          </table:table-cell>
          <table:table-cell table:formula="of:=[.BE27]/41" office:value-type="float" office:value="0.0590534146341463" calcext:value-type="float">
            <text:p>0.0591</text:p>
          </table:table-cell>
          <table:table-cell table:formula="of:=[.BF27]/41" office:value-type="float" office:value="0.031270487804878" calcext:value-type="float">
            <text:p>0.0313</text:p>
          </table:table-cell>
          <table:table-cell table:formula="of:=[.BG27]/41" office:value-type="float" office:value="0.150413902439024" calcext:value-type="float">
            <text:p>0.1504</text:p>
          </table:table-cell>
          <table:table-cell table:formula="of:=[.BH27]/41" office:value-type="float" office:value="0.100811951219512" calcext:value-type="float">
            <text:p>0.1008</text:p>
          </table:table-cell>
          <table:table-cell table:formula="of:=[.BI27]/41" office:value-type="float" office:value="0.0683939024390244" calcext:value-type="float">
            <text:p>0.0684</text:p>
          </table:table-cell>
          <table:table-cell table:formula="of:=[.BJ27]/41" office:value-type="float" office:value="0.140441707317073" calcext:value-type="float">
            <text:p>0.1404</text:p>
          </table:table-cell>
          <table:table-cell table:formula="of:=[.BK27]/41" office:value-type="float" office:value="0.0590534146341463" calcext:value-type="float">
            <text:p>0.0591</text:p>
          </table:table-cell>
          <table:table-cell table:formula="of:=[.BL27]/41" office:value-type="float" office:value="0" calcext:value-type="float">
            <text:p>0.0000</text:p>
          </table:table-cell>
          <table:table-cell table:formula="of:=[.BM27]/41" office:value-type="float" office:value="0.138052926829268" calcext:value-type="float">
            <text:p>0.1381</text:p>
          </table:table-cell>
          <table:table-cell table:formula="of:=[.BN27]/41" office:value-type="float" office:value="0.138052926829268" calcext:value-type="float">
            <text:p>0.1381</text:p>
          </table:table-cell>
          <table:table-cell table:formula="of:=[.BO27]/41" office:value-type="float" office:value="0" calcext:value-type="float">
            <text:p>0.0000</text:p>
          </table:table-cell>
          <table:table-cell table:formula="of:=[.BP27]/41" office:value-type="float" office:value="0" calcext:value-type="float">
            <text:p>0.0000</text:p>
          </table:table-cell>
        </table:table-row>
        <table:table-row table:style-name="ro1">
          <table:table-cell table:number-columns-repeated="37"/>
          <table:table-cell table:style-name="ce18" office:value-type="float" office:value="26" calcext:value-type="float">
            <text:p>26</text:p>
          </table:table-cell>
          <table:table-cell table:formula="of:=[.AM28]/41" office:value-type="float" office:value="0.114793414634146" calcext:value-type="float">
            <text:p>0.1148</text:p>
          </table:table-cell>
          <table:table-cell table:formula="of:=[.AN28]/41" office:value-type="float" office:value="0.153811219512195" calcext:value-type="float">
            <text:p>0.1538</text:p>
          </table:table-cell>
          <table:table-cell table:formula="of:=[.AO28]/41" office:value-type="float" office:value="0.100199512195122" calcext:value-type="float">
            <text:p>0.1002</text:p>
          </table:table-cell>
          <table:table-cell table:formula="of:=[.AP28]/41" office:value-type="float" office:value="0.112226341463415" calcext:value-type="float">
            <text:p>0.1122</text:p>
          </table:table-cell>
          <table:table-cell table:formula="of:=[.AQ28]/41" office:value-type="float" office:value="0.113565853658537" calcext:value-type="float">
            <text:p>0.1136</text:p>
          </table:table-cell>
          <table:table-cell table:formula="of:=[.AR28]/41" office:value-type="float" office:value="0.131276829268293" calcext:value-type="float">
            <text:p>0.1313</text:p>
          </table:table-cell>
          <table:table-cell table:formula="of:=[.AS28]/41" office:value-type="float" office:value="0.108560243902439" calcext:value-type="float">
            <text:p>0.1086</text:p>
          </table:table-cell>
          <table:table-cell table:formula="of:=[.AT28]/41" office:value-type="float" office:value="0.113622682926829" calcext:value-type="float">
            <text:p>0.1136</text:p>
          </table:table-cell>
          <table:table-cell table:formula="of:=[.AU28]/41" office:value-type="float" office:value="0.144336341463415" calcext:value-type="float">
            <text:p>0.1443</text:p>
          </table:table-cell>
          <table:table-cell table:formula="of:=[.AV28]/41" office:value-type="float" office:value="0.126005365853659" calcext:value-type="float">
            <text:p>0.1260</text:p>
          </table:table-cell>
          <table:table-cell table:formula="of:=[.AW28]/41" office:value-type="float" office:value="0.0952304878048781" calcext:value-type="float">
            <text:p>0.0952</text:p>
          </table:table-cell>
          <table:table-cell table:formula="of:=[.AX28]/41" office:value-type="float" office:value="0.145094390243902" calcext:value-type="float">
            <text:p>0.1451</text:p>
          </table:table-cell>
          <table:table-cell table:formula="of:=[.AY28]/41" office:value-type="float" office:value="0.118849024390244" calcext:value-type="float">
            <text:p>0.1188</text:p>
          </table:table-cell>
          <table:table-cell table:formula="of:=[.AZ28]/41" office:value-type="float" office:value="0.114863414634146" calcext:value-type="float">
            <text:p>0.1149</text:p>
          </table:table-cell>
          <table:table-cell table:formula="of:=[.BA28]/41" office:value-type="float" office:value="0.0743860975609756" calcext:value-type="float">
            <text:p>0.0744</text:p>
          </table:table-cell>
          <table:table-cell table:formula="of:=[.BB28]/41" office:value-type="float" office:value="0.0740573170731707" calcext:value-type="float">
            <text:p>0.0741</text:p>
          </table:table-cell>
          <table:table-cell table:formula="of:=[.BC28]/41" office:value-type="float" office:value="0.145271463414634" calcext:value-type="float">
            <text:p>0.1453</text:p>
          </table:table-cell>
          <table:table-cell table:formula="of:=[.BD28]/41" office:value-type="float" office:value="0.405765853658537" calcext:value-type="float">
            <text:p>0.4058</text:p>
          </table:table-cell>
          <table:table-cell table:formula="of:=[.BE28]/41" office:value-type="float" office:value="0.102081707317073" calcext:value-type="float">
            <text:p>0.1021</text:p>
          </table:table-cell>
          <table:table-cell table:formula="of:=[.BF28]/41" office:value-type="float" office:value="0.168503902439024" calcext:value-type="float">
            <text:p>0.1685</text:p>
          </table:table-cell>
          <table:table-cell table:formula="of:=[.BG28]/41" office:value-type="float" office:value="0.0471736585365854" calcext:value-type="float">
            <text:p>0.0472</text:p>
          </table:table-cell>
          <table:table-cell table:formula="of:=[.BH28]/41" office:value-type="float" office:value="0.0642617073170732" calcext:value-type="float">
            <text:p>0.0643</text:p>
          </table:table-cell>
          <table:table-cell table:formula="of:=[.BI28]/41" office:value-type="float" office:value="0.108323170731707" calcext:value-type="float">
            <text:p>0.1083</text:p>
          </table:table-cell>
          <table:table-cell table:formula="of:=[.BJ28]/41" office:value-type="float" office:value="0.120429756097561" calcext:value-type="float">
            <text:p>0.1204</text:p>
          </table:table-cell>
          <table:table-cell table:formula="of:=[.BK28]/41" office:value-type="float" office:value="0.102081707317073" calcext:value-type="float">
            <text:p>0.1021</text:p>
          </table:table-cell>
          <table:table-cell table:formula="of:=[.BL28]/41" office:value-type="float" office:value="0.138052926829268" calcext:value-type="float">
            <text:p>0.1381</text:p>
          </table:table-cell>
          <table:table-cell table:formula="of:=[.BM28]/41" office:value-type="float" office:value="0" calcext:value-type="float">
            <text:p>0.0000</text:p>
          </table:table-cell>
          <table:table-cell table:formula="of:=[.BN28]/41" office:value-type="float" office:value="0" calcext:value-type="float">
            <text:p>0.0000</text:p>
          </table:table-cell>
          <table:table-cell table:formula="of:=[.BO28]/41" office:value-type="float" office:value="0" calcext:value-type="float">
            <text:p>0.0000</text:p>
          </table:table-cell>
          <table:table-cell table:formula="of:=[.BP28]/41" office:value-type="float" office:value="0" calcext:value-type="float">
            <text:p>0.0000</text:p>
          </table:table-cell>
        </table:table-row>
        <table:table-row table:style-name="ro1">
          <table:table-cell table:number-columns-repeated="37"/>
          <table:table-cell table:style-name="ce18" office:value-type="float" office:value="27" calcext:value-type="float">
            <text:p>27</text:p>
          </table:table-cell>
          <table:table-cell table:formula="of:=[.AM29]/41" office:value-type="float" office:value="0.114793414634146" calcext:value-type="float">
            <text:p>0.1148</text:p>
          </table:table-cell>
          <table:table-cell table:formula="of:=[.AN29]/41" office:value-type="float" office:value="0.153811219512195" calcext:value-type="float">
            <text:p>0.1538</text:p>
          </table:table-cell>
          <table:table-cell table:formula="of:=[.AO29]/41" office:value-type="float" office:value="0.100199512195122" calcext:value-type="float">
            <text:p>0.1002</text:p>
          </table:table-cell>
          <table:table-cell table:formula="of:=[.AP29]/41" office:value-type="float" office:value="0.112226341463415" calcext:value-type="float">
            <text:p>0.1122</text:p>
          </table:table-cell>
          <table:table-cell table:formula="of:=[.AQ29]/41" office:value-type="float" office:value="0.113565853658537" calcext:value-type="float">
            <text:p>0.1136</text:p>
          </table:table-cell>
          <table:table-cell table:formula="of:=[.AR29]/41" office:value-type="float" office:value="0.131276829268293" calcext:value-type="float">
            <text:p>0.1313</text:p>
          </table:table-cell>
          <table:table-cell table:formula="of:=[.AS29]/41" office:value-type="float" office:value="0.108560243902439" calcext:value-type="float">
            <text:p>0.1086</text:p>
          </table:table-cell>
          <table:table-cell table:formula="of:=[.AT29]/41" office:value-type="float" office:value="0.113622682926829" calcext:value-type="float">
            <text:p>0.1136</text:p>
          </table:table-cell>
          <table:table-cell table:formula="of:=[.AU29]/41" office:value-type="float" office:value="0.144336341463415" calcext:value-type="float">
            <text:p>0.1443</text:p>
          </table:table-cell>
          <table:table-cell table:formula="of:=[.AV29]/41" office:value-type="float" office:value="0.126005365853659" calcext:value-type="float">
            <text:p>0.1260</text:p>
          </table:table-cell>
          <table:table-cell table:formula="of:=[.AW29]/41" office:value-type="float" office:value="0.0952304878048781" calcext:value-type="float">
            <text:p>0.0952</text:p>
          </table:table-cell>
          <table:table-cell table:formula="of:=[.AX29]/41" office:value-type="float" office:value="0.145094390243902" calcext:value-type="float">
            <text:p>0.1451</text:p>
          </table:table-cell>
          <table:table-cell table:formula="of:=[.AY29]/41" office:value-type="float" office:value="0.118849024390244" calcext:value-type="float">
            <text:p>0.1188</text:p>
          </table:table-cell>
          <table:table-cell table:formula="of:=[.AZ29]/41" office:value-type="float" office:value="0.114863414634146" calcext:value-type="float">
            <text:p>0.1149</text:p>
          </table:table-cell>
          <table:table-cell table:formula="of:=[.BA29]/41" office:value-type="float" office:value="0.0743860975609756" calcext:value-type="float">
            <text:p>0.0744</text:p>
          </table:table-cell>
          <table:table-cell table:formula="of:=[.BB29]/41" office:value-type="float" office:value="0.0740573170731707" calcext:value-type="float">
            <text:p>0.0741</text:p>
          </table:table-cell>
          <table:table-cell table:formula="of:=[.BC29]/41" office:value-type="float" office:value="0.145271463414634" calcext:value-type="float">
            <text:p>0.1453</text:p>
          </table:table-cell>
          <table:table-cell table:formula="of:=[.BD29]/41" office:value-type="float" office:value="0.405765853658537" calcext:value-type="float">
            <text:p>0.4058</text:p>
          </table:table-cell>
          <table:table-cell table:formula="of:=[.BE29]/41" office:value-type="float" office:value="0.102081707317073" calcext:value-type="float">
            <text:p>0.1021</text:p>
          </table:table-cell>
          <table:table-cell table:formula="of:=[.BF29]/41" office:value-type="float" office:value="0.168503902439024" calcext:value-type="float">
            <text:p>0.1685</text:p>
          </table:table-cell>
          <table:table-cell table:formula="of:=[.BG29]/41" office:value-type="float" office:value="0.0471736585365854" calcext:value-type="float">
            <text:p>0.0472</text:p>
          </table:table-cell>
          <table:table-cell table:formula="of:=[.BH29]/41" office:value-type="float" office:value="0.0642617073170732" calcext:value-type="float">
            <text:p>0.0643</text:p>
          </table:table-cell>
          <table:table-cell table:formula="of:=[.BI29]/41" office:value-type="float" office:value="0.108323170731707" calcext:value-type="float">
            <text:p>0.1083</text:p>
          </table:table-cell>
          <table:table-cell table:formula="of:=[.BJ29]/41" office:value-type="float" office:value="0.120429756097561" calcext:value-type="float">
            <text:p>0.1204</text:p>
          </table:table-cell>
          <table:table-cell table:formula="of:=[.BK29]/41" office:value-type="float" office:value="0.102081707317073" calcext:value-type="float">
            <text:p>0.1021</text:p>
          </table:table-cell>
          <table:table-cell table:formula="of:=[.BL29]/41" office:value-type="float" office:value="0.138052926829268" calcext:value-type="float">
            <text:p>0.1381</text:p>
          </table:table-cell>
          <table:table-cell table:formula="of:=[.BM29]/41" office:value-type="float" office:value="0" calcext:value-type="float">
            <text:p>0.0000</text:p>
          </table:table-cell>
          <table:table-cell table:formula="of:=[.BN29]/41" office:value-type="float" office:value="0" calcext:value-type="float">
            <text:p>0.0000</text:p>
          </table:table-cell>
          <table:table-cell table:formula="of:=[.BO29]/41" office:value-type="float" office:value="0" calcext:value-type="float">
            <text:p>0.0000</text:p>
          </table:table-cell>
          <table:table-cell table:formula="of:=[.BP29]/41" office:value-type="float" office:value="0" calcext:value-type="float">
            <text:p>0.0000</text:p>
          </table:table-cell>
        </table:table-row>
        <table:table-row table:style-name="ro1">
          <table:table-cell table:number-columns-repeated="37"/>
          <table:table-cell office:value-type="float" office:value="28" calcext:value-type="float">
            <text:p>28</text:p>
          </table:table-cell>
          <table:table-cell table:formula="of:=[.AM30]/41" office:value-type="float" office:value="0" calcext:value-type="float">
            <text:p>0.0000</text:p>
          </table:table-cell>
          <table:table-cell table:formula="of:=[.AN30]/41" office:value-type="float" office:value="0" calcext:value-type="float">
            <text:p>0.0000</text:p>
          </table:table-cell>
          <table:table-cell table:formula="of:=[.AO30]/41" office:value-type="float" office:value="0" calcext:value-type="float">
            <text:p>0.0000</text:p>
          </table:table-cell>
          <table:table-cell table:formula="of:=[.AP30]/41" office:value-type="float" office:value="0" calcext:value-type="float">
            <text:p>0.0000</text:p>
          </table:table-cell>
          <table:table-cell table:formula="of:=[.AQ30]/41" office:value-type="float" office:value="0" calcext:value-type="float">
            <text:p>0.0000</text:p>
          </table:table-cell>
          <table:table-cell table:formula="of:=[.AR30]/41" office:value-type="float" office:value="0" calcext:value-type="float">
            <text:p>0.0000</text:p>
          </table:table-cell>
          <table:table-cell table:formula="of:=[.AS30]/41" office:value-type="float" office:value="0" calcext:value-type="float">
            <text:p>0.0000</text:p>
          </table:table-cell>
          <table:table-cell table:formula="of:=[.AT30]/41" office:value-type="float" office:value="0" calcext:value-type="float">
            <text:p>0.0000</text:p>
          </table:table-cell>
          <table:table-cell table:formula="of:=[.AU30]/41" office:value-type="float" office:value="0" calcext:value-type="float">
            <text:p>0.0000</text:p>
          </table:table-cell>
          <table:table-cell table:formula="of:=[.AV30]/41" office:value-type="float" office:value="0" calcext:value-type="float">
            <text:p>0.0000</text:p>
          </table:table-cell>
          <table:table-cell table:formula="of:=[.AW30]/41" office:value-type="float" office:value="0" calcext:value-type="float">
            <text:p>0.0000</text:p>
          </table:table-cell>
          <table:table-cell table:formula="of:=[.AX30]/41" office:value-type="float" office:value="0" calcext:value-type="float">
            <text:p>0.0000</text:p>
          </table:table-cell>
          <table:table-cell table:formula="of:=[.AY30]/41" office:value-type="float" office:value="0" calcext:value-type="float">
            <text:p>0.0000</text:p>
          </table:table-cell>
          <table:table-cell table:formula="of:=[.AZ30]/41" office:value-type="float" office:value="0" calcext:value-type="float">
            <text:p>0.0000</text:p>
          </table:table-cell>
          <table:table-cell table:formula="of:=[.BA30]/41" office:value-type="float" office:value="0" calcext:value-type="float">
            <text:p>0.0000</text:p>
          </table:table-cell>
          <table:table-cell table:formula="of:=[.BB30]/41" office:value-type="float" office:value="0" calcext:value-type="float">
            <text:p>0.0000</text:p>
          </table:table-cell>
          <table:table-cell table:formula="of:=[.BC30]/41" office:value-type="float" office:value="0" calcext:value-type="float">
            <text:p>0.0000</text:p>
          </table:table-cell>
          <table:table-cell table:formula="of:=[.BD30]/41" office:value-type="float" office:value="0" calcext:value-type="float">
            <text:p>0.0000</text:p>
          </table:table-cell>
          <table:table-cell table:formula="of:=[.BE30]/41" office:value-type="float" office:value="0" calcext:value-type="float">
            <text:p>0.0000</text:p>
          </table:table-cell>
          <table:table-cell table:formula="of:=[.BF30]/41" office:value-type="float" office:value="0" calcext:value-type="float">
            <text:p>0.0000</text:p>
          </table:table-cell>
          <table:table-cell table:formula="of:=[.BG30]/41" office:value-type="float" office:value="0" calcext:value-type="float">
            <text:p>0.0000</text:p>
          </table:table-cell>
          <table:table-cell table:formula="of:=[.BH30]/41" office:value-type="float" office:value="0" calcext:value-type="float">
            <text:p>0.0000</text:p>
          </table:table-cell>
          <table:table-cell table:formula="of:=[.BI30]/41" office:value-type="float" office:value="0" calcext:value-type="float">
            <text:p>0.0000</text:p>
          </table:table-cell>
          <table:table-cell table:formula="of:=[.BJ30]/41" office:value-type="float" office:value="0" calcext:value-type="float">
            <text:p>0.0000</text:p>
          </table:table-cell>
          <table:table-cell table:formula="of:=[.BK30]/41" office:value-type="float" office:value="0" calcext:value-type="float">
            <text:p>0.0000</text:p>
          </table:table-cell>
          <table:table-cell table:formula="of:=[.BL30]/41" office:value-type="float" office:value="0" calcext:value-type="float">
            <text:p>0.0000</text:p>
          </table:table-cell>
          <table:table-cell table:formula="of:=[.BM30]/41" office:value-type="float" office:value="0" calcext:value-type="float">
            <text:p>0.0000</text:p>
          </table:table-cell>
          <table:table-cell table:formula="of:=[.BN30]/41" office:value-type="float" office:value="0" calcext:value-type="float">
            <text:p>0.0000</text:p>
          </table:table-cell>
          <table:table-cell table:formula="of:=[.BO30]/41" office:value-type="float" office:value="0" calcext:value-type="float">
            <text:p>0.0000</text:p>
          </table:table-cell>
          <table:table-cell table:formula="of:=[.BP30]/41" office:value-type="float" office:value="0" calcext:value-type="float">
            <text:p>0.0000</text:p>
          </table:table-cell>
        </table:table-row>
        <table:table-row table:style-name="ro1">
          <table:table-cell table:number-columns-repeated="31"/>
          <table:table-cell table:style-name="ce5" office:value-type="string" calcext:value-type="string">
            <text:p>0:</text:p>
          </table:table-cell>
          <table:table-cell table:style-name="ce5" office:value-type="float" office:value="10.6167" calcext:value-type="float">
            <text:p>10.6167</text:p>
          </table:table-cell>
          <table:table-cell table:style-name="ce5" office:value-type="float" office:value="10.7833" calcext:value-type="float">
            <text:p>10.7833</text:p>
          </table:table-cell>
          <table:table-cell table:style-name="ce5" table:formula="of:=[.AG65]*60" office:value-type="float" office:value="637.002" calcext:value-type="float">
            <text:p>637.002</text:p>
          </table:table-cell>
          <table:table-cell table:style-name="ce5" table:formula="of:=[.AH65]*60" office:value-type="float" office:value="646.998" calcext:value-type="float">
            <text:p>646.998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AM31]/41" office:value-type="float" office:value="0" calcext:value-type="float">
            <text:p>0.0000</text:p>
          </table:table-cell>
          <table:table-cell table:formula="of:=[.AN31]/41" office:value-type="float" office:value="0" calcext:value-type="float">
            <text:p>0.0000</text:p>
          </table:table-cell>
          <table:table-cell table:formula="of:=[.AO31]/41" office:value-type="float" office:value="0" calcext:value-type="float">
            <text:p>0.0000</text:p>
          </table:table-cell>
          <table:table-cell table:formula="of:=[.AP31]/41" office:value-type="float" office:value="0" calcext:value-type="float">
            <text:p>0.0000</text:p>
          </table:table-cell>
          <table:table-cell table:formula="of:=[.AQ31]/41" office:value-type="float" office:value="0" calcext:value-type="float">
            <text:p>0.0000</text:p>
          </table:table-cell>
          <table:table-cell table:formula="of:=[.AR31]/41" office:value-type="float" office:value="0" calcext:value-type="float">
            <text:p>0.0000</text:p>
          </table:table-cell>
          <table:table-cell table:formula="of:=[.AS31]/41" office:value-type="float" office:value="0" calcext:value-type="float">
            <text:p>0.0000</text:p>
          </table:table-cell>
          <table:table-cell table:formula="of:=[.AT31]/41" office:value-type="float" office:value="0" calcext:value-type="float">
            <text:p>0.0000</text:p>
          </table:table-cell>
          <table:table-cell table:formula="of:=[.AU31]/41" office:value-type="float" office:value="0" calcext:value-type="float">
            <text:p>0.0000</text:p>
          </table:table-cell>
          <table:table-cell table:formula="of:=[.AV31]/41" office:value-type="float" office:value="0" calcext:value-type="float">
            <text:p>0.0000</text:p>
          </table:table-cell>
          <table:table-cell table:formula="of:=[.AW31]/41" office:value-type="float" office:value="0" calcext:value-type="float">
            <text:p>0.0000</text:p>
          </table:table-cell>
          <table:table-cell table:formula="of:=[.AX31]/41" office:value-type="float" office:value="0" calcext:value-type="float">
            <text:p>0.0000</text:p>
          </table:table-cell>
          <table:table-cell table:formula="of:=[.AY31]/41" office:value-type="float" office:value="0" calcext:value-type="float">
            <text:p>0.0000</text:p>
          </table:table-cell>
          <table:table-cell table:formula="of:=[.AZ31]/41" office:value-type="float" office:value="0" calcext:value-type="float">
            <text:p>0.0000</text:p>
          </table:table-cell>
          <table:table-cell table:formula="of:=[.BA31]/41" office:value-type="float" office:value="0" calcext:value-type="float">
            <text:p>0.0000</text:p>
          </table:table-cell>
          <table:table-cell table:formula="of:=[.BB31]/41" office:value-type="float" office:value="0" calcext:value-type="float">
            <text:p>0.0000</text:p>
          </table:table-cell>
          <table:table-cell table:formula="of:=[.BC31]/41" office:value-type="float" office:value="0" calcext:value-type="float">
            <text:p>0.0000</text:p>
          </table:table-cell>
          <table:table-cell table:formula="of:=[.BD31]/41" office:value-type="float" office:value="0" calcext:value-type="float">
            <text:p>0.0000</text:p>
          </table:table-cell>
          <table:table-cell table:formula="of:=[.BE31]/41" office:value-type="float" office:value="0" calcext:value-type="float">
            <text:p>0.0000</text:p>
          </table:table-cell>
          <table:table-cell table:formula="of:=[.BF31]/41" office:value-type="float" office:value="0" calcext:value-type="float">
            <text:p>0.0000</text:p>
          </table:table-cell>
          <table:table-cell table:formula="of:=[.BG31]/41" office:value-type="float" office:value="0" calcext:value-type="float">
            <text:p>0.0000</text:p>
          </table:table-cell>
          <table:table-cell table:formula="of:=[.BH31]/41" office:value-type="float" office:value="0" calcext:value-type="float">
            <text:p>0.0000</text:p>
          </table:table-cell>
          <table:table-cell table:formula="of:=[.BI31]/41" office:value-type="float" office:value="0" calcext:value-type="float">
            <text:p>0.0000</text:p>
          </table:table-cell>
          <table:table-cell table:formula="of:=[.BJ31]/41" office:value-type="float" office:value="0" calcext:value-type="float">
            <text:p>0.0000</text:p>
          </table:table-cell>
          <table:table-cell table:formula="of:=[.BK31]/41" office:value-type="float" office:value="0" calcext:value-type="float">
            <text:p>0.0000</text:p>
          </table:table-cell>
          <table:table-cell table:formula="of:=[.BL31]/41" office:value-type="float" office:value="0" calcext:value-type="float">
            <text:p>0.0000</text:p>
          </table:table-cell>
          <table:table-cell table:formula="of:=[.BM31]/41" office:value-type="float" office:value="0" calcext:value-type="float">
            <text:p>0.0000</text:p>
          </table:table-cell>
          <table:table-cell table:formula="of:=[.BN31]/41" office:value-type="float" office:value="0" calcext:value-type="float">
            <text:p>0.0000</text:p>
          </table:table-cell>
          <table:table-cell table:formula="of:=[.BO31]/41" office:value-type="float" office:value="0" calcext:value-type="float">
            <text:p>0.0000</text:p>
          </table:table-cell>
          <table:table-cell table:formula="of:=[.BP31]/41" office:value-type="float" office:value="0" calcext:value-type="float">
            <text:p>0.0000</text:p>
          </table:table-cell>
        </table:table-row>
        <table:table-row table:style-name="ro1">
          <table:table-cell table:number-columns-repeated="31"/>
          <table:table-cell table:style-name="ce5" office:value-type="string" calcext:value-type="string">
            <text:p>1:</text:p>
          </table:table-cell>
          <table:table-cell table:style-name="ce5" office:value-type="float" office:value="9.65" calcext:value-type="float">
            <text:p>9.65</text:p>
          </table:table-cell>
          <table:table-cell table:style-name="ce5" office:value-type="float" office:value="9.81667" calcext:value-type="float">
            <text:p>9.81667</text:p>
          </table:table-cell>
          <table:table-cell table:style-name="ce5" table:formula="of:=[.AG66]*60" office:value-type="float" office:value="579" calcext:value-type="float">
            <text:p>579</text:p>
          </table:table-cell>
          <table:table-cell table:style-name="ce5" table:formula="of:=[.AH66]*60" office:value-type="float" office:value="589.0002" calcext:value-type="float">
            <text:p>589.0002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5" office:value-type="string" calcext:value-type="string">
            <text:p>2:</text:p>
          </table:table-cell>
          <table:table-cell table:style-name="ce5" office:value-type="float" office:value="13.1167" calcext:value-type="float">
            <text:p>13.1167</text:p>
          </table:table-cell>
          <table:table-cell table:style-name="ce5" office:value-type="float" office:value="13.2833" calcext:value-type="float">
            <text:p>13.2833</text:p>
          </table:table-cell>
          <table:table-cell table:style-name="ce5" table:formula="of:=[.AG67]*60" office:value-type="float" office:value="787.002" calcext:value-type="float">
            <text:p>787.002</text:p>
          </table:table-cell>
          <table:table-cell table:style-name="ce5" table:formula="of:=[.AH67]*60" office:value-type="float" office:value="796.998" calcext:value-type="float">
            <text:p>796.998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5" office:value-type="string" calcext:value-type="string">
            <text:p>3:</text:p>
          </table:table-cell>
          <table:table-cell table:style-name="ce5" office:value-type="float" office:value="10.45" calcext:value-type="float">
            <text:p>10.45</text:p>
          </table:table-cell>
          <table:table-cell table:style-name="ce5" office:value-type="float" office:value="10.6167" calcext:value-type="float">
            <text:p>10.6167</text:p>
          </table:table-cell>
          <table:table-cell table:style-name="ce5" table:formula="of:=[.AG68]*60" office:value-type="float" office:value="627" calcext:value-type="float">
            <text:p>627</text:p>
          </table:table-cell>
          <table:table-cell table:style-name="ce5" table:formula="of:=[.AH68]*60" office:value-type="float" office:value="637.002" calcext:value-type="float">
            <text:p>637.002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5" office:value-type="string" calcext:value-type="string">
            <text:p>4:</text:p>
          </table:table-cell>
          <table:table-cell table:style-name="ce5" office:value-type="float" office:value="16.05" calcext:value-type="float">
            <text:p>16.05</text:p>
          </table:table-cell>
          <table:table-cell table:style-name="ce5" office:value-type="float" office:value="16.2167" calcext:value-type="float">
            <text:p>16.2167</text:p>
          </table:table-cell>
          <table:table-cell table:style-name="ce5" table:formula="of:=[.AG69]*60" office:value-type="float" office:value="963" calcext:value-type="float">
            <text:p>963</text:p>
          </table:table-cell>
          <table:table-cell table:style-name="ce5" table:formula="of:=[.AH69]*60" office:value-type="float" office:value="973.002" calcext:value-type="float">
            <text:p>973.002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5" office:value-type="string" calcext:value-type="string">
            <text:p>5:</text:p>
          </table:table-cell>
          <table:table-cell table:style-name="ce5" office:value-type="float" office:value="11.5" calcext:value-type="float">
            <text:p>11.5</text:p>
          </table:table-cell>
          <table:table-cell table:style-name="ce5" office:value-type="float" office:value="11.6667" calcext:value-type="float">
            <text:p>11.6667</text:p>
          </table:table-cell>
          <table:table-cell table:style-name="ce5" table:formula="of:=[.AG70]*60" office:value-type="float" office:value="690" calcext:value-type="float">
            <text:p>690</text:p>
          </table:table-cell>
          <table:table-cell table:style-name="ce5" table:formula="of:=[.AH70]*60" office:value-type="float" office:value="700.002" calcext:value-type="float">
            <text:p>700.002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5" office:value-type="string" calcext:value-type="string">
            <text:p>6:</text:p>
          </table:table-cell>
          <table:table-cell table:style-name="ce5" office:value-type="float" office:value="10.75" calcext:value-type="float">
            <text:p>10.75</text:p>
          </table:table-cell>
          <table:table-cell table:style-name="ce5" office:value-type="float" office:value="10.9167" calcext:value-type="float">
            <text:p>10.9167</text:p>
          </table:table-cell>
          <table:table-cell table:style-name="ce5" table:formula="of:=[.AG71]*60" office:value-type="float" office:value="645" calcext:value-type="float">
            <text:p>645</text:p>
          </table:table-cell>
          <table:table-cell table:style-name="ce5" table:formula="of:=[.AH71]*60" office:value-type="float" office:value="655.002" calcext:value-type="float">
            <text:p>655.002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12" office:value-type="string" calcext:value-type="string">
            <text:p>7:</text:p>
          </table:table-cell>
          <table:table-cell table:style-name="ce12" office:value-type="float" office:value="11.0333" calcext:value-type="float">
            <text:p>11.0333</text:p>
          </table:table-cell>
          <table:table-cell table:style-name="ce12" office:value-type="float" office:value="12.5333" calcext:value-type="float">
            <text:p>12.5333</text:p>
          </table:table-cell>
          <table:table-cell table:style-name="ce12" table:formula="of:=[.AG72]*60" office:value-type="float" office:value="661.998" calcext:value-type="float">
            <text:p>661.998</text:p>
          </table:table-cell>
          <table:table-cell table:style-name="ce12" table:formula="of:=[.AH72]*60" office:value-type="float" office:value="751.998" calcext:value-type="float">
            <text:p>751.998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12" office:value-type="string" calcext:value-type="string">
            <text:p>8:</text:p>
          </table:table-cell>
          <table:table-cell table:style-name="ce12" office:value-type="float" office:value="9.71667" calcext:value-type="float">
            <text:p>9.71667</text:p>
          </table:table-cell>
          <table:table-cell table:style-name="ce12" office:value-type="float" office:value="11.2167" calcext:value-type="float">
            <text:p>11.2167</text:p>
          </table:table-cell>
          <table:table-cell table:style-name="ce12" table:formula="of:=[.AG73]*60" office:value-type="float" office:value="583.0002" calcext:value-type="float">
            <text:p>583.0002</text:p>
          </table:table-cell>
          <table:table-cell table:style-name="ce12" table:formula="of:=[.AH73]*60" office:value-type="float" office:value="673.002" calcext:value-type="float">
            <text:p>673.002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12" office:value-type="string" calcext:value-type="string">
            <text:p>9:</text:p>
          </table:table-cell>
          <table:table-cell table:style-name="ce12" office:value-type="float" office:value="13.4167" calcext:value-type="float">
            <text:p>13.4167</text:p>
          </table:table-cell>
          <table:table-cell table:style-name="ce12" office:value-type="float" office:value="14.9167" calcext:value-type="float">
            <text:p>14.9167</text:p>
          </table:table-cell>
          <table:table-cell table:style-name="ce12" table:formula="of:=[.AG74]*60" office:value-type="float" office:value="805.002" calcext:value-type="float">
            <text:p>805.002</text:p>
          </table:table-cell>
          <table:table-cell table:style-name="ce12" table:formula="of:=[.AH74]*60" office:value-type="float" office:value="895.002" calcext:value-type="float">
            <text:p>895.002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12" office:value-type="string" calcext:value-type="string">
            <text:p>10:</text:p>
          </table:table-cell>
          <table:table-cell table:style-name="ce12" office:value-type="float" office:value="12.8333" calcext:value-type="float">
            <text:p>12.8333</text:p>
          </table:table-cell>
          <table:table-cell table:style-name="ce12" office:value-type="float" office:value="14.3333" calcext:value-type="float">
            <text:p>14.3333</text:p>
          </table:table-cell>
          <table:table-cell table:style-name="ce12" table:formula="of:=[.AG75]*60" office:value-type="float" office:value="769.998" calcext:value-type="float">
            <text:p>769.998</text:p>
          </table:table-cell>
          <table:table-cell table:style-name="ce12" table:formula="of:=[.AH75]*60" office:value-type="float" office:value="859.998" calcext:value-type="float">
            <text:p>859.998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12" office:value-type="string" calcext:value-type="string">
            <text:p>11:</text:p>
          </table:table-cell>
          <table:table-cell table:style-name="ce12" office:value-type="float" office:value="16.95" calcext:value-type="float">
            <text:p>16.95</text:p>
          </table:table-cell>
          <table:table-cell table:style-name="ce12" office:value-type="float" office:value="18.45" calcext:value-type="float">
            <text:p>18.45</text:p>
          </table:table-cell>
          <table:table-cell table:style-name="ce12" table:formula="of:=[.AG76]*60" office:value-type="float" office:value="1017" calcext:value-type="float">
            <text:p>1017</text:p>
          </table:table-cell>
          <table:table-cell table:style-name="ce12" table:formula="of:=[.AH76]*60" office:value-type="float" office:value="1107" calcext:value-type="float">
            <text:p>1107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12" office:value-type="string" calcext:value-type="string">
            <text:p>12:</text:p>
          </table:table-cell>
          <table:table-cell table:style-name="ce12" office:value-type="float" office:value="11.55" calcext:value-type="float">
            <text:p>11.55</text:p>
          </table:table-cell>
          <table:table-cell table:style-name="ce12" office:value-type="float" office:value="13.05" calcext:value-type="float">
            <text:p>13.05</text:p>
          </table:table-cell>
          <table:table-cell table:style-name="ce12" table:formula="of:=[.AG77]*60" office:value-type="float" office:value="693" calcext:value-type="float">
            <text:p>693</text:p>
          </table:table-cell>
          <table:table-cell table:style-name="ce12" table:formula="of:=[.AH77]*60" office:value-type="float" office:value="783" calcext:value-type="float">
            <text:p>783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12" office:value-type="string" calcext:value-type="string">
            <text:p>13:</text:p>
          </table:table-cell>
          <table:table-cell table:style-name="ce12" office:value-type="float" office:value="10.8" calcext:value-type="float">
            <text:p>10.8</text:p>
          </table:table-cell>
          <table:table-cell table:style-name="ce12" office:value-type="float" office:value="12.3" calcext:value-type="float">
            <text:p>12.3</text:p>
          </table:table-cell>
          <table:table-cell table:style-name="ce12" table:formula="of:=[.AG78]*60" office:value-type="float" office:value="648" calcext:value-type="float">
            <text:p>648</text:p>
          </table:table-cell>
          <table:table-cell table:style-name="ce12" table:formula="of:=[.AH78]*60" office:value-type="float" office:value="738" calcext:value-type="float">
            <text:p>738</text:p>
          </table:table-cell>
          <table:table-cell table:number-columns-repeated="32"/>
        </table:table-row>
        <table:table-row table:style-name="ro1" table:number-rows-repeated="1048497">
          <table:table-cell table:number-columns-repeated="68"/>
        </table:table-row>
        <table:table-row table:style-name="ro1">
          <table:table-cell table:number-columns-repeated="68"/>
        </table:table-row>
      </table:table>
      <table:table table:name="Sheet2" table:style-name="ta1"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column table:style-name="co1" table:default-cell-style-name="ce23"/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5-7-1</text:p>
          </table:table-cell>
          <table:table-cell table:number-columns-repeated="7"/>
          <table:table-cell table:style-name="Default"/>
          <table:table-cell table:style-name="ce21" office:value-type="string" calcext:value-type="string">
            <text:p>0:</text:p>
          </table:table-cell>
          <table:table-cell table:style-name="ce21" office:value-type="string" calcext:value-type="string">
            <text:p>1:</text:p>
          </table:table-cell>
          <table:table-cell table:style-name="ce21" office:value-type="string" calcext:value-type="string">
            <text:p>2:</text:p>
          </table:table-cell>
          <table:table-cell table:style-name="ce21" office:value-type="string" calcext:value-type="string">
            <text:p>3:</text:p>
          </table:table-cell>
          <table:table-cell table:style-name="ce21" office:value-type="string" calcext:value-type="string">
            <text:p>4:</text:p>
          </table:table-cell>
          <table:table-cell table:style-name="ce22" office:value-type="string" calcext:value-type="string">
            <text:p>5:</text:p>
          </table:table-cell>
          <table:table-cell table:style-name="ce22" office:value-type="string" calcext:value-type="string">
            <text:p>6:</text:p>
          </table:table-cell>
          <table:table-cell table:style-name="ce22" office:value-type="string" calcext:value-type="string">
            <text:p>7:</text:p>
          </table:table-cell>
          <table:table-cell table:style-name="ce22" office:value-type="string" calcext:value-type="string">
            <text:p>8:</text:p>
          </table:table-cell>
          <table:table-cell table:style-name="ce22" office:value-type="string" calcext:value-type="string">
            <text:p>9:</text:p>
          </table:table-cell>
          <table:table-cell table:style-name="ce23" office:value-type="string" calcext:value-type="string">
            <text:p>10:</text:p>
          </table:table-cell>
          <table:table-cell table:style-name="ce23" office:value-type="string" calcext:value-type="string">
            <text:p>11:</text:p>
          </table:table-cell>
          <table:table-cell table:style-name="ce23" office:value-type="string" calcext:value-type="string">
            <text:p>12:</text:p>
          </table:table-cell>
          <table:table-cell table:style-name="ce23" office:value-type="string" calcext:value-type="string">
            <text:p>13:</text:p>
          </table:table-cell>
          <table:table-cell table:style-name="ce23" office:value-type="string" calcext:value-type="string">
            <text:p>14:</text:p>
          </table:table-cell>
          <table:table-cell table:style-name="ce23" office:value-type="string" calcext:value-type="string">
            <text:p>15:</text:p>
          </table:table-cell>
          <table:table-cell table:style-name="ce23" office:value-type="string" calcext:value-type="string">
            <text:p>16:</text:p>
          </table:table-cell>
          <table:table-cell table:style-name="ce24" office:value-type="string" calcext:value-type="string">
            <text:p>17:</text:p>
          </table:table-cell>
          <table:table-cell table:style-name="ce24" office:value-type="string" calcext:value-type="string">
            <text:p>18:</text:p>
          </table:table-cell>
          <table:table-cell table:style-name="ce24" office:value-type="string" calcext:value-type="string">
            <text:p>19:</text:p>
          </table:table-cell>
          <table:table-cell table:style-name="ce24" office:value-type="string" calcext:value-type="string">
            <text:p>20:</text:p>
          </table:table-cell>
          <table:table-cell table:style-name="ce24" office:value-type="string" calcext:value-type="string">
            <text:p>21:</text:p>
          </table:table-cell>
          <table:table-cell table:style-name="ce24" office:value-type="string" calcext:value-type="string">
            <text:p>22:</text:p>
          </table:table-cell>
          <table:table-cell table:style-name="ce24" office:value-type="string" calcext:value-type="string">
            <text:p>23:</text:p>
          </table:table-cell>
          <table:table-cell table:style-name="ce25" office:value-type="string" calcext:value-type="string">
            <text:p>24:</text:p>
          </table:table-cell>
          <table:table-cell table:style-name="ce25" office:value-type="string" calcext:value-type="string">
            <text:p>25:</text:p>
          </table:table-cell>
          <table:table-cell table:style-name="ce26" office:value-type="string" calcext:value-type="string">
            <text:p>26:</text:p>
          </table:table-cell>
          <table:table-cell table:style-name="ce26" office:value-type="string" calcext:value-type="string">
            <text:p>27:</text:p>
          </table:table-cell>
        </table:table-row>
        <table:table-row table:style-name="ro1">
          <table:table-cell table:style-name="ce21" office:value-type="string" calcext:value-type="string">
            <text:p>0: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-</text:p>
          </table:table-cell>
          <table:table-cell office:value-type="float" office:value="11.0667" calcext:value-type="float">
            <text:p>11.0667</text:p>
          </table:table-cell>
          <table:table-cell table:number-columns-repeated="4"/>
          <table:table-cell table:style-name="ce21" office:value-type="string" calcext:value-type="string">
            <text:p>0:</text:p>
          </table:table-cell>
          <table:table-cell office:value-type="float" office:value="0" calcext:value-type="float">
            <text:p>0</text:p>
          </table:table-cell>
          <table:table-cell office:value-type="float" office:value="0.578568" calcext:value-type="float">
            <text:p>0.578568</text:p>
          </table:table-cell>
          <table:table-cell office:value-type="float" office:value="0.855659" calcext:value-type="float">
            <text:p>0.855659</text:p>
          </table:table-cell>
          <table:table-cell office:value-type="float" office:value="0.306475" calcext:value-type="float">
            <text:p>0.306475</text:p>
          </table:table-cell>
          <table:table-cell office:value-type="float" office:value="14.1116" calcext:value-type="float">
            <text:p>14.1116</text:p>
          </table:table-cell>
          <table:table-cell office:value-type="float" office:value="2.76123" calcext:value-type="float">
            <text:p>2.76123</text:p>
          </table:table-cell>
          <table:table-cell office:value-type="float" office:value="0.614319" calcext:value-type="float">
            <text:p>0.614319</text:p>
          </table:table-cell>
          <table:table-cell office:value-type="float" office:value="0.855659" calcext:value-type="float">
            <text:p>0.855659</text:p>
          </table:table-cell>
          <table:table-cell office:value-type="float" office:value="0.2921" calcext:value-type="float">
            <text:p>0.2921</text:p>
          </table:table-cell>
          <table:table-cell office:value-type="float" office:value="1.95708" calcext:value-type="float">
            <text:p>1.95708</text:p>
          </table:table-cell>
          <table:table-cell office:value-type="float" office:value="5.08806" calcext:value-type="float">
            <text:p>5.08806</text:p>
          </table:table-cell>
          <table:table-cell office:value-type="float" office:value="3.93498" calcext:value-type="float">
            <text:p>3.93498</text:p>
          </table:table-cell>
          <table:table-cell office:value-type="float" office:value="1.99413" calcext:value-type="float">
            <text:p>1.99413</text:p>
          </table:table-cell>
          <table:table-cell office:value-type="float" office:value="2.71636" calcext:value-type="float">
            <text:p>2.71636</text:p>
          </table:table-cell>
          <table:table-cell office:value-type="float" office:value="5.98887" calcext:value-type="float">
            <text:p>5.98887</text:p>
          </table:table-cell>
          <table:table-cell office:value-type="float" office:value="0.672374" calcext:value-type="float">
            <text:p>0.672374</text:p>
          </table:table-cell>
          <table:table-cell office:value-type="float" office:value="1.24487" calcext:value-type="float">
            <text:p>1.24487</text:p>
          </table:table-cell>
          <table:table-cell office:value-type="float" office:value="7.06152" calcext:value-type="float">
            <text:p>7.06152</text:p>
          </table:table-cell>
          <table:table-cell office:value-type="float" office:value="3.26031" calcext:value-type="float">
            <text:p>3.26031</text:p>
          </table:table-cell>
          <table:table-cell office:value-type="float" office:value="1.94234" calcext:value-type="float">
            <text:p>1.94234</text:p>
          </table:table-cell>
          <table:table-cell office:value-type="float" office:value="0.530376" calcext:value-type="float">
            <text:p>0.530376</text:p>
          </table:table-cell>
          <table:table-cell office:value-type="float" office:value="5.31508" calcext:value-type="float">
            <text:p>5.31508</text:p>
          </table:table-cell>
          <table:table-cell office:value-type="float" office:value="0.663889" calcext:value-type="float">
            <text:p>0.663889</text:p>
          </table:table-cell>
          <table:table-cell office:value-type="float" office:value="0.81895" calcext:value-type="float">
            <text:p>0.81895</text:p>
          </table:table-cell>
          <table:table-cell table:number-columns-repeated="2" office:value-type="float" office:value="4.60196" calcext:value-type="float">
            <text:p>4.601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1:</text:p>
          </table:table-cell>
          <table:table-cell office:value-type="float" office:value="9.35" calcext:value-type="float">
            <text:p>9.35</text:p>
          </table:table-cell>
          <table:table-cell office:value-type="string" calcext:value-type="string">
            <text:p>-</text:p>
          </table:table-cell>
          <table:table-cell office:value-type="float" office:value="9.51667" calcext:value-type="float">
            <text:p>9.51667</text:p>
          </table:table-cell>
          <table:table-cell table:number-columns-repeated="4"/>
          <table:table-cell table:style-name="ce21" office:value-type="string" calcext:value-type="string">
            <text:p>1:</text:p>
          </table:table-cell>
          <table:table-cell office:value-type="float" office:value="0.578568" calcext:value-type="float">
            <text:p>0.578568</text:p>
          </table:table-cell>
          <table:table-cell office:value-type="float" office:value="0" calcext:value-type="float">
            <text:p>0</text:p>
          </table:table-cell>
          <table:table-cell office:value-type="float" office:value="0.496634" calcext:value-type="float">
            <text:p>0.496634</text:p>
          </table:table-cell>
          <table:table-cell office:value-type="float" office:value="0.556689" calcext:value-type="float">
            <text:p>0.556689</text:p>
          </table:table-cell>
          <table:table-cell office:value-type="float" office:value="13.6468" calcext:value-type="float">
            <text:p>13.6468</text:p>
          </table:table-cell>
          <table:table-cell office:value-type="float" office:value="2.44432" calcext:value-type="float">
            <text:p>2.44432</text:p>
          </table:table-cell>
          <table:table-cell office:value-type="float" office:value="0.799589" calcext:value-type="float">
            <text:p>0.799589</text:p>
          </table:table-cell>
          <table:table-cell office:value-type="float" office:value="0.496634" calcext:value-type="float">
            <text:p>0.496634</text:p>
          </table:table-cell>
          <table:table-cell office:value-type="float" office:value="0.568365" calcext:value-type="float">
            <text:p>0.568365</text:p>
          </table:table-cell>
          <table:table-cell office:value-type="float" office:value="1.79525" calcext:value-type="float">
            <text:p>1.79525</text:p>
          </table:table-cell>
          <table:table-cell office:value-type="float" office:value="4.71264" calcext:value-type="float">
            <text:p>4.71264</text:p>
          </table:table-cell>
          <table:table-cell office:value-type="float" office:value="3.38771" calcext:value-type="float">
            <text:p>3.38771</text:p>
          </table:table-cell>
          <table:table-cell office:value-type="float" office:value="2.38504" calcext:value-type="float">
            <text:p>2.38504</text:p>
          </table:table-cell>
          <table:table-cell office:value-type="float" office:value="2.67726" calcext:value-type="float">
            <text:p>2.67726</text:p>
          </table:table-cell>
          <table:table-cell office:value-type="float" office:value="5.51561" calcext:value-type="float">
            <text:p>5.51561</text:p>
          </table:table-cell>
          <table:table-cell office:value-type="float" office:value="0.730987" calcext:value-type="float">
            <text:p>0.730987</text:p>
          </table:table-cell>
          <table:table-cell office:value-type="float" office:value="1.71234" calcext:value-type="float">
            <text:p>1.71234</text:p>
          </table:table-cell>
          <table:table-cell office:value-type="float" office:value="6.75085" calcext:value-type="float">
            <text:p>6.75085</text:p>
          </table:table-cell>
          <table:table-cell office:value-type="float" office:value="2.90362" calcext:value-type="float">
            <text:p>2.90362</text:p>
          </table:table-cell>
          <table:table-cell office:value-type="float" office:value="2.33024" calcext:value-type="float">
            <text:p>2.33024</text:p>
          </table:table-cell>
          <table:table-cell office:value-type="float" office:value="0.887987" calcext:value-type="float">
            <text:p>0.887987</text:p>
          </table:table-cell>
          <table:table-cell office:value-type="float" office:value="4.78524" calcext:value-type="float">
            <text:p>4.78524</text:p>
          </table:table-cell>
          <table:table-cell office:value-type="float" office:value="1.21745" calcext:value-type="float">
            <text:p>1.21745</text:p>
          </table:table-cell>
          <table:table-cell office:value-type="float" office:value="1.33908" calcext:value-type="float">
            <text:p>1.33908</text:p>
          </table:table-cell>
          <table:table-cell table:number-columns-repeated="2" office:value-type="float" office:value="4.22683" calcext:value-type="float">
            <text:p>4.226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2: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-</text:p>
          </table:table-cell>
          <table:table-cell office:value-type="float" office:value="10.5667" calcext:value-type="float">
            <text:p>10.5667</text:p>
          </table:table-cell>
          <table:table-cell table:number-columns-repeated="4"/>
          <table:table-cell table:style-name="ce21" office:value-type="string" calcext:value-type="string">
            <text:p>2:</text:p>
          </table:table-cell>
          <table:table-cell office:value-type="float" office:value="0.855659" calcext:value-type="float">
            <text:p>0.855659</text:p>
          </table:table-cell>
          <table:table-cell office:value-type="float" office:value="0.496634" calcext:value-type="float">
            <text:p>0.496634</text:p>
          </table:table-cell>
          <table:table-cell office:value-type="float" office:value="0" calcext:value-type="float">
            <text:p>0</text:p>
          </table:table-cell>
          <table:table-cell office:value-type="float" office:value="0.635439" calcext:value-type="float">
            <text:p>0.635439</text:p>
          </table:table-cell>
          <table:table-cell office:value-type="float" office:value="13.841" calcext:value-type="float">
            <text:p>13.841</text:p>
          </table:table-cell>
          <table:table-cell office:value-type="float" office:value="1.96239" calcext:value-type="float">
            <text:p>1.96239</text:p>
          </table:table-cell>
          <table:table-cell office:value-type="float" office:value="1.26731" calcext:value-type="float">
            <text:p>1.26731</text:p>
          </table:table-cell>
          <table:table-cell office:value-type="float" office:value="0" calcext:value-type="float">
            <text:p>0</text:p>
          </table:table-cell>
          <table:table-cell office:value-type="float" office:value="0.656059" calcext:value-type="float">
            <text:p>0.656059</text:p>
          </table:table-cell>
          <table:table-cell office:value-type="float" office:value="2.26143" calcext:value-type="float">
            <text:p>2.26143</text:p>
          </table:table-cell>
          <table:table-cell office:value-type="float" office:value="4.2585" calcext:value-type="float">
            <text:p>4.2585</text:p>
          </table:table-cell>
          <table:table-cell office:value-type="float" office:value="3.46861" calcext:value-type="float">
            <text:p>3.46861</text:p>
          </table:table-cell>
          <table:table-cell office:value-type="float" office:value="2.20507" calcext:value-type="float">
            <text:p>2.20507</text:p>
          </table:table-cell>
          <table:table-cell office:value-type="float" office:value="2.20867" calcext:value-type="float">
            <text:p>2.20867</text:p>
          </table:table-cell>
          <table:table-cell office:value-type="float" office:value="5.13326" calcext:value-type="float">
            <text:p>5.13326</text:p>
          </table:table-cell>
          <table:table-cell office:value-type="float" office:value="1.21839" calcext:value-type="float">
            <text:p>1.21839</text:p>
          </table:table-cell>
          <table:table-cell office:value-type="float" office:value="2.09388" calcext:value-type="float">
            <text:p>2.09388</text:p>
          </table:table-cell>
          <table:table-cell office:value-type="float" office:value="6.27299" calcext:value-type="float">
            <text:p>6.27299</text:p>
          </table:table-cell>
          <table:table-cell office:value-type="float" office:value="3.25168" calcext:value-type="float">
            <text:p>3.25168</text:p>
          </table:table-cell>
          <table:table-cell office:value-type="float" office:value="2.14943" calcext:value-type="float">
            <text:p>2.14943</text:p>
          </table:table-cell>
          <table:table-cell office:value-type="float" office:value="1.30868" calcext:value-type="float">
            <text:p>1.30868</text:p>
          </table:table-cell>
          <table:table-cell office:value-type="float" office:value="4.48044" calcext:value-type="float">
            <text:p>4.48044</text:p>
          </table:table-cell>
          <table:table-cell office:value-type="float" office:value="1.51269" calcext:value-type="float">
            <text:p>1.51269</text:p>
          </table:table-cell>
          <table:table-cell office:value-type="float" office:value="1.6746" calcext:value-type="float">
            <text:p>1.6746</text:p>
          </table:table-cell>
          <table:table-cell table:number-columns-repeated="2" office:value-type="float" office:value="4.54495" calcext:value-type="float">
            <text:p>4.544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3:</text:p>
          </table:table-cell>
          <table:table-cell office:value-type="float" office:value="11.0167" calcext:value-type="float">
            <text:p>11.0167</text:p>
          </table:table-cell>
          <table:table-cell office:value-type="string" calcext:value-type="string">
            <text:p>-</text:p>
          </table:table-cell>
          <table:table-cell office:value-type="float" office:value="11.1833" calcext:value-type="float">
            <text:p>11.1833</text:p>
          </table:table-cell>
          <table:table-cell table:number-columns-repeated="4"/>
          <table:table-cell table:style-name="ce21" office:value-type="string" calcext:value-type="string">
            <text:p>3:</text:p>
          </table:table-cell>
          <table:table-cell office:value-type="float" office:value="0.306475" calcext:value-type="float">
            <text:p>0.306475</text:p>
          </table:table-cell>
          <table:table-cell office:value-type="float" office:value="0.556689" calcext:value-type="float">
            <text:p>0.556689</text:p>
          </table:table-cell>
          <table:table-cell office:value-type="float" office:value="0.635439" calcext:value-type="float">
            <text:p>0.635439</text:p>
          </table:table-cell>
          <table:table-cell office:value-type="float" office:value="0" calcext:value-type="float">
            <text:p>0</text:p>
          </table:table-cell>
          <table:table-cell office:value-type="float" office:value="14.2006" calcext:value-type="float">
            <text:p>14.2006</text:p>
          </table:table-cell>
          <table:table-cell office:value-type="float" office:value="2.47313" calcext:value-type="float">
            <text:p>2.47313</text:p>
          </table:table-cell>
          <table:table-cell office:value-type="float" office:value="0.900745" calcext:value-type="float">
            <text:p>0.900745</text:p>
          </table:table-cell>
          <table:table-cell office:value-type="float" office:value="0.635439" calcext:value-type="float">
            <text:p>0.635439</text:p>
          </table:table-cell>
          <table:table-cell office:value-type="float" office:value="0.0208208" calcext:value-type="float">
            <text:p>0.0208208</text:p>
          </table:table-cell>
          <table:table-cell office:value-type="float" office:value="2.18744" calcext:value-type="float">
            <text:p>2.18744</text:p>
          </table:table-cell>
          <table:table-cell office:value-type="float" office:value="4.80837" calcext:value-type="float">
            <text:p>4.80837</text:p>
          </table:table-cell>
          <table:table-cell office:value-type="float" office:value="3.93594" calcext:value-type="float">
            <text:p>3.93594</text:p>
          </table:table-cell>
          <table:table-cell office:value-type="float" office:value="1.84137" calcext:value-type="float">
            <text:p>1.84137</text:p>
          </table:table-cell>
          <table:table-cell office:value-type="float" office:value="2.41469" calcext:value-type="float">
            <text:p>2.41469</text:p>
          </table:table-cell>
          <table:table-cell office:value-type="float" office:value="5.74688" calcext:value-type="float">
            <text:p>5.74688</text:p>
          </table:table-cell>
          <table:table-cell office:value-type="float" office:value="0.931955" calcext:value-type="float">
            <text:p>0.931955</text:p>
          </table:table-cell>
          <table:table-cell office:value-type="float" office:value="1.52412" calcext:value-type="float">
            <text:p>1.52412</text:p>
          </table:table-cell>
          <table:table-cell office:value-type="float" office:value="6.76583" calcext:value-type="float">
            <text:p>6.76583</text:p>
          </table:table-cell>
          <table:table-cell office:value-type="float" office:value="3.41606" calcext:value-type="float">
            <text:p>3.41606</text:p>
          </table:table-cell>
          <table:table-cell office:value-type="float" office:value="1.78724" calcext:value-type="float">
            <text:p>1.78724</text:p>
          </table:table-cell>
          <table:table-cell office:value-type="float" office:value="0.836541" calcext:value-type="float">
            <text:p>0.836541</text:p>
          </table:table-cell>
          <table:table-cell office:value-type="float" office:value="5.11524" calcext:value-type="float">
            <text:p>5.11524</text:p>
          </table:table-cell>
          <table:table-cell office:value-type="float" office:value="0.90021" calcext:value-type="float">
            <text:p>0.90021</text:p>
          </table:table-cell>
          <table:table-cell office:value-type="float" office:value="1.08041" calcext:value-type="float">
            <text:p>1.08041</text:p>
          </table:table-cell>
          <table:table-cell table:number-columns-repeated="2" office:value-type="float" office:value="4.74994" calcext:value-type="float">
            <text:p>4.749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4:</text:p>
          </table:table-cell>
          <table:table-cell office:value-type="float" office:value="9.03333" calcext:value-type="float">
            <text:p>9.03333</text:p>
          </table:table-cell>
          <table:table-cell office:value-type="string" calcext:value-type="string">
            <text:p>-</text:p>
          </table:table-cell>
          <table:table-cell office:value-type="float" office:value="9.2" calcext:value-type="float">
            <text:p>9.2</text:p>
          </table:table-cell>
          <table:table-cell table:number-columns-repeated="4"/>
          <table:table-cell table:style-name="ce21" office:value-type="string" calcext:value-type="string">
            <text:p>4:</text:p>
          </table:table-cell>
          <table:table-cell office:value-type="float" office:value="14.1116" calcext:value-type="float">
            <text:p>14.1116</text:p>
          </table:table-cell>
          <table:table-cell office:value-type="float" office:value="13.6468" calcext:value-type="float">
            <text:p>13.6468</text:p>
          </table:table-cell>
          <table:table-cell office:value-type="float" office:value="13.841" calcext:value-type="float">
            <text:p>13.841</text:p>
          </table:table-cell>
          <table:table-cell office:value-type="float" office:value="14.2006" calcext:value-type="float">
            <text:p>14.2006</text:p>
          </table:table-cell>
          <table:table-cell office:value-type="float" office:value="0" calcext:value-type="float">
            <text:p>0</text:p>
          </table:table-cell>
          <table:table-cell office:value-type="float" office:value="14.2581" calcext:value-type="float">
            <text:p>14.2581</text:p>
          </table:table-cell>
          <table:table-cell office:value-type="float" office:value="13.7105" calcext:value-type="float">
            <text:p>13.7105</text:p>
          </table:table-cell>
          <table:table-cell office:value-type="float" office:value="13.841" calcext:value-type="float">
            <text:p>13.841</text:p>
          </table:table-cell>
          <table:table-cell office:value-type="float" office:value="14.2102" calcext:value-type="float">
            <text:p>14.2102</text:p>
          </table:table-cell>
          <table:table-cell office:value-type="float" office:value="12.4471" calcext:value-type="float">
            <text:p>12.4471</text:p>
          </table:table-cell>
          <table:table-cell office:value-type="float" office:value="14.3936" calcext:value-type="float">
            <text:p>14.3936</text:p>
          </table:table-cell>
          <table:table-cell office:value-type="float" office:value="10.4498" calcext:value-type="float">
            <text:p>10.4498</text:p>
          </table:table-cell>
          <table:table-cell office:value-type="float" office:value="16.0246" calcext:value-type="float">
            <text:p>16.0246</text:p>
          </table:table-cell>
          <table:table-cell office:value-type="float" office:value="15.49" calcext:value-type="float">
            <text:p>15.49</text:p>
          </table:table-cell>
          <table:table-cell office:value-type="float" office:value="13.2421" calcext:value-type="float">
            <text:p>13.2421</text:p>
          </table:table-cell>
          <table:table-cell office:value-type="float" office:value="13.5679" calcext:value-type="float">
            <text:p>13.5679</text:p>
          </table:table-cell>
          <table:table-cell office:value-type="float" office:value="14.3973" calcext:value-type="float">
            <text:p>14.3973</text:p>
          </table:table-cell>
          <table:table-cell office:value-type="float" office:value="15.9294" calcext:value-type="float">
            <text:p>15.9294</text:p>
          </table:table-cell>
          <table:table-cell office:value-type="float" office:value="10.9432" calcext:value-type="float">
            <text:p>10.9432</text:p>
          </table:table-cell>
          <table:table-cell office:value-type="float" office:value="15.9692" calcext:value-type="float">
            <text:p>15.9692</text:p>
          </table:table-cell>
          <table:table-cell office:value-type="float" office:value="13.9434" calcext:value-type="float">
            <text:p>13.9434</text:p>
          </table:table-cell>
          <table:table-cell office:value-type="float" office:value="12.1832" calcext:value-type="float">
            <text:p>12.1832</text:p>
          </table:table-cell>
          <table:table-cell office:value-type="float" office:value="14.4655" calcext:value-type="float">
            <text:p>14.4655</text:p>
          </table:table-cell>
          <table:table-cell office:value-type="float" office:value="14.4173" calcext:value-type="float">
            <text:p>14.4173</text:p>
          </table:table-cell>
          <table:table-cell table:number-columns-repeated="2" office:value-type="float" office:value="9.6329" calcext:value-type="float">
            <text:p>9.63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5:</text:p>
          </table:table-cell>
          <table:table-cell office:value-type="float" office:value="11.2167" calcext:value-type="float">
            <text:p>11.2167</text:p>
          </table:table-cell>
          <table:table-cell office:value-type="string" calcext:value-type="string">
            <text:p>-</text:p>
          </table:table-cell>
          <table:table-cell office:value-type="float" office:value="11.2167" calcext:value-type="float">
            <text:p>11.2167</text:p>
          </table:table-cell>
          <table:table-cell table:number-columns-repeated="4"/>
          <table:table-cell table:style-name="ce22" office:value-type="string" calcext:value-type="string">
            <text:p>5:</text:p>
          </table:table-cell>
          <table:table-cell office:value-type="float" office:value="2.76123" calcext:value-type="float">
            <text:p>2.76123</text:p>
          </table:table-cell>
          <table:table-cell office:value-type="float" office:value="2.44432" calcext:value-type="float">
            <text:p>2.44432</text:p>
          </table:table-cell>
          <table:table-cell office:value-type="float" office:value="1.96239" calcext:value-type="float">
            <text:p>1.96239</text:p>
          </table:table-cell>
          <table:table-cell office:value-type="float" office:value="2.47313" calcext:value-type="float">
            <text:p>2.47313</text:p>
          </table:table-cell>
          <table:table-cell office:value-type="float" office:value="14.2581" calcext:value-type="float">
            <text:p>14.2581</text:p>
          </table:table-cell>
          <table:table-cell office:value-type="float" office:value="0" calcext:value-type="float">
            <text:p>0</text:p>
          </table:table-cell>
          <table:table-cell office:value-type="float" office:value="3.2297" calcext:value-type="float">
            <text:p>3.2297</text:p>
          </table:table-cell>
          <table:table-cell office:value-type="float" office:value="1.96239" calcext:value-type="float">
            <text:p>1.96239</text:p>
          </table:table-cell>
          <table:table-cell office:value-type="float" office:value="2.4922" calcext:value-type="float">
            <text:p>2.4922</text:p>
          </table:table-cell>
          <table:table-cell office:value-type="float" office:value="4.04543" calcext:value-type="float">
            <text:p>4.04543</text:p>
          </table:table-cell>
          <table:table-cell office:value-type="float" office:value="2.34611" calcext:value-type="float">
            <text:p>2.34611</text:p>
          </table:table-cell>
          <table:table-cell office:value-type="float" office:value="3.91961" calcext:value-type="float">
            <text:p>3.91961</text:p>
          </table:table-cell>
          <table:table-cell office:value-type="float" office:value="2.95932" calcext:value-type="float">
            <text:p>2.95932</text:p>
          </table:table-cell>
          <table:table-cell office:value-type="float" office:value="1.34435" calcext:value-type="float">
            <text:p>1.34435</text:p>
          </table:table-cell>
          <table:table-cell office:value-type="float" office:value="3.47228" calcext:value-type="float">
            <text:p>3.47228</text:p>
          </table:table-cell>
          <table:table-cell office:value-type="float" office:value="3.17502" calcext:value-type="float">
            <text:p>3.17502</text:p>
          </table:table-cell>
          <table:table-cell office:value-type="float" office:value="3.99717" calcext:value-type="float">
            <text:p>3.99717</text:p>
          </table:table-cell>
          <table:table-cell office:value-type="float" office:value="4.31086" calcext:value-type="float">
            <text:p>4.31086</text:p>
          </table:table-cell>
          <table:table-cell office:value-type="float" office:value="4.60446" calcext:value-type="float">
            <text:p>4.60446</text:p>
          </table:table-cell>
          <table:table-cell office:value-type="float" office:value="2.91895" calcext:value-type="float">
            <text:p>2.91895</text:p>
          </table:table-cell>
          <table:table-cell office:value-type="float" office:value="3.25883" calcext:value-type="float">
            <text:p>3.25883</text:p>
          </table:table-cell>
          <table:table-cell office:value-type="float" office:value="3.20222" calcext:value-type="float">
            <text:p>3.20222</text:p>
          </table:table-cell>
          <table:table-cell office:value-type="float" office:value="3.35954" calcext:value-type="float">
            <text:p>3.35954</text:p>
          </table:table-cell>
          <table:table-cell office:value-type="float" office:value="3.54971" calcext:value-type="float">
            <text:p>3.54971</text:p>
          </table:table-cell>
          <table:table-cell table:number-columns-repeated="2" office:value-type="float" office:value="5.70158" calcext:value-type="float">
            <text:p>5.70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6:</text:p>
          </table:table-cell>
          <table:table-cell office:value-type="float" office:value="9.71667" calcext:value-type="float">
            <text:p>9.71667</text:p>
          </table:table-cell>
          <table:table-cell office:value-type="string" calcext:value-type="string">
            <text:p>-</text:p>
          </table:table-cell>
          <table:table-cell office:value-type="float" office:value="9.71667" calcext:value-type="float">
            <text:p>9.71667</text:p>
          </table:table-cell>
          <table:table-cell table:number-columns-repeated="4"/>
          <table:table-cell table:style-name="ce22" office:value-type="string" calcext:value-type="string">
            <text:p>6:</text:p>
          </table:table-cell>
          <table:table-cell office:value-type="float" office:value="0.614319" calcext:value-type="float">
            <text:p>0.614319</text:p>
          </table:table-cell>
          <table:table-cell office:value-type="float" office:value="0.799589" calcext:value-type="float">
            <text:p>0.799589</text:p>
          </table:table-cell>
          <table:table-cell office:value-type="float" office:value="1.26731" calcext:value-type="float">
            <text:p>1.26731</text:p>
          </table:table-cell>
          <table:table-cell office:value-type="float" office:value="0.900745" calcext:value-type="float">
            <text:p>0.900745</text:p>
          </table:table-cell>
          <table:table-cell office:value-type="float" office:value="13.7105" calcext:value-type="float">
            <text:p>13.7105</text:p>
          </table:table-cell>
          <table:table-cell office:value-type="float" office:value="3.2297" calcext:value-type="float">
            <text:p>3.2297</text:p>
          </table:table-cell>
          <table:table-cell office:value-type="float" office:value="0" calcext:value-type="float">
            <text:p>0</text:p>
          </table:table-cell>
          <table:table-cell office:value-type="float" office:value="1.26731" calcext:value-type="float">
            <text:p>1.26731</text:p>
          </table:table-cell>
          <table:table-cell office:value-type="float" office:value="0.891143" calcext:value-type="float">
            <text:p>0.891143</text:p>
          </table:table-cell>
          <table:table-cell office:value-type="float" office:value="1.38923" calcext:value-type="float">
            <text:p>1.38923</text:p>
          </table:table-cell>
          <table:table-cell office:value-type="float" office:value="5.51167" calcext:value-type="float">
            <text:p>5.51167</text:p>
          </table:table-cell>
          <table:table-cell office:value-type="float" office:value="3.73389" calcext:value-type="float">
            <text:p>3.73389</text:p>
          </table:table-cell>
          <table:table-cell office:value-type="float" office:value="2.5415" calcext:value-type="float">
            <text:p>2.5415</text:p>
          </table:table-cell>
          <table:table-cell office:value-type="float" office:value="3.31152" calcext:value-type="float">
            <text:p>3.31152</text:p>
          </table:table-cell>
          <table:table-cell office:value-type="float" office:value="6.29719" calcext:value-type="float">
            <text:p>6.29719</text:p>
          </table:table-cell>
          <table:table-cell office:value-type="float" office:value="0.15728" calcext:value-type="float">
            <text:p>0.15728</text:p>
          </table:table-cell>
          <table:table-cell office:value-type="float" office:value="0.99839" calcext:value-type="float">
            <text:p>0.99839</text:p>
          </table:table-cell>
          <table:table-cell office:value-type="float" office:value="7.54015" calcext:value-type="float">
            <text:p>7.54015</text:p>
          </table:table-cell>
          <table:table-cell office:value-type="float" office:value="2.78908" calcext:value-type="float">
            <text:p>2.78908</text:p>
          </table:table-cell>
          <table:table-cell office:value-type="float" office:value="2.49264" calcext:value-type="float">
            <text:p>2.49264</text:p>
          </table:table-cell>
          <table:table-cell office:value-type="float" office:value="0.235265" calcext:value-type="float">
            <text:p>0.235265</text:p>
          </table:table-cell>
          <table:table-cell office:value-type="float" office:value="5.52127" calcext:value-type="float">
            <text:p>5.52127</text:p>
          </table:table-cell>
          <table:table-cell office:value-type="float" office:value="0.759503" calcext:value-type="float">
            <text:p>0.759503</text:p>
          </table:table-cell>
          <table:table-cell office:value-type="float" office:value="0.759784" calcext:value-type="float">
            <text:p>0.759784</text:p>
          </table:table-cell>
          <table:table-cell table:number-columns-repeated="2" office:value-type="float" office:value="4.13041" calcext:value-type="float">
            <text:p>4.13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7:</text:p>
          </table:table-cell>
          <table:table-cell office:value-type="float" office:value="10.85" calcext:value-type="float">
            <text:p>10.85</text:p>
          </table:table-cell>
          <table:table-cell office:value-type="string" calcext:value-type="string">
            <text:p>-</text:p>
          </table:table-cell>
          <table:table-cell office:value-type="float" office:value="10.85" calcext:value-type="float">
            <text:p>10.85</text:p>
          </table:table-cell>
          <table:table-cell table:number-columns-repeated="4"/>
          <table:table-cell table:style-name="ce22" office:value-type="string" calcext:value-type="string">
            <text:p>7:</text:p>
          </table:table-cell>
          <table:table-cell office:value-type="float" office:value="0.855659" calcext:value-type="float">
            <text:p>0.855659</text:p>
          </table:table-cell>
          <table:table-cell office:value-type="float" office:value="0.496634" calcext:value-type="float">
            <text:p>0.496634</text:p>
          </table:table-cell>
          <table:table-cell office:value-type="float" office:value="0" calcext:value-type="float">
            <text:p>0</text:p>
          </table:table-cell>
          <table:table-cell office:value-type="float" office:value="0.635439" calcext:value-type="float">
            <text:p>0.635439</text:p>
          </table:table-cell>
          <table:table-cell office:value-type="float" office:value="13.841" calcext:value-type="float">
            <text:p>13.841</text:p>
          </table:table-cell>
          <table:table-cell office:value-type="float" office:value="1.96239" calcext:value-type="float">
            <text:p>1.96239</text:p>
          </table:table-cell>
          <table:table-cell office:value-type="float" office:value="1.26731" calcext:value-type="float">
            <text:p>1.26731</text:p>
          </table:table-cell>
          <table:table-cell office:value-type="float" office:value="0" calcext:value-type="float">
            <text:p>0</text:p>
          </table:table-cell>
          <table:table-cell office:value-type="float" office:value="0.656059" calcext:value-type="float">
            <text:p>0.656059</text:p>
          </table:table-cell>
          <table:table-cell office:value-type="float" office:value="2.26143" calcext:value-type="float">
            <text:p>2.26143</text:p>
          </table:table-cell>
          <table:table-cell office:value-type="float" office:value="4.2585" calcext:value-type="float">
            <text:p>4.2585</text:p>
          </table:table-cell>
          <table:table-cell office:value-type="float" office:value="3.46861" calcext:value-type="float">
            <text:p>3.46861</text:p>
          </table:table-cell>
          <table:table-cell office:value-type="float" office:value="2.20507" calcext:value-type="float">
            <text:p>2.20507</text:p>
          </table:table-cell>
          <table:table-cell office:value-type="float" office:value="2.20867" calcext:value-type="float">
            <text:p>2.20867</text:p>
          </table:table-cell>
          <table:table-cell office:value-type="float" office:value="5.13326" calcext:value-type="float">
            <text:p>5.13326</text:p>
          </table:table-cell>
          <table:table-cell office:value-type="float" office:value="1.21839" calcext:value-type="float">
            <text:p>1.21839</text:p>
          </table:table-cell>
          <table:table-cell office:value-type="float" office:value="2.09388" calcext:value-type="float">
            <text:p>2.09388</text:p>
          </table:table-cell>
          <table:table-cell office:value-type="float" office:value="6.27299" calcext:value-type="float">
            <text:p>6.27299</text:p>
          </table:table-cell>
          <table:table-cell office:value-type="float" office:value="3.25168" calcext:value-type="float">
            <text:p>3.25168</text:p>
          </table:table-cell>
          <table:table-cell office:value-type="float" office:value="2.14943" calcext:value-type="float">
            <text:p>2.14943</text:p>
          </table:table-cell>
          <table:table-cell office:value-type="float" office:value="1.30868" calcext:value-type="float">
            <text:p>1.30868</text:p>
          </table:table-cell>
          <table:table-cell office:value-type="float" office:value="4.48044" calcext:value-type="float">
            <text:p>4.48044</text:p>
          </table:table-cell>
          <table:table-cell office:value-type="float" office:value="1.51269" calcext:value-type="float">
            <text:p>1.51269</text:p>
          </table:table-cell>
          <table:table-cell office:value-type="float" office:value="1.6746" calcext:value-type="float">
            <text:p>1.6746</text:p>
          </table:table-cell>
          <table:table-cell table:number-columns-repeated="2" office:value-type="float" office:value="4.54495" calcext:value-type="float">
            <text:p>4.544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8: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-</text:p>
          </table:table-cell>
          <table:table-cell office:value-type="float" office:value="11.4" calcext:value-type="float">
            <text:p>11.4</text:p>
          </table:table-cell>
          <table:table-cell table:number-columns-repeated="4"/>
          <table:table-cell table:style-name="ce22" office:value-type="string" calcext:value-type="string">
            <text:p>8:</text:p>
          </table:table-cell>
          <table:table-cell office:value-type="float" office:value="0.2921" calcext:value-type="float">
            <text:p>0.2921</text:p>
          </table:table-cell>
          <table:table-cell office:value-type="float" office:value="0.568365" calcext:value-type="float">
            <text:p>0.568365</text:p>
          </table:table-cell>
          <table:table-cell office:value-type="float" office:value="0.656059" calcext:value-type="float">
            <text:p>0.656059</text:p>
          </table:table-cell>
          <table:table-cell office:value-type="float" office:value="0.0208208" calcext:value-type="float">
            <text:p>0.0208208</text:p>
          </table:table-cell>
          <table:table-cell office:value-type="float" office:value="14.2102" calcext:value-type="float">
            <text:p>14.2102</text:p>
          </table:table-cell>
          <table:table-cell office:value-type="float" office:value="2.4922" calcext:value-type="float">
            <text:p>2.4922</text:p>
          </table:table-cell>
          <table:table-cell office:value-type="float" office:value="0.891143" calcext:value-type="float">
            <text:p>0.891143</text:p>
          </table:table-cell>
          <table:table-cell office:value-type="float" office:value="0.656059" calcext:value-type="float">
            <text:p>0.656059</text:p>
          </table:table-cell>
          <table:table-cell office:value-type="float" office:value="0" calcext:value-type="float">
            <text:p>0</text:p>
          </table:table-cell>
          <table:table-cell office:value-type="float" office:value="2.18516" calcext:value-type="float">
            <text:p>2.18516</text:p>
          </table:table-cell>
          <table:table-cell office:value-type="float" office:value="4.82794" calcext:value-type="float">
            <text:p>4.82794</text:p>
          </table:table-cell>
          <table:table-cell office:value-type="float" office:value="3.95004" calcext:value-type="float">
            <text:p>3.95004</text:p>
          </table:table-cell>
          <table:table-cell office:value-type="float" office:value="1.83468" calcext:value-type="float">
            <text:p>1.83468</text:p>
          </table:table-cell>
          <table:table-cell office:value-type="float" office:value="2.42648" calcext:value-type="float">
            <text:p>2.42648</text:p>
          </table:table-cell>
          <table:table-cell office:value-type="float" office:value="5.76758" calcext:value-type="float">
            <text:p>5.76758</text:p>
          </table:table-cell>
          <table:table-cell office:value-type="float" office:value="0.925593" calcext:value-type="float">
            <text:p>0.925593</text:p>
          </table:table-cell>
          <table:table-cell office:value-type="float" office:value="1.50498" calcext:value-type="float">
            <text:p>1.50498</text:p>
          </table:table-cell>
          <table:table-cell office:value-type="float" office:value="6.78399" calcext:value-type="float">
            <text:p>6.78399</text:p>
          </table:table-cell>
          <table:table-cell office:value-type="float" office:value="3.42049" calcext:value-type="float">
            <text:p>3.42049</text:p>
          </table:table-cell>
          <table:table-cell office:value-type="float" office:value="1.78069" calcext:value-type="float">
            <text:p>1.78069</text:p>
          </table:table-cell>
          <table:table-cell office:value-type="float" office:value="0.822473" calcext:value-type="float">
            <text:p>0.822473</text:p>
          </table:table-cell>
          <table:table-cell office:value-type="float" office:value="5.13596" calcext:value-type="float">
            <text:p>5.13596</text:p>
          </table:table-cell>
          <table:table-cell office:value-type="float" office:value="0.879859" calcext:value-type="float">
            <text:p>0.879859</text:p>
          </table:table-cell>
          <table:table-cell office:value-type="float" office:value="1.06063" calcext:value-type="float">
            <text:p>1.06063</text:p>
          </table:table-cell>
          <table:table-cell table:number-columns-repeated="2" office:value-type="float" office:value="4.75516" calcext:value-type="float">
            <text:p>4.755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9:</text:p>
          </table:table-cell>
          <table:table-cell office:value-type="float" office:value="9.35" calcext:value-type="float">
            <text:p>9.35</text:p>
          </table:table-cell>
          <table:table-cell office:value-type="string" calcext:value-type="string">
            <text:p>-</text:p>
          </table:table-cell>
          <table:table-cell office:value-type="float" office:value="9.35" calcext:value-type="float">
            <text:p>9.35</text:p>
          </table:table-cell>
          <table:table-cell table:number-columns-repeated="4"/>
          <table:table-cell table:style-name="ce22" office:value-type="string" calcext:value-type="string">
            <text:p>9:</text:p>
          </table:table-cell>
          <table:table-cell office:value-type="float" office:value="1.95708" calcext:value-type="float">
            <text:p>1.95708</text:p>
          </table:table-cell>
          <table:table-cell office:value-type="float" office:value="1.79525" calcext:value-type="float">
            <text:p>1.79525</text:p>
          </table:table-cell>
          <table:table-cell office:value-type="float" office:value="2.26143" calcext:value-type="float">
            <text:p>2.26143</text:p>
          </table:table-cell>
          <table:table-cell office:value-type="float" office:value="2.18744" calcext:value-type="float">
            <text:p>2.18744</text:p>
          </table:table-cell>
          <table:table-cell office:value-type="float" office:value="12.4471" calcext:value-type="float">
            <text:p>12.4471</text:p>
          </table:table-cell>
          <table:table-cell office:value-type="float" office:value="4.04543" calcext:value-type="float">
            <text:p>4.04543</text:p>
          </table:table-cell>
          <table:table-cell office:value-type="float" office:value="1.38923" calcext:value-type="float">
            <text:p>1.38923</text:p>
          </table:table-cell>
          <table:table-cell office:value-type="float" office:value="2.26143" calcext:value-type="float">
            <text:p>2.26143</text:p>
          </table:table-cell>
          <table:table-cell office:value-type="float" office:value="2.18516" calcext:value-type="float">
            <text:p>2.18516</text:p>
          </table:table-cell>
          <table:table-cell office:value-type="float" office:value="0" calcext:value-type="float">
            <text:p>0</text:p>
          </table:table-cell>
          <table:table-cell office:value-type="float" office:value="6.10898" calcext:value-type="float">
            <text:p>6.10898</text:p>
          </table:table-cell>
          <table:table-cell office:value-type="float" office:value="2.99822" calcext:value-type="float">
            <text:p>2.99822</text:p>
          </table:table-cell>
          <table:table-cell office:value-type="float" office:value="3.92934" calcext:value-type="float">
            <text:p>3.92934</text:p>
          </table:table-cell>
          <table:table-cell office:value-type="float" office:value="4.46801" calcext:value-type="float">
            <text:p>4.46801</text:p>
          </table:table-cell>
          <table:table-cell office:value-type="float" office:value="6.58242" calcext:value-type="float">
            <text:p>6.58242</text:p>
          </table:table-cell>
          <table:table-cell office:value-type="float" office:value="1.28966" calcext:value-type="float">
            <text:p>1.28966</text:p>
          </table:table-cell>
          <table:table-cell office:value-type="float" office:value="1.95263" calcext:value-type="float">
            <text:p>1.95263</text:p>
          </table:table-cell>
          <table:table-cell office:value-type="float" office:value="8.24053" calcext:value-type="float">
            <text:p>8.24053</text:p>
          </table:table-cell>
          <table:table-cell office:value-type="float" office:value="1.51529" calcext:value-type="float">
            <text:p>1.51529</text:p>
          </table:table-cell>
          <table:table-cell office:value-type="float" office:value="3.87991" calcext:value-type="float">
            <text:p>3.87991</text:p>
          </table:table-cell>
          <table:table-cell office:value-type="float" office:value="1.59448" calcext:value-type="float">
            <text:p>1.59448</text:p>
          </table:table-cell>
          <table:table-cell office:value-type="float" office:value="5.59357" calcext:value-type="float">
            <text:p>5.59357</text:p>
          </table:table-cell>
          <table:table-cell office:value-type="float" office:value="2.08296" calcext:value-type="float">
            <text:p>2.08296</text:p>
          </table:table-cell>
          <table:table-cell office:value-type="float" office:value="1.99714" calcext:value-type="float">
            <text:p>1.99714</text:p>
          </table:table-cell>
          <table:table-cell table:number-columns-repeated="2" office:value-type="float" office:value="2.81787" calcext:value-type="float">
            <text:p>2.817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1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10:</text:p>
          </table:table-cell>
          <table:table-cell office:value-type="float" office:value="5.08806" calcext:value-type="float">
            <text:p>5.08806</text:p>
          </table:table-cell>
          <table:table-cell office:value-type="float" office:value="4.71264" calcext:value-type="float">
            <text:p>4.71264</text:p>
          </table:table-cell>
          <table:table-cell office:value-type="float" office:value="4.2585" calcext:value-type="float">
            <text:p>4.2585</text:p>
          </table:table-cell>
          <table:table-cell office:value-type="float" office:value="4.80837" calcext:value-type="float">
            <text:p>4.80837</text:p>
          </table:table-cell>
          <table:table-cell office:value-type="float" office:value="14.3936" calcext:value-type="float">
            <text:p>14.3936</text:p>
          </table:table-cell>
          <table:table-cell office:value-type="float" office:value="2.34611" calcext:value-type="float">
            <text:p>2.34611</text:p>
          </table:table-cell>
          <table:table-cell office:value-type="float" office:value="5.51167" calcext:value-type="float">
            <text:p>5.51167</text:p>
          </table:table-cell>
          <table:table-cell office:value-type="float" office:value="4.2585" calcext:value-type="float">
            <text:p>4.2585</text:p>
          </table:table-cell>
          <table:table-cell office:value-type="float" office:value="4.82794" calcext:value-type="float">
            <text:p>4.82794</text:p>
          </table:table-cell>
          <table:table-cell office:value-type="float" office:value="6.10898" calcext:value-type="float">
            <text:p>6.10898</text:p>
          </table:table-cell>
          <table:table-cell office:value-type="float" office:value="0" calcext:value-type="float">
            <text:p>0</text:p>
          </table:table-cell>
          <table:table-cell office:value-type="float" office:value="4.91462" calcext:value-type="float">
            <text:p>4.91462</text:p>
          </table:table-cell>
          <table:table-cell office:value-type="float" office:value="5.11963" calcext:value-type="float">
            <text:p>5.11963</text:p>
          </table:table-cell>
          <table:table-cell office:value-type="float" office:value="3.17508" calcext:value-type="float">
            <text:p>3.17508</text:p>
          </table:table-cell>
          <table:table-cell office:value-type="float" office:value="1.58163" calcext:value-type="float">
            <text:p>1.58163</text:p>
          </table:table-cell>
          <table:table-cell office:value-type="float" office:value="5.43701" calcext:value-type="float">
            <text:p>5.43701</text:p>
          </table:table-cell>
          <table:table-cell office:value-type="float" office:value="6.33087" calcext:value-type="float">
            <text:p>6.33087</text:p>
          </table:table-cell>
          <table:table-cell office:value-type="float" office:value="2.16438" calcext:value-type="float">
            <text:p>2.16438</text:p>
          </table:table-cell>
          <table:table-cell office:value-type="float" office:value="6.26999" calcext:value-type="float">
            <text:p>6.26999</text:p>
          </table:table-cell>
          <table:table-cell office:value-type="float" office:value="5.08923" calcext:value-type="float">
            <text:p>5.08923</text:p>
          </table:table-cell>
          <table:table-cell office:value-type="float" office:value="5.56713" calcext:value-type="float">
            <text:p>5.56713</text:p>
          </table:table-cell>
          <table:table-cell office:value-type="float" office:value="2.22898" calcext:value-type="float">
            <text:p>2.22898</text:p>
          </table:table-cell>
          <table:table-cell office:value-type="float" office:value="5.70123" calcext:value-type="float">
            <text:p>5.70123</text:p>
          </table:table-cell>
          <table:table-cell office:value-type="float" office:value="5.88823" calcext:value-type="float">
            <text:p>5.88823</text:p>
          </table:table-cell>
          <table:table-cell table:number-columns-repeated="2" office:value-type="float" office:value="7.08284" calcext:value-type="float">
            <text:p>7.08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1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11:</text:p>
          </table:table-cell>
          <table:table-cell office:value-type="float" office:value="3.93498" calcext:value-type="float">
            <text:p>3.93498</text:p>
          </table:table-cell>
          <table:table-cell office:value-type="float" office:value="3.38771" calcext:value-type="float">
            <text:p>3.38771</text:p>
          </table:table-cell>
          <table:table-cell office:value-type="float" office:value="3.46861" calcext:value-type="float">
            <text:p>3.46861</text:p>
          </table:table-cell>
          <table:table-cell office:value-type="float" office:value="3.93594" calcext:value-type="float">
            <text:p>3.93594</text:p>
          </table:table-cell>
          <table:table-cell office:value-type="float" office:value="10.4498" calcext:value-type="float">
            <text:p>10.4498</text:p>
          </table:table-cell>
          <table:table-cell office:value-type="float" office:value="3.91961" calcext:value-type="float">
            <text:p>3.91961</text:p>
          </table:table-cell>
          <table:table-cell office:value-type="float" office:value="3.73389" calcext:value-type="float">
            <text:p>3.73389</text:p>
          </table:table-cell>
          <table:table-cell office:value-type="float" office:value="3.46861" calcext:value-type="float">
            <text:p>3.46861</text:p>
          </table:table-cell>
          <table:table-cell office:value-type="float" office:value="3.95004" calcext:value-type="float">
            <text:p>3.95004</text:p>
          </table:table-cell>
          <table:table-cell office:value-type="float" office:value="2.99822" calcext:value-type="float">
            <text:p>2.99822</text:p>
          </table:table-cell>
          <table:table-cell office:value-type="float" office:value="4.91462" calcext:value-type="float">
            <text:p>4.91462</text:p>
          </table:table-cell>
          <table:table-cell office:value-type="float" office:value="0" calcext:value-type="float">
            <text:p>0</text:p>
          </table:table-cell>
          <table:table-cell office:value-type="float" office:value="5.67294" calcext:value-type="float">
            <text:p>5.67294</text:p>
          </table:table-cell>
          <table:table-cell office:value-type="float" office:value="5.06557" calcext:value-type="float">
            <text:p>5.06557</text:p>
          </table:table-cell>
          <table:table-cell office:value-type="float" office:value="4.65764" calcext:value-type="float">
            <text:p>4.65764</text:p>
          </table:table-cell>
          <table:table-cell office:value-type="float" office:value="3.57661" calcext:value-type="float">
            <text:p>3.57661</text:p>
          </table:table-cell>
          <table:table-cell office:value-type="float" office:value="4.6696" calcext:value-type="float">
            <text:p>4.6696</text:p>
          </table:table-cell>
          <table:table-cell office:value-type="float" office:value="7.00953" calcext:value-type="float">
            <text:p>7.00953</text:p>
          </table:table-cell>
          <table:table-cell office:value-type="float" office:value="1.99007" calcext:value-type="float">
            <text:p>1.99007</text:p>
          </table:table-cell>
          <table:table-cell office:value-type="float" office:value="5.61735" calcext:value-type="float">
            <text:p>5.61735</text:p>
          </table:table-cell>
          <table:table-cell office:value-type="float" office:value="3.9596" calcext:value-type="float">
            <text:p>3.9596</text:p>
          </table:table-cell>
          <table:table-cell office:value-type="float" office:value="3.41317" calcext:value-type="float">
            <text:p>3.41317</text:p>
          </table:table-cell>
          <table:table-cell office:value-type="float" office:value="4.46003" calcext:value-type="float">
            <text:p>4.46003</text:p>
          </table:table-cell>
          <table:table-cell office:value-type="float" office:value="4.49281" calcext:value-type="float">
            <text:p>4.49281</text:p>
          </table:table-cell>
          <table:table-cell table:number-columns-repeated="2" office:value-type="float" office:value="2.25102" calcext:value-type="float">
            <text:p>2.25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12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12:</text:p>
          </table:table-cell>
          <table:table-cell office:value-type="float" office:value="1.99413" calcext:value-type="float">
            <text:p>1.99413</text:p>
          </table:table-cell>
          <table:table-cell office:value-type="float" office:value="2.38504" calcext:value-type="float">
            <text:p>2.38504</text:p>
          </table:table-cell>
          <table:table-cell office:value-type="float" office:value="2.20507" calcext:value-type="float">
            <text:p>2.20507</text:p>
          </table:table-cell>
          <table:table-cell office:value-type="float" office:value="1.84137" calcext:value-type="float">
            <text:p>1.84137</text:p>
          </table:table-cell>
          <table:table-cell office:value-type="float" office:value="16.0246" calcext:value-type="float">
            <text:p>16.0246</text:p>
          </table:table-cell>
          <table:table-cell office:value-type="float" office:value="2.95932" calcext:value-type="float">
            <text:p>2.95932</text:p>
          </table:table-cell>
          <table:table-cell office:value-type="float" office:value="2.5415" calcext:value-type="float">
            <text:p>2.5415</text:p>
          </table:table-cell>
          <table:table-cell office:value-type="float" office:value="2.20507" calcext:value-type="float">
            <text:p>2.20507</text:p>
          </table:table-cell>
          <table:table-cell office:value-type="float" office:value="1.83468" calcext:value-type="float">
            <text:p>1.83468</text:p>
          </table:table-cell>
          <table:table-cell office:value-type="float" office:value="3.92934" calcext:value-type="float">
            <text:p>3.92934</text:p>
          </table:table-cell>
          <table:table-cell office:value-type="float" office:value="5.11963" calcext:value-type="float">
            <text:p>5.11963</text:p>
          </table:table-cell>
          <table:table-cell office:value-type="float" office:value="5.67294" calcext:value-type="float">
            <text:p>5.67294</text:p>
          </table:table-cell>
          <table:table-cell office:value-type="float" office:value="0" calcext:value-type="float">
            <text:p>0</text:p>
          </table:table-cell>
          <table:table-cell office:value-type="float" office:value="1.97908" calcext:value-type="float">
            <text:p>1.97908</text:p>
          </table:table-cell>
          <table:table-cell office:value-type="float" office:value="6.41528" calcext:value-type="float">
            <text:p>6.41528</text:p>
          </table:table-cell>
          <table:table-cell office:value-type="float" office:value="2.64258" calcext:value-type="float">
            <text:p>2.64258</text:p>
          </table:table-cell>
          <table:table-cell office:value-type="float" office:value="2.47089" calcext:value-type="float">
            <text:p>2.47089</text:p>
          </table:table-cell>
          <table:table-cell office:value-type="float" office:value="6.68799" calcext:value-type="float">
            <text:p>6.68799</text:p>
          </table:table-cell>
          <table:table-cell office:value-type="float" office:value="5.24865" calcext:value-type="float">
            <text:p>5.24865</text:p>
          </table:table-cell>
          <table:table-cell office:value-type="float" office:value="0.055662" calcext:value-type="float">
            <text:p>0.055662</text:p>
          </table:table-cell>
          <table:table-cell office:value-type="float" office:value="2.352" calcext:value-type="float">
            <text:p>2.352</text:p>
          </table:table-cell>
          <table:table-cell office:value-type="float" office:value="6.11905" calcext:value-type="float">
            <text:p>6.11905</text:p>
          </table:table-cell>
          <table:table-cell office:value-type="float" office:value="1.94848" calcext:value-type="float">
            <text:p>1.94848</text:p>
          </table:table-cell>
          <table:table-cell office:value-type="float" office:value="2.11752" calcext:value-type="float">
            <text:p>2.11752</text:p>
          </table:table-cell>
          <table:table-cell table:number-columns-repeated="2" office:value-type="float" office:value="6.58692" calcext:value-type="float">
            <text:p>6.58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1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13:</text:p>
          </table:table-cell>
          <table:table-cell office:value-type="float" office:value="2.71636" calcext:value-type="float">
            <text:p>2.71636</text:p>
          </table:table-cell>
          <table:table-cell office:value-type="float" office:value="2.67726" calcext:value-type="float">
            <text:p>2.67726</text:p>
          </table:table-cell>
          <table:table-cell office:value-type="float" office:value="2.20867" calcext:value-type="float">
            <text:p>2.20867</text:p>
          </table:table-cell>
          <table:table-cell office:value-type="float" office:value="2.41469" calcext:value-type="float">
            <text:p>2.41469</text:p>
          </table:table-cell>
          <table:table-cell office:value-type="float" office:value="15.49" calcext:value-type="float">
            <text:p>15.49</text:p>
          </table:table-cell>
          <table:table-cell office:value-type="float" office:value="1.34435" calcext:value-type="float">
            <text:p>1.34435</text:p>
          </table:table-cell>
          <table:table-cell office:value-type="float" office:value="3.31152" calcext:value-type="float">
            <text:p>3.31152</text:p>
          </table:table-cell>
          <table:table-cell office:value-type="float" office:value="2.20867" calcext:value-type="float">
            <text:p>2.20867</text:p>
          </table:table-cell>
          <table:table-cell office:value-type="float" office:value="2.42648" calcext:value-type="float">
            <text:p>2.42648</text:p>
          </table:table-cell>
          <table:table-cell office:value-type="float" office:value="4.46801" calcext:value-type="float">
            <text:p>4.46801</text:p>
          </table:table-cell>
          <table:table-cell office:value-type="float" office:value="3.17508" calcext:value-type="float">
            <text:p>3.17508</text:p>
          </table:table-cell>
          <table:table-cell office:value-type="float" office:value="5.06557" calcext:value-type="float">
            <text:p>5.06557</text:p>
          </table:table-cell>
          <table:table-cell office:value-type="float" office:value="1.97908" calcext:value-type="float">
            <text:p>1.97908</text:p>
          </table:table-cell>
          <table:table-cell office:value-type="float" office:value="0" calcext:value-type="float">
            <text:p>0</text:p>
          </table:table-cell>
          <table:table-cell office:value-type="float" office:value="4.56664" calcext:value-type="float">
            <text:p>4.56664</text:p>
          </table:table-cell>
          <table:table-cell office:value-type="float" office:value="3.32078" calcext:value-type="float">
            <text:p>3.32078</text:p>
          </table:table-cell>
          <table:table-cell office:value-type="float" office:value="3.78857" calcext:value-type="float">
            <text:p>3.78857</text:p>
          </table:table-cell>
          <table:table-cell office:value-type="float" office:value="4.72548" calcext:value-type="float">
            <text:p>4.72548</text:p>
          </table:table-cell>
          <table:table-cell office:value-type="float" office:value="5.37299" calcext:value-type="float">
            <text:p>5.37299</text:p>
          </table:table-cell>
          <table:table-cell office:value-type="float" office:value="1.95626" calcext:value-type="float">
            <text:p>1.95626</text:p>
          </table:table-cell>
          <table:table-cell office:value-type="float" office:value="3.24403" calcext:value-type="float">
            <text:p>3.24403</text:p>
          </table:table-cell>
          <table:table-cell office:value-type="float" office:value="4.48993" calcext:value-type="float">
            <text:p>4.48993</text:p>
          </table:table-cell>
          <table:table-cell office:value-type="float" office:value="3.12856" calcext:value-type="float">
            <text:p>3.12856</text:p>
          </table:table-cell>
          <table:table-cell office:value-type="float" office:value="3.33573" calcext:value-type="float">
            <text:p>3.33573</text:p>
          </table:table-cell>
          <table:table-cell table:number-columns-repeated="2" office:value-type="float" office:value="6.5975" calcext:value-type="float">
            <text:p>6.59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1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14:</text:p>
          </table:table-cell>
          <table:table-cell office:value-type="float" office:value="5.98887" calcext:value-type="float">
            <text:p>5.98887</text:p>
          </table:table-cell>
          <table:table-cell office:value-type="float" office:value="5.51561" calcext:value-type="float">
            <text:p>5.51561</text:p>
          </table:table-cell>
          <table:table-cell office:value-type="float" office:value="5.13326" calcext:value-type="float">
            <text:p>5.13326</text:p>
          </table:table-cell>
          <table:table-cell office:value-type="float" office:value="5.74688" calcext:value-type="float">
            <text:p>5.74688</text:p>
          </table:table-cell>
          <table:table-cell office:value-type="float" office:value="13.2421" calcext:value-type="float">
            <text:p>13.2421</text:p>
          </table:table-cell>
          <table:table-cell office:value-type="float" office:value="3.47228" calcext:value-type="float">
            <text:p>3.47228</text:p>
          </table:table-cell>
          <table:table-cell office:value-type="float" office:value="6.29719" calcext:value-type="float">
            <text:p>6.29719</text:p>
          </table:table-cell>
          <table:table-cell office:value-type="float" office:value="5.13326" calcext:value-type="float">
            <text:p>5.13326</text:p>
          </table:table-cell>
          <table:table-cell office:value-type="float" office:value="5.76758" calcext:value-type="float">
            <text:p>5.76758</text:p>
          </table:table-cell>
          <table:table-cell office:value-type="float" office:value="6.58242" calcext:value-type="float">
            <text:p>6.58242</text:p>
          </table:table-cell>
          <table:table-cell office:value-type="float" office:value="1.58163" calcext:value-type="float">
            <text:p>1.58163</text:p>
          </table:table-cell>
          <table:table-cell office:value-type="float" office:value="4.65764" calcext:value-type="float">
            <text:p>4.65764</text:p>
          </table:table-cell>
          <table:table-cell office:value-type="float" office:value="6.41528" calcext:value-type="float">
            <text:p>6.41528</text:p>
          </table:table-cell>
          <table:table-cell office:value-type="float" office:value="4.56664" calcext:value-type="float">
            <text:p>4.56664</text:p>
          </table:table-cell>
          <table:table-cell office:value-type="float" office:value="0" calcext:value-type="float">
            <text:p>0</text:p>
          </table:table-cell>
          <table:table-cell office:value-type="float" office:value="6.19214" calcext:value-type="float">
            <text:p>6.19214</text:p>
          </table:table-cell>
          <table:table-cell office:value-type="float" office:value="7.21854" calcext:value-type="float">
            <text:p>7.21854</text:p>
          </table:table-cell>
          <table:table-cell office:value-type="float" office:value="2.70653" calcext:value-type="float">
            <text:p>2.70653</text:p>
          </table:table-cell>
          <table:table-cell office:value-type="float" office:value="6.37135" calcext:value-type="float">
            <text:p>6.37135</text:p>
          </table:table-cell>
          <table:table-cell office:value-type="float" office:value="6.37785" calcext:value-type="float">
            <text:p>6.37785</text:p>
          </table:table-cell>
          <table:table-cell office:value-type="float" office:value="6.40321" calcext:value-type="float">
            <text:p>6.40321</text:p>
          </table:table-cell>
          <table:table-cell office:value-type="float" office:value="1.28209" calcext:value-type="float">
            <text:p>1.28209</text:p>
          </table:table-cell>
          <table:table-cell office:value-type="float" office:value="6.64292" calcext:value-type="float">
            <text:p>6.64292</text:p>
          </table:table-cell>
          <table:table-cell office:value-type="float" office:value="6.80782" calcext:value-type="float">
            <text:p>6.80782</text:p>
          </table:table-cell>
          <table:table-cell table:number-columns-repeated="2" office:value-type="float" office:value="6.90866" calcext:value-type="float">
            <text:p>6.908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1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15:</text:p>
          </table:table-cell>
          <table:table-cell office:value-type="float" office:value="0.672374" calcext:value-type="float">
            <text:p>0.672374</text:p>
          </table:table-cell>
          <table:table-cell office:value-type="float" office:value="0.730987" calcext:value-type="float">
            <text:p>0.730987</text:p>
          </table:table-cell>
          <table:table-cell office:value-type="float" office:value="1.21839" calcext:value-type="float">
            <text:p>1.21839</text:p>
          </table:table-cell>
          <table:table-cell office:value-type="float" office:value="0.931955" calcext:value-type="float">
            <text:p>0.931955</text:p>
          </table:table-cell>
          <table:table-cell office:value-type="float" office:value="13.5679" calcext:value-type="float">
            <text:p>13.5679</text:p>
          </table:table-cell>
          <table:table-cell office:value-type="float" office:value="3.17502" calcext:value-type="float">
            <text:p>3.17502</text:p>
          </table:table-cell>
          <table:table-cell office:value-type="float" office:value="0.15728" calcext:value-type="float">
            <text:p>0.15728</text:p>
          </table:table-cell>
          <table:table-cell office:value-type="float" office:value="1.21839" calcext:value-type="float">
            <text:p>1.21839</text:p>
          </table:table-cell>
          <table:table-cell office:value-type="float" office:value="0.925593" calcext:value-type="float">
            <text:p>0.925593</text:p>
          </table:table-cell>
          <table:table-cell office:value-type="float" office:value="1.28966" calcext:value-type="float">
            <text:p>1.28966</text:p>
          </table:table-cell>
          <table:table-cell office:value-type="float" office:value="5.43701" calcext:value-type="float">
            <text:p>5.43701</text:p>
          </table:table-cell>
          <table:table-cell office:value-type="float" office:value="3.57661" calcext:value-type="float">
            <text:p>3.57661</text:p>
          </table:table-cell>
          <table:table-cell office:value-type="float" office:value="2.64258" calcext:value-type="float">
            <text:p>2.64258</text:p>
          </table:table-cell>
          <table:table-cell office:value-type="float" office:value="3.32078" calcext:value-type="float">
            <text:p>3.32078</text:p>
          </table:table-cell>
          <table:table-cell office:value-type="float" office:value="6.19214" calcext:value-type="float">
            <text:p>6.19214</text:p>
          </table:table-cell>
          <table:table-cell office:value-type="float" office:value="0" calcext:value-type="float">
            <text:p>0</text:p>
          </table:table-cell>
          <table:table-cell office:value-type="float" office:value="1.14462" calcext:value-type="float">
            <text:p>1.14462</text:p>
          </table:table-cell>
          <table:table-cell office:value-type="float" office:value="7.48176" calcext:value-type="float">
            <text:p>7.48176</text:p>
          </table:table-cell>
          <table:table-cell office:value-type="float" office:value="2.65582" calcext:value-type="float">
            <text:p>2.65582</text:p>
          </table:table-cell>
          <table:table-cell office:value-type="float" office:value="2.59251" calcext:value-type="float">
            <text:p>2.59251</text:p>
          </table:table-cell>
          <table:table-cell office:value-type="float" office:value="0.388591" calcext:value-type="float">
            <text:p>0.388591</text:p>
          </table:table-cell>
          <table:table-cell office:value-type="float" office:value="5.39756" calcext:value-type="float">
            <text:p>5.39756</text:p>
          </table:table-cell>
          <table:table-cell office:value-type="float" office:value="0.910096" calcext:value-type="float">
            <text:p>0.910096</text:p>
          </table:table-cell>
          <table:table-cell office:value-type="float" office:value="0.916916" calcext:value-type="float">
            <text:p>0.916916</text:p>
          </table:table-cell>
          <table:table-cell table:number-columns-repeated="2" office:value-type="float" office:value="3.99865" calcext:value-type="float">
            <text:p>3.998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16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16:</text:p>
          </table:table-cell>
          <table:table-cell office:value-type="float" office:value="1.24487" calcext:value-type="float">
            <text:p>1.24487</text:p>
          </table:table-cell>
          <table:table-cell office:value-type="float" office:value="1.71234" calcext:value-type="float">
            <text:p>1.71234</text:p>
          </table:table-cell>
          <table:table-cell office:value-type="float" office:value="2.09388" calcext:value-type="float">
            <text:p>2.09388</text:p>
          </table:table-cell>
          <table:table-cell office:value-type="float" office:value="1.52412" calcext:value-type="float">
            <text:p>1.52412</text:p>
          </table:table-cell>
          <table:table-cell office:value-type="float" office:value="14.3973" calcext:value-type="float">
            <text:p>14.3973</text:p>
          </table:table-cell>
          <table:table-cell office:value-type="float" office:value="3.99717" calcext:value-type="float">
            <text:p>3.99717</text:p>
          </table:table-cell>
          <table:table-cell office:value-type="float" office:value="0.99839" calcext:value-type="float">
            <text:p>0.99839</text:p>
          </table:table-cell>
          <table:table-cell office:value-type="float" office:value="2.09388" calcext:value-type="float">
            <text:p>2.09388</text:p>
          </table:table-cell>
          <table:table-cell office:value-type="float" office:value="1.50498" calcext:value-type="float">
            <text:p>1.50498</text:p>
          </table:table-cell>
          <table:table-cell office:value-type="float" office:value="1.95263" calcext:value-type="float">
            <text:p>1.95263</text:p>
          </table:table-cell>
          <table:table-cell office:value-type="float" office:value="6.33087" calcext:value-type="float">
            <text:p>6.33087</text:p>
          </table:table-cell>
          <table:table-cell office:value-type="float" office:value="4.6696" calcext:value-type="float">
            <text:p>4.6696</text:p>
          </table:table-cell>
          <table:table-cell office:value-type="float" office:value="2.47089" calcext:value-type="float">
            <text:p>2.47089</text:p>
          </table:table-cell>
          <table:table-cell office:value-type="float" office:value="3.78857" calcext:value-type="float">
            <text:p>3.78857</text:p>
          </table:table-cell>
          <table:table-cell office:value-type="float" office:value="7.21854" calcext:value-type="float">
            <text:p>7.21854</text:p>
          </table:table-cell>
          <table:table-cell office:value-type="float" office:value="1.14462" calcext:value-type="float">
            <text:p>1.14462</text:p>
          </table:table-cell>
          <table:table-cell office:value-type="float" office:value="0" calcext:value-type="float">
            <text:p>0</text:p>
          </table:table-cell>
          <table:table-cell office:value-type="float" office:value="8.28253" calcext:value-type="float">
            <text:p>8.28253</text:p>
          </table:table-cell>
          <table:table-cell office:value-type="float" office:value="3.46636" calcext:value-type="float">
            <text:p>3.46636</text:p>
          </table:table-cell>
          <table:table-cell office:value-type="float" office:value="2.43643" calcext:value-type="float">
            <text:p>2.43643</text:p>
          </table:table-cell>
          <table:table-cell office:value-type="float" office:value="0.831461" calcext:value-type="float">
            <text:p>0.831461</text:p>
          </table:table-cell>
          <table:table-cell office:value-type="float" office:value="6.49298" calcext:value-type="float">
            <text:p>6.49298</text:p>
          </table:table-cell>
          <table:table-cell office:value-type="float" office:value="0.663145" calcext:value-type="float">
            <text:p>0.663145</text:p>
          </table:table-cell>
          <table:table-cell office:value-type="float" office:value="0.457985" calcext:value-type="float">
            <text:p>0.457985</text:p>
          </table:table-cell>
          <table:table-cell table:number-columns-repeated="2" office:value-type="float" office:value="4.76486" calcext:value-type="float">
            <text:p>4.764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17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4" office:value-type="string" calcext:value-type="string">
            <text:p>17:</text:p>
          </table:table-cell>
          <table:table-cell office:value-type="float" office:value="7.06152" calcext:value-type="float">
            <text:p>7.06152</text:p>
          </table:table-cell>
          <table:table-cell office:value-type="float" office:value="6.75085" calcext:value-type="float">
            <text:p>6.75085</text:p>
          </table:table-cell>
          <table:table-cell office:value-type="float" office:value="6.27299" calcext:value-type="float">
            <text:p>6.27299</text:p>
          </table:table-cell>
          <table:table-cell office:value-type="float" office:value="6.76583" calcext:value-type="float">
            <text:p>6.76583</text:p>
          </table:table-cell>
          <table:table-cell office:value-type="float" office:value="15.9294" calcext:value-type="float">
            <text:p>15.9294</text:p>
          </table:table-cell>
          <table:table-cell office:value-type="float" office:value="4.31086" calcext:value-type="float">
            <text:p>4.31086</text:p>
          </table:table-cell>
          <table:table-cell office:value-type="float" office:value="7.54015" calcext:value-type="float">
            <text:p>7.54015</text:p>
          </table:table-cell>
          <table:table-cell office:value-type="float" office:value="6.27299" calcext:value-type="float">
            <text:p>6.27299</text:p>
          </table:table-cell>
          <table:table-cell office:value-type="float" office:value="6.78399" calcext:value-type="float">
            <text:p>6.78399</text:p>
          </table:table-cell>
          <table:table-cell office:value-type="float" office:value="8.24053" calcext:value-type="float">
            <text:p>8.24053</text:p>
          </table:table-cell>
          <table:table-cell office:value-type="float" office:value="2.16438" calcext:value-type="float">
            <text:p>2.16438</text:p>
          </table:table-cell>
          <table:table-cell office:value-type="float" office:value="7.00953" calcext:value-type="float">
            <text:p>7.00953</text:p>
          </table:table-cell>
          <table:table-cell office:value-type="float" office:value="6.68799" calcext:value-type="float">
            <text:p>6.68799</text:p>
          </table:table-cell>
          <table:table-cell office:value-type="float" office:value="4.72548" calcext:value-type="float">
            <text:p>4.72548</text:p>
          </table:table-cell>
          <table:table-cell office:value-type="float" office:value="2.70653" calcext:value-type="float">
            <text:p>2.70653</text:p>
          </table:table-cell>
          <table:table-cell office:value-type="float" office:value="7.48176" calcext:value-type="float">
            <text:p>7.48176</text:p>
          </table:table-cell>
          <table:table-cell office:value-type="float" office:value="8.28253" calcext:value-type="float">
            <text:p>8.28253</text:p>
          </table:table-cell>
          <table:table-cell office:value-type="float" office:value="0" calcext:value-type="float">
            <text:p>0</text:p>
          </table:table-cell>
          <table:table-cell office:value-type="float" office:value="8.433" calcext:value-type="float">
            <text:p>8.433</text:p>
          </table:table-cell>
          <table:table-cell office:value-type="float" office:value="6.67034" calcext:value-type="float">
            <text:p>6.67034</text:p>
          </table:table-cell>
          <table:table-cell office:value-type="float" office:value="7.56729" calcext:value-type="float">
            <text:p>7.56729</text:p>
          </table:table-cell>
          <table:table-cell office:value-type="float" office:value="3.9049" calcext:value-type="float">
            <text:p>3.9049</text:p>
          </table:table-cell>
          <table:table-cell office:value-type="float" office:value="7.63015" calcext:value-type="float">
            <text:p>7.63015</text:p>
          </table:table-cell>
          <table:table-cell office:value-type="float" office:value="7.82808" calcext:value-type="float">
            <text:p>7.82808</text:p>
          </table:table-cell>
          <table:table-cell table:number-columns-repeated="2" office:value-type="float" office:value="9.21347" calcext:value-type="float">
            <text:p>9.21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18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4" office:value-type="string" calcext:value-type="string">
            <text:p>18:</text:p>
          </table:table-cell>
          <table:table-cell office:value-type="float" office:value="3.26031" calcext:value-type="float">
            <text:p>3.26031</text:p>
          </table:table-cell>
          <table:table-cell office:value-type="float" office:value="2.90362" calcext:value-type="float">
            <text:p>2.90362</text:p>
          </table:table-cell>
          <table:table-cell office:value-type="float" office:value="3.25168" calcext:value-type="float">
            <text:p>3.25168</text:p>
          </table:table-cell>
          <table:table-cell office:value-type="float" office:value="3.41606" calcext:value-type="float">
            <text:p>3.41606</text:p>
          </table:table-cell>
          <table:table-cell office:value-type="float" office:value="10.9432" calcext:value-type="float">
            <text:p>10.9432</text:p>
          </table:table-cell>
          <table:table-cell office:value-type="float" office:value="4.60446" calcext:value-type="float">
            <text:p>4.60446</text:p>
          </table:table-cell>
          <table:table-cell office:value-type="float" office:value="2.78908" calcext:value-type="float">
            <text:p>2.78908</text:p>
          </table:table-cell>
          <table:table-cell office:value-type="float" office:value="3.25168" calcext:value-type="float">
            <text:p>3.25168</text:p>
          </table:table-cell>
          <table:table-cell office:value-type="float" office:value="3.42049" calcext:value-type="float">
            <text:p>3.42049</text:p>
          </table:table-cell>
          <table:table-cell office:value-type="float" office:value="1.51529" calcext:value-type="float">
            <text:p>1.51529</text:p>
          </table:table-cell>
          <table:table-cell office:value-type="float" office:value="6.26999" calcext:value-type="float">
            <text:p>6.26999</text:p>
          </table:table-cell>
          <table:table-cell office:value-type="float" office:value="1.99007" calcext:value-type="float">
            <text:p>1.99007</text:p>
          </table:table-cell>
          <table:table-cell office:value-type="float" office:value="5.24865" calcext:value-type="float">
            <text:p>5.24865</text:p>
          </table:table-cell>
          <table:table-cell office:value-type="float" office:value="5.37299" calcext:value-type="float">
            <text:p>5.37299</text:p>
          </table:table-cell>
          <table:table-cell office:value-type="float" office:value="6.37135" calcext:value-type="float">
            <text:p>6.37135</text:p>
          </table:table-cell>
          <table:table-cell office:value-type="float" office:value="2.65582" calcext:value-type="float">
            <text:p>2.65582</text:p>
          </table:table-cell>
          <table:table-cell office:value-type="float" office:value="3.46636" calcext:value-type="float">
            <text:p>3.46636</text:p>
          </table:table-cell>
          <table:table-cell office:value-type="float" office:value="8.433" calcext:value-type="float">
            <text:p>8.433</text:p>
          </table:table-cell>
          <table:table-cell office:value-type="float" office:value="0" calcext:value-type="float">
            <text:p>0</text:p>
          </table:table-cell>
          <table:table-cell office:value-type="float" office:value="5.19568" calcext:value-type="float">
            <text:p>5.19568</text:p>
          </table:table-cell>
          <table:table-cell office:value-type="float" office:value="3.01733" calcext:value-type="float">
            <text:p>3.01733</text:p>
          </table:table-cell>
          <table:table-cell office:value-type="float" office:value="5.21029" calcext:value-type="float">
            <text:p>5.21029</text:p>
          </table:table-cell>
          <table:table-cell office:value-type="float" office:value="3.53369" calcext:value-type="float">
            <text:p>3.53369</text:p>
          </table:table-cell>
          <table:table-cell office:value-type="float" office:value="3.47581" calcext:value-type="float">
            <text:p>3.47581</text:p>
          </table:table-cell>
          <table:table-cell table:number-columns-repeated="2" office:value-type="float" office:value="1.34347" calcext:value-type="float">
            <text:p>1.34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1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4" office:value-type="string" calcext:value-type="string">
            <text:p>19:</text:p>
          </table:table-cell>
          <table:table-cell office:value-type="float" office:value="1.94234" calcext:value-type="float">
            <text:p>1.94234</text:p>
          </table:table-cell>
          <table:table-cell office:value-type="float" office:value="2.33024" calcext:value-type="float">
            <text:p>2.33024</text:p>
          </table:table-cell>
          <table:table-cell office:value-type="float" office:value="2.14943" calcext:value-type="float">
            <text:p>2.14943</text:p>
          </table:table-cell>
          <table:table-cell office:value-type="float" office:value="1.78724" calcext:value-type="float">
            <text:p>1.78724</text:p>
          </table:table-cell>
          <table:table-cell office:value-type="float" office:value="15.9692" calcext:value-type="float">
            <text:p>15.9692</text:p>
          </table:table-cell>
          <table:table-cell office:value-type="float" office:value="2.91895" calcext:value-type="float">
            <text:p>2.91895</text:p>
          </table:table-cell>
          <table:table-cell office:value-type="float" office:value="2.49264" calcext:value-type="float">
            <text:p>2.49264</text:p>
          </table:table-cell>
          <table:table-cell office:value-type="float" office:value="2.14943" calcext:value-type="float">
            <text:p>2.14943</text:p>
          </table:table-cell>
          <table:table-cell office:value-type="float" office:value="1.78069" calcext:value-type="float">
            <text:p>1.78069</text:p>
          </table:table-cell>
          <table:table-cell office:value-type="float" office:value="3.87991" calcext:value-type="float">
            <text:p>3.87991</text:p>
          </table:table-cell>
          <table:table-cell office:value-type="float" office:value="5.08923" calcext:value-type="float">
            <text:p>5.08923</text:p>
          </table:table-cell>
          <table:table-cell office:value-type="float" office:value="5.61735" calcext:value-type="float">
            <text:p>5.61735</text:p>
          </table:table-cell>
          <table:table-cell office:value-type="float" office:value="0.055662" calcext:value-type="float">
            <text:p>0.055662</text:p>
          </table:table-cell>
          <table:table-cell office:value-type="float" office:value="1.95626" calcext:value-type="float">
            <text:p>1.95626</text:p>
          </table:table-cell>
          <table:table-cell office:value-type="float" office:value="6.37785" calcext:value-type="float">
            <text:p>6.37785</text:p>
          </table:table-cell>
          <table:table-cell office:value-type="float" office:value="2.59251" calcext:value-type="float">
            <text:p>2.59251</text:p>
          </table:table-cell>
          <table:table-cell office:value-type="float" office:value="2.43643" calcext:value-type="float">
            <text:p>2.43643</text:p>
          </table:table-cell>
          <table:table-cell office:value-type="float" office:value="6.67034" calcext:value-type="float">
            <text:p>6.67034</text:p>
          </table:table-cell>
          <table:table-cell office:value-type="float" office:value="5.19568" calcext:value-type="float">
            <text:p>5.19568</text:p>
          </table:table-cell>
          <table:table-cell office:value-type="float" office:value="0" calcext:value-type="float">
            <text:p>0</text:p>
          </table:table-cell>
          <table:table-cell office:value-type="float" office:value="2.30477" calcext:value-type="float">
            <text:p>2.30477</text:p>
          </table:table-cell>
          <table:table-cell office:value-type="float" office:value="6.07418" calcext:value-type="float">
            <text:p>6.07418</text:p>
          </table:table-cell>
          <table:table-cell office:value-type="float" office:value="1.90653" calcext:value-type="float">
            <text:p>1.90653</text:p>
          </table:table-cell>
          <table:table-cell office:value-type="float" office:value="2.07779" calcext:value-type="float">
            <text:p>2.07779</text:p>
          </table:table-cell>
          <table:table-cell table:number-columns-repeated="2" office:value-type="float" office:value="6.5336" calcext:value-type="float">
            <text:p>6.53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4" office:value-type="string" calcext:value-type="string">
            <text:p>20:</text:p>
          </table:table-cell>
          <table:table-cell office:value-type="float" office:value="0.530376" calcext:value-type="float">
            <text:p>0.530376</text:p>
          </table:table-cell>
          <table:table-cell office:value-type="float" office:value="0.887987" calcext:value-type="float">
            <text:p>0.887987</text:p>
          </table:table-cell>
          <table:table-cell office:value-type="float" office:value="1.30868" calcext:value-type="float">
            <text:p>1.30868</text:p>
          </table:table-cell>
          <table:table-cell office:value-type="float" office:value="0.836541" calcext:value-type="float">
            <text:p>0.836541</text:p>
          </table:table-cell>
          <table:table-cell office:value-type="float" office:value="13.9434" calcext:value-type="float">
            <text:p>13.9434</text:p>
          </table:table-cell>
          <table:table-cell office:value-type="float" office:value="3.25883" calcext:value-type="float">
            <text:p>3.25883</text:p>
          </table:table-cell>
          <table:table-cell office:value-type="float" office:value="0.235265" calcext:value-type="float">
            <text:p>0.235265</text:p>
          </table:table-cell>
          <table:table-cell office:value-type="float" office:value="1.30868" calcext:value-type="float">
            <text:p>1.30868</text:p>
          </table:table-cell>
          <table:table-cell office:value-type="float" office:value="0.822473" calcext:value-type="float">
            <text:p>0.822473</text:p>
          </table:table-cell>
          <table:table-cell office:value-type="float" office:value="1.59448" calcext:value-type="float">
            <text:p>1.59448</text:p>
          </table:table-cell>
          <table:table-cell office:value-type="float" office:value="5.56713" calcext:value-type="float">
            <text:p>5.56713</text:p>
          </table:table-cell>
          <table:table-cell office:value-type="float" office:value="3.9596" calcext:value-type="float">
            <text:p>3.9596</text:p>
          </table:table-cell>
          <table:table-cell office:value-type="float" office:value="2.352" calcext:value-type="float">
            <text:p>2.352</text:p>
          </table:table-cell>
          <table:table-cell office:value-type="float" office:value="3.24403" calcext:value-type="float">
            <text:p>3.24403</text:p>
          </table:table-cell>
          <table:table-cell office:value-type="float" office:value="6.40321" calcext:value-type="float">
            <text:p>6.40321</text:p>
          </table:table-cell>
          <table:table-cell office:value-type="float" office:value="0.388591" calcext:value-type="float">
            <text:p>0.388591</text:p>
          </table:table-cell>
          <table:table-cell office:value-type="float" office:value="0.831461" calcext:value-type="float">
            <text:p>0.831461</text:p>
          </table:table-cell>
          <table:table-cell office:value-type="float" office:value="7.56729" calcext:value-type="float">
            <text:p>7.56729</text:p>
          </table:table-cell>
          <table:table-cell office:value-type="float" office:value="3.01733" calcext:value-type="float">
            <text:p>3.01733</text:p>
          </table:table-cell>
          <table:table-cell office:value-type="float" office:value="2.30477" calcext:value-type="float">
            <text:p>2.30477</text:p>
          </table:table-cell>
          <table:table-cell office:value-type="float" office:value="0" calcext:value-type="float">
            <text:p>0</text:p>
          </table:table-cell>
          <table:table-cell office:value-type="float" office:value="5.66198" calcext:value-type="float">
            <text:p>5.66198</text:p>
          </table:table-cell>
          <table:table-cell office:value-type="float" office:value="0.524404" calcext:value-type="float">
            <text:p>0.524404</text:p>
          </table:table-cell>
          <table:table-cell office:value-type="float" office:value="0.534383" calcext:value-type="float">
            <text:p>0.534383</text:p>
          </table:table-cell>
          <table:table-cell table:number-columns-repeated="2" office:value-type="float" office:value="4.35717" calcext:value-type="float">
            <text:p>4.357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4" office:value-type="string" calcext:value-type="string">
            <text:p>21:</text:p>
          </table:table-cell>
          <table:table-cell office:value-type="float" office:value="5.31508" calcext:value-type="float">
            <text:p>5.31508</text:p>
          </table:table-cell>
          <table:table-cell office:value-type="float" office:value="4.78524" calcext:value-type="float">
            <text:p>4.78524</text:p>
          </table:table-cell>
          <table:table-cell office:value-type="float" office:value="4.48044" calcext:value-type="float">
            <text:p>4.48044</text:p>
          </table:table-cell>
          <table:table-cell office:value-type="float" office:value="5.11524" calcext:value-type="float">
            <text:p>5.11524</text:p>
          </table:table-cell>
          <table:table-cell office:value-type="float" office:value="12.1832" calcext:value-type="float">
            <text:p>12.1832</text:p>
          </table:table-cell>
          <table:table-cell office:value-type="float" office:value="3.20222" calcext:value-type="float">
            <text:p>3.20222</text:p>
          </table:table-cell>
          <table:table-cell office:value-type="float" office:value="5.52127" calcext:value-type="float">
            <text:p>5.52127</text:p>
          </table:table-cell>
          <table:table-cell office:value-type="float" office:value="4.48044" calcext:value-type="float">
            <text:p>4.48044</text:p>
          </table:table-cell>
          <table:table-cell office:value-type="float" office:value="5.13596" calcext:value-type="float">
            <text:p>5.13596</text:p>
          </table:table-cell>
          <table:table-cell office:value-type="float" office:value="5.59357" calcext:value-type="float">
            <text:p>5.59357</text:p>
          </table:table-cell>
          <table:table-cell office:value-type="float" office:value="2.22898" calcext:value-type="float">
            <text:p>2.22898</text:p>
          </table:table-cell>
          <table:table-cell office:value-type="float" office:value="3.41317" calcext:value-type="float">
            <text:p>3.41317</text:p>
          </table:table-cell>
          <table:table-cell office:value-type="float" office:value="6.11905" calcext:value-type="float">
            <text:p>6.11905</text:p>
          </table:table-cell>
          <table:table-cell office:value-type="float" office:value="4.48993" calcext:value-type="float">
            <text:p>4.48993</text:p>
          </table:table-cell>
          <table:table-cell office:value-type="float" office:value="1.28209" calcext:value-type="float">
            <text:p>1.28209</text:p>
          </table:table-cell>
          <table:table-cell office:value-type="float" office:value="5.39756" calcext:value-type="float">
            <text:p>5.39756</text:p>
          </table:table-cell>
          <table:table-cell office:value-type="float" office:value="6.49298" calcext:value-type="float">
            <text:p>6.49298</text:p>
          </table:table-cell>
          <table:table-cell office:value-type="float" office:value="3.9049" calcext:value-type="float">
            <text:p>3.9049</text:p>
          </table:table-cell>
          <table:table-cell office:value-type="float" office:value="5.21029" calcext:value-type="float">
            <text:p>5.21029</text:p>
          </table:table-cell>
          <table:table-cell office:value-type="float" office:value="6.07418" calcext:value-type="float">
            <text:p>6.07418</text:p>
          </table:table-cell>
          <table:table-cell office:value-type="float" office:value="5.66198" calcext:value-type="float">
            <text:p>5.66198</text:p>
          </table:table-cell>
          <table:table-cell office:value-type="float" office:value="0" calcext:value-type="float">
            <text:p>0</text:p>
          </table:table-cell>
          <table:table-cell office:value-type="float" office:value="5.97893" calcext:value-type="float">
            <text:p>5.97893</text:p>
          </table:table-cell>
          <table:table-cell office:value-type="float" office:value="6.12007" calcext:value-type="float">
            <text:p>6.12007</text:p>
          </table:table-cell>
          <table:table-cell table:number-columns-repeated="2" office:value-type="float" office:value="5.66017" calcext:value-type="float">
            <text:p>5.66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4" office:value-type="string" calcext:value-type="string">
            <text:p>22:</text:p>
          </table:table-cell>
          <table:table-cell office:value-type="float" office:value="0.663889" calcext:value-type="float">
            <text:p>0.663889</text:p>
          </table:table-cell>
          <table:table-cell office:value-type="float" office:value="1.21745" calcext:value-type="float">
            <text:p>1.21745</text:p>
          </table:table-cell>
          <table:table-cell office:value-type="float" office:value="1.51269" calcext:value-type="float">
            <text:p>1.51269</text:p>
          </table:table-cell>
          <table:table-cell office:value-type="float" office:value="0.90021" calcext:value-type="float">
            <text:p>0.90021</text:p>
          </table:table-cell>
          <table:table-cell office:value-type="float" office:value="14.4655" calcext:value-type="float">
            <text:p>14.4655</text:p>
          </table:table-cell>
          <table:table-cell office:value-type="float" office:value="3.35954" calcext:value-type="float">
            <text:p>3.35954</text:p>
          </table:table-cell>
          <table:table-cell office:value-type="float" office:value="0.759503" calcext:value-type="float">
            <text:p>0.759503</text:p>
          </table:table-cell>
          <table:table-cell office:value-type="float" office:value="1.51269" calcext:value-type="float">
            <text:p>1.51269</text:p>
          </table:table-cell>
          <table:table-cell office:value-type="float" office:value="0.879859" calcext:value-type="float">
            <text:p>0.879859</text:p>
          </table:table-cell>
          <table:table-cell office:value-type="float" office:value="2.08296" calcext:value-type="float">
            <text:p>2.08296</text:p>
          </table:table-cell>
          <table:table-cell office:value-type="float" office:value="5.70123" calcext:value-type="float">
            <text:p>5.70123</text:p>
          </table:table-cell>
          <table:table-cell office:value-type="float" office:value="4.46003" calcext:value-type="float">
            <text:p>4.46003</text:p>
          </table:table-cell>
          <table:table-cell office:value-type="float" office:value="1.94848" calcext:value-type="float">
            <text:p>1.94848</text:p>
          </table:table-cell>
          <table:table-cell office:value-type="float" office:value="3.12856" calcext:value-type="float">
            <text:p>3.12856</text:p>
          </table:table-cell>
          <table:table-cell office:value-type="float" office:value="6.64292" calcext:value-type="float">
            <text:p>6.64292</text:p>
          </table:table-cell>
          <table:table-cell office:value-type="float" office:value="0.910096" calcext:value-type="float">
            <text:p>0.910096</text:p>
          </table:table-cell>
          <table:table-cell office:value-type="float" office:value="0.663145" calcext:value-type="float">
            <text:p>0.663145</text:p>
          </table:table-cell>
          <table:table-cell office:value-type="float" office:value="7.63015" calcext:value-type="float">
            <text:p>7.63015</text:p>
          </table:table-cell>
          <table:table-cell office:value-type="float" office:value="3.53369" calcext:value-type="float">
            <text:p>3.53369</text:p>
          </table:table-cell>
          <table:table-cell office:value-type="float" office:value="1.90653" calcext:value-type="float">
            <text:p>1.90653</text:p>
          </table:table-cell>
          <table:table-cell office:value-type="float" office:value="0.524404" calcext:value-type="float">
            <text:p>0.524404</text:p>
          </table:table-cell>
          <table:table-cell office:value-type="float" office:value="5.97893" calcext:value-type="float">
            <text:p>5.97893</text:p>
          </table:table-cell>
          <table:table-cell office:value-type="float" office:value="0" calcext:value-type="float">
            <text:p>0</text:p>
          </table:table-cell>
          <table:table-cell office:value-type="float" office:value="0.207172" calcext:value-type="float">
            <text:p>0.207172</text:p>
          </table:table-cell>
          <table:table-cell table:number-columns-repeated="2" office:value-type="float" office:value="4.87056" calcext:value-type="float">
            <text:p>4.87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4" office:value-type="string" calcext:value-type="string">
            <text:p>23:</text:p>
          </table:table-cell>
          <table:table-cell office:value-type="float" office:value="0.81895" calcext:value-type="float">
            <text:p>0.81895</text:p>
          </table:table-cell>
          <table:table-cell office:value-type="float" office:value="1.33908" calcext:value-type="float">
            <text:p>1.33908</text:p>
          </table:table-cell>
          <table:table-cell office:value-type="float" office:value="1.6746" calcext:value-type="float">
            <text:p>1.6746</text:p>
          </table:table-cell>
          <table:table-cell office:value-type="float" office:value="1.08041" calcext:value-type="float">
            <text:p>1.08041</text:p>
          </table:table-cell>
          <table:table-cell office:value-type="float" office:value="14.4173" calcext:value-type="float">
            <text:p>14.4173</text:p>
          </table:table-cell>
          <table:table-cell office:value-type="float" office:value="3.54971" calcext:value-type="float">
            <text:p>3.54971</text:p>
          </table:table-cell>
          <table:table-cell office:value-type="float" office:value="0.759784" calcext:value-type="float">
            <text:p>0.759784</text:p>
          </table:table-cell>
          <table:table-cell office:value-type="float" office:value="1.6746" calcext:value-type="float">
            <text:p>1.6746</text:p>
          </table:table-cell>
          <table:table-cell office:value-type="float" office:value="1.06063" calcext:value-type="float">
            <text:p>1.06063</text:p>
          </table:table-cell>
          <table:table-cell office:value-type="float" office:value="1.99714" calcext:value-type="float">
            <text:p>1.99714</text:p>
          </table:table-cell>
          <table:table-cell office:value-type="float" office:value="5.88823" calcext:value-type="float">
            <text:p>5.88823</text:p>
          </table:table-cell>
          <table:table-cell office:value-type="float" office:value="4.49281" calcext:value-type="float">
            <text:p>4.49281</text:p>
          </table:table-cell>
          <table:table-cell office:value-type="float" office:value="2.11752" calcext:value-type="float">
            <text:p>2.11752</text:p>
          </table:table-cell>
          <table:table-cell office:value-type="float" office:value="3.33573" calcext:value-type="float">
            <text:p>3.33573</text:p>
          </table:table-cell>
          <table:table-cell office:value-type="float" office:value="6.80782" calcext:value-type="float">
            <text:p>6.80782</text:p>
          </table:table-cell>
          <table:table-cell office:value-type="float" office:value="0.916916" calcext:value-type="float">
            <text:p>0.916916</text:p>
          </table:table-cell>
          <table:table-cell office:value-type="float" office:value="0.457985" calcext:value-type="float">
            <text:p>0.457985</text:p>
          </table:table-cell>
          <table:table-cell office:value-type="float" office:value="7.82808" calcext:value-type="float">
            <text:p>7.82808</text:p>
          </table:table-cell>
          <table:table-cell office:value-type="float" office:value="3.47581" calcext:value-type="float">
            <text:p>3.47581</text:p>
          </table:table-cell>
          <table:table-cell office:value-type="float" office:value="2.07779" calcext:value-type="float">
            <text:p>2.07779</text:p>
          </table:table-cell>
          <table:table-cell office:value-type="float" office:value="0.534383" calcext:value-type="float">
            <text:p>0.534383</text:p>
          </table:table-cell>
          <table:table-cell office:value-type="float" office:value="6.12007" calcext:value-type="float">
            <text:p>6.12007</text:p>
          </table:table-cell>
          <table:table-cell office:value-type="float" office:value="0.207172" calcext:value-type="float">
            <text:p>0.2071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80476" calcext:value-type="float">
            <text:p>4.80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5" office:value-type="string" calcext:value-type="string">
            <text:p>24:</text:p>
          </table:table-cell>
          <table:table-cell office:value-type="float" office:value="4.60196" calcext:value-type="float">
            <text:p>4.60196</text:p>
          </table:table-cell>
          <table:table-cell office:value-type="float" office:value="4.22683" calcext:value-type="float">
            <text:p>4.22683</text:p>
          </table:table-cell>
          <table:table-cell office:value-type="float" office:value="4.54495" calcext:value-type="float">
            <text:p>4.54495</text:p>
          </table:table-cell>
          <table:table-cell office:value-type="float" office:value="4.74994" calcext:value-type="float">
            <text:p>4.74994</text:p>
          </table:table-cell>
          <table:table-cell office:value-type="float" office:value="9.6329" calcext:value-type="float">
            <text:p>9.6329</text:p>
          </table:table-cell>
          <table:table-cell office:value-type="float" office:value="5.70158" calcext:value-type="float">
            <text:p>5.70158</text:p>
          </table:table-cell>
          <table:table-cell office:value-type="float" office:value="4.13041" calcext:value-type="float">
            <text:p>4.13041</text:p>
          </table:table-cell>
          <table:table-cell office:value-type="float" office:value="4.54495" calcext:value-type="float">
            <text:p>4.54495</text:p>
          </table:table-cell>
          <table:table-cell office:value-type="float" office:value="4.75516" calcext:value-type="float">
            <text:p>4.75516</text:p>
          </table:table-cell>
          <table:table-cell office:value-type="float" office:value="2.81787" calcext:value-type="float">
            <text:p>2.81787</text:p>
          </table:table-cell>
          <table:table-cell office:value-type="float" office:value="7.08284" calcext:value-type="float">
            <text:p>7.08284</text:p>
          </table:table-cell>
          <table:table-cell office:value-type="float" office:value="2.25102" calcext:value-type="float">
            <text:p>2.25102</text:p>
          </table:table-cell>
          <table:table-cell office:value-type="float" office:value="6.58692" calcext:value-type="float">
            <text:p>6.58692</text:p>
          </table:table-cell>
          <table:table-cell office:value-type="float" office:value="6.5975" calcext:value-type="float">
            <text:p>6.5975</text:p>
          </table:table-cell>
          <table:table-cell office:value-type="float" office:value="6.90866" calcext:value-type="float">
            <text:p>6.90866</text:p>
          </table:table-cell>
          <table:table-cell office:value-type="float" office:value="3.99865" calcext:value-type="float">
            <text:p>3.99865</text:p>
          </table:table-cell>
          <table:table-cell office:value-type="float" office:value="4.76486" calcext:value-type="float">
            <text:p>4.76486</text:p>
          </table:table-cell>
          <table:table-cell office:value-type="float" office:value="9.21347" calcext:value-type="float">
            <text:p>9.21347</text:p>
          </table:table-cell>
          <table:table-cell office:value-type="float" office:value="1.34347" calcext:value-type="float">
            <text:p>1.34347</text:p>
          </table:table-cell>
          <table:table-cell office:value-type="float" office:value="6.5336" calcext:value-type="float">
            <text:p>6.5336</text:p>
          </table:table-cell>
          <table:table-cell office:value-type="float" office:value="4.35717" calcext:value-type="float">
            <text:p>4.35717</text:p>
          </table:table-cell>
          <table:table-cell office:value-type="float" office:value="5.66017" calcext:value-type="float">
            <text:p>5.66017</text:p>
          </table:table-cell>
          <table:table-cell office:value-type="float" office:value="4.87056" calcext:value-type="float">
            <text:p>4.87056</text:p>
          </table:table-cell>
          <table:table-cell office:value-type="float" office:value="4.80476" calcext:value-type="float">
            <text:p>4.804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5" office:value-type="string" calcext:value-type="string">
            <text:p>25:</text:p>
          </table:table-cell>
          <table:table-cell office:value-type="float" office:value="4.60196" calcext:value-type="float">
            <text:p>4.60196</text:p>
          </table:table-cell>
          <table:table-cell office:value-type="float" office:value="4.22683" calcext:value-type="float">
            <text:p>4.22683</text:p>
          </table:table-cell>
          <table:table-cell office:value-type="float" office:value="4.54495" calcext:value-type="float">
            <text:p>4.54495</text:p>
          </table:table-cell>
          <table:table-cell office:value-type="float" office:value="4.74994" calcext:value-type="float">
            <text:p>4.74994</text:p>
          </table:table-cell>
          <table:table-cell office:value-type="float" office:value="9.6329" calcext:value-type="float">
            <text:p>9.6329</text:p>
          </table:table-cell>
          <table:table-cell office:value-type="float" office:value="5.70158" calcext:value-type="float">
            <text:p>5.70158</text:p>
          </table:table-cell>
          <table:table-cell office:value-type="float" office:value="4.13041" calcext:value-type="float">
            <text:p>4.13041</text:p>
          </table:table-cell>
          <table:table-cell office:value-type="float" office:value="4.54495" calcext:value-type="float">
            <text:p>4.54495</text:p>
          </table:table-cell>
          <table:table-cell office:value-type="float" office:value="4.75516" calcext:value-type="float">
            <text:p>4.75516</text:p>
          </table:table-cell>
          <table:table-cell office:value-type="float" office:value="2.81787" calcext:value-type="float">
            <text:p>2.81787</text:p>
          </table:table-cell>
          <table:table-cell office:value-type="float" office:value="7.08284" calcext:value-type="float">
            <text:p>7.08284</text:p>
          </table:table-cell>
          <table:table-cell office:value-type="float" office:value="2.25102" calcext:value-type="float">
            <text:p>2.25102</text:p>
          </table:table-cell>
          <table:table-cell office:value-type="float" office:value="6.58692" calcext:value-type="float">
            <text:p>6.58692</text:p>
          </table:table-cell>
          <table:table-cell office:value-type="float" office:value="6.5975" calcext:value-type="float">
            <text:p>6.5975</text:p>
          </table:table-cell>
          <table:table-cell office:value-type="float" office:value="6.90866" calcext:value-type="float">
            <text:p>6.90866</text:p>
          </table:table-cell>
          <table:table-cell office:value-type="float" office:value="3.99865" calcext:value-type="float">
            <text:p>3.99865</text:p>
          </table:table-cell>
          <table:table-cell office:value-type="float" office:value="4.76486" calcext:value-type="float">
            <text:p>4.76486</text:p>
          </table:table-cell>
          <table:table-cell office:value-type="float" office:value="9.21347" calcext:value-type="float">
            <text:p>9.21347</text:p>
          </table:table-cell>
          <table:table-cell office:value-type="float" office:value="1.34347" calcext:value-type="float">
            <text:p>1.34347</text:p>
          </table:table-cell>
          <table:table-cell office:value-type="float" office:value="6.5336" calcext:value-type="float">
            <text:p>6.5336</text:p>
          </table:table-cell>
          <table:table-cell office:value-type="float" office:value="4.35717" calcext:value-type="float">
            <text:p>4.35717</text:p>
          </table:table-cell>
          <table:table-cell office:value-type="float" office:value="5.66017" calcext:value-type="float">
            <text:p>5.66017</text:p>
          </table:table-cell>
          <table:table-cell office:value-type="float" office:value="4.87056" calcext:value-type="float">
            <text:p>4.87056</text:p>
          </table:table-cell>
          <table:table-cell office:value-type="float" office:value="4.80476" calcext:value-type="float">
            <text:p>4.804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26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6" office:value-type="string" calcext:value-type="string">
            <text:p>26: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27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6" office:value-type="string" calcext:value-type="string">
            <text:p>27: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28"/>
        </table:table-row>
        <table:table-row table:style-name="ro1">
          <table:table-cell table:number-columns-repeated="8"/>
          <table:table-cell table:style-name="Default"/>
          <table:table-cell table:style-name="ce21" office:value-type="string" calcext:value-type="string">
            <text:p>0:</text:p>
          </table:table-cell>
          <table:table-cell table:style-name="ce21" office:value-type="string" calcext:value-type="string">
            <text:p>1:</text:p>
          </table:table-cell>
          <table:table-cell table:style-name="ce21" office:value-type="string" calcext:value-type="string">
            <text:p>2:</text:p>
          </table:table-cell>
          <table:table-cell table:style-name="ce21" office:value-type="string" calcext:value-type="string">
            <text:p>3:</text:p>
          </table:table-cell>
          <table:table-cell table:style-name="ce21" office:value-type="string" calcext:value-type="string">
            <text:p>4:</text:p>
          </table:table-cell>
          <table:table-cell table:style-name="ce22" office:value-type="string" calcext:value-type="string">
            <text:p>5:</text:p>
          </table:table-cell>
          <table:table-cell table:style-name="ce22" office:value-type="string" calcext:value-type="string">
            <text:p>6:</text:p>
          </table:table-cell>
          <table:table-cell table:style-name="ce22" office:value-type="string" calcext:value-type="string">
            <text:p>7:</text:p>
          </table:table-cell>
          <table:table-cell table:style-name="ce22" office:value-type="string" calcext:value-type="string">
            <text:p>8:</text:p>
          </table:table-cell>
          <table:table-cell table:style-name="ce22" office:value-type="string" calcext:value-type="string">
            <text:p>9:</text:p>
          </table:table-cell>
          <table:table-cell table:style-name="ce23" office:value-type="string" calcext:value-type="string">
            <text:p>10:</text:p>
          </table:table-cell>
          <table:table-cell table:style-name="ce23" office:value-type="string" calcext:value-type="string">
            <text:p>11:</text:p>
          </table:table-cell>
          <table:table-cell table:style-name="ce23" office:value-type="string" calcext:value-type="string">
            <text:p>12:</text:p>
          </table:table-cell>
          <table:table-cell table:style-name="ce23" office:value-type="string" calcext:value-type="string">
            <text:p>13:</text:p>
          </table:table-cell>
          <table:table-cell table:style-name="ce23" office:value-type="string" calcext:value-type="string">
            <text:p>14:</text:p>
          </table:table-cell>
          <table:table-cell table:style-name="ce23" office:value-type="string" calcext:value-type="string">
            <text:p>15:</text:p>
          </table:table-cell>
          <table:table-cell table:style-name="ce23" office:value-type="string" calcext:value-type="string">
            <text:p>16:</text:p>
          </table:table-cell>
          <table:table-cell table:style-name="ce24" office:value-type="string" calcext:value-type="string">
            <text:p>17:</text:p>
          </table:table-cell>
          <table:table-cell table:style-name="ce24" office:value-type="string" calcext:value-type="string">
            <text:p>18:</text:p>
          </table:table-cell>
          <table:table-cell table:style-name="ce24" office:value-type="string" calcext:value-type="string">
            <text:p>19:</text:p>
          </table:table-cell>
          <table:table-cell table:style-name="ce24" office:value-type="string" calcext:value-type="string">
            <text:p>20:</text:p>
          </table:table-cell>
          <table:table-cell table:style-name="ce24" office:value-type="string" calcext:value-type="string">
            <text:p>21:</text:p>
          </table:table-cell>
          <table:table-cell table:style-name="ce24" office:value-type="string" calcext:value-type="string">
            <text:p>22:</text:p>
          </table:table-cell>
          <table:table-cell table:style-name="ce24" office:value-type="string" calcext:value-type="string">
            <text:p>23:</text:p>
          </table:table-cell>
          <table:table-cell table:style-name="ce25" office:value-type="string" calcext:value-type="string">
            <text:p>24:</text:p>
          </table:table-cell>
          <table:table-cell table:style-name="ce25" office:value-type="string" calcext:value-type="string">
            <text:p>25:</text:p>
          </table:table-cell>
          <table:table-cell table:style-name="ce26" office:value-type="string" calcext:value-type="string">
            <text:p>26:</text:p>
          </table:table-cell>
          <table:table-cell table:style-name="ce26" office:value-type="string" calcext:value-type="string">
            <text:p>27:</text:p>
          </table:table-cell>
        </table:table-row>
        <table:table-row table:style-name="ro1">
          <table:table-cell table:number-columns-repeated="8"/>
          <table:table-cell table:style-name="ce21" office:value-type="string" calcext:value-type="string">
            <text:p>0:</text:p>
          </table:table-cell>
          <table:table-cell table:style-name="ce27" table:formula="of:=[.J2]/41" office:value-type="float" office:value="0" calcext:value-type="float">
            <text:p>0.00000</text:p>
          </table:table-cell>
          <table:table-cell table:style-name="ce27" table:formula="of:=[.K2]/41" office:value-type="float" office:value="0.0141114146341463" calcext:value-type="float">
            <text:p>0.01411</text:p>
          </table:table-cell>
          <table:table-cell table:style-name="ce27" table:formula="of:=[.L2]/41" office:value-type="float" office:value="0.0208697317073171" calcext:value-type="float">
            <text:p>0.02087</text:p>
          </table:table-cell>
          <table:table-cell table:style-name="ce27" table:formula="of:=[.M2]/41" office:value-type="float" office:value="0.007475" calcext:value-type="float">
            <text:p>0.00748</text:p>
          </table:table-cell>
          <table:table-cell table:style-name="ce27" table:formula="of:=[.N2]/41" office:value-type="float" office:value="0.344185365853658" calcext:value-type="float">
            <text:p>0.34419</text:p>
          </table:table-cell>
          <table:table-cell table:style-name="ce28" table:formula="of:=[.O2]/41" office:value-type="float" office:value="0.0673470731707317" calcext:value-type="float">
            <text:p>0.06735</text:p>
          </table:table-cell>
          <table:table-cell table:style-name="ce27" table:formula="of:=[.P2]/41" office:value-type="float" office:value="0.0149833902439024" calcext:value-type="float">
            <text:p>0.01498</text:p>
          </table:table-cell>
          <table:table-cell table:style-name="ce27" table:formula="of:=[.Q2]/41" office:value-type="float" office:value="0.0208697317073171" calcext:value-type="float">
            <text:p>0.02087</text:p>
          </table:table-cell>
          <table:table-cell table:style-name="ce27" table:formula="of:=[.R2]/41" office:value-type="float" office:value="0.00712439024390244" calcext:value-type="float">
            <text:p>0.00712</text:p>
          </table:table-cell>
          <table:table-cell table:style-name="ce27" table:formula="of:=[.S2]/41" office:value-type="float" office:value="0.0477336585365854" calcext:value-type="float">
            <text:p>0.04773</text:p>
          </table:table-cell>
          <table:table-cell table:style-name="ce27" table:formula="of:=[.T2]/41" office:value-type="float" office:value="0.124099024390244" calcext:value-type="float">
            <text:p>0.12410</text:p>
          </table:table-cell>
          <table:table-cell table:style-name="ce27" table:formula="of:=[.U2]/41" office:value-type="float" office:value="0.0959751219512195" calcext:value-type="float">
            <text:p>0.09598</text:p>
          </table:table-cell>
          <table:table-cell table:style-name="ce27" table:formula="of:=[.V2]/41" office:value-type="float" office:value="0.0486373170731707" calcext:value-type="float">
            <text:p>0.04864</text:p>
          </table:table-cell>
          <table:table-cell table:style-name="ce27" table:formula="of:=[.W2]/41" office:value-type="float" office:value="0.0662526829268293" calcext:value-type="float">
            <text:p>0.06625</text:p>
          </table:table-cell>
          <table:table-cell table:style-name="ce27" table:formula="of:=[.X2]/41" office:value-type="float" office:value="0.14607" calcext:value-type="float">
            <text:p>0.14607</text:p>
          </table:table-cell>
          <table:table-cell table:style-name="ce27" table:formula="of:=[.Y2]/41" office:value-type="float" office:value="0.0163993658536585" calcext:value-type="float">
            <text:p>0.01640</text:p>
          </table:table-cell>
          <table:table-cell table:style-name="ce27" table:formula="of:=[.Z2]/41" office:value-type="float" office:value="0.0303626829268293" calcext:value-type="float">
            <text:p>0.03036</text:p>
          </table:table-cell>
          <table:table-cell table:style-name="ce27" table:formula="of:=[.AA2]/41" office:value-type="float" office:value="0.172232195121951" calcext:value-type="float">
            <text:p>0.17223</text:p>
          </table:table-cell>
          <table:table-cell table:style-name="ce27" table:formula="of:=[.AB2]/41" office:value-type="float" office:value="0.079519756097561" calcext:value-type="float">
            <text:p>0.07952</text:p>
          </table:table-cell>
          <table:table-cell table:style-name="ce27" table:formula="of:=[.AC2]/41" office:value-type="float" office:value="0.0473741463414634" calcext:value-type="float">
            <text:p>0.04737</text:p>
          </table:table-cell>
          <table:table-cell table:style-name="ce27" table:formula="of:=[.AD2]/41" office:value-type="float" office:value="0.012936" calcext:value-type="float">
            <text:p>0.01294</text:p>
          </table:table-cell>
          <table:table-cell table:style-name="ce27" table:formula="of:=[.AE2]/41" office:value-type="float" office:value="0.129636097560976" calcext:value-type="float">
            <text:p>0.12964</text:p>
          </table:table-cell>
          <table:table-cell table:style-name="ce27" table:formula="of:=[.AF2]/41" office:value-type="float" office:value="0.0161924146341463" calcext:value-type="float">
            <text:p>0.01619</text:p>
          </table:table-cell>
          <table:table-cell table:style-name="ce27" table:formula="of:=[.AG2]/41" office:value-type="float" office:value="0.0199743902439024" calcext:value-type="float">
            <text:p>0.01997</text:p>
          </table:table-cell>
          <table:table-cell table:style-name="ce27" table:formula="of:=[.AH2]/41" office:value-type="float" office:value="0.112242926829268" calcext:value-type="float">
            <text:p>0.11224</text:p>
          </table:table-cell>
          <table:table-cell table:style-name="ce27" table:formula="of:=[.AI2]/41" office:value-type="float" office:value="0.112242926829268" calcext:value-type="float">
            <text:p>0.11224</text:p>
          </table:table-cell>
          <table:table-cell table:style-name="ce27" table:formula="of:=[.AJ2]/41" office:value-type="float" office:value="0" calcext:value-type="float">
            <text:p>0.00000</text:p>
          </table:table-cell>
          <table:table-cell table:style-name="ce27" table:formula="of:=[.AK2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1" office:value-type="string" calcext:value-type="string">
            <text:p>1:</text:p>
          </table:table-cell>
          <table:table-cell table:style-name="ce27" table:formula="of:=[.J3]/41" office:value-type="float" office:value="0.0141114146341463" calcext:value-type="float">
            <text:p>0.01411</text:p>
          </table:table-cell>
          <table:table-cell table:style-name="ce27" table:formula="of:=[.K3]/41" office:value-type="float" office:value="0" calcext:value-type="float">
            <text:p>0.00000</text:p>
          </table:table-cell>
          <table:table-cell table:style-name="ce27" table:formula="of:=[.L3]/41" office:value-type="float" office:value="0.0121130243902439" calcext:value-type="float">
            <text:p>0.01211</text:p>
          </table:table-cell>
          <table:table-cell table:style-name="ce27" table:formula="of:=[.M3]/41" office:value-type="float" office:value="0.0135777804878049" calcext:value-type="float">
            <text:p>0.01358</text:p>
          </table:table-cell>
          <table:table-cell table:style-name="ce27" table:formula="of:=[.N3]/41" office:value-type="float" office:value="0.332848780487805" calcext:value-type="float">
            <text:p>0.33285</text:p>
          </table:table-cell>
          <table:table-cell table:style-name="ce27" table:formula="of:=[.O3]/41" office:value-type="float" office:value="0.0596175609756098" calcext:value-type="float">
            <text:p>0.05962</text:p>
          </table:table-cell>
          <table:table-cell table:style-name="ce27" table:formula="of:=[.P3]/41" office:value-type="float" office:value="0.0195021707317073" calcext:value-type="float">
            <text:p>0.01950</text:p>
          </table:table-cell>
          <table:table-cell table:style-name="ce27" table:formula="of:=[.Q3]/41" office:value-type="float" office:value="0.0121130243902439" calcext:value-type="float">
            <text:p>0.01211</text:p>
          </table:table-cell>
          <table:table-cell table:style-name="ce27" table:formula="of:=[.R3]/41" office:value-type="float" office:value="0.0138625609756098" calcext:value-type="float">
            <text:p>0.01386</text:p>
          </table:table-cell>
          <table:table-cell table:style-name="ce27" table:formula="of:=[.S3]/41" office:value-type="float" office:value="0.0437865853658537" calcext:value-type="float">
            <text:p>0.04379</text:p>
          </table:table-cell>
          <table:table-cell table:style-name="ce27" table:formula="of:=[.T3]/41" office:value-type="float" office:value="0.11494243902439" calcext:value-type="float">
            <text:p>0.11494</text:p>
          </table:table-cell>
          <table:table-cell table:style-name="ce27" table:formula="of:=[.U3]/41" office:value-type="float" office:value="0.0826270731707317" calcext:value-type="float">
            <text:p>0.08263</text:p>
          </table:table-cell>
          <table:table-cell table:style-name="ce27" table:formula="of:=[.V3]/41" office:value-type="float" office:value="0.0581717073170732" calcext:value-type="float">
            <text:p>0.05817</text:p>
          </table:table-cell>
          <table:table-cell table:style-name="ce27" table:formula="of:=[.W3]/41" office:value-type="float" office:value="0.0652990243902439" calcext:value-type="float">
            <text:p>0.06530</text:p>
          </table:table-cell>
          <table:table-cell table:style-name="ce27" table:formula="of:=[.X3]/41" office:value-type="float" office:value="0.134527073170732" calcext:value-type="float">
            <text:p>0.13453</text:p>
          </table:table-cell>
          <table:table-cell table:style-name="ce27" table:formula="of:=[.Y3]/41" office:value-type="float" office:value="0.0178289512195122" calcext:value-type="float">
            <text:p>0.01783</text:p>
          </table:table-cell>
          <table:table-cell table:style-name="ce27" table:formula="of:=[.Z3]/41" office:value-type="float" office:value="0.0417643902439025" calcext:value-type="float">
            <text:p>0.04176</text:p>
          </table:table-cell>
          <table:table-cell table:style-name="ce27" table:formula="of:=[.AA3]/41" office:value-type="float" office:value="0.16465487804878" calcext:value-type="float">
            <text:p>0.16465</text:p>
          </table:table-cell>
          <table:table-cell table:style-name="ce27" table:formula="of:=[.AB3]/41" office:value-type="float" office:value="0.07082" calcext:value-type="float">
            <text:p>0.07082</text:p>
          </table:table-cell>
          <table:table-cell table:style-name="ce27" table:formula="of:=[.AC3]/41" office:value-type="float" office:value="0.0568351219512195" calcext:value-type="float">
            <text:p>0.05684</text:p>
          </table:table-cell>
          <table:table-cell table:style-name="ce27" table:formula="of:=[.AD3]/41" office:value-type="float" office:value="0.0216582195121951" calcext:value-type="float">
            <text:p>0.02166</text:p>
          </table:table-cell>
          <table:table-cell table:style-name="ce27" table:formula="of:=[.AE3]/41" office:value-type="float" office:value="0.116713170731707" calcext:value-type="float">
            <text:p>0.11671</text:p>
          </table:table-cell>
          <table:table-cell table:style-name="ce27" table:formula="of:=[.AF3]/41" office:value-type="float" office:value="0.0296939024390244" calcext:value-type="float">
            <text:p>0.02969</text:p>
          </table:table-cell>
          <table:table-cell table:style-name="ce27" table:formula="of:=[.AG3]/41" office:value-type="float" office:value="0.032660487804878" calcext:value-type="float">
            <text:p>0.03266</text:p>
          </table:table-cell>
          <table:table-cell table:style-name="ce27" table:formula="of:=[.AH3]/41" office:value-type="float" office:value="0.103093414634146" calcext:value-type="float">
            <text:p>0.10309</text:p>
          </table:table-cell>
          <table:table-cell table:style-name="ce27" table:formula="of:=[.AI3]/41" office:value-type="float" office:value="0.103093414634146" calcext:value-type="float">
            <text:p>0.10309</text:p>
          </table:table-cell>
          <table:table-cell table:style-name="ce27" table:formula="of:=[.AJ3]/41" office:value-type="float" office:value="0" calcext:value-type="float">
            <text:p>0.00000</text:p>
          </table:table-cell>
          <table:table-cell table:style-name="ce27" table:formula="of:=[.AK3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1" office:value-type="string" calcext:value-type="string">
            <text:p>2:</text:p>
          </table:table-cell>
          <table:table-cell table:style-name="ce27" table:formula="of:=[.J4]/41" office:value-type="float" office:value="0.0208697317073171" calcext:value-type="float">
            <text:p>0.02087</text:p>
          </table:table-cell>
          <table:table-cell table:style-name="ce27" table:formula="of:=[.K4]/41" office:value-type="float" office:value="0.0121130243902439" calcext:value-type="float">
            <text:p>0.01211</text:p>
          </table:table-cell>
          <table:table-cell table:style-name="ce27" table:formula="of:=[.L4]/41" office:value-type="float" office:value="0" calcext:value-type="float">
            <text:p>0.00000</text:p>
          </table:table-cell>
          <table:table-cell table:style-name="ce27" table:formula="of:=[.M4]/41" office:value-type="float" office:value="0.015498512195122" calcext:value-type="float">
            <text:p>0.01550</text:p>
          </table:table-cell>
          <table:table-cell table:style-name="ce27" table:formula="of:=[.N4]/41" office:value-type="float" office:value="0.337585365853658" calcext:value-type="float">
            <text:p>0.33759</text:p>
          </table:table-cell>
          <table:table-cell table:style-name="ce27" table:formula="of:=[.O4]/41" office:value-type="float" office:value="0.0478631707317073" calcext:value-type="float">
            <text:p>0.04786</text:p>
          </table:table-cell>
          <table:table-cell table:style-name="ce27" table:formula="of:=[.P4]/41" office:value-type="float" office:value="0.03091" calcext:value-type="float">
            <text:p>0.03091</text:p>
          </table:table-cell>
          <table:table-cell table:style-name="ce27" table:formula="of:=[.Q4]/41" office:value-type="float" office:value="0" calcext:value-type="float">
            <text:p>0.00000</text:p>
          </table:table-cell>
          <table:table-cell table:style-name="ce27" table:formula="of:=[.R4]/41" office:value-type="float" office:value="0.0160014390243902" calcext:value-type="float">
            <text:p>0.01600</text:p>
          </table:table-cell>
          <table:table-cell table:style-name="ce27" table:formula="of:=[.S4]/41" office:value-type="float" office:value="0.0551568292682927" calcext:value-type="float">
            <text:p>0.05516</text:p>
          </table:table-cell>
          <table:table-cell table:style-name="ce27" table:formula="of:=[.T4]/41" office:value-type="float" office:value="0.103865853658537" calcext:value-type="float">
            <text:p>0.10387</text:p>
          </table:table-cell>
          <table:table-cell table:style-name="ce27" table:formula="of:=[.U4]/41" office:value-type="float" office:value="0.084600243902439" calcext:value-type="float">
            <text:p>0.08460</text:p>
          </table:table-cell>
          <table:table-cell table:style-name="ce27" table:formula="of:=[.V4]/41" office:value-type="float" office:value="0.0537821951219512" calcext:value-type="float">
            <text:p>0.05378</text:p>
          </table:table-cell>
          <table:table-cell table:style-name="ce27" table:formula="of:=[.W4]/41" office:value-type="float" office:value="0.05387" calcext:value-type="float">
            <text:p>0.05387</text:p>
          </table:table-cell>
          <table:table-cell table:style-name="ce27" table:formula="of:=[.X4]/41" office:value-type="float" office:value="0.125201463414634" calcext:value-type="float">
            <text:p>0.12520</text:p>
          </table:table-cell>
          <table:table-cell table:style-name="ce27" table:formula="of:=[.Y4]/41" office:value-type="float" office:value="0.0297168292682927" calcext:value-type="float">
            <text:p>0.02972</text:p>
          </table:table-cell>
          <table:table-cell table:style-name="ce27" table:formula="of:=[.Z4]/41" office:value-type="float" office:value="0.051070243902439" calcext:value-type="float">
            <text:p>0.05107</text:p>
          </table:table-cell>
          <table:table-cell table:style-name="ce27" table:formula="of:=[.AA4]/41" office:value-type="float" office:value="0.152999756097561" calcext:value-type="float">
            <text:p>0.15300</text:p>
          </table:table-cell>
          <table:table-cell table:style-name="ce27" table:formula="of:=[.AB4]/41" office:value-type="float" office:value="0.0793092682926829" calcext:value-type="float">
            <text:p>0.07931</text:p>
          </table:table-cell>
          <table:table-cell table:style-name="ce27" table:formula="of:=[.AC4]/41" office:value-type="float" office:value="0.0524251219512195" calcext:value-type="float">
            <text:p>0.05243</text:p>
          </table:table-cell>
          <table:table-cell table:style-name="ce27" table:formula="of:=[.AD4]/41" office:value-type="float" office:value="0.0319190243902439" calcext:value-type="float">
            <text:p>0.03192</text:p>
          </table:table-cell>
          <table:table-cell table:style-name="ce27" table:formula="of:=[.AE4]/41" office:value-type="float" office:value="0.109279024390244" calcext:value-type="float">
            <text:p>0.10928</text:p>
          </table:table-cell>
          <table:table-cell table:style-name="ce27" table:formula="of:=[.AF4]/41" office:value-type="float" office:value="0.0368948780487805" calcext:value-type="float">
            <text:p>0.03689</text:p>
          </table:table-cell>
          <table:table-cell table:style-name="ce27" table:formula="of:=[.AG4]/41" office:value-type="float" office:value="0.0408439024390244" calcext:value-type="float">
            <text:p>0.04084</text:p>
          </table:table-cell>
          <table:table-cell table:style-name="ce27" table:formula="of:=[.AH4]/41" office:value-type="float" office:value="0.11085243902439" calcext:value-type="float">
            <text:p>0.11085</text:p>
          </table:table-cell>
          <table:table-cell table:style-name="ce27" table:formula="of:=[.AI4]/41" office:value-type="float" office:value="0.11085243902439" calcext:value-type="float">
            <text:p>0.11085</text:p>
          </table:table-cell>
          <table:table-cell table:style-name="ce27" table:formula="of:=[.AJ4]/41" office:value-type="float" office:value="0" calcext:value-type="float">
            <text:p>0.00000</text:p>
          </table:table-cell>
          <table:table-cell table:style-name="ce27" table:formula="of:=[.AK4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1" office:value-type="string" calcext:value-type="string">
            <text:p>3:</text:p>
          </table:table-cell>
          <table:table-cell table:style-name="ce27" table:formula="of:=[.J5]/41" office:value-type="float" office:value="0.007475" calcext:value-type="float">
            <text:p>0.00748</text:p>
          </table:table-cell>
          <table:table-cell table:style-name="ce27" table:formula="of:=[.K5]/41" office:value-type="float" office:value="0.0135777804878049" calcext:value-type="float">
            <text:p>0.01358</text:p>
          </table:table-cell>
          <table:table-cell table:style-name="ce27" table:formula="of:=[.L5]/41" office:value-type="float" office:value="0.015498512195122" calcext:value-type="float">
            <text:p>0.01550</text:p>
          </table:table-cell>
          <table:table-cell table:style-name="ce27" table:formula="of:=[.M5]/41" office:value-type="float" office:value="0" calcext:value-type="float">
            <text:p>0.00000</text:p>
          </table:table-cell>
          <table:table-cell table:style-name="ce27" table:formula="of:=[.N5]/41" office:value-type="float" office:value="0.346356097560976" calcext:value-type="float">
            <text:p>0.34636</text:p>
          </table:table-cell>
          <table:table-cell table:style-name="ce27" table:formula="of:=[.O5]/41" office:value-type="float" office:value="0.060320243902439" calcext:value-type="float">
            <text:p>0.06032</text:p>
          </table:table-cell>
          <table:table-cell table:style-name="ce27" table:formula="of:=[.P5]/41" office:value-type="float" office:value="0.0219693902439024" calcext:value-type="float">
            <text:p>0.02197</text:p>
          </table:table-cell>
          <table:table-cell table:style-name="ce27" table:formula="of:=[.Q5]/41" office:value-type="float" office:value="0.015498512195122" calcext:value-type="float">
            <text:p>0.01550</text:p>
          </table:table-cell>
          <table:table-cell table:style-name="ce27" table:formula="of:=[.R5]/41" office:value-type="float" office:value="0.000507824390243902" calcext:value-type="float">
            <text:p>0.00051</text:p>
          </table:table-cell>
          <table:table-cell table:style-name="ce27" table:formula="of:=[.S5]/41" office:value-type="float" office:value="0.0533521951219512" calcext:value-type="float">
            <text:p>0.05335</text:p>
          </table:table-cell>
          <table:table-cell table:style-name="ce27" table:formula="of:=[.T5]/41" office:value-type="float" office:value="0.117277317073171" calcext:value-type="float">
            <text:p>0.11728</text:p>
          </table:table-cell>
          <table:table-cell table:style-name="ce27" table:formula="of:=[.U5]/41" office:value-type="float" office:value="0.0959985365853659" calcext:value-type="float">
            <text:p>0.09600</text:p>
          </table:table-cell>
          <table:table-cell table:style-name="ce27" table:formula="of:=[.V5]/41" office:value-type="float" office:value="0.0449114634146341" calcext:value-type="float">
            <text:p>0.04491</text:p>
          </table:table-cell>
          <table:table-cell table:style-name="ce27" table:formula="of:=[.W5]/41" office:value-type="float" office:value="0.0588948780487805" calcext:value-type="float">
            <text:p>0.05889</text:p>
          </table:table-cell>
          <table:table-cell table:style-name="ce27" table:formula="of:=[.X5]/41" office:value-type="float" office:value="0.140167804878049" calcext:value-type="float">
            <text:p>0.14017</text:p>
          </table:table-cell>
          <table:table-cell table:style-name="ce27" table:formula="of:=[.Y5]/41" office:value-type="float" office:value="0.0227306097560976" calcext:value-type="float">
            <text:p>0.02273</text:p>
          </table:table-cell>
          <table:table-cell table:style-name="ce27" table:formula="of:=[.Z5]/41" office:value-type="float" office:value="0.0371736585365854" calcext:value-type="float">
            <text:p>0.03717</text:p>
          </table:table-cell>
          <table:table-cell table:style-name="ce27" table:formula="of:=[.AA5]/41" office:value-type="float" office:value="0.165020243902439" calcext:value-type="float">
            <text:p>0.16502</text:p>
          </table:table-cell>
          <table:table-cell table:style-name="ce27" table:formula="of:=[.AB5]/41" office:value-type="float" office:value="0.0833185365853658" calcext:value-type="float">
            <text:p>0.08332</text:p>
          </table:table-cell>
          <table:table-cell table:style-name="ce27" table:formula="of:=[.AC5]/41" office:value-type="float" office:value="0.0435912195121951" calcext:value-type="float">
            <text:p>0.04359</text:p>
          </table:table-cell>
          <table:table-cell table:style-name="ce27" table:formula="of:=[.AD5]/41" office:value-type="float" office:value="0.0204034390243902" calcext:value-type="float">
            <text:p>0.02040</text:p>
          </table:table-cell>
          <table:table-cell table:style-name="ce27" table:formula="of:=[.AE5]/41" office:value-type="float" office:value="0.124761951219512" calcext:value-type="float">
            <text:p>0.12476</text:p>
          </table:table-cell>
          <table:table-cell table:style-name="ce27" table:formula="of:=[.AF5]/41" office:value-type="float" office:value="0.0219563414634146" calcext:value-type="float">
            <text:p>0.02196</text:p>
          </table:table-cell>
          <table:table-cell table:style-name="ce27" table:formula="of:=[.AG5]/41" office:value-type="float" office:value="0.0263514634146341" calcext:value-type="float">
            <text:p>0.02635</text:p>
          </table:table-cell>
          <table:table-cell table:style-name="ce27" table:formula="of:=[.AH5]/41" office:value-type="float" office:value="0.115852195121951" calcext:value-type="float">
            <text:p>0.11585</text:p>
          </table:table-cell>
          <table:table-cell table:style-name="ce27" table:formula="of:=[.AI5]/41" office:value-type="float" office:value="0.115852195121951" calcext:value-type="float">
            <text:p>0.11585</text:p>
          </table:table-cell>
          <table:table-cell table:style-name="ce27" table:formula="of:=[.AJ5]/41" office:value-type="float" office:value="0" calcext:value-type="float">
            <text:p>0.00000</text:p>
          </table:table-cell>
          <table:table-cell table:style-name="ce27" table:formula="of:=[.AK5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1" office:value-type="string" calcext:value-type="string">
            <text:p>4:</text:p>
          </table:table-cell>
          <table:table-cell table:style-name="ce27" table:formula="of:=[.J6]/41" office:value-type="float" office:value="0.344185365853658" calcext:value-type="float">
            <text:p>0.34419</text:p>
          </table:table-cell>
          <table:table-cell table:style-name="ce27" table:formula="of:=[.K6]/41" office:value-type="float" office:value="0.332848780487805" calcext:value-type="float">
            <text:p>0.33285</text:p>
          </table:table-cell>
          <table:table-cell table:style-name="ce27" table:formula="of:=[.L6]/41" office:value-type="float" office:value="0.337585365853658" calcext:value-type="float">
            <text:p>0.33759</text:p>
          </table:table-cell>
          <table:table-cell table:style-name="ce27" table:formula="of:=[.M6]/41" office:value-type="float" office:value="0.346356097560976" calcext:value-type="float">
            <text:p>0.34636</text:p>
          </table:table-cell>
          <table:table-cell table:style-name="ce27" table:formula="of:=[.N6]/41" office:value-type="float" office:value="0" calcext:value-type="float">
            <text:p>0.00000</text:p>
          </table:table-cell>
          <table:table-cell table:style-name="ce27" table:formula="of:=[.O6]/41" office:value-type="float" office:value="0.347758536585366" calcext:value-type="float">
            <text:p>0.34776</text:p>
          </table:table-cell>
          <table:table-cell table:style-name="ce27" table:formula="of:=[.P6]/41" office:value-type="float" office:value="0.33440243902439" calcext:value-type="float">
            <text:p>0.33440</text:p>
          </table:table-cell>
          <table:table-cell table:style-name="ce27" table:formula="of:=[.Q6]/41" office:value-type="float" office:value="0.337585365853658" calcext:value-type="float">
            <text:p>0.33759</text:p>
          </table:table-cell>
          <table:table-cell table:style-name="ce27" table:formula="of:=[.R6]/41" office:value-type="float" office:value="0.346590243902439" calcext:value-type="float">
            <text:p>0.34659</text:p>
          </table:table-cell>
          <table:table-cell table:style-name="ce27" table:formula="of:=[.S6]/41" office:value-type="float" office:value="0.303587804878049" calcext:value-type="float">
            <text:p>0.30359</text:p>
          </table:table-cell>
          <table:table-cell table:style-name="ce27" table:formula="of:=[.T6]/41" office:value-type="float" office:value="0.351063414634146" calcext:value-type="float">
            <text:p>0.35106</text:p>
          </table:table-cell>
          <table:table-cell table:style-name="ce27" table:formula="of:=[.U6]/41" office:value-type="float" office:value="0.254873170731707" calcext:value-type="float">
            <text:p>0.25487</text:p>
          </table:table-cell>
          <table:table-cell table:style-name="ce27" table:formula="of:=[.V6]/41" office:value-type="float" office:value="0.390843902439024" calcext:value-type="float">
            <text:p>0.39084</text:p>
          </table:table-cell>
          <table:table-cell table:style-name="ce27" table:formula="of:=[.W6]/41" office:value-type="float" office:value="0.37780487804878" calcext:value-type="float">
            <text:p>0.37780</text:p>
          </table:table-cell>
          <table:table-cell table:style-name="ce27" table:formula="of:=[.X6]/41" office:value-type="float" office:value="0.322978048780488" calcext:value-type="float">
            <text:p>0.32298</text:p>
          </table:table-cell>
          <table:table-cell table:style-name="ce27" table:formula="of:=[.Y6]/41" office:value-type="float" office:value="0.330924390243902" calcext:value-type="float">
            <text:p>0.33092</text:p>
          </table:table-cell>
          <table:table-cell table:style-name="ce27" table:formula="of:=[.Z6]/41" office:value-type="float" office:value="0.351153658536585" calcext:value-type="float">
            <text:p>0.35115</text:p>
          </table:table-cell>
          <table:table-cell table:style-name="ce27" table:formula="of:=[.AA6]/41" office:value-type="float" office:value="0.388521951219512" calcext:value-type="float">
            <text:p>0.38852</text:p>
          </table:table-cell>
          <table:table-cell table:style-name="ce27" table:formula="of:=[.AB6]/41" office:value-type="float" office:value="0.266907317073171" calcext:value-type="float">
            <text:p>0.26691</text:p>
          </table:table-cell>
          <table:table-cell table:style-name="ce27" table:formula="of:=[.AC6]/41" office:value-type="float" office:value="0.389492682926829" calcext:value-type="float">
            <text:p>0.38949</text:p>
          </table:table-cell>
          <table:table-cell table:style-name="ce27" table:formula="of:=[.AD6]/41" office:value-type="float" office:value="0.340082926829268" calcext:value-type="float">
            <text:p>0.34008</text:p>
          </table:table-cell>
          <table:table-cell table:style-name="ce27" table:formula="of:=[.AE6]/41" office:value-type="float" office:value="0.297151219512195" calcext:value-type="float">
            <text:p>0.29715</text:p>
          </table:table-cell>
          <table:table-cell table:style-name="ce27" table:formula="of:=[.AF6]/41" office:value-type="float" office:value="0.352817073170732" calcext:value-type="float">
            <text:p>0.35282</text:p>
          </table:table-cell>
          <table:table-cell table:style-name="ce27" table:formula="of:=[.AG6]/41" office:value-type="float" office:value="0.351641463414634" calcext:value-type="float">
            <text:p>0.35164</text:p>
          </table:table-cell>
          <table:table-cell table:style-name="ce27" table:formula="of:=[.AH6]/41" office:value-type="float" office:value="0.234948780487805" calcext:value-type="float">
            <text:p>0.23495</text:p>
          </table:table-cell>
          <table:table-cell table:style-name="ce27" table:formula="of:=[.AI6]/41" office:value-type="float" office:value="0.234948780487805" calcext:value-type="float">
            <text:p>0.23495</text:p>
          </table:table-cell>
          <table:table-cell table:style-name="ce27" table:formula="of:=[.AJ6]/41" office:value-type="float" office:value="0" calcext:value-type="float">
            <text:p>0.00000</text:p>
          </table:table-cell>
          <table:table-cell table:style-name="ce27" table:formula="of:=[.AK6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2" office:value-type="string" calcext:value-type="string">
            <text:p>5:</text:p>
          </table:table-cell>
          <table:table-cell table:style-name="ce27" table:formula="of:=[.J7]/41" office:value-type="float" office:value="0.0673470731707317" calcext:value-type="float">
            <text:p>0.06735</text:p>
          </table:table-cell>
          <table:table-cell table:style-name="ce27" table:formula="of:=[.K7]/41" office:value-type="float" office:value="0.0596175609756098" calcext:value-type="float">
            <text:p>0.05962</text:p>
          </table:table-cell>
          <table:table-cell table:style-name="ce27" table:formula="of:=[.L7]/41" office:value-type="float" office:value="0.0478631707317073" calcext:value-type="float">
            <text:p>0.04786</text:p>
          </table:table-cell>
          <table:table-cell table:style-name="ce27" table:formula="of:=[.M7]/41" office:value-type="float" office:value="0.060320243902439" calcext:value-type="float">
            <text:p>0.06032</text:p>
          </table:table-cell>
          <table:table-cell table:style-name="ce27" table:formula="of:=[.N7]/41" office:value-type="float" office:value="0.347758536585366" calcext:value-type="float">
            <text:p>0.34776</text:p>
          </table:table-cell>
          <table:table-cell table:style-name="ce27" table:formula="of:=[.O7]/41" office:value-type="float" office:value="0" calcext:value-type="float">
            <text:p>0.00000</text:p>
          </table:table-cell>
          <table:table-cell table:style-name="ce27" table:formula="of:=[.P7]/41" office:value-type="float" office:value="0.0787731707317073" calcext:value-type="float">
            <text:p>0.07877</text:p>
          </table:table-cell>
          <table:table-cell table:style-name="ce27" table:formula="of:=[.Q7]/41" office:value-type="float" office:value="0.0478631707317073" calcext:value-type="float">
            <text:p>0.04786</text:p>
          </table:table-cell>
          <table:table-cell table:style-name="ce27" table:formula="of:=[.R7]/41" office:value-type="float" office:value="0.0607853658536585" calcext:value-type="float">
            <text:p>0.06079</text:p>
          </table:table-cell>
          <table:table-cell table:style-name="ce27" table:formula="of:=[.S7]/41" office:value-type="float" office:value="0.0986690243902439" calcext:value-type="float">
            <text:p>0.09867</text:p>
          </table:table-cell>
          <table:table-cell table:style-name="ce27" table:formula="of:=[.T7]/41" office:value-type="float" office:value="0.0572221951219512" calcext:value-type="float">
            <text:p>0.05722</text:p>
          </table:table-cell>
          <table:table-cell table:style-name="ce27" table:formula="of:=[.U7]/41" office:value-type="float" office:value="0.095600243902439" calcext:value-type="float">
            <text:p>0.09560</text:p>
          </table:table-cell>
          <table:table-cell table:style-name="ce27" table:formula="of:=[.V7]/41" office:value-type="float" office:value="0.0721785365853659" calcext:value-type="float">
            <text:p>0.07218</text:p>
          </table:table-cell>
          <table:table-cell table:style-name="ce27" table:formula="of:=[.W7]/41" office:value-type="float" office:value="0.0327890243902439" calcext:value-type="float">
            <text:p>0.03279</text:p>
          </table:table-cell>
          <table:table-cell table:style-name="ce27" table:formula="of:=[.X7]/41" office:value-type="float" office:value="0.084689756097561" calcext:value-type="float">
            <text:p>0.08469</text:p>
          </table:table-cell>
          <table:table-cell table:style-name="ce27" table:formula="of:=[.Y7]/41" office:value-type="float" office:value="0.077439512195122" calcext:value-type="float">
            <text:p>0.07744</text:p>
          </table:table-cell>
          <table:table-cell table:style-name="ce27" table:formula="of:=[.Z7]/41" office:value-type="float" office:value="0.0974919512195122" calcext:value-type="float">
            <text:p>0.09749</text:p>
          </table:table-cell>
          <table:table-cell table:style-name="ce27" table:formula="of:=[.AA7]/41" office:value-type="float" office:value="0.105142926829268" calcext:value-type="float">
            <text:p>0.10514</text:p>
          </table:table-cell>
          <table:table-cell table:style-name="ce27" table:formula="of:=[.AB7]/41" office:value-type="float" office:value="0.112303902439024" calcext:value-type="float">
            <text:p>0.11230</text:p>
          </table:table-cell>
          <table:table-cell table:style-name="ce27" table:formula="of:=[.AC7]/41" office:value-type="float" office:value="0.0711939024390244" calcext:value-type="float">
            <text:p>0.07119</text:p>
          </table:table-cell>
          <table:table-cell table:style-name="ce27" table:formula="of:=[.AD7]/41" office:value-type="float" office:value="0.0794836585365854" calcext:value-type="float">
            <text:p>0.07948</text:p>
          </table:table-cell>
          <table:table-cell table:style-name="ce27" table:formula="of:=[.AE7]/41" office:value-type="float" office:value="0.0781029268292683" calcext:value-type="float">
            <text:p>0.07810</text:p>
          </table:table-cell>
          <table:table-cell table:style-name="ce27" table:formula="of:=[.AF7]/41" office:value-type="float" office:value="0.08194" calcext:value-type="float">
            <text:p>0.08194</text:p>
          </table:table-cell>
          <table:table-cell table:style-name="ce27" table:formula="of:=[.AG7]/41" office:value-type="float" office:value="0.0865782926829268" calcext:value-type="float">
            <text:p>0.08658</text:p>
          </table:table-cell>
          <table:table-cell table:style-name="ce27" table:formula="of:=[.AH7]/41" office:value-type="float" office:value="0.139062926829268" calcext:value-type="float">
            <text:p>0.13906</text:p>
          </table:table-cell>
          <table:table-cell table:style-name="ce27" table:formula="of:=[.AI7]/41" office:value-type="float" office:value="0.139062926829268" calcext:value-type="float">
            <text:p>0.13906</text:p>
          </table:table-cell>
          <table:table-cell table:style-name="ce27" table:formula="of:=[.AJ7]/41" office:value-type="float" office:value="0" calcext:value-type="float">
            <text:p>0.00000</text:p>
          </table:table-cell>
          <table:table-cell table:style-name="ce27" table:formula="of:=[.AK7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2" office:value-type="string" calcext:value-type="string">
            <text:p>6:</text:p>
          </table:table-cell>
          <table:table-cell table:style-name="ce27" table:formula="of:=[.J8]/41" office:value-type="float" office:value="0.0149833902439024" calcext:value-type="float">
            <text:p>0.01498</text:p>
          </table:table-cell>
          <table:table-cell table:style-name="ce27" table:formula="of:=[.K8]/41" office:value-type="float" office:value="0.0195021707317073" calcext:value-type="float">
            <text:p>0.01950</text:p>
          </table:table-cell>
          <table:table-cell table:style-name="ce27" table:formula="of:=[.L8]/41" office:value-type="float" office:value="0.03091" calcext:value-type="float">
            <text:p>0.03091</text:p>
          </table:table-cell>
          <table:table-cell table:style-name="ce27" table:formula="of:=[.M8]/41" office:value-type="float" office:value="0.0219693902439024" calcext:value-type="float">
            <text:p>0.02197</text:p>
          </table:table-cell>
          <table:table-cell table:style-name="ce27" table:formula="of:=[.N8]/41" office:value-type="float" office:value="0.33440243902439" calcext:value-type="float">
            <text:p>0.33440</text:p>
          </table:table-cell>
          <table:table-cell table:style-name="ce27" table:formula="of:=[.O8]/41" office:value-type="float" office:value="0.0787731707317073" calcext:value-type="float">
            <text:p>0.07877</text:p>
          </table:table-cell>
          <table:table-cell table:style-name="ce27" table:formula="of:=[.P8]/41" office:value-type="float" office:value="0" calcext:value-type="float">
            <text:p>0.00000</text:p>
          </table:table-cell>
          <table:table-cell table:style-name="ce27" table:formula="of:=[.Q8]/41" office:value-type="float" office:value="0.03091" calcext:value-type="float">
            <text:p>0.03091</text:p>
          </table:table-cell>
          <table:table-cell table:style-name="ce27" table:formula="of:=[.R8]/41" office:value-type="float" office:value="0.0217351951219512" calcext:value-type="float">
            <text:p>0.02174</text:p>
          </table:table-cell>
          <table:table-cell table:style-name="ce27" table:formula="of:=[.S8]/41" office:value-type="float" office:value="0.0338836585365854" calcext:value-type="float">
            <text:p>0.03388</text:p>
          </table:table-cell>
          <table:table-cell table:style-name="ce27" table:formula="of:=[.T8]/41" office:value-type="float" office:value="0.134430975609756" calcext:value-type="float">
            <text:p>0.13443</text:p>
          </table:table-cell>
          <table:table-cell table:style-name="ce27" table:formula="of:=[.U8]/41" office:value-type="float" office:value="0.0910704878048781" calcext:value-type="float">
            <text:p>0.09107</text:p>
          </table:table-cell>
          <table:table-cell table:style-name="ce27" table:formula="of:=[.V8]/41" office:value-type="float" office:value="0.0619878048780488" calcext:value-type="float">
            <text:p>0.06199</text:p>
          </table:table-cell>
          <table:table-cell table:style-name="ce27" table:formula="of:=[.W8]/41" office:value-type="float" office:value="0.0807687804878049" calcext:value-type="float">
            <text:p>0.08077</text:p>
          </table:table-cell>
          <table:table-cell table:style-name="ce27" table:formula="of:=[.X8]/41" office:value-type="float" office:value="0.15359" calcext:value-type="float">
            <text:p>0.15359</text:p>
          </table:table-cell>
          <table:table-cell table:style-name="ce27" table:formula="of:=[.Y8]/41" office:value-type="float" office:value="0.00383609756097561" calcext:value-type="float">
            <text:p>0.00384</text:p>
          </table:table-cell>
          <table:table-cell table:style-name="ce27" table:formula="of:=[.Z8]/41" office:value-type="float" office:value="0.0243509756097561" calcext:value-type="float">
            <text:p>0.02435</text:p>
          </table:table-cell>
          <table:table-cell table:style-name="ce27" table:formula="of:=[.AA8]/41" office:value-type="float" office:value="0.183906097560976" calcext:value-type="float">
            <text:p>0.18391</text:p>
          </table:table-cell>
          <table:table-cell table:style-name="ce27" table:formula="of:=[.AB8]/41" office:value-type="float" office:value="0.0680263414634146" calcext:value-type="float">
            <text:p>0.06803</text:p>
          </table:table-cell>
          <table:table-cell table:style-name="ce27" table:formula="of:=[.AC8]/41" office:value-type="float" office:value="0.0607960975609756" calcext:value-type="float">
            <text:p>0.06080</text:p>
          </table:table-cell>
          <table:table-cell table:style-name="ce27" table:formula="of:=[.AD8]/41" office:value-type="float" office:value="0.00573817073170732" calcext:value-type="float">
            <text:p>0.00574</text:p>
          </table:table-cell>
          <table:table-cell table:style-name="ce27" table:formula="of:=[.AE8]/41" office:value-type="float" office:value="0.13466512195122" calcext:value-type="float">
            <text:p>0.13467</text:p>
          </table:table-cell>
          <table:table-cell table:style-name="ce27" table:formula="of:=[.AF8]/41" office:value-type="float" office:value="0.0185244634146341" calcext:value-type="float">
            <text:p>0.01852</text:p>
          </table:table-cell>
          <table:table-cell table:style-name="ce27" table:formula="of:=[.AG8]/41" office:value-type="float" office:value="0.0185313170731707" calcext:value-type="float">
            <text:p>0.01853</text:p>
          </table:table-cell>
          <table:table-cell table:style-name="ce27" table:formula="of:=[.AH8]/41" office:value-type="float" office:value="0.100741707317073" calcext:value-type="float">
            <text:p>0.10074</text:p>
          </table:table-cell>
          <table:table-cell table:style-name="ce27" table:formula="of:=[.AI8]/41" office:value-type="float" office:value="0.100741707317073" calcext:value-type="float">
            <text:p>0.10074</text:p>
          </table:table-cell>
          <table:table-cell table:style-name="ce27" table:formula="of:=[.AJ8]/41" office:value-type="float" office:value="0" calcext:value-type="float">
            <text:p>0.00000</text:p>
          </table:table-cell>
          <table:table-cell table:style-name="ce27" table:formula="of:=[.AK8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2" office:value-type="string" calcext:value-type="string">
            <text:p>7:</text:p>
          </table:table-cell>
          <table:table-cell table:style-name="ce27" table:formula="of:=[.J9]/41" office:value-type="float" office:value="0.0208697317073171" calcext:value-type="float">
            <text:p>0.02087</text:p>
          </table:table-cell>
          <table:table-cell table:style-name="ce27" table:formula="of:=[.K9]/41" office:value-type="float" office:value="0.0121130243902439" calcext:value-type="float">
            <text:p>0.01211</text:p>
          </table:table-cell>
          <table:table-cell table:style-name="ce27" table:formula="of:=[.L9]/41" office:value-type="float" office:value="0" calcext:value-type="float">
            <text:p>0.00000</text:p>
          </table:table-cell>
          <table:table-cell table:style-name="ce27" table:formula="of:=[.M9]/41" office:value-type="float" office:value="0.015498512195122" calcext:value-type="float">
            <text:p>0.01550</text:p>
          </table:table-cell>
          <table:table-cell table:style-name="ce27" table:formula="of:=[.N9]/41" office:value-type="float" office:value="0.337585365853658" calcext:value-type="float">
            <text:p>0.33759</text:p>
          </table:table-cell>
          <table:table-cell table:style-name="ce27" table:formula="of:=[.O9]/41" office:value-type="float" office:value="0.0478631707317073" calcext:value-type="float">
            <text:p>0.04786</text:p>
          </table:table-cell>
          <table:table-cell table:style-name="ce27" table:formula="of:=[.P9]/41" office:value-type="float" office:value="0.03091" calcext:value-type="float">
            <text:p>0.03091</text:p>
          </table:table-cell>
          <table:table-cell table:style-name="ce27" table:formula="of:=[.Q9]/41" office:value-type="float" office:value="0" calcext:value-type="float">
            <text:p>0.00000</text:p>
          </table:table-cell>
          <table:table-cell table:style-name="ce27" table:formula="of:=[.R9]/41" office:value-type="float" office:value="0.0160014390243902" calcext:value-type="float">
            <text:p>0.01600</text:p>
          </table:table-cell>
          <table:table-cell table:style-name="ce27" table:formula="of:=[.S9]/41" office:value-type="float" office:value="0.0551568292682927" calcext:value-type="float">
            <text:p>0.05516</text:p>
          </table:table-cell>
          <table:table-cell table:style-name="ce27" table:formula="of:=[.T9]/41" office:value-type="float" office:value="0.103865853658537" calcext:value-type="float">
            <text:p>0.10387</text:p>
          </table:table-cell>
          <table:table-cell table:style-name="ce27" table:formula="of:=[.U9]/41" office:value-type="float" office:value="0.084600243902439" calcext:value-type="float">
            <text:p>0.08460</text:p>
          </table:table-cell>
          <table:table-cell table:style-name="ce27" table:formula="of:=[.V9]/41" office:value-type="float" office:value="0.0537821951219512" calcext:value-type="float">
            <text:p>0.05378</text:p>
          </table:table-cell>
          <table:table-cell table:style-name="ce27" table:formula="of:=[.W9]/41" office:value-type="float" office:value="0.05387" calcext:value-type="float">
            <text:p>0.05387</text:p>
          </table:table-cell>
          <table:table-cell table:style-name="ce27" table:formula="of:=[.X9]/41" office:value-type="float" office:value="0.125201463414634" calcext:value-type="float">
            <text:p>0.12520</text:p>
          </table:table-cell>
          <table:table-cell table:style-name="ce27" table:formula="of:=[.Y9]/41" office:value-type="float" office:value="0.0297168292682927" calcext:value-type="float">
            <text:p>0.02972</text:p>
          </table:table-cell>
          <table:table-cell table:style-name="ce27" table:formula="of:=[.Z9]/41" office:value-type="float" office:value="0.051070243902439" calcext:value-type="float">
            <text:p>0.05107</text:p>
          </table:table-cell>
          <table:table-cell table:style-name="ce27" table:formula="of:=[.AA9]/41" office:value-type="float" office:value="0.152999756097561" calcext:value-type="float">
            <text:p>0.15300</text:p>
          </table:table-cell>
          <table:table-cell table:style-name="ce27" table:formula="of:=[.AB9]/41" office:value-type="float" office:value="0.0793092682926829" calcext:value-type="float">
            <text:p>0.07931</text:p>
          </table:table-cell>
          <table:table-cell table:style-name="ce27" table:formula="of:=[.AC9]/41" office:value-type="float" office:value="0.0524251219512195" calcext:value-type="float">
            <text:p>0.05243</text:p>
          </table:table-cell>
          <table:table-cell table:style-name="ce27" table:formula="of:=[.AD9]/41" office:value-type="float" office:value="0.0319190243902439" calcext:value-type="float">
            <text:p>0.03192</text:p>
          </table:table-cell>
          <table:table-cell table:style-name="ce27" table:formula="of:=[.AE9]/41" office:value-type="float" office:value="0.109279024390244" calcext:value-type="float">
            <text:p>0.10928</text:p>
          </table:table-cell>
          <table:table-cell table:style-name="ce27" table:formula="of:=[.AF9]/41" office:value-type="float" office:value="0.0368948780487805" calcext:value-type="float">
            <text:p>0.03689</text:p>
          </table:table-cell>
          <table:table-cell table:style-name="ce27" table:formula="of:=[.AG9]/41" office:value-type="float" office:value="0.0408439024390244" calcext:value-type="float">
            <text:p>0.04084</text:p>
          </table:table-cell>
          <table:table-cell table:style-name="ce27" table:formula="of:=[.AH9]/41" office:value-type="float" office:value="0.11085243902439" calcext:value-type="float">
            <text:p>0.11085</text:p>
          </table:table-cell>
          <table:table-cell table:style-name="ce27" table:formula="of:=[.AI9]/41" office:value-type="float" office:value="0.11085243902439" calcext:value-type="float">
            <text:p>0.11085</text:p>
          </table:table-cell>
          <table:table-cell table:style-name="ce27" table:formula="of:=[.AJ9]/41" office:value-type="float" office:value="0" calcext:value-type="float">
            <text:p>0.00000</text:p>
          </table:table-cell>
          <table:table-cell table:style-name="ce27" table:formula="of:=[.AK9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2" office:value-type="string" calcext:value-type="string">
            <text:p>8:</text:p>
          </table:table-cell>
          <table:table-cell table:style-name="ce27" table:formula="of:=[.J10]/41" office:value-type="float" office:value="0.00712439024390244" calcext:value-type="float">
            <text:p>0.00712</text:p>
          </table:table-cell>
          <table:table-cell table:style-name="ce27" table:formula="of:=[.K10]/41" office:value-type="float" office:value="0.0138625609756098" calcext:value-type="float">
            <text:p>0.01386</text:p>
          </table:table-cell>
          <table:table-cell table:style-name="ce27" table:formula="of:=[.L10]/41" office:value-type="float" office:value="0.0160014390243902" calcext:value-type="float">
            <text:p>0.01600</text:p>
          </table:table-cell>
          <table:table-cell table:style-name="ce27" table:formula="of:=[.M10]/41" office:value-type="float" office:value="0.000507824390243902" calcext:value-type="float">
            <text:p>0.00051</text:p>
          </table:table-cell>
          <table:table-cell table:style-name="ce27" table:formula="of:=[.N10]/41" office:value-type="float" office:value="0.346590243902439" calcext:value-type="float">
            <text:p>0.34659</text:p>
          </table:table-cell>
          <table:table-cell table:style-name="ce27" table:formula="of:=[.O10]/41" office:value-type="float" office:value="0.0607853658536585" calcext:value-type="float">
            <text:p>0.06079</text:p>
          </table:table-cell>
          <table:table-cell table:style-name="ce27" table:formula="of:=[.P10]/41" office:value-type="float" office:value="0.0217351951219512" calcext:value-type="float">
            <text:p>0.02174</text:p>
          </table:table-cell>
          <table:table-cell table:style-name="ce27" table:formula="of:=[.Q10]/41" office:value-type="float" office:value="0.0160014390243902" calcext:value-type="float">
            <text:p>0.01600</text:p>
          </table:table-cell>
          <table:table-cell table:style-name="ce27" table:formula="of:=[.R10]/41" office:value-type="float" office:value="0" calcext:value-type="float">
            <text:p>0.00000</text:p>
          </table:table-cell>
          <table:table-cell table:style-name="ce27" table:formula="of:=[.S10]/41" office:value-type="float" office:value="0.0532965853658537" calcext:value-type="float">
            <text:p>0.05330</text:p>
          </table:table-cell>
          <table:table-cell table:style-name="ce27" table:formula="of:=[.T10]/41" office:value-type="float" office:value="0.117754634146341" calcext:value-type="float">
            <text:p>0.11775</text:p>
          </table:table-cell>
          <table:table-cell table:style-name="ce27" table:formula="of:=[.U10]/41" office:value-type="float" office:value="0.0963424390243902" calcext:value-type="float">
            <text:p>0.09634</text:p>
          </table:table-cell>
          <table:table-cell table:style-name="ce27" table:formula="of:=[.V10]/41" office:value-type="float" office:value="0.0447482926829268" calcext:value-type="float">
            <text:p>0.04475</text:p>
          </table:table-cell>
          <table:table-cell table:style-name="ce27" table:formula="of:=[.W10]/41" office:value-type="float" office:value="0.0591824390243903" calcext:value-type="float">
            <text:p>0.05918</text:p>
          </table:table-cell>
          <table:table-cell table:style-name="ce27" table:formula="of:=[.X10]/41" office:value-type="float" office:value="0.140672682926829" calcext:value-type="float">
            <text:p>0.14067</text:p>
          </table:table-cell>
          <table:table-cell table:style-name="ce27" table:formula="of:=[.Y10]/41" office:value-type="float" office:value="0.0225754390243902" calcext:value-type="float">
            <text:p>0.02258</text:p>
          </table:table-cell>
          <table:table-cell table:style-name="ce27" table:formula="of:=[.Z10]/41" office:value-type="float" office:value="0.0367068292682927" calcext:value-type="float">
            <text:p>0.03671</text:p>
          </table:table-cell>
          <table:table-cell table:style-name="ce27" table:formula="of:=[.AA10]/41" office:value-type="float" office:value="0.165463170731707" calcext:value-type="float">
            <text:p>0.16546</text:p>
          </table:table-cell>
          <table:table-cell table:style-name="ce27" table:formula="of:=[.AB10]/41" office:value-type="float" office:value="0.0834265853658537" calcext:value-type="float">
            <text:p>0.08343</text:p>
          </table:table-cell>
          <table:table-cell table:style-name="ce27" table:formula="of:=[.AC10]/41" office:value-type="float" office:value="0.0434314634146342" calcext:value-type="float">
            <text:p>0.04343</text:p>
          </table:table-cell>
          <table:table-cell table:style-name="ce27" table:formula="of:=[.AD10]/41" office:value-type="float" office:value="0.0200603170731707" calcext:value-type="float">
            <text:p>0.02006</text:p>
          </table:table-cell>
          <table:table-cell table:style-name="ce27" table:formula="of:=[.AE10]/41" office:value-type="float" office:value="0.125267317073171" calcext:value-type="float">
            <text:p>0.12527</text:p>
          </table:table-cell>
          <table:table-cell table:style-name="ce27" table:formula="of:=[.AF10]/41" office:value-type="float" office:value="0.0214599756097561" calcext:value-type="float">
            <text:p>0.02146</text:p>
          </table:table-cell>
          <table:table-cell table:style-name="ce27" table:formula="of:=[.AG10]/41" office:value-type="float" office:value="0.0258690243902439" calcext:value-type="float">
            <text:p>0.02587</text:p>
          </table:table-cell>
          <table:table-cell table:style-name="ce27" table:formula="of:=[.AH10]/41" office:value-type="float" office:value="0.115979512195122" calcext:value-type="float">
            <text:p>0.11598</text:p>
          </table:table-cell>
          <table:table-cell table:style-name="ce27" table:formula="of:=[.AI10]/41" office:value-type="float" office:value="0.115979512195122" calcext:value-type="float">
            <text:p>0.11598</text:p>
          </table:table-cell>
          <table:table-cell table:style-name="ce27" table:formula="of:=[.AJ10]/41" office:value-type="float" office:value="0" calcext:value-type="float">
            <text:p>0.00000</text:p>
          </table:table-cell>
          <table:table-cell table:style-name="ce27" table:formula="of:=[.AK10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2" office:value-type="string" calcext:value-type="string">
            <text:p>9:</text:p>
          </table:table-cell>
          <table:table-cell table:style-name="ce27" table:formula="of:=[.J11]/41" office:value-type="float" office:value="0.0477336585365854" calcext:value-type="float">
            <text:p>0.04773</text:p>
          </table:table-cell>
          <table:table-cell table:style-name="ce27" table:formula="of:=[.K11]/41" office:value-type="float" office:value="0.0437865853658537" calcext:value-type="float">
            <text:p>0.04379</text:p>
          </table:table-cell>
          <table:table-cell table:style-name="ce27" table:formula="of:=[.L11]/41" office:value-type="float" office:value="0.0551568292682927" calcext:value-type="float">
            <text:p>0.05516</text:p>
          </table:table-cell>
          <table:table-cell table:style-name="ce27" table:formula="of:=[.M11]/41" office:value-type="float" office:value="0.0533521951219512" calcext:value-type="float">
            <text:p>0.05335</text:p>
          </table:table-cell>
          <table:table-cell table:style-name="ce27" table:formula="of:=[.N11]/41" office:value-type="float" office:value="0.303587804878049" calcext:value-type="float">
            <text:p>0.30359</text:p>
          </table:table-cell>
          <table:table-cell table:style-name="ce27" table:formula="of:=[.O11]/41" office:value-type="float" office:value="0.0986690243902439" calcext:value-type="float">
            <text:p>0.09867</text:p>
          </table:table-cell>
          <table:table-cell table:style-name="ce27" table:formula="of:=[.P11]/41" office:value-type="float" office:value="0.0338836585365854" calcext:value-type="float">
            <text:p>0.03388</text:p>
          </table:table-cell>
          <table:table-cell table:style-name="ce27" table:formula="of:=[.Q11]/41" office:value-type="float" office:value="0.0551568292682927" calcext:value-type="float">
            <text:p>0.05516</text:p>
          </table:table-cell>
          <table:table-cell table:style-name="ce27" table:formula="of:=[.R11]/41" office:value-type="float" office:value="0.0532965853658537" calcext:value-type="float">
            <text:p>0.05330</text:p>
          </table:table-cell>
          <table:table-cell table:style-name="ce27" table:formula="of:=[.S11]/41" office:value-type="float" office:value="0" calcext:value-type="float">
            <text:p>0.00000</text:p>
          </table:table-cell>
          <table:table-cell table:style-name="ce27" table:formula="of:=[.T11]/41" office:value-type="float" office:value="0.148999512195122" calcext:value-type="float">
            <text:p>0.14900</text:p>
          </table:table-cell>
          <table:table-cell table:style-name="ce27" table:formula="of:=[.U11]/41" office:value-type="float" office:value="0.0731273170731707" calcext:value-type="float">
            <text:p>0.07313</text:p>
          </table:table-cell>
          <table:table-cell table:style-name="ce27" table:formula="of:=[.V11]/41" office:value-type="float" office:value="0.0958375609756098" calcext:value-type="float">
            <text:p>0.09584</text:p>
          </table:table-cell>
          <table:table-cell table:style-name="ce27" table:formula="of:=[.W11]/41" office:value-type="float" office:value="0.108975853658537" calcext:value-type="float">
            <text:p>0.10898</text:p>
          </table:table-cell>
          <table:table-cell table:style-name="ce27" table:formula="of:=[.X11]/41" office:value-type="float" office:value="0.160546829268293" calcext:value-type="float">
            <text:p>0.16055</text:p>
          </table:table-cell>
          <table:table-cell table:style-name="ce27" table:formula="of:=[.Y11]/41" office:value-type="float" office:value="0.0314551219512195" calcext:value-type="float">
            <text:p>0.03146</text:p>
          </table:table-cell>
          <table:table-cell table:style-name="ce27" table:formula="of:=[.Z11]/41" office:value-type="float" office:value="0.0476251219512195" calcext:value-type="float">
            <text:p>0.04763</text:p>
          </table:table-cell>
          <table:table-cell table:style-name="ce27" table:formula="of:=[.AA11]/41" office:value-type="float" office:value="0.200988536585366" calcext:value-type="float">
            <text:p>0.20099</text:p>
          </table:table-cell>
          <table:table-cell table:style-name="ce27" table:formula="of:=[.AB11]/41" office:value-type="float" office:value="0.0369582926829268" calcext:value-type="float">
            <text:p>0.03696</text:p>
          </table:table-cell>
          <table:table-cell table:style-name="ce27" table:formula="of:=[.AC11]/41" office:value-type="float" office:value="0.0946319512195122" calcext:value-type="float">
            <text:p>0.09463</text:p>
          </table:table-cell>
          <table:table-cell table:style-name="ce27" table:formula="of:=[.AD11]/41" office:value-type="float" office:value="0.038889756097561" calcext:value-type="float">
            <text:p>0.03889</text:p>
          </table:table-cell>
          <table:table-cell table:style-name="ce27" table:formula="of:=[.AE11]/41" office:value-type="float" office:value="0.136428536585366" calcext:value-type="float">
            <text:p>0.13643</text:p>
          </table:table-cell>
          <table:table-cell table:style-name="ce27" table:formula="of:=[.AF11]/41" office:value-type="float" office:value="0.0508039024390244" calcext:value-type="float">
            <text:p>0.05080</text:p>
          </table:table-cell>
          <table:table-cell table:style-name="ce27" table:formula="of:=[.AG11]/41" office:value-type="float" office:value="0.0487107317073171" calcext:value-type="float">
            <text:p>0.04871</text:p>
          </table:table-cell>
          <table:table-cell table:style-name="ce27" table:formula="of:=[.AH11]/41" office:value-type="float" office:value="0.0687285365853659" calcext:value-type="float">
            <text:p>0.06873</text:p>
          </table:table-cell>
          <table:table-cell table:style-name="ce27" table:formula="of:=[.AI11]/41" office:value-type="float" office:value="0.0687285365853659" calcext:value-type="float">
            <text:p>0.06873</text:p>
          </table:table-cell>
          <table:table-cell table:style-name="ce27" table:formula="of:=[.AJ11]/41" office:value-type="float" office:value="0" calcext:value-type="float">
            <text:p>0.00000</text:p>
          </table:table-cell>
          <table:table-cell table:style-name="ce27" table:formula="of:=[.AK11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0:</text:p>
          </table:table-cell>
          <table:table-cell table:style-name="ce27" table:formula="of:=[.J12]/41" office:value-type="float" office:value="0.124099024390244" calcext:value-type="float">
            <text:p>0.12410</text:p>
          </table:table-cell>
          <table:table-cell table:style-name="ce27" table:formula="of:=[.K12]/41" office:value-type="float" office:value="0.11494243902439" calcext:value-type="float">
            <text:p>0.11494</text:p>
          </table:table-cell>
          <table:table-cell table:style-name="ce27" table:formula="of:=[.L12]/41" office:value-type="float" office:value="0.103865853658537" calcext:value-type="float">
            <text:p>0.10387</text:p>
          </table:table-cell>
          <table:table-cell table:style-name="ce27" table:formula="of:=[.M12]/41" office:value-type="float" office:value="0.117277317073171" calcext:value-type="float">
            <text:p>0.11728</text:p>
          </table:table-cell>
          <table:table-cell table:style-name="ce27" table:formula="of:=[.N12]/41" office:value-type="float" office:value="0.351063414634146" calcext:value-type="float">
            <text:p>0.35106</text:p>
          </table:table-cell>
          <table:table-cell table:style-name="ce27" table:formula="of:=[.O12]/41" office:value-type="float" office:value="0.0572221951219512" calcext:value-type="float">
            <text:p>0.05722</text:p>
          </table:table-cell>
          <table:table-cell table:style-name="ce27" table:formula="of:=[.P12]/41" office:value-type="float" office:value="0.134430975609756" calcext:value-type="float">
            <text:p>0.13443</text:p>
          </table:table-cell>
          <table:table-cell table:style-name="ce27" table:formula="of:=[.Q12]/41" office:value-type="float" office:value="0.103865853658537" calcext:value-type="float">
            <text:p>0.10387</text:p>
          </table:table-cell>
          <table:table-cell table:style-name="ce27" table:formula="of:=[.R12]/41" office:value-type="float" office:value="0.117754634146341" calcext:value-type="float">
            <text:p>0.11775</text:p>
          </table:table-cell>
          <table:table-cell table:style-name="ce27" table:formula="of:=[.S12]/41" office:value-type="float" office:value="0.148999512195122" calcext:value-type="float">
            <text:p>0.14900</text:p>
          </table:table-cell>
          <table:table-cell table:style-name="ce27" table:formula="of:=[.T12]/41" office:value-type="float" office:value="0" calcext:value-type="float">
            <text:p>0.00000</text:p>
          </table:table-cell>
          <table:table-cell table:style-name="ce27" table:formula="of:=[.U12]/41" office:value-type="float" office:value="0.119868780487805" calcext:value-type="float">
            <text:p>0.11987</text:p>
          </table:table-cell>
          <table:table-cell table:style-name="ce27" table:formula="of:=[.V12]/41" office:value-type="float" office:value="0.124869024390244" calcext:value-type="float">
            <text:p>0.12487</text:p>
          </table:table-cell>
          <table:table-cell table:style-name="ce27" table:formula="of:=[.W12]/41" office:value-type="float" office:value="0.0774409756097561" calcext:value-type="float">
            <text:p>0.07744</text:p>
          </table:table-cell>
          <table:table-cell table:style-name="ce27" table:formula="of:=[.X12]/41" office:value-type="float" office:value="0.0385763414634146" calcext:value-type="float">
            <text:p>0.03858</text:p>
          </table:table-cell>
          <table:table-cell table:style-name="ce27" table:formula="of:=[.Y12]/41" office:value-type="float" office:value="0.13261" calcext:value-type="float">
            <text:p>0.13261</text:p>
          </table:table-cell>
          <table:table-cell table:style-name="ce27" table:formula="of:=[.Z12]/41" office:value-type="float" office:value="0.154411463414634" calcext:value-type="float">
            <text:p>0.15441</text:p>
          </table:table-cell>
          <table:table-cell table:style-name="ce27" table:formula="of:=[.AA12]/41" office:value-type="float" office:value="0.052789756097561" calcext:value-type="float">
            <text:p>0.05279</text:p>
          </table:table-cell>
          <table:table-cell table:style-name="ce27" table:formula="of:=[.AB12]/41" office:value-type="float" office:value="0.152926585365854" calcext:value-type="float">
            <text:p>0.15293</text:p>
          </table:table-cell>
          <table:table-cell table:style-name="ce27" table:formula="of:=[.AC12]/41" office:value-type="float" office:value="0.12412756097561" calcext:value-type="float">
            <text:p>0.12413</text:p>
          </table:table-cell>
          <table:table-cell table:style-name="ce27" table:formula="of:=[.AD12]/41" office:value-type="float" office:value="0.135783658536585" calcext:value-type="float">
            <text:p>0.13578</text:p>
          </table:table-cell>
          <table:table-cell table:style-name="ce27" table:formula="of:=[.AE12]/41" office:value-type="float" office:value="0.0543653658536585" calcext:value-type="float">
            <text:p>0.05437</text:p>
          </table:table-cell>
          <table:table-cell table:style-name="ce27" table:formula="of:=[.AF12]/41" office:value-type="float" office:value="0.139054390243902" calcext:value-type="float">
            <text:p>0.13905</text:p>
          </table:table-cell>
          <table:table-cell table:style-name="ce27" table:formula="of:=[.AG12]/41" office:value-type="float" office:value="0.143615365853659" calcext:value-type="float">
            <text:p>0.14362</text:p>
          </table:table-cell>
          <table:table-cell table:style-name="ce27" table:formula="of:=[.AH12]/41" office:value-type="float" office:value="0.172752195121951" calcext:value-type="float">
            <text:p>0.17275</text:p>
          </table:table-cell>
          <table:table-cell table:style-name="ce27" table:formula="of:=[.AI12]/41" office:value-type="float" office:value="0.172752195121951" calcext:value-type="float">
            <text:p>0.17275</text:p>
          </table:table-cell>
          <table:table-cell table:style-name="ce27" table:formula="of:=[.AJ12]/41" office:value-type="float" office:value="0" calcext:value-type="float">
            <text:p>0.00000</text:p>
          </table:table-cell>
          <table:table-cell table:style-name="ce27" table:formula="of:=[.AK12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1:</text:p>
          </table:table-cell>
          <table:table-cell table:style-name="ce27" table:formula="of:=[.J13]/41" office:value-type="float" office:value="0.0959751219512195" calcext:value-type="float">
            <text:p>0.09598</text:p>
          </table:table-cell>
          <table:table-cell table:style-name="ce27" table:formula="of:=[.K13]/41" office:value-type="float" office:value="0.0826270731707317" calcext:value-type="float">
            <text:p>0.08263</text:p>
          </table:table-cell>
          <table:table-cell table:style-name="ce27" table:formula="of:=[.L13]/41" office:value-type="float" office:value="0.084600243902439" calcext:value-type="float">
            <text:p>0.08460</text:p>
          </table:table-cell>
          <table:table-cell table:style-name="ce27" table:formula="of:=[.M13]/41" office:value-type="float" office:value="0.0959985365853659" calcext:value-type="float">
            <text:p>0.09600</text:p>
          </table:table-cell>
          <table:table-cell table:style-name="ce27" table:formula="of:=[.N13]/41" office:value-type="float" office:value="0.254873170731707" calcext:value-type="float">
            <text:p>0.25487</text:p>
          </table:table-cell>
          <table:table-cell table:style-name="ce27" table:formula="of:=[.O13]/41" office:value-type="float" office:value="0.095600243902439" calcext:value-type="float">
            <text:p>0.09560</text:p>
          </table:table-cell>
          <table:table-cell table:style-name="ce27" table:formula="of:=[.P13]/41" office:value-type="float" office:value="0.0910704878048781" calcext:value-type="float">
            <text:p>0.09107</text:p>
          </table:table-cell>
          <table:table-cell table:style-name="ce27" table:formula="of:=[.Q13]/41" office:value-type="float" office:value="0.084600243902439" calcext:value-type="float">
            <text:p>0.08460</text:p>
          </table:table-cell>
          <table:table-cell table:style-name="ce27" table:formula="of:=[.R13]/41" office:value-type="float" office:value="0.0963424390243902" calcext:value-type="float">
            <text:p>0.09634</text:p>
          </table:table-cell>
          <table:table-cell table:style-name="ce27" table:formula="of:=[.S13]/41" office:value-type="float" office:value="0.0731273170731707" calcext:value-type="float">
            <text:p>0.07313</text:p>
          </table:table-cell>
          <table:table-cell table:style-name="ce27" table:formula="of:=[.T13]/41" office:value-type="float" office:value="0.119868780487805" calcext:value-type="float">
            <text:p>0.11987</text:p>
          </table:table-cell>
          <table:table-cell table:style-name="ce27" table:formula="of:=[.U13]/41" office:value-type="float" office:value="0" calcext:value-type="float">
            <text:p>0.00000</text:p>
          </table:table-cell>
          <table:table-cell table:style-name="ce27" table:formula="of:=[.V13]/41" office:value-type="float" office:value="0.138364390243902" calcext:value-type="float">
            <text:p>0.13836</text:p>
          </table:table-cell>
          <table:table-cell table:style-name="ce27" table:formula="of:=[.W13]/41" office:value-type="float" office:value="0.123550487804878" calcext:value-type="float">
            <text:p>0.12355</text:p>
          </table:table-cell>
          <table:table-cell table:style-name="ce27" table:formula="of:=[.X13]/41" office:value-type="float" office:value="0.113600975609756" calcext:value-type="float">
            <text:p>0.11360</text:p>
          </table:table-cell>
          <table:table-cell table:style-name="ce27" table:formula="of:=[.Y13]/41" office:value-type="float" office:value="0.0872343902439024" calcext:value-type="float">
            <text:p>0.08723</text:p>
          </table:table-cell>
          <table:table-cell table:style-name="ce27" table:formula="of:=[.Z13]/41" office:value-type="float" office:value="0.113892682926829" calcext:value-type="float">
            <text:p>0.11389</text:p>
          </table:table-cell>
          <table:table-cell table:style-name="ce27" table:formula="of:=[.AA13]/41" office:value-type="float" office:value="0.170964146341463" calcext:value-type="float">
            <text:p>0.17096</text:p>
          </table:table-cell>
          <table:table-cell table:style-name="ce27" table:formula="of:=[.AB13]/41" office:value-type="float" office:value="0.0485382926829268" calcext:value-type="float">
            <text:p>0.04854</text:p>
          </table:table-cell>
          <table:table-cell table:style-name="ce27" table:formula="of:=[.AC13]/41" office:value-type="float" office:value="0.137008536585366" calcext:value-type="float">
            <text:p>0.13701</text:p>
          </table:table-cell>
          <table:table-cell table:style-name="ce27" table:formula="of:=[.AD13]/41" office:value-type="float" office:value="0.0965756097560976" calcext:value-type="float">
            <text:p>0.09658</text:p>
          </table:table-cell>
          <table:table-cell table:style-name="ce27" table:formula="of:=[.AE13]/41" office:value-type="float" office:value="0.0832480487804878" calcext:value-type="float">
            <text:p>0.08325</text:p>
          </table:table-cell>
          <table:table-cell table:style-name="ce27" table:formula="of:=[.AF13]/41" office:value-type="float" office:value="0.108781219512195" calcext:value-type="float">
            <text:p>0.10878</text:p>
          </table:table-cell>
          <table:table-cell table:style-name="ce27" table:formula="of:=[.AG13]/41" office:value-type="float" office:value="0.109580731707317" calcext:value-type="float">
            <text:p>0.10958</text:p>
          </table:table-cell>
          <table:table-cell table:style-name="ce27" table:formula="of:=[.AH13]/41" office:value-type="float" office:value="0.0549029268292683" calcext:value-type="float">
            <text:p>0.05490</text:p>
          </table:table-cell>
          <table:table-cell table:style-name="ce27" table:formula="of:=[.AI13]/41" office:value-type="float" office:value="0.0549029268292683" calcext:value-type="float">
            <text:p>0.05490</text:p>
          </table:table-cell>
          <table:table-cell table:style-name="ce27" table:formula="of:=[.AJ13]/41" office:value-type="float" office:value="0" calcext:value-type="float">
            <text:p>0.00000</text:p>
          </table:table-cell>
          <table:table-cell table:style-name="ce27" table:formula="of:=[.AK13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2:</text:p>
          </table:table-cell>
          <table:table-cell table:style-name="ce27" table:formula="of:=[.J14]/41" office:value-type="float" office:value="0.0486373170731707" calcext:value-type="float">
            <text:p>0.04864</text:p>
          </table:table-cell>
          <table:table-cell table:style-name="ce27" table:formula="of:=[.K14]/41" office:value-type="float" office:value="0.0581717073170732" calcext:value-type="float">
            <text:p>0.05817</text:p>
          </table:table-cell>
          <table:table-cell table:style-name="ce27" table:formula="of:=[.L14]/41" office:value-type="float" office:value="0.0537821951219512" calcext:value-type="float">
            <text:p>0.05378</text:p>
          </table:table-cell>
          <table:table-cell table:style-name="ce27" table:formula="of:=[.M14]/41" office:value-type="float" office:value="0.0449114634146341" calcext:value-type="float">
            <text:p>0.04491</text:p>
          </table:table-cell>
          <table:table-cell table:style-name="ce27" table:formula="of:=[.N14]/41" office:value-type="float" office:value="0.390843902439024" calcext:value-type="float">
            <text:p>0.39084</text:p>
          </table:table-cell>
          <table:table-cell table:style-name="ce27" table:formula="of:=[.O14]/41" office:value-type="float" office:value="0.0721785365853659" calcext:value-type="float">
            <text:p>0.07218</text:p>
          </table:table-cell>
          <table:table-cell table:style-name="ce27" table:formula="of:=[.P14]/41" office:value-type="float" office:value="0.0619878048780488" calcext:value-type="float">
            <text:p>0.06199</text:p>
          </table:table-cell>
          <table:table-cell table:style-name="ce27" table:formula="of:=[.Q14]/41" office:value-type="float" office:value="0.0537821951219512" calcext:value-type="float">
            <text:p>0.05378</text:p>
          </table:table-cell>
          <table:table-cell table:style-name="ce27" table:formula="of:=[.R14]/41" office:value-type="float" office:value="0.0447482926829268" calcext:value-type="float">
            <text:p>0.04475</text:p>
          </table:table-cell>
          <table:table-cell table:style-name="ce27" table:formula="of:=[.S14]/41" office:value-type="float" office:value="0.0958375609756098" calcext:value-type="float">
            <text:p>0.09584</text:p>
          </table:table-cell>
          <table:table-cell table:style-name="ce27" table:formula="of:=[.T14]/41" office:value-type="float" office:value="0.124869024390244" calcext:value-type="float">
            <text:p>0.12487</text:p>
          </table:table-cell>
          <table:table-cell table:style-name="ce27" table:formula="of:=[.U14]/41" office:value-type="float" office:value="0.138364390243902" calcext:value-type="float">
            <text:p>0.13836</text:p>
          </table:table-cell>
          <table:table-cell table:style-name="ce27" table:formula="of:=[.V14]/41" office:value-type="float" office:value="0" calcext:value-type="float">
            <text:p>0.00000</text:p>
          </table:table-cell>
          <table:table-cell table:style-name="ce27" table:formula="of:=[.W14]/41" office:value-type="float" office:value="0.048270243902439" calcext:value-type="float">
            <text:p>0.04827</text:p>
          </table:table-cell>
          <table:table-cell table:style-name="ce27" table:formula="of:=[.X14]/41" office:value-type="float" office:value="0.156470243902439" calcext:value-type="float">
            <text:p>0.15647</text:p>
          </table:table-cell>
          <table:table-cell table:style-name="ce27" table:formula="of:=[.Y14]/41" office:value-type="float" office:value="0.0644531707317073" calcext:value-type="float">
            <text:p>0.06445</text:p>
          </table:table-cell>
          <table:table-cell table:style-name="ce27" table:formula="of:=[.Z14]/41" office:value-type="float" office:value="0.0602656097560976" calcext:value-type="float">
            <text:p>0.06027</text:p>
          </table:table-cell>
          <table:table-cell table:style-name="ce27" table:formula="of:=[.AA14]/41" office:value-type="float" office:value="0.163121707317073" calcext:value-type="float">
            <text:p>0.16312</text:p>
          </table:table-cell>
          <table:table-cell table:style-name="ce27" table:formula="of:=[.AB14]/41" office:value-type="float" office:value="0.128015853658537" calcext:value-type="float">
            <text:p>0.12802</text:p>
          </table:table-cell>
          <table:table-cell table:style-name="ce27" table:formula="of:=[.AC14]/41" office:value-type="float" office:value="0.00135760975609756" calcext:value-type="float">
            <text:p>0.00136</text:p>
          </table:table-cell>
          <table:table-cell table:style-name="ce27" table:formula="of:=[.AD14]/41" office:value-type="float" office:value="0.0573658536585366" calcext:value-type="float">
            <text:p>0.05737</text:p>
          </table:table-cell>
          <table:table-cell table:style-name="ce27" table:formula="of:=[.AE14]/41" office:value-type="float" office:value="0.149245121951219" calcext:value-type="float">
            <text:p>0.14925</text:p>
          </table:table-cell>
          <table:table-cell table:style-name="ce27" table:formula="of:=[.AF14]/41" office:value-type="float" office:value="0.0475239024390244" calcext:value-type="float">
            <text:p>0.04752</text:p>
          </table:table-cell>
          <table:table-cell table:style-name="ce27" table:formula="of:=[.AG14]/41" office:value-type="float" office:value="0.0516468292682927" calcext:value-type="float">
            <text:p>0.05165</text:p>
          </table:table-cell>
          <table:table-cell table:style-name="ce27" table:formula="of:=[.AH14]/41" office:value-type="float" office:value="0.160656585365854" calcext:value-type="float">
            <text:p>0.16066</text:p>
          </table:table-cell>
          <table:table-cell table:style-name="ce27" table:formula="of:=[.AI14]/41" office:value-type="float" office:value="0.160656585365854" calcext:value-type="float">
            <text:p>0.16066</text:p>
          </table:table-cell>
          <table:table-cell table:style-name="ce27" table:formula="of:=[.AJ14]/41" office:value-type="float" office:value="0" calcext:value-type="float">
            <text:p>0.00000</text:p>
          </table:table-cell>
          <table:table-cell table:style-name="ce27" table:formula="of:=[.AK14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3:</text:p>
          </table:table-cell>
          <table:table-cell table:style-name="ce27" table:formula="of:=[.J15]/41" office:value-type="float" office:value="0.0662526829268293" calcext:value-type="float">
            <text:p>0.06625</text:p>
          </table:table-cell>
          <table:table-cell table:style-name="ce27" table:formula="of:=[.K15]/41" office:value-type="float" office:value="0.0652990243902439" calcext:value-type="float">
            <text:p>0.06530</text:p>
          </table:table-cell>
          <table:table-cell table:style-name="ce27" table:formula="of:=[.L15]/41" office:value-type="float" office:value="0.05387" calcext:value-type="float">
            <text:p>0.05387</text:p>
          </table:table-cell>
          <table:table-cell table:style-name="ce27" table:formula="of:=[.M15]/41" office:value-type="float" office:value="0.0588948780487805" calcext:value-type="float">
            <text:p>0.05889</text:p>
          </table:table-cell>
          <table:table-cell table:style-name="ce27" table:formula="of:=[.N15]/41" office:value-type="float" office:value="0.37780487804878" calcext:value-type="float">
            <text:p>0.37780</text:p>
          </table:table-cell>
          <table:table-cell table:style-name="ce27" table:formula="of:=[.O15]/41" office:value-type="float" office:value="0.0327890243902439" calcext:value-type="float">
            <text:p>0.03279</text:p>
          </table:table-cell>
          <table:table-cell table:style-name="ce27" table:formula="of:=[.P15]/41" office:value-type="float" office:value="0.0807687804878049" calcext:value-type="float">
            <text:p>0.08077</text:p>
          </table:table-cell>
          <table:table-cell table:style-name="ce27" table:formula="of:=[.Q15]/41" office:value-type="float" office:value="0.05387" calcext:value-type="float">
            <text:p>0.05387</text:p>
          </table:table-cell>
          <table:table-cell table:style-name="ce27" table:formula="of:=[.R15]/41" office:value-type="float" office:value="0.0591824390243903" calcext:value-type="float">
            <text:p>0.05918</text:p>
          </table:table-cell>
          <table:table-cell table:style-name="ce27" table:formula="of:=[.S15]/41" office:value-type="float" office:value="0.108975853658537" calcext:value-type="float">
            <text:p>0.10898</text:p>
          </table:table-cell>
          <table:table-cell table:style-name="ce27" table:formula="of:=[.T15]/41" office:value-type="float" office:value="0.0774409756097561" calcext:value-type="float">
            <text:p>0.07744</text:p>
          </table:table-cell>
          <table:table-cell table:style-name="ce27" table:formula="of:=[.U15]/41" office:value-type="float" office:value="0.123550487804878" calcext:value-type="float">
            <text:p>0.12355</text:p>
          </table:table-cell>
          <table:table-cell table:style-name="ce27" table:formula="of:=[.V15]/41" office:value-type="float" office:value="0.048270243902439" calcext:value-type="float">
            <text:p>0.04827</text:p>
          </table:table-cell>
          <table:table-cell table:style-name="ce27" table:formula="of:=[.W15]/41" office:value-type="float" office:value="0" calcext:value-type="float">
            <text:p>0.00000</text:p>
          </table:table-cell>
          <table:table-cell table:style-name="ce27" table:formula="of:=[.X15]/41" office:value-type="float" office:value="0.111381463414634" calcext:value-type="float">
            <text:p>0.11138</text:p>
          </table:table-cell>
          <table:table-cell table:style-name="ce27" table:formula="of:=[.Y15]/41" office:value-type="float" office:value="0.0809946341463415" calcext:value-type="float">
            <text:p>0.08099</text:p>
          </table:table-cell>
          <table:table-cell table:style-name="ce27" table:formula="of:=[.Z15]/41" office:value-type="float" office:value="0.0924041463414634" calcext:value-type="float">
            <text:p>0.09240</text:p>
          </table:table-cell>
          <table:table-cell table:style-name="ce27" table:formula="of:=[.AA15]/41" office:value-type="float" office:value="0.115255609756098" calcext:value-type="float">
            <text:p>0.11526</text:p>
          </table:table-cell>
          <table:table-cell table:style-name="ce27" table:formula="of:=[.AB15]/41" office:value-type="float" office:value="0.131048536585366" calcext:value-type="float">
            <text:p>0.13105</text:p>
          </table:table-cell>
          <table:table-cell table:style-name="ce27" table:formula="of:=[.AC15]/41" office:value-type="float" office:value="0.0477136585365854" calcext:value-type="float">
            <text:p>0.04771</text:p>
          </table:table-cell>
          <table:table-cell table:style-name="ce27" table:formula="of:=[.AD15]/41" office:value-type="float" office:value="0.0791226829268293" calcext:value-type="float">
            <text:p>0.07912</text:p>
          </table:table-cell>
          <table:table-cell table:style-name="ce27" table:formula="of:=[.AE15]/41" office:value-type="float" office:value="0.109510487804878" calcext:value-type="float">
            <text:p>0.10951</text:p>
          </table:table-cell>
          <table:table-cell table:style-name="ce27" table:formula="of:=[.AF15]/41" office:value-type="float" office:value="0.0763063414634146" calcext:value-type="float">
            <text:p>0.07631</text:p>
          </table:table-cell>
          <table:table-cell table:style-name="ce27" table:formula="of:=[.AG15]/41" office:value-type="float" office:value="0.0813592682926829" calcext:value-type="float">
            <text:p>0.08136</text:p>
          </table:table-cell>
          <table:table-cell table:style-name="ce27" table:formula="of:=[.AH15]/41" office:value-type="float" office:value="0.160914634146341" calcext:value-type="float">
            <text:p>0.16091</text:p>
          </table:table-cell>
          <table:table-cell table:style-name="ce27" table:formula="of:=[.AI15]/41" office:value-type="float" office:value="0.160914634146341" calcext:value-type="float">
            <text:p>0.16091</text:p>
          </table:table-cell>
          <table:table-cell table:style-name="ce27" table:formula="of:=[.AJ15]/41" office:value-type="float" office:value="0" calcext:value-type="float">
            <text:p>0.00000</text:p>
          </table:table-cell>
          <table:table-cell table:style-name="ce27" table:formula="of:=[.AK15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4:</text:p>
          </table:table-cell>
          <table:table-cell table:style-name="ce27" table:formula="of:=[.J16]/41" office:value-type="float" office:value="0.14607" calcext:value-type="float">
            <text:p>0.14607</text:p>
          </table:table-cell>
          <table:table-cell table:style-name="ce27" table:formula="of:=[.K16]/41" office:value-type="float" office:value="0.134527073170732" calcext:value-type="float">
            <text:p>0.13453</text:p>
          </table:table-cell>
          <table:table-cell table:style-name="ce27" table:formula="of:=[.L16]/41" office:value-type="float" office:value="0.125201463414634" calcext:value-type="float">
            <text:p>0.12520</text:p>
          </table:table-cell>
          <table:table-cell table:style-name="ce27" table:formula="of:=[.M16]/41" office:value-type="float" office:value="0.140167804878049" calcext:value-type="float">
            <text:p>0.14017</text:p>
          </table:table-cell>
          <table:table-cell table:style-name="ce27" table:formula="of:=[.N16]/41" office:value-type="float" office:value="0.322978048780488" calcext:value-type="float">
            <text:p>0.32298</text:p>
          </table:table-cell>
          <table:table-cell table:style-name="ce27" table:formula="of:=[.O16]/41" office:value-type="float" office:value="0.084689756097561" calcext:value-type="float">
            <text:p>0.08469</text:p>
          </table:table-cell>
          <table:table-cell table:style-name="ce27" table:formula="of:=[.P16]/41" office:value-type="float" office:value="0.15359" calcext:value-type="float">
            <text:p>0.15359</text:p>
          </table:table-cell>
          <table:table-cell table:style-name="ce27" table:formula="of:=[.Q16]/41" office:value-type="float" office:value="0.125201463414634" calcext:value-type="float">
            <text:p>0.12520</text:p>
          </table:table-cell>
          <table:table-cell table:style-name="ce27" table:formula="of:=[.R16]/41" office:value-type="float" office:value="0.140672682926829" calcext:value-type="float">
            <text:p>0.14067</text:p>
          </table:table-cell>
          <table:table-cell table:style-name="ce27" table:formula="of:=[.S16]/41" office:value-type="float" office:value="0.160546829268293" calcext:value-type="float">
            <text:p>0.16055</text:p>
          </table:table-cell>
          <table:table-cell table:style-name="ce27" table:formula="of:=[.T16]/41" office:value-type="float" office:value="0.0385763414634146" calcext:value-type="float">
            <text:p>0.03858</text:p>
          </table:table-cell>
          <table:table-cell table:style-name="ce27" table:formula="of:=[.U16]/41" office:value-type="float" office:value="0.113600975609756" calcext:value-type="float">
            <text:p>0.11360</text:p>
          </table:table-cell>
          <table:table-cell table:style-name="ce27" table:formula="of:=[.V16]/41" office:value-type="float" office:value="0.156470243902439" calcext:value-type="float">
            <text:p>0.15647</text:p>
          </table:table-cell>
          <table:table-cell table:style-name="ce27" table:formula="of:=[.W16]/41" office:value-type="float" office:value="0.111381463414634" calcext:value-type="float">
            <text:p>0.11138</text:p>
          </table:table-cell>
          <table:table-cell table:style-name="ce27" table:formula="of:=[.X16]/41" office:value-type="float" office:value="0" calcext:value-type="float">
            <text:p>0.00000</text:p>
          </table:table-cell>
          <table:table-cell table:style-name="ce27" table:formula="of:=[.Y16]/41" office:value-type="float" office:value="0.151027804878049" calcext:value-type="float">
            <text:p>0.15103</text:p>
          </table:table-cell>
          <table:table-cell table:style-name="ce27" table:formula="of:=[.Z16]/41" office:value-type="float" office:value="0.176061951219512" calcext:value-type="float">
            <text:p>0.17606</text:p>
          </table:table-cell>
          <table:table-cell table:style-name="ce27" table:formula="of:=[.AA16]/41" office:value-type="float" office:value="0.0660129268292683" calcext:value-type="float">
            <text:p>0.06601</text:p>
          </table:table-cell>
          <table:table-cell table:style-name="ce27" table:formula="of:=[.AB16]/41" office:value-type="float" office:value="0.155398780487805" calcext:value-type="float">
            <text:p>0.15540</text:p>
          </table:table-cell>
          <table:table-cell table:style-name="ce27" table:formula="of:=[.AC16]/41" office:value-type="float" office:value="0.155557317073171" calcext:value-type="float">
            <text:p>0.15556</text:p>
          </table:table-cell>
          <table:table-cell table:style-name="ce27" table:formula="of:=[.AD16]/41" office:value-type="float" office:value="0.156175853658537" calcext:value-type="float">
            <text:p>0.15618</text:p>
          </table:table-cell>
          <table:table-cell table:style-name="ce27" table:formula="of:=[.AE16]/41" office:value-type="float" office:value="0.031270487804878" calcext:value-type="float">
            <text:p>0.03127</text:p>
          </table:table-cell>
          <table:table-cell table:style-name="ce27" table:formula="of:=[.AF16]/41" office:value-type="float" office:value="0.16202243902439" calcext:value-type="float">
            <text:p>0.16202</text:p>
          </table:table-cell>
          <table:table-cell table:style-name="ce27" table:formula="of:=[.AG16]/41" office:value-type="float" office:value="0.166044390243902" calcext:value-type="float">
            <text:p>0.16604</text:p>
          </table:table-cell>
          <table:table-cell table:style-name="ce27" table:formula="of:=[.AH16]/41" office:value-type="float" office:value="0.168503902439024" calcext:value-type="float">
            <text:p>0.16850</text:p>
          </table:table-cell>
          <table:table-cell table:style-name="ce27" table:formula="of:=[.AI16]/41" office:value-type="float" office:value="0.168503902439024" calcext:value-type="float">
            <text:p>0.16850</text:p>
          </table:table-cell>
          <table:table-cell table:style-name="ce27" table:formula="of:=[.AJ16]/41" office:value-type="float" office:value="0" calcext:value-type="float">
            <text:p>0.00000</text:p>
          </table:table-cell>
          <table:table-cell table:style-name="ce27" table:formula="of:=[.AK16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5:</text:p>
          </table:table-cell>
          <table:table-cell table:style-name="ce27" table:formula="of:=[.J17]/41" office:value-type="float" office:value="0.0163993658536585" calcext:value-type="float">
            <text:p>0.01640</text:p>
          </table:table-cell>
          <table:table-cell table:style-name="ce27" table:formula="of:=[.K17]/41" office:value-type="float" office:value="0.0178289512195122" calcext:value-type="float">
            <text:p>0.01783</text:p>
          </table:table-cell>
          <table:table-cell table:style-name="ce27" table:formula="of:=[.L17]/41" office:value-type="float" office:value="0.0297168292682927" calcext:value-type="float">
            <text:p>0.02972</text:p>
          </table:table-cell>
          <table:table-cell table:style-name="ce27" table:formula="of:=[.M17]/41" office:value-type="float" office:value="0.0227306097560976" calcext:value-type="float">
            <text:p>0.02273</text:p>
          </table:table-cell>
          <table:table-cell table:style-name="ce27" table:formula="of:=[.N17]/41" office:value-type="float" office:value="0.330924390243902" calcext:value-type="float">
            <text:p>0.33092</text:p>
          </table:table-cell>
          <table:table-cell table:style-name="ce27" table:formula="of:=[.O17]/41" office:value-type="float" office:value="0.077439512195122" calcext:value-type="float">
            <text:p>0.07744</text:p>
          </table:table-cell>
          <table:table-cell table:style-name="ce27" table:formula="of:=[.P17]/41" office:value-type="float" office:value="0.00383609756097561" calcext:value-type="float">
            <text:p>0.00384</text:p>
          </table:table-cell>
          <table:table-cell table:style-name="ce27" table:formula="of:=[.Q17]/41" office:value-type="float" office:value="0.0297168292682927" calcext:value-type="float">
            <text:p>0.02972</text:p>
          </table:table-cell>
          <table:table-cell table:style-name="ce27" table:formula="of:=[.R17]/41" office:value-type="float" office:value="0.0225754390243902" calcext:value-type="float">
            <text:p>0.02258</text:p>
          </table:table-cell>
          <table:table-cell table:style-name="ce27" table:formula="of:=[.S17]/41" office:value-type="float" office:value="0.0314551219512195" calcext:value-type="float">
            <text:p>0.03146</text:p>
          </table:table-cell>
          <table:table-cell table:style-name="ce27" table:formula="of:=[.T17]/41" office:value-type="float" office:value="0.13261" calcext:value-type="float">
            <text:p>0.13261</text:p>
          </table:table-cell>
          <table:table-cell table:style-name="ce27" table:formula="of:=[.U17]/41" office:value-type="float" office:value="0.0872343902439024" calcext:value-type="float">
            <text:p>0.08723</text:p>
          </table:table-cell>
          <table:table-cell table:style-name="ce27" table:formula="of:=[.V17]/41" office:value-type="float" office:value="0.0644531707317073" calcext:value-type="float">
            <text:p>0.06445</text:p>
          </table:table-cell>
          <table:table-cell table:style-name="ce27" table:formula="of:=[.W17]/41" office:value-type="float" office:value="0.0809946341463415" calcext:value-type="float">
            <text:p>0.08099</text:p>
          </table:table-cell>
          <table:table-cell table:style-name="ce27" table:formula="of:=[.X17]/41" office:value-type="float" office:value="0.151027804878049" calcext:value-type="float">
            <text:p>0.15103</text:p>
          </table:table-cell>
          <table:table-cell table:style-name="ce27" table:formula="of:=[.Y17]/41" office:value-type="float" office:value="0" calcext:value-type="float">
            <text:p>0.00000</text:p>
          </table:table-cell>
          <table:table-cell table:style-name="ce27" table:formula="of:=[.Z17]/41" office:value-type="float" office:value="0.0279175609756098" calcext:value-type="float">
            <text:p>0.02792</text:p>
          </table:table-cell>
          <table:table-cell table:style-name="ce27" table:formula="of:=[.AA17]/41" office:value-type="float" office:value="0.182481951219512" calcext:value-type="float">
            <text:p>0.18248</text:p>
          </table:table-cell>
          <table:table-cell table:style-name="ce27" table:formula="of:=[.AB17]/41" office:value-type="float" office:value="0.0647760975609756" calcext:value-type="float">
            <text:p>0.06478</text:p>
          </table:table-cell>
          <table:table-cell table:style-name="ce27" table:formula="of:=[.AC17]/41" office:value-type="float" office:value="0.0632319512195122" calcext:value-type="float">
            <text:p>0.06323</text:p>
          </table:table-cell>
          <table:table-cell table:style-name="ce27" table:formula="of:=[.AD17]/41" office:value-type="float" office:value="0.00947782926829268" calcext:value-type="float">
            <text:p>0.00948</text:p>
          </table:table-cell>
          <table:table-cell table:style-name="ce27" table:formula="of:=[.AE17]/41" office:value-type="float" office:value="0.131647804878049" calcext:value-type="float">
            <text:p>0.13165</text:p>
          </table:table-cell>
          <table:table-cell table:style-name="ce27" table:formula="of:=[.AF17]/41" office:value-type="float" office:value="0.0221974634146341" calcext:value-type="float">
            <text:p>0.02220</text:p>
          </table:table-cell>
          <table:table-cell table:style-name="ce27" table:formula="of:=[.AG17]/41" office:value-type="float" office:value="0.0223638048780488" calcext:value-type="float">
            <text:p>0.02236</text:p>
          </table:table-cell>
          <table:table-cell table:style-name="ce27" table:formula="of:=[.AH17]/41" office:value-type="float" office:value="0.0975280487804878" calcext:value-type="float">
            <text:p>0.09753</text:p>
          </table:table-cell>
          <table:table-cell table:style-name="ce27" table:formula="of:=[.AI17]/41" office:value-type="float" office:value="0.0975280487804878" calcext:value-type="float">
            <text:p>0.09753</text:p>
          </table:table-cell>
          <table:table-cell table:style-name="ce27" table:formula="of:=[.AJ17]/41" office:value-type="float" office:value="0" calcext:value-type="float">
            <text:p>0.00000</text:p>
          </table:table-cell>
          <table:table-cell table:style-name="ce27" table:formula="of:=[.AK17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6:</text:p>
          </table:table-cell>
          <table:table-cell table:style-name="ce27" table:formula="of:=[.J18]/41" office:value-type="float" office:value="0.0303626829268293" calcext:value-type="float">
            <text:p>0.03036</text:p>
          </table:table-cell>
          <table:table-cell table:style-name="ce27" table:formula="of:=[.K18]/41" office:value-type="float" office:value="0.0417643902439025" calcext:value-type="float">
            <text:p>0.04176</text:p>
          </table:table-cell>
          <table:table-cell table:style-name="ce27" table:formula="of:=[.L18]/41" office:value-type="float" office:value="0.051070243902439" calcext:value-type="float">
            <text:p>0.05107</text:p>
          </table:table-cell>
          <table:table-cell table:style-name="ce27" table:formula="of:=[.M18]/41" office:value-type="float" office:value="0.0371736585365854" calcext:value-type="float">
            <text:p>0.03717</text:p>
          </table:table-cell>
          <table:table-cell table:style-name="ce27" table:formula="of:=[.N18]/41" office:value-type="float" office:value="0.351153658536585" calcext:value-type="float">
            <text:p>0.35115</text:p>
          </table:table-cell>
          <table:table-cell table:style-name="ce27" table:formula="of:=[.O18]/41" office:value-type="float" office:value="0.0974919512195122" calcext:value-type="float">
            <text:p>0.09749</text:p>
          </table:table-cell>
          <table:table-cell table:style-name="ce27" table:formula="of:=[.P18]/41" office:value-type="float" office:value="0.0243509756097561" calcext:value-type="float">
            <text:p>0.02435</text:p>
          </table:table-cell>
          <table:table-cell table:style-name="ce27" table:formula="of:=[.Q18]/41" office:value-type="float" office:value="0.051070243902439" calcext:value-type="float">
            <text:p>0.05107</text:p>
          </table:table-cell>
          <table:table-cell table:style-name="ce27" table:formula="of:=[.R18]/41" office:value-type="float" office:value="0.0367068292682927" calcext:value-type="float">
            <text:p>0.03671</text:p>
          </table:table-cell>
          <table:table-cell table:style-name="ce27" table:formula="of:=[.S18]/41" office:value-type="float" office:value="0.0476251219512195" calcext:value-type="float">
            <text:p>0.04763</text:p>
          </table:table-cell>
          <table:table-cell table:style-name="ce27" table:formula="of:=[.T18]/41" office:value-type="float" office:value="0.154411463414634" calcext:value-type="float">
            <text:p>0.15441</text:p>
          </table:table-cell>
          <table:table-cell table:style-name="ce27" table:formula="of:=[.U18]/41" office:value-type="float" office:value="0.113892682926829" calcext:value-type="float">
            <text:p>0.11389</text:p>
          </table:table-cell>
          <table:table-cell table:style-name="ce27" table:formula="of:=[.V18]/41" office:value-type="float" office:value="0.0602656097560976" calcext:value-type="float">
            <text:p>0.06027</text:p>
          </table:table-cell>
          <table:table-cell table:style-name="ce27" table:formula="of:=[.W18]/41" office:value-type="float" office:value="0.0924041463414634" calcext:value-type="float">
            <text:p>0.09240</text:p>
          </table:table-cell>
          <table:table-cell table:style-name="ce27" table:formula="of:=[.X18]/41" office:value-type="float" office:value="0.176061951219512" calcext:value-type="float">
            <text:p>0.17606</text:p>
          </table:table-cell>
          <table:table-cell table:style-name="ce27" table:formula="of:=[.Y18]/41" office:value-type="float" office:value="0.0279175609756098" calcext:value-type="float">
            <text:p>0.02792</text:p>
          </table:table-cell>
          <table:table-cell table:style-name="ce27" table:formula="of:=[.Z18]/41" office:value-type="float" office:value="0" calcext:value-type="float">
            <text:p>0.00000</text:p>
          </table:table-cell>
          <table:table-cell table:style-name="ce27" table:formula="of:=[.AA18]/41" office:value-type="float" office:value="0.202012926829268" calcext:value-type="float">
            <text:p>0.20201</text:p>
          </table:table-cell>
          <table:table-cell table:style-name="ce27" table:formula="of:=[.AB18]/41" office:value-type="float" office:value="0.0845453658536585" calcext:value-type="float">
            <text:p>0.08455</text:p>
          </table:table-cell>
          <table:table-cell table:style-name="ce27" table:formula="of:=[.AC18]/41" office:value-type="float" office:value="0.0594251219512195" calcext:value-type="float">
            <text:p>0.05943</text:p>
          </table:table-cell>
          <table:table-cell table:style-name="ce27" table:formula="of:=[.AD18]/41" office:value-type="float" office:value="0.0202795365853659" calcext:value-type="float">
            <text:p>0.02028</text:p>
          </table:table-cell>
          <table:table-cell table:style-name="ce27" table:formula="of:=[.AE18]/41" office:value-type="float" office:value="0.158365365853659" calcext:value-type="float">
            <text:p>0.15837</text:p>
          </table:table-cell>
          <table:table-cell table:style-name="ce27" table:formula="of:=[.AF18]/41" office:value-type="float" office:value="0.0161742682926829" calcext:value-type="float">
            <text:p>0.01617</text:p>
          </table:table-cell>
          <table:table-cell table:style-name="ce27" table:formula="of:=[.AG18]/41" office:value-type="float" office:value="0.0111703658536585" calcext:value-type="float">
            <text:p>0.01117</text:p>
          </table:table-cell>
          <table:table-cell table:style-name="ce27" table:formula="of:=[.AH18]/41" office:value-type="float" office:value="0.116216097560976" calcext:value-type="float">
            <text:p>0.11622</text:p>
          </table:table-cell>
          <table:table-cell table:style-name="ce27" table:formula="of:=[.AI18]/41" office:value-type="float" office:value="0.116216097560976" calcext:value-type="float">
            <text:p>0.11622</text:p>
          </table:table-cell>
          <table:table-cell table:style-name="ce27" table:formula="of:=[.AJ18]/41" office:value-type="float" office:value="0" calcext:value-type="float">
            <text:p>0.00000</text:p>
          </table:table-cell>
          <table:table-cell table:style-name="ce27" table:formula="of:=[.AK18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4" office:value-type="string" calcext:value-type="string">
            <text:p>17:</text:p>
          </table:table-cell>
          <table:table-cell table:style-name="ce27" table:formula="of:=[.J19]/41" office:value-type="float" office:value="0.172232195121951" calcext:value-type="float">
            <text:p>0.17223</text:p>
          </table:table-cell>
          <table:table-cell table:style-name="ce27" table:formula="of:=[.K19]/41" office:value-type="float" office:value="0.16465487804878" calcext:value-type="float">
            <text:p>0.16465</text:p>
          </table:table-cell>
          <table:table-cell table:style-name="ce27" table:formula="of:=[.L19]/41" office:value-type="float" office:value="0.152999756097561" calcext:value-type="float">
            <text:p>0.15300</text:p>
          </table:table-cell>
          <table:table-cell table:style-name="ce27" table:formula="of:=[.M19]/41" office:value-type="float" office:value="0.165020243902439" calcext:value-type="float">
            <text:p>0.16502</text:p>
          </table:table-cell>
          <table:table-cell table:style-name="ce27" table:formula="of:=[.N19]/41" office:value-type="float" office:value="0.388521951219512" calcext:value-type="float">
            <text:p>0.38852</text:p>
          </table:table-cell>
          <table:table-cell table:style-name="ce27" table:formula="of:=[.O19]/41" office:value-type="float" office:value="0.105142926829268" calcext:value-type="float">
            <text:p>0.10514</text:p>
          </table:table-cell>
          <table:table-cell table:style-name="ce27" table:formula="of:=[.P19]/41" office:value-type="float" office:value="0.183906097560976" calcext:value-type="float">
            <text:p>0.18391</text:p>
          </table:table-cell>
          <table:table-cell table:style-name="ce27" table:formula="of:=[.Q19]/41" office:value-type="float" office:value="0.152999756097561" calcext:value-type="float">
            <text:p>0.15300</text:p>
          </table:table-cell>
          <table:table-cell table:style-name="ce27" table:formula="of:=[.R19]/41" office:value-type="float" office:value="0.165463170731707" calcext:value-type="float">
            <text:p>0.16546</text:p>
          </table:table-cell>
          <table:table-cell table:style-name="ce27" table:formula="of:=[.S19]/41" office:value-type="float" office:value="0.200988536585366" calcext:value-type="float">
            <text:p>0.20099</text:p>
          </table:table-cell>
          <table:table-cell table:style-name="ce27" table:formula="of:=[.T19]/41" office:value-type="float" office:value="0.052789756097561" calcext:value-type="float">
            <text:p>0.05279</text:p>
          </table:table-cell>
          <table:table-cell table:style-name="ce27" table:formula="of:=[.U19]/41" office:value-type="float" office:value="0.170964146341463" calcext:value-type="float">
            <text:p>0.17096</text:p>
          </table:table-cell>
          <table:table-cell table:style-name="ce27" table:formula="of:=[.V19]/41" office:value-type="float" office:value="0.163121707317073" calcext:value-type="float">
            <text:p>0.16312</text:p>
          </table:table-cell>
          <table:table-cell table:style-name="ce27" table:formula="of:=[.W19]/41" office:value-type="float" office:value="0.115255609756098" calcext:value-type="float">
            <text:p>0.11526</text:p>
          </table:table-cell>
          <table:table-cell table:style-name="ce27" table:formula="of:=[.X19]/41" office:value-type="float" office:value="0.0660129268292683" calcext:value-type="float">
            <text:p>0.06601</text:p>
          </table:table-cell>
          <table:table-cell table:style-name="ce27" table:formula="of:=[.Y19]/41" office:value-type="float" office:value="0.182481951219512" calcext:value-type="float">
            <text:p>0.18248</text:p>
          </table:table-cell>
          <table:table-cell table:style-name="ce27" table:formula="of:=[.Z19]/41" office:value-type="float" office:value="0.202012926829268" calcext:value-type="float">
            <text:p>0.20201</text:p>
          </table:table-cell>
          <table:table-cell table:style-name="ce27" table:formula="of:=[.AA19]/41" office:value-type="float" office:value="0" calcext:value-type="float">
            <text:p>0.00000</text:p>
          </table:table-cell>
          <table:table-cell table:style-name="ce27" table:formula="of:=[.AB19]/41" office:value-type="float" office:value="0.205682926829268" calcext:value-type="float">
            <text:p>0.20568</text:p>
          </table:table-cell>
          <table:table-cell table:style-name="ce27" table:formula="of:=[.AC19]/41" office:value-type="float" office:value="0.162691219512195" calcext:value-type="float">
            <text:p>0.16269</text:p>
          </table:table-cell>
          <table:table-cell table:style-name="ce27" table:formula="of:=[.AD19]/41" office:value-type="float" office:value="0.184568048780488" calcext:value-type="float">
            <text:p>0.18457</text:p>
          </table:table-cell>
          <table:table-cell table:style-name="ce27" table:formula="of:=[.AE19]/41" office:value-type="float" office:value="0.0952414634146341" calcext:value-type="float">
            <text:p>0.09524</text:p>
          </table:table-cell>
          <table:table-cell table:style-name="ce27" table:formula="of:=[.AF19]/41" office:value-type="float" office:value="0.186101219512195" calcext:value-type="float">
            <text:p>0.18610</text:p>
          </table:table-cell>
          <table:table-cell table:style-name="ce27" table:formula="of:=[.AG19]/41" office:value-type="float" office:value="0.190928780487805" calcext:value-type="float">
            <text:p>0.19093</text:p>
          </table:table-cell>
          <table:table-cell table:style-name="ce27" table:formula="of:=[.AH19]/41" office:value-type="float" office:value="0.224718780487805" calcext:value-type="float">
            <text:p>0.22472</text:p>
          </table:table-cell>
          <table:table-cell table:style-name="ce27" table:formula="of:=[.AI19]/41" office:value-type="float" office:value="0.224718780487805" calcext:value-type="float">
            <text:p>0.22472</text:p>
          </table:table-cell>
          <table:table-cell table:style-name="ce27" table:formula="of:=[.AJ19]/41" office:value-type="float" office:value="0" calcext:value-type="float">
            <text:p>0.00000</text:p>
          </table:table-cell>
          <table:table-cell table:style-name="ce27" table:formula="of:=[.AK19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4" office:value-type="string" calcext:value-type="string">
            <text:p>18:</text:p>
          </table:table-cell>
          <table:table-cell table:style-name="ce27" table:formula="of:=[.J20]/41" office:value-type="float" office:value="0.079519756097561" calcext:value-type="float">
            <text:p>0.07952</text:p>
          </table:table-cell>
          <table:table-cell table:style-name="ce27" table:formula="of:=[.K20]/41" office:value-type="float" office:value="0.07082" calcext:value-type="float">
            <text:p>0.07082</text:p>
          </table:table-cell>
          <table:table-cell table:style-name="ce27" table:formula="of:=[.L20]/41" office:value-type="float" office:value="0.0793092682926829" calcext:value-type="float">
            <text:p>0.07931</text:p>
          </table:table-cell>
          <table:table-cell table:style-name="ce27" table:formula="of:=[.M20]/41" office:value-type="float" office:value="0.0833185365853658" calcext:value-type="float">
            <text:p>0.08332</text:p>
          </table:table-cell>
          <table:table-cell table:style-name="ce27" table:formula="of:=[.N20]/41" office:value-type="float" office:value="0.266907317073171" calcext:value-type="float">
            <text:p>0.26691</text:p>
          </table:table-cell>
          <table:table-cell table:style-name="ce27" table:formula="of:=[.O20]/41" office:value-type="float" office:value="0.112303902439024" calcext:value-type="float">
            <text:p>0.11230</text:p>
          </table:table-cell>
          <table:table-cell table:style-name="ce27" table:formula="of:=[.P20]/41" office:value-type="float" office:value="0.0680263414634146" calcext:value-type="float">
            <text:p>0.06803</text:p>
          </table:table-cell>
          <table:table-cell table:style-name="ce27" table:formula="of:=[.Q20]/41" office:value-type="float" office:value="0.0793092682926829" calcext:value-type="float">
            <text:p>0.07931</text:p>
          </table:table-cell>
          <table:table-cell table:style-name="ce27" table:formula="of:=[.R20]/41" office:value-type="float" office:value="0.0834265853658537" calcext:value-type="float">
            <text:p>0.08343</text:p>
          </table:table-cell>
          <table:table-cell table:style-name="ce27" table:formula="of:=[.S20]/41" office:value-type="float" office:value="0.0369582926829268" calcext:value-type="float">
            <text:p>0.03696</text:p>
          </table:table-cell>
          <table:table-cell table:style-name="ce27" table:formula="of:=[.T20]/41" office:value-type="float" office:value="0.152926585365854" calcext:value-type="float">
            <text:p>0.15293</text:p>
          </table:table-cell>
          <table:table-cell table:style-name="ce27" table:formula="of:=[.U20]/41" office:value-type="float" office:value="0.0485382926829268" calcext:value-type="float">
            <text:p>0.04854</text:p>
          </table:table-cell>
          <table:table-cell table:style-name="ce27" table:formula="of:=[.V20]/41" office:value-type="float" office:value="0.128015853658537" calcext:value-type="float">
            <text:p>0.12802</text:p>
          </table:table-cell>
          <table:table-cell table:style-name="ce27" table:formula="of:=[.W20]/41" office:value-type="float" office:value="0.131048536585366" calcext:value-type="float">
            <text:p>0.13105</text:p>
          </table:table-cell>
          <table:table-cell table:style-name="ce27" table:formula="of:=[.X20]/41" office:value-type="float" office:value="0.155398780487805" calcext:value-type="float">
            <text:p>0.15540</text:p>
          </table:table-cell>
          <table:table-cell table:style-name="ce27" table:formula="of:=[.Y20]/41" office:value-type="float" office:value="0.0647760975609756" calcext:value-type="float">
            <text:p>0.06478</text:p>
          </table:table-cell>
          <table:table-cell table:style-name="ce27" table:formula="of:=[.Z20]/41" office:value-type="float" office:value="0.0845453658536585" calcext:value-type="float">
            <text:p>0.08455</text:p>
          </table:table-cell>
          <table:table-cell table:style-name="ce27" table:formula="of:=[.AA20]/41" office:value-type="float" office:value="0.205682926829268" calcext:value-type="float">
            <text:p>0.20568</text:p>
          </table:table-cell>
          <table:table-cell table:style-name="ce27" table:formula="of:=[.AB20]/41" office:value-type="float" office:value="0" calcext:value-type="float">
            <text:p>0.00000</text:p>
          </table:table-cell>
          <table:table-cell table:style-name="ce27" table:formula="of:=[.AC20]/41" office:value-type="float" office:value="0.126723902439024" calcext:value-type="float">
            <text:p>0.12672</text:p>
          </table:table-cell>
          <table:table-cell table:style-name="ce27" table:formula="of:=[.AD20]/41" office:value-type="float" office:value="0.0735934146341463" calcext:value-type="float">
            <text:p>0.07359</text:p>
          </table:table-cell>
          <table:table-cell table:style-name="ce27" table:formula="of:=[.AE20]/41" office:value-type="float" office:value="0.127080243902439" calcext:value-type="float">
            <text:p>0.12708</text:p>
          </table:table-cell>
          <table:table-cell table:style-name="ce27" table:formula="of:=[.AF20]/41" office:value-type="float" office:value="0.0861875609756098" calcext:value-type="float">
            <text:p>0.08619</text:p>
          </table:table-cell>
          <table:table-cell table:style-name="ce27" table:formula="of:=[.AG20]/41" office:value-type="float" office:value="0.0847758536585366" calcext:value-type="float">
            <text:p>0.08478</text:p>
          </table:table-cell>
          <table:table-cell table:style-name="ce27" table:formula="of:=[.AH20]/41" office:value-type="float" office:value="0.0327675609756098" calcext:value-type="float">
            <text:p>0.03277</text:p>
          </table:table-cell>
          <table:table-cell table:style-name="ce27" table:formula="of:=[.AI20]/41" office:value-type="float" office:value="0.0327675609756098" calcext:value-type="float">
            <text:p>0.03277</text:p>
          </table:table-cell>
          <table:table-cell table:style-name="ce27" table:formula="of:=[.AJ20]/41" office:value-type="float" office:value="0" calcext:value-type="float">
            <text:p>0.00000</text:p>
          </table:table-cell>
          <table:table-cell table:style-name="ce27" table:formula="of:=[.AK20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4" office:value-type="string" calcext:value-type="string">
            <text:p>19:</text:p>
          </table:table-cell>
          <table:table-cell table:style-name="ce27" table:formula="of:=[.J21]/41" office:value-type="float" office:value="0.0473741463414634" calcext:value-type="float">
            <text:p>0.04737</text:p>
          </table:table-cell>
          <table:table-cell table:style-name="ce27" table:formula="of:=[.K21]/41" office:value-type="float" office:value="0.0568351219512195" calcext:value-type="float">
            <text:p>0.05684</text:p>
          </table:table-cell>
          <table:table-cell table:style-name="ce27" table:formula="of:=[.L21]/41" office:value-type="float" office:value="0.0524251219512195" calcext:value-type="float">
            <text:p>0.05243</text:p>
          </table:table-cell>
          <table:table-cell table:style-name="ce27" table:formula="of:=[.M21]/41" office:value-type="float" office:value="0.0435912195121951" calcext:value-type="float">
            <text:p>0.04359</text:p>
          </table:table-cell>
          <table:table-cell table:style-name="ce27" table:formula="of:=[.N21]/41" office:value-type="float" office:value="0.389492682926829" calcext:value-type="float">
            <text:p>0.38949</text:p>
          </table:table-cell>
          <table:table-cell table:style-name="ce27" table:formula="of:=[.O21]/41" office:value-type="float" office:value="0.0711939024390244" calcext:value-type="float">
            <text:p>0.07119</text:p>
          </table:table-cell>
          <table:table-cell table:style-name="ce27" table:formula="of:=[.P21]/41" office:value-type="float" office:value="0.0607960975609756" calcext:value-type="float">
            <text:p>0.06080</text:p>
          </table:table-cell>
          <table:table-cell table:style-name="ce27" table:formula="of:=[.Q21]/41" office:value-type="float" office:value="0.0524251219512195" calcext:value-type="float">
            <text:p>0.05243</text:p>
          </table:table-cell>
          <table:table-cell table:style-name="ce27" table:formula="of:=[.R21]/41" office:value-type="float" office:value="0.0434314634146342" calcext:value-type="float">
            <text:p>0.04343</text:p>
          </table:table-cell>
          <table:table-cell table:style-name="ce27" table:formula="of:=[.S21]/41" office:value-type="float" office:value="0.0946319512195122" calcext:value-type="float">
            <text:p>0.09463</text:p>
          </table:table-cell>
          <table:table-cell table:style-name="ce27" table:formula="of:=[.T21]/41" office:value-type="float" office:value="0.12412756097561" calcext:value-type="float">
            <text:p>0.12413</text:p>
          </table:table-cell>
          <table:table-cell table:style-name="ce27" table:formula="of:=[.U21]/41" office:value-type="float" office:value="0.137008536585366" calcext:value-type="float">
            <text:p>0.13701</text:p>
          </table:table-cell>
          <table:table-cell table:style-name="ce27" table:formula="of:=[.V21]/41" office:value-type="float" office:value="0.00135760975609756" calcext:value-type="float">
            <text:p>0.00136</text:p>
          </table:table-cell>
          <table:table-cell table:style-name="ce27" table:formula="of:=[.W21]/41" office:value-type="float" office:value="0.0477136585365854" calcext:value-type="float">
            <text:p>0.04771</text:p>
          </table:table-cell>
          <table:table-cell table:style-name="ce27" table:formula="of:=[.X21]/41" office:value-type="float" office:value="0.155557317073171" calcext:value-type="float">
            <text:p>0.15556</text:p>
          </table:table-cell>
          <table:table-cell table:style-name="ce27" table:formula="of:=[.Y21]/41" office:value-type="float" office:value="0.0632319512195122" calcext:value-type="float">
            <text:p>0.06323</text:p>
          </table:table-cell>
          <table:table-cell table:style-name="ce27" table:formula="of:=[.Z21]/41" office:value-type="float" office:value="0.0594251219512195" calcext:value-type="float">
            <text:p>0.05943</text:p>
          </table:table-cell>
          <table:table-cell table:style-name="ce27" table:formula="of:=[.AA21]/41" office:value-type="float" office:value="0.162691219512195" calcext:value-type="float">
            <text:p>0.16269</text:p>
          </table:table-cell>
          <table:table-cell table:style-name="ce27" table:formula="of:=[.AB21]/41" office:value-type="float" office:value="0.126723902439024" calcext:value-type="float">
            <text:p>0.12672</text:p>
          </table:table-cell>
          <table:table-cell table:style-name="ce27" table:formula="of:=[.AC21]/41" office:value-type="float" office:value="0" calcext:value-type="float">
            <text:p>0.00000</text:p>
          </table:table-cell>
          <table:table-cell table:style-name="ce27" table:formula="of:=[.AD21]/41" office:value-type="float" office:value="0.0562139024390244" calcext:value-type="float">
            <text:p>0.05621</text:p>
          </table:table-cell>
          <table:table-cell table:style-name="ce27" table:formula="of:=[.AE21]/41" office:value-type="float" office:value="0.148150731707317" calcext:value-type="float">
            <text:p>0.14815</text:p>
          </table:table-cell>
          <table:table-cell table:style-name="ce27" table:formula="of:=[.AF21]/41" office:value-type="float" office:value="0.0465007317073171" calcext:value-type="float">
            <text:p>0.04650</text:p>
          </table:table-cell>
          <table:table-cell table:style-name="ce27" table:formula="of:=[.AG21]/41" office:value-type="float" office:value="0.0506778048780488" calcext:value-type="float">
            <text:p>0.05068</text:p>
          </table:table-cell>
          <table:table-cell table:style-name="ce27" table:formula="of:=[.AH21]/41" office:value-type="float" office:value="0.159356097560976" calcext:value-type="float">
            <text:p>0.15936</text:p>
          </table:table-cell>
          <table:table-cell table:style-name="ce27" table:formula="of:=[.AI21]/41" office:value-type="float" office:value="0.159356097560976" calcext:value-type="float">
            <text:p>0.15936</text:p>
          </table:table-cell>
          <table:table-cell table:style-name="ce27" table:formula="of:=[.AJ21]/41" office:value-type="float" office:value="0" calcext:value-type="float">
            <text:p>0.00000</text:p>
          </table:table-cell>
          <table:table-cell table:style-name="ce27" table:formula="of:=[.AK21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4" office:value-type="string" calcext:value-type="string">
            <text:p>20:</text:p>
          </table:table-cell>
          <table:table-cell table:style-name="ce27" table:formula="of:=[.J22]/41" office:value-type="float" office:value="0.012936" calcext:value-type="float">
            <text:p>0.01294</text:p>
          </table:table-cell>
          <table:table-cell table:style-name="ce27" table:formula="of:=[.K22]/41" office:value-type="float" office:value="0.0216582195121951" calcext:value-type="float">
            <text:p>0.02166</text:p>
          </table:table-cell>
          <table:table-cell table:style-name="ce27" table:formula="of:=[.L22]/41" office:value-type="float" office:value="0.0319190243902439" calcext:value-type="float">
            <text:p>0.03192</text:p>
          </table:table-cell>
          <table:table-cell table:style-name="ce27" table:formula="of:=[.M22]/41" office:value-type="float" office:value="0.0204034390243902" calcext:value-type="float">
            <text:p>0.02040</text:p>
          </table:table-cell>
          <table:table-cell table:style-name="ce27" table:formula="of:=[.N22]/41" office:value-type="float" office:value="0.340082926829268" calcext:value-type="float">
            <text:p>0.34008</text:p>
          </table:table-cell>
          <table:table-cell table:style-name="ce27" table:formula="of:=[.O22]/41" office:value-type="float" office:value="0.0794836585365854" calcext:value-type="float">
            <text:p>0.07948</text:p>
          </table:table-cell>
          <table:table-cell table:style-name="ce27" table:formula="of:=[.P22]/41" office:value-type="float" office:value="0.00573817073170732" calcext:value-type="float">
            <text:p>0.00574</text:p>
          </table:table-cell>
          <table:table-cell table:style-name="ce27" table:formula="of:=[.Q22]/41" office:value-type="float" office:value="0.0319190243902439" calcext:value-type="float">
            <text:p>0.03192</text:p>
          </table:table-cell>
          <table:table-cell table:style-name="ce27" table:formula="of:=[.R22]/41" office:value-type="float" office:value="0.0200603170731707" calcext:value-type="float">
            <text:p>0.02006</text:p>
          </table:table-cell>
          <table:table-cell table:style-name="ce27" table:formula="of:=[.S22]/41" office:value-type="float" office:value="0.038889756097561" calcext:value-type="float">
            <text:p>0.03889</text:p>
          </table:table-cell>
          <table:table-cell table:style-name="ce27" table:formula="of:=[.T22]/41" office:value-type="float" office:value="0.135783658536585" calcext:value-type="float">
            <text:p>0.13578</text:p>
          </table:table-cell>
          <table:table-cell table:style-name="ce27" table:formula="of:=[.U22]/41" office:value-type="float" office:value="0.0965756097560976" calcext:value-type="float">
            <text:p>0.09658</text:p>
          </table:table-cell>
          <table:table-cell table:style-name="ce27" table:formula="of:=[.V22]/41" office:value-type="float" office:value="0.0573658536585366" calcext:value-type="float">
            <text:p>0.05737</text:p>
          </table:table-cell>
          <table:table-cell table:style-name="ce27" table:formula="of:=[.W22]/41" office:value-type="float" office:value="0.0791226829268293" calcext:value-type="float">
            <text:p>0.07912</text:p>
          </table:table-cell>
          <table:table-cell table:style-name="ce27" table:formula="of:=[.X22]/41" office:value-type="float" office:value="0.156175853658537" calcext:value-type="float">
            <text:p>0.15618</text:p>
          </table:table-cell>
          <table:table-cell table:style-name="ce27" table:formula="of:=[.Y22]/41" office:value-type="float" office:value="0.00947782926829268" calcext:value-type="float">
            <text:p>0.00948</text:p>
          </table:table-cell>
          <table:table-cell table:style-name="ce27" table:formula="of:=[.Z22]/41" office:value-type="float" office:value="0.0202795365853659" calcext:value-type="float">
            <text:p>0.02028</text:p>
          </table:table-cell>
          <table:table-cell table:style-name="ce27" table:formula="of:=[.AA22]/41" office:value-type="float" office:value="0.184568048780488" calcext:value-type="float">
            <text:p>0.18457</text:p>
          </table:table-cell>
          <table:table-cell table:style-name="ce27" table:formula="of:=[.AB22]/41" office:value-type="float" office:value="0.0735934146341463" calcext:value-type="float">
            <text:p>0.07359</text:p>
          </table:table-cell>
          <table:table-cell table:style-name="ce27" table:formula="of:=[.AC22]/41" office:value-type="float" office:value="0.0562139024390244" calcext:value-type="float">
            <text:p>0.05621</text:p>
          </table:table-cell>
          <table:table-cell table:style-name="ce27" table:formula="of:=[.AD22]/41" office:value-type="float" office:value="0" calcext:value-type="float">
            <text:p>0.00000</text:p>
          </table:table-cell>
          <table:table-cell table:style-name="ce27" table:formula="of:=[.AE22]/41" office:value-type="float" office:value="0.138097073170732" calcext:value-type="float">
            <text:p>0.13810</text:p>
          </table:table-cell>
          <table:table-cell table:style-name="ce27" table:formula="of:=[.AF22]/41" office:value-type="float" office:value="0.0127903414634146" calcext:value-type="float">
            <text:p>0.01279</text:p>
          </table:table-cell>
          <table:table-cell table:style-name="ce27" table:formula="of:=[.AG22]/41" office:value-type="float" office:value="0.0130337317073171" calcext:value-type="float">
            <text:p>0.01303</text:p>
          </table:table-cell>
          <table:table-cell table:style-name="ce27" table:formula="of:=[.AH22]/41" office:value-type="float" office:value="0.10627243902439" calcext:value-type="float">
            <text:p>0.10627</text:p>
          </table:table-cell>
          <table:table-cell table:style-name="ce27" table:formula="of:=[.AI22]/41" office:value-type="float" office:value="0.10627243902439" calcext:value-type="float">
            <text:p>0.10627</text:p>
          </table:table-cell>
          <table:table-cell table:style-name="ce27" table:formula="of:=[.AJ22]/41" office:value-type="float" office:value="0" calcext:value-type="float">
            <text:p>0.00000</text:p>
          </table:table-cell>
          <table:table-cell table:style-name="ce27" table:formula="of:=[.AK22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4" office:value-type="string" calcext:value-type="string">
            <text:p>21:</text:p>
          </table:table-cell>
          <table:table-cell table:style-name="ce27" table:formula="of:=[.J23]/41" office:value-type="float" office:value="0.129636097560976" calcext:value-type="float">
            <text:p>0.12964</text:p>
          </table:table-cell>
          <table:table-cell table:style-name="ce27" table:formula="of:=[.K23]/41" office:value-type="float" office:value="0.116713170731707" calcext:value-type="float">
            <text:p>0.11671</text:p>
          </table:table-cell>
          <table:table-cell table:style-name="ce27" table:formula="of:=[.L23]/41" office:value-type="float" office:value="0.109279024390244" calcext:value-type="float">
            <text:p>0.10928</text:p>
          </table:table-cell>
          <table:table-cell table:style-name="ce27" table:formula="of:=[.M23]/41" office:value-type="float" office:value="0.124761951219512" calcext:value-type="float">
            <text:p>0.12476</text:p>
          </table:table-cell>
          <table:table-cell table:style-name="ce27" table:formula="of:=[.N23]/41" office:value-type="float" office:value="0.297151219512195" calcext:value-type="float">
            <text:p>0.29715</text:p>
          </table:table-cell>
          <table:table-cell table:style-name="ce27" table:formula="of:=[.O23]/41" office:value-type="float" office:value="0.0781029268292683" calcext:value-type="float">
            <text:p>0.07810</text:p>
          </table:table-cell>
          <table:table-cell table:style-name="ce27" table:formula="of:=[.P23]/41" office:value-type="float" office:value="0.13466512195122" calcext:value-type="float">
            <text:p>0.13467</text:p>
          </table:table-cell>
          <table:table-cell table:style-name="ce27" table:formula="of:=[.Q23]/41" office:value-type="float" office:value="0.109279024390244" calcext:value-type="float">
            <text:p>0.10928</text:p>
          </table:table-cell>
          <table:table-cell table:style-name="ce27" table:formula="of:=[.R23]/41" office:value-type="float" office:value="0.125267317073171" calcext:value-type="float">
            <text:p>0.12527</text:p>
          </table:table-cell>
          <table:table-cell table:style-name="ce27" table:formula="of:=[.S23]/41" office:value-type="float" office:value="0.136428536585366" calcext:value-type="float">
            <text:p>0.13643</text:p>
          </table:table-cell>
          <table:table-cell table:style-name="ce27" table:formula="of:=[.T23]/41" office:value-type="float" office:value="0.0543653658536585" calcext:value-type="float">
            <text:p>0.05437</text:p>
          </table:table-cell>
          <table:table-cell table:style-name="ce27" table:formula="of:=[.U23]/41" office:value-type="float" office:value="0.0832480487804878" calcext:value-type="float">
            <text:p>0.08325</text:p>
          </table:table-cell>
          <table:table-cell table:style-name="ce27" table:formula="of:=[.V23]/41" office:value-type="float" office:value="0.149245121951219" calcext:value-type="float">
            <text:p>0.14925</text:p>
          </table:table-cell>
          <table:table-cell table:style-name="ce27" table:formula="of:=[.W23]/41" office:value-type="float" office:value="0.109510487804878" calcext:value-type="float">
            <text:p>0.10951</text:p>
          </table:table-cell>
          <table:table-cell table:style-name="ce27" table:formula="of:=[.X23]/41" office:value-type="float" office:value="0.031270487804878" calcext:value-type="float">
            <text:p>0.03127</text:p>
          </table:table-cell>
          <table:table-cell table:style-name="ce27" table:formula="of:=[.Y23]/41" office:value-type="float" office:value="0.131647804878049" calcext:value-type="float">
            <text:p>0.13165</text:p>
          </table:table-cell>
          <table:table-cell table:style-name="ce27" table:formula="of:=[.Z23]/41" office:value-type="float" office:value="0.158365365853659" calcext:value-type="float">
            <text:p>0.15837</text:p>
          </table:table-cell>
          <table:table-cell table:style-name="ce27" table:formula="of:=[.AA23]/41" office:value-type="float" office:value="0.0952414634146341" calcext:value-type="float">
            <text:p>0.09524</text:p>
          </table:table-cell>
          <table:table-cell table:style-name="ce27" table:formula="of:=[.AB23]/41" office:value-type="float" office:value="0.127080243902439" calcext:value-type="float">
            <text:p>0.12708</text:p>
          </table:table-cell>
          <table:table-cell table:style-name="ce27" table:formula="of:=[.AC23]/41" office:value-type="float" office:value="0.148150731707317" calcext:value-type="float">
            <text:p>0.14815</text:p>
          </table:table-cell>
          <table:table-cell table:style-name="ce27" table:formula="of:=[.AD23]/41" office:value-type="float" office:value="0.138097073170732" calcext:value-type="float">
            <text:p>0.13810</text:p>
          </table:table-cell>
          <table:table-cell table:style-name="ce27" table:formula="of:=[.AE23]/41" office:value-type="float" office:value="0" calcext:value-type="float">
            <text:p>0.00000</text:p>
          </table:table-cell>
          <table:table-cell table:style-name="ce27" table:formula="of:=[.AF23]/41" office:value-type="float" office:value="0.14582756097561" calcext:value-type="float">
            <text:p>0.14583</text:p>
          </table:table-cell>
          <table:table-cell table:style-name="ce27" table:formula="of:=[.AG23]/41" office:value-type="float" office:value="0.14927" calcext:value-type="float">
            <text:p>0.14927</text:p>
          </table:table-cell>
          <table:table-cell table:style-name="ce27" table:formula="of:=[.AH23]/41" office:value-type="float" office:value="0.138052926829268" calcext:value-type="float">
            <text:p>0.13805</text:p>
          </table:table-cell>
          <table:table-cell table:style-name="ce27" table:formula="of:=[.AI23]/41" office:value-type="float" office:value="0.138052926829268" calcext:value-type="float">
            <text:p>0.13805</text:p>
          </table:table-cell>
          <table:table-cell table:style-name="ce27" table:formula="of:=[.AJ23]/41" office:value-type="float" office:value="0" calcext:value-type="float">
            <text:p>0.00000</text:p>
          </table:table-cell>
          <table:table-cell table:style-name="ce27" table:formula="of:=[.AK23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4" office:value-type="string" calcext:value-type="string">
            <text:p>22:</text:p>
          </table:table-cell>
          <table:table-cell table:style-name="ce27" table:formula="of:=[.J24]/41" office:value-type="float" office:value="0.0161924146341463" calcext:value-type="float">
            <text:p>0.01619</text:p>
          </table:table-cell>
          <table:table-cell table:style-name="ce27" table:formula="of:=[.K24]/41" office:value-type="float" office:value="0.0296939024390244" calcext:value-type="float">
            <text:p>0.02969</text:p>
          </table:table-cell>
          <table:table-cell table:style-name="ce27" table:formula="of:=[.L24]/41" office:value-type="float" office:value="0.0368948780487805" calcext:value-type="float">
            <text:p>0.03689</text:p>
          </table:table-cell>
          <table:table-cell table:style-name="ce27" table:formula="of:=[.M24]/41" office:value-type="float" office:value="0.0219563414634146" calcext:value-type="float">
            <text:p>0.02196</text:p>
          </table:table-cell>
          <table:table-cell table:style-name="ce27" table:formula="of:=[.N24]/41" office:value-type="float" office:value="0.352817073170732" calcext:value-type="float">
            <text:p>0.35282</text:p>
          </table:table-cell>
          <table:table-cell table:style-name="ce27" table:formula="of:=[.O24]/41" office:value-type="float" office:value="0.08194" calcext:value-type="float">
            <text:p>0.08194</text:p>
          </table:table-cell>
          <table:table-cell table:style-name="ce27" table:formula="of:=[.P24]/41" office:value-type="float" office:value="0.0185244634146341" calcext:value-type="float">
            <text:p>0.01852</text:p>
          </table:table-cell>
          <table:table-cell table:style-name="ce27" table:formula="of:=[.Q24]/41" office:value-type="float" office:value="0.0368948780487805" calcext:value-type="float">
            <text:p>0.03689</text:p>
          </table:table-cell>
          <table:table-cell table:style-name="ce27" table:formula="of:=[.R24]/41" office:value-type="float" office:value="0.0214599756097561" calcext:value-type="float">
            <text:p>0.02146</text:p>
          </table:table-cell>
          <table:table-cell table:style-name="ce27" table:formula="of:=[.S24]/41" office:value-type="float" office:value="0.0508039024390244" calcext:value-type="float">
            <text:p>0.05080</text:p>
          </table:table-cell>
          <table:table-cell table:style-name="ce27" table:formula="of:=[.T24]/41" office:value-type="float" office:value="0.139054390243902" calcext:value-type="float">
            <text:p>0.13905</text:p>
          </table:table-cell>
          <table:table-cell table:style-name="ce27" table:formula="of:=[.U24]/41" office:value-type="float" office:value="0.108781219512195" calcext:value-type="float">
            <text:p>0.10878</text:p>
          </table:table-cell>
          <table:table-cell table:style-name="ce27" table:formula="of:=[.V24]/41" office:value-type="float" office:value="0.0475239024390244" calcext:value-type="float">
            <text:p>0.04752</text:p>
          </table:table-cell>
          <table:table-cell table:style-name="ce27" table:formula="of:=[.W24]/41" office:value-type="float" office:value="0.0763063414634146" calcext:value-type="float">
            <text:p>0.07631</text:p>
          </table:table-cell>
          <table:table-cell table:style-name="ce27" table:formula="of:=[.X24]/41" office:value-type="float" office:value="0.16202243902439" calcext:value-type="float">
            <text:p>0.16202</text:p>
          </table:table-cell>
          <table:table-cell table:style-name="ce27" table:formula="of:=[.Y24]/41" office:value-type="float" office:value="0.0221974634146341" calcext:value-type="float">
            <text:p>0.02220</text:p>
          </table:table-cell>
          <table:table-cell table:style-name="ce27" table:formula="of:=[.Z24]/41" office:value-type="float" office:value="0.0161742682926829" calcext:value-type="float">
            <text:p>0.01617</text:p>
          </table:table-cell>
          <table:table-cell table:style-name="ce27" table:formula="of:=[.AA24]/41" office:value-type="float" office:value="0.186101219512195" calcext:value-type="float">
            <text:p>0.18610</text:p>
          </table:table-cell>
          <table:table-cell table:style-name="ce27" table:formula="of:=[.AB24]/41" office:value-type="float" office:value="0.0861875609756098" calcext:value-type="float">
            <text:p>0.08619</text:p>
          </table:table-cell>
          <table:table-cell table:style-name="ce27" table:formula="of:=[.AC24]/41" office:value-type="float" office:value="0.0465007317073171" calcext:value-type="float">
            <text:p>0.04650</text:p>
          </table:table-cell>
          <table:table-cell table:style-name="ce27" table:formula="of:=[.AD24]/41" office:value-type="float" office:value="0.0127903414634146" calcext:value-type="float">
            <text:p>0.01279</text:p>
          </table:table-cell>
          <table:table-cell table:style-name="ce27" table:formula="of:=[.AE24]/41" office:value-type="float" office:value="0.14582756097561" calcext:value-type="float">
            <text:p>0.14583</text:p>
          </table:table-cell>
          <table:table-cell table:style-name="ce27" table:formula="of:=[.AF24]/41" office:value-type="float" office:value="0" calcext:value-type="float">
            <text:p>0.00000</text:p>
          </table:table-cell>
          <table:table-cell table:style-name="ce27" table:formula="of:=[.AG24]/41" office:value-type="float" office:value="0.0050529756097561" calcext:value-type="float">
            <text:p>0.00505</text:p>
          </table:table-cell>
          <table:table-cell table:style-name="ce27" table:formula="of:=[.AH24]/41" office:value-type="float" office:value="0.118794146341463" calcext:value-type="float">
            <text:p>0.11879</text:p>
          </table:table-cell>
          <table:table-cell table:style-name="ce27" table:formula="of:=[.AI24]/41" office:value-type="float" office:value="0.118794146341463" calcext:value-type="float">
            <text:p>0.11879</text:p>
          </table:table-cell>
          <table:table-cell table:style-name="ce27" table:formula="of:=[.AJ24]/41" office:value-type="float" office:value="0" calcext:value-type="float">
            <text:p>0.00000</text:p>
          </table:table-cell>
          <table:table-cell table:style-name="ce27" table:formula="of:=[.AK24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4" office:value-type="string" calcext:value-type="string">
            <text:p>23:</text:p>
          </table:table-cell>
          <table:table-cell table:style-name="ce27" table:formula="of:=[.J25]/41" office:value-type="float" office:value="0.0199743902439024" calcext:value-type="float">
            <text:p>0.01997</text:p>
          </table:table-cell>
          <table:table-cell table:style-name="ce27" table:formula="of:=[.K25]/41" office:value-type="float" office:value="0.032660487804878" calcext:value-type="float">
            <text:p>0.03266</text:p>
          </table:table-cell>
          <table:table-cell table:style-name="ce27" table:formula="of:=[.L25]/41" office:value-type="float" office:value="0.0408439024390244" calcext:value-type="float">
            <text:p>0.04084</text:p>
          </table:table-cell>
          <table:table-cell table:style-name="ce27" table:formula="of:=[.M25]/41" office:value-type="float" office:value="0.0263514634146341" calcext:value-type="float">
            <text:p>0.02635</text:p>
          </table:table-cell>
          <table:table-cell table:style-name="ce27" table:formula="of:=[.N25]/41" office:value-type="float" office:value="0.351641463414634" calcext:value-type="float">
            <text:p>0.35164</text:p>
          </table:table-cell>
          <table:table-cell table:style-name="ce27" table:formula="of:=[.O25]/41" office:value-type="float" office:value="0.0865782926829268" calcext:value-type="float">
            <text:p>0.08658</text:p>
          </table:table-cell>
          <table:table-cell table:style-name="ce27" table:formula="of:=[.P25]/41" office:value-type="float" office:value="0.0185313170731707" calcext:value-type="float">
            <text:p>0.01853</text:p>
          </table:table-cell>
          <table:table-cell table:style-name="ce27" table:formula="of:=[.Q25]/41" office:value-type="float" office:value="0.0408439024390244" calcext:value-type="float">
            <text:p>0.04084</text:p>
          </table:table-cell>
          <table:table-cell table:style-name="ce27" table:formula="of:=[.R25]/41" office:value-type="float" office:value="0.0258690243902439" calcext:value-type="float">
            <text:p>0.02587</text:p>
          </table:table-cell>
          <table:table-cell table:style-name="ce27" table:formula="of:=[.S25]/41" office:value-type="float" office:value="0.0487107317073171" calcext:value-type="float">
            <text:p>0.04871</text:p>
          </table:table-cell>
          <table:table-cell table:style-name="ce27" table:formula="of:=[.T25]/41" office:value-type="float" office:value="0.143615365853659" calcext:value-type="float">
            <text:p>0.14362</text:p>
          </table:table-cell>
          <table:table-cell table:style-name="ce27" table:formula="of:=[.U25]/41" office:value-type="float" office:value="0.109580731707317" calcext:value-type="float">
            <text:p>0.10958</text:p>
          </table:table-cell>
          <table:table-cell table:style-name="ce27" table:formula="of:=[.V25]/41" office:value-type="float" office:value="0.0516468292682927" calcext:value-type="float">
            <text:p>0.05165</text:p>
          </table:table-cell>
          <table:table-cell table:style-name="ce27" table:formula="of:=[.W25]/41" office:value-type="float" office:value="0.0813592682926829" calcext:value-type="float">
            <text:p>0.08136</text:p>
          </table:table-cell>
          <table:table-cell table:style-name="ce27" table:formula="of:=[.X25]/41" office:value-type="float" office:value="0.166044390243902" calcext:value-type="float">
            <text:p>0.16604</text:p>
          </table:table-cell>
          <table:table-cell table:style-name="ce27" table:formula="of:=[.Y25]/41" office:value-type="float" office:value="0.0223638048780488" calcext:value-type="float">
            <text:p>0.02236</text:p>
          </table:table-cell>
          <table:table-cell table:style-name="ce27" table:formula="of:=[.Z25]/41" office:value-type="float" office:value="0.0111703658536585" calcext:value-type="float">
            <text:p>0.01117</text:p>
          </table:table-cell>
          <table:table-cell table:style-name="ce27" table:formula="of:=[.AA25]/41" office:value-type="float" office:value="0.190928780487805" calcext:value-type="float">
            <text:p>0.19093</text:p>
          </table:table-cell>
          <table:table-cell table:style-name="ce27" table:formula="of:=[.AB25]/41" office:value-type="float" office:value="0.0847758536585366" calcext:value-type="float">
            <text:p>0.08478</text:p>
          </table:table-cell>
          <table:table-cell table:style-name="ce27" table:formula="of:=[.AC25]/41" office:value-type="float" office:value="0.0506778048780488" calcext:value-type="float">
            <text:p>0.05068</text:p>
          </table:table-cell>
          <table:table-cell table:style-name="ce27" table:formula="of:=[.AD25]/41" office:value-type="float" office:value="0.0130337317073171" calcext:value-type="float">
            <text:p>0.01303</text:p>
          </table:table-cell>
          <table:table-cell table:style-name="ce27" table:formula="of:=[.AE25]/41" office:value-type="float" office:value="0.14927" calcext:value-type="float">
            <text:p>0.14927</text:p>
          </table:table-cell>
          <table:table-cell table:style-name="ce27" table:formula="of:=[.AF25]/41" office:value-type="float" office:value="0.0050529756097561" calcext:value-type="float">
            <text:p>0.00505</text:p>
          </table:table-cell>
          <table:table-cell table:style-name="ce27" table:formula="of:=[.AG25]/41" office:value-type="float" office:value="0" calcext:value-type="float">
            <text:p>0.00000</text:p>
          </table:table-cell>
          <table:table-cell table:style-name="ce27" table:formula="of:=[.AH25]/41" office:value-type="float" office:value="0.117189268292683" calcext:value-type="float">
            <text:p>0.11719</text:p>
          </table:table-cell>
          <table:table-cell table:style-name="ce27" table:formula="of:=[.AI25]/41" office:value-type="float" office:value="0.117189268292683" calcext:value-type="float">
            <text:p>0.11719</text:p>
          </table:table-cell>
          <table:table-cell table:style-name="ce27" table:formula="of:=[.AJ25]/41" office:value-type="float" office:value="0" calcext:value-type="float">
            <text:p>0.00000</text:p>
          </table:table-cell>
          <table:table-cell table:style-name="ce27" table:formula="of:=[.AK25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5" office:value-type="string" calcext:value-type="string">
            <text:p>24:</text:p>
          </table:table-cell>
          <table:table-cell table:style-name="ce27" table:formula="of:=[.J26]/41" office:value-type="float" office:value="0.112242926829268" calcext:value-type="float">
            <text:p>0.11224</text:p>
          </table:table-cell>
          <table:table-cell table:style-name="ce27" table:formula="of:=[.K26]/41" office:value-type="float" office:value="0.103093414634146" calcext:value-type="float">
            <text:p>0.10309</text:p>
          </table:table-cell>
          <table:table-cell table:style-name="ce27" table:formula="of:=[.L26]/41" office:value-type="float" office:value="0.11085243902439" calcext:value-type="float">
            <text:p>0.11085</text:p>
          </table:table-cell>
          <table:table-cell table:style-name="ce27" table:formula="of:=[.M26]/41" office:value-type="float" office:value="0.115852195121951" calcext:value-type="float">
            <text:p>0.11585</text:p>
          </table:table-cell>
          <table:table-cell table:style-name="ce27" table:formula="of:=[.N26]/41" office:value-type="float" office:value="0.234948780487805" calcext:value-type="float">
            <text:p>0.23495</text:p>
          </table:table-cell>
          <table:table-cell table:style-name="ce27" table:formula="of:=[.O26]/41" office:value-type="float" office:value="0.139062926829268" calcext:value-type="float">
            <text:p>0.13906</text:p>
          </table:table-cell>
          <table:table-cell table:style-name="ce27" table:formula="of:=[.P26]/41" office:value-type="float" office:value="0.100741707317073" calcext:value-type="float">
            <text:p>0.10074</text:p>
          </table:table-cell>
          <table:table-cell table:style-name="ce27" table:formula="of:=[.Q26]/41" office:value-type="float" office:value="0.11085243902439" calcext:value-type="float">
            <text:p>0.11085</text:p>
          </table:table-cell>
          <table:table-cell table:style-name="ce27" table:formula="of:=[.R26]/41" office:value-type="float" office:value="0.115979512195122" calcext:value-type="float">
            <text:p>0.11598</text:p>
          </table:table-cell>
          <table:table-cell table:style-name="ce27" table:formula="of:=[.S26]/41" office:value-type="float" office:value="0.0687285365853659" calcext:value-type="float">
            <text:p>0.06873</text:p>
          </table:table-cell>
          <table:table-cell table:style-name="ce27" table:formula="of:=[.T26]/41" office:value-type="float" office:value="0.172752195121951" calcext:value-type="float">
            <text:p>0.17275</text:p>
          </table:table-cell>
          <table:table-cell table:style-name="ce27" table:formula="of:=[.U26]/41" office:value-type="float" office:value="0.0549029268292683" calcext:value-type="float">
            <text:p>0.05490</text:p>
          </table:table-cell>
          <table:table-cell table:style-name="ce27" table:formula="of:=[.V26]/41" office:value-type="float" office:value="0.160656585365854" calcext:value-type="float">
            <text:p>0.16066</text:p>
          </table:table-cell>
          <table:table-cell table:style-name="ce27" table:formula="of:=[.W26]/41" office:value-type="float" office:value="0.160914634146341" calcext:value-type="float">
            <text:p>0.16091</text:p>
          </table:table-cell>
          <table:table-cell table:style-name="ce27" table:formula="of:=[.X26]/41" office:value-type="float" office:value="0.168503902439024" calcext:value-type="float">
            <text:p>0.16850</text:p>
          </table:table-cell>
          <table:table-cell table:style-name="ce27" table:formula="of:=[.Y26]/41" office:value-type="float" office:value="0.0975280487804878" calcext:value-type="float">
            <text:p>0.09753</text:p>
          </table:table-cell>
          <table:table-cell table:style-name="ce27" table:formula="of:=[.Z26]/41" office:value-type="float" office:value="0.116216097560976" calcext:value-type="float">
            <text:p>0.11622</text:p>
          </table:table-cell>
          <table:table-cell table:style-name="ce27" table:formula="of:=[.AA26]/41" office:value-type="float" office:value="0.224718780487805" calcext:value-type="float">
            <text:p>0.22472</text:p>
          </table:table-cell>
          <table:table-cell table:style-name="ce27" table:formula="of:=[.AB26]/41" office:value-type="float" office:value="0.0327675609756098" calcext:value-type="float">
            <text:p>0.03277</text:p>
          </table:table-cell>
          <table:table-cell table:style-name="ce27" table:formula="of:=[.AC26]/41" office:value-type="float" office:value="0.159356097560976" calcext:value-type="float">
            <text:p>0.15936</text:p>
          </table:table-cell>
          <table:table-cell table:style-name="ce27" table:formula="of:=[.AD26]/41" office:value-type="float" office:value="0.10627243902439" calcext:value-type="float">
            <text:p>0.10627</text:p>
          </table:table-cell>
          <table:table-cell table:style-name="ce27" table:formula="of:=[.AE26]/41" office:value-type="float" office:value="0.138052926829268" calcext:value-type="float">
            <text:p>0.13805</text:p>
          </table:table-cell>
          <table:table-cell table:style-name="ce27" table:formula="of:=[.AF26]/41" office:value-type="float" office:value="0.118794146341463" calcext:value-type="float">
            <text:p>0.11879</text:p>
          </table:table-cell>
          <table:table-cell table:style-name="ce27" table:formula="of:=[.AG26]/41" office:value-type="float" office:value="0.117189268292683" calcext:value-type="float">
            <text:p>0.11719</text:p>
          </table:table-cell>
          <table:table-cell table:style-name="ce27" table:formula="of:=[.AH26]/41" office:value-type="float" office:value="0" calcext:value-type="float">
            <text:p>0.00000</text:p>
          </table:table-cell>
          <table:table-cell table:style-name="ce27" table:formula="of:=[.AI26]/41" office:value-type="float" office:value="0" calcext:value-type="float">
            <text:p>0.00000</text:p>
          </table:table-cell>
          <table:table-cell table:style-name="ce27" table:formula="of:=[.AJ26]/41" office:value-type="float" office:value="0" calcext:value-type="float">
            <text:p>0.00000</text:p>
          </table:table-cell>
          <table:table-cell table:style-name="ce27" table:formula="of:=[.AK26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5" office:value-type="string" calcext:value-type="string">
            <text:p>25:</text:p>
          </table:table-cell>
          <table:table-cell table:style-name="ce27" table:formula="of:=[.J27]/41" office:value-type="float" office:value="0.112242926829268" calcext:value-type="float">
            <text:p>0.11224</text:p>
          </table:table-cell>
          <table:table-cell table:style-name="ce27" table:formula="of:=[.K27]/41" office:value-type="float" office:value="0.103093414634146" calcext:value-type="float">
            <text:p>0.10309</text:p>
          </table:table-cell>
          <table:table-cell table:style-name="ce27" table:formula="of:=[.L27]/41" office:value-type="float" office:value="0.11085243902439" calcext:value-type="float">
            <text:p>0.11085</text:p>
          </table:table-cell>
          <table:table-cell table:style-name="ce27" table:formula="of:=[.M27]/41" office:value-type="float" office:value="0.115852195121951" calcext:value-type="float">
            <text:p>0.11585</text:p>
          </table:table-cell>
          <table:table-cell table:style-name="ce27" table:formula="of:=[.N27]/41" office:value-type="float" office:value="0.234948780487805" calcext:value-type="float">
            <text:p>0.23495</text:p>
          </table:table-cell>
          <table:table-cell table:style-name="ce27" table:formula="of:=[.O27]/41" office:value-type="float" office:value="0.139062926829268" calcext:value-type="float">
            <text:p>0.13906</text:p>
          </table:table-cell>
          <table:table-cell table:style-name="ce27" table:formula="of:=[.P27]/41" office:value-type="float" office:value="0.100741707317073" calcext:value-type="float">
            <text:p>0.10074</text:p>
          </table:table-cell>
          <table:table-cell table:style-name="ce27" table:formula="of:=[.Q27]/41" office:value-type="float" office:value="0.11085243902439" calcext:value-type="float">
            <text:p>0.11085</text:p>
          </table:table-cell>
          <table:table-cell table:style-name="ce27" table:formula="of:=[.R27]/41" office:value-type="float" office:value="0.115979512195122" calcext:value-type="float">
            <text:p>0.11598</text:p>
          </table:table-cell>
          <table:table-cell table:style-name="ce27" table:formula="of:=[.S27]/41" office:value-type="float" office:value="0.0687285365853659" calcext:value-type="float">
            <text:p>0.06873</text:p>
          </table:table-cell>
          <table:table-cell table:style-name="ce27" table:formula="of:=[.T27]/41" office:value-type="float" office:value="0.172752195121951" calcext:value-type="float">
            <text:p>0.17275</text:p>
          </table:table-cell>
          <table:table-cell table:style-name="ce27" table:formula="of:=[.U27]/41" office:value-type="float" office:value="0.0549029268292683" calcext:value-type="float">
            <text:p>0.05490</text:p>
          </table:table-cell>
          <table:table-cell table:style-name="ce27" table:formula="of:=[.V27]/41" office:value-type="float" office:value="0.160656585365854" calcext:value-type="float">
            <text:p>0.16066</text:p>
          </table:table-cell>
          <table:table-cell table:style-name="ce27" table:formula="of:=[.W27]/41" office:value-type="float" office:value="0.160914634146341" calcext:value-type="float">
            <text:p>0.16091</text:p>
          </table:table-cell>
          <table:table-cell table:style-name="ce27" table:formula="of:=[.X27]/41" office:value-type="float" office:value="0.168503902439024" calcext:value-type="float">
            <text:p>0.16850</text:p>
          </table:table-cell>
          <table:table-cell table:style-name="ce27" table:formula="of:=[.Y27]/41" office:value-type="float" office:value="0.0975280487804878" calcext:value-type="float">
            <text:p>0.09753</text:p>
          </table:table-cell>
          <table:table-cell table:style-name="ce27" table:formula="of:=[.Z27]/41" office:value-type="float" office:value="0.116216097560976" calcext:value-type="float">
            <text:p>0.11622</text:p>
          </table:table-cell>
          <table:table-cell table:style-name="ce27" table:formula="of:=[.AA27]/41" office:value-type="float" office:value="0.224718780487805" calcext:value-type="float">
            <text:p>0.22472</text:p>
          </table:table-cell>
          <table:table-cell table:style-name="ce27" table:formula="of:=[.AB27]/41" office:value-type="float" office:value="0.0327675609756098" calcext:value-type="float">
            <text:p>0.03277</text:p>
          </table:table-cell>
          <table:table-cell table:style-name="ce27" table:formula="of:=[.AC27]/41" office:value-type="float" office:value="0.159356097560976" calcext:value-type="float">
            <text:p>0.15936</text:p>
          </table:table-cell>
          <table:table-cell table:style-name="ce27" table:formula="of:=[.AD27]/41" office:value-type="float" office:value="0.10627243902439" calcext:value-type="float">
            <text:p>0.10627</text:p>
          </table:table-cell>
          <table:table-cell table:style-name="ce27" table:formula="of:=[.AE27]/41" office:value-type="float" office:value="0.138052926829268" calcext:value-type="float">
            <text:p>0.13805</text:p>
          </table:table-cell>
          <table:table-cell table:style-name="ce27" table:formula="of:=[.AF27]/41" office:value-type="float" office:value="0.118794146341463" calcext:value-type="float">
            <text:p>0.11879</text:p>
          </table:table-cell>
          <table:table-cell table:style-name="ce27" table:formula="of:=[.AG27]/41" office:value-type="float" office:value="0.117189268292683" calcext:value-type="float">
            <text:p>0.11719</text:p>
          </table:table-cell>
          <table:table-cell table:style-name="ce27" table:formula="of:=[.AH27]/41" office:value-type="float" office:value="0" calcext:value-type="float">
            <text:p>0.00000</text:p>
          </table:table-cell>
          <table:table-cell table:style-name="ce27" table:formula="of:=[.AI27]/41" office:value-type="float" office:value="0" calcext:value-type="float">
            <text:p>0.00000</text:p>
          </table:table-cell>
          <table:table-cell table:style-name="ce27" table:formula="of:=[.AJ27]/41" office:value-type="float" office:value="0" calcext:value-type="float">
            <text:p>0.00000</text:p>
          </table:table-cell>
          <table:table-cell table:style-name="ce27" table:formula="of:=[.AK27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6" office:value-type="string" calcext:value-type="string">
            <text:p>26:</text:p>
          </table:table-cell>
          <table:table-cell table:style-name="ce27" table:formula="of:=[.J28]/41" office:value-type="float" office:value="0" calcext:value-type="float">
            <text:p>0.00000</text:p>
          </table:table-cell>
          <table:table-cell table:style-name="ce27" table:formula="of:=[.K28]/41" office:value-type="float" office:value="0" calcext:value-type="float">
            <text:p>0.00000</text:p>
          </table:table-cell>
          <table:table-cell table:style-name="ce27" table:formula="of:=[.L28]/41" office:value-type="float" office:value="0" calcext:value-type="float">
            <text:p>0.00000</text:p>
          </table:table-cell>
          <table:table-cell table:style-name="ce27" table:formula="of:=[.M28]/41" office:value-type="float" office:value="0" calcext:value-type="float">
            <text:p>0.00000</text:p>
          </table:table-cell>
          <table:table-cell table:style-name="ce27" table:formula="of:=[.N28]/41" office:value-type="float" office:value="0" calcext:value-type="float">
            <text:p>0.00000</text:p>
          </table:table-cell>
          <table:table-cell table:style-name="ce27" table:formula="of:=[.O28]/41" office:value-type="float" office:value="0" calcext:value-type="float">
            <text:p>0.00000</text:p>
          </table:table-cell>
          <table:table-cell table:style-name="ce27" table:formula="of:=[.P28]/41" office:value-type="float" office:value="0" calcext:value-type="float">
            <text:p>0.00000</text:p>
          </table:table-cell>
          <table:table-cell table:style-name="ce27" table:formula="of:=[.Q28]/41" office:value-type="float" office:value="0" calcext:value-type="float">
            <text:p>0.00000</text:p>
          </table:table-cell>
          <table:table-cell table:style-name="ce27" table:formula="of:=[.R28]/41" office:value-type="float" office:value="0" calcext:value-type="float">
            <text:p>0.00000</text:p>
          </table:table-cell>
          <table:table-cell table:style-name="ce27" table:formula="of:=[.S28]/41" office:value-type="float" office:value="0" calcext:value-type="float">
            <text:p>0.00000</text:p>
          </table:table-cell>
          <table:table-cell table:style-name="ce27" table:formula="of:=[.T28]/41" office:value-type="float" office:value="0" calcext:value-type="float">
            <text:p>0.00000</text:p>
          </table:table-cell>
          <table:table-cell table:style-name="ce27" table:formula="of:=[.U28]/41" office:value-type="float" office:value="0" calcext:value-type="float">
            <text:p>0.00000</text:p>
          </table:table-cell>
          <table:table-cell table:style-name="ce27" table:formula="of:=[.V28]/41" office:value-type="float" office:value="0" calcext:value-type="float">
            <text:p>0.00000</text:p>
          </table:table-cell>
          <table:table-cell table:style-name="ce27" table:formula="of:=[.W28]/41" office:value-type="float" office:value="0" calcext:value-type="float">
            <text:p>0.00000</text:p>
          </table:table-cell>
          <table:table-cell table:style-name="ce27" table:formula="of:=[.X28]/41" office:value-type="float" office:value="0" calcext:value-type="float">
            <text:p>0.00000</text:p>
          </table:table-cell>
          <table:table-cell table:style-name="ce27" table:formula="of:=[.Y28]/41" office:value-type="float" office:value="0" calcext:value-type="float">
            <text:p>0.00000</text:p>
          </table:table-cell>
          <table:table-cell table:style-name="ce27" table:formula="of:=[.Z28]/41" office:value-type="float" office:value="0" calcext:value-type="float">
            <text:p>0.00000</text:p>
          </table:table-cell>
          <table:table-cell table:style-name="ce27" table:formula="of:=[.AA28]/41" office:value-type="float" office:value="0" calcext:value-type="float">
            <text:p>0.00000</text:p>
          </table:table-cell>
          <table:table-cell table:style-name="ce27" table:formula="of:=[.AB28]/41" office:value-type="float" office:value="0" calcext:value-type="float">
            <text:p>0.00000</text:p>
          </table:table-cell>
          <table:table-cell table:style-name="ce27" table:formula="of:=[.AC28]/41" office:value-type="float" office:value="0" calcext:value-type="float">
            <text:p>0.00000</text:p>
          </table:table-cell>
          <table:table-cell table:style-name="ce27" table:formula="of:=[.AD28]/41" office:value-type="float" office:value="0" calcext:value-type="float">
            <text:p>0.00000</text:p>
          </table:table-cell>
          <table:table-cell table:style-name="ce27" table:formula="of:=[.AE28]/41" office:value-type="float" office:value="0" calcext:value-type="float">
            <text:p>0.00000</text:p>
          </table:table-cell>
          <table:table-cell table:style-name="ce27" table:formula="of:=[.AF28]/41" office:value-type="float" office:value="0" calcext:value-type="float">
            <text:p>0.00000</text:p>
          </table:table-cell>
          <table:table-cell table:style-name="ce27" table:formula="of:=[.AG28]/41" office:value-type="float" office:value="0" calcext:value-type="float">
            <text:p>0.00000</text:p>
          </table:table-cell>
          <table:table-cell table:style-name="ce27" table:formula="of:=[.AH28]/41" office:value-type="float" office:value="0" calcext:value-type="float">
            <text:p>0.00000</text:p>
          </table:table-cell>
          <table:table-cell table:style-name="ce27" table:formula="of:=[.AI28]/41" office:value-type="float" office:value="0" calcext:value-type="float">
            <text:p>0.00000</text:p>
          </table:table-cell>
          <table:table-cell table:style-name="ce27" table:formula="of:=[.AJ28]/41" office:value-type="float" office:value="0" calcext:value-type="float">
            <text:p>0.00000</text:p>
          </table:table-cell>
          <table:table-cell table:style-name="ce27" table:formula="of:=[.AK28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6" office:value-type="string" calcext:value-type="string">
            <text:p>27:</text:p>
          </table:table-cell>
          <table:table-cell table:style-name="ce27" table:formula="of:=[.J29]/41" office:value-type="float" office:value="0" calcext:value-type="float">
            <text:p>0.00000</text:p>
          </table:table-cell>
          <table:table-cell table:style-name="ce27" table:formula="of:=[.K29]/41" office:value-type="float" office:value="0" calcext:value-type="float">
            <text:p>0.00000</text:p>
          </table:table-cell>
          <table:table-cell table:style-name="ce27" table:formula="of:=[.L29]/41" office:value-type="float" office:value="0" calcext:value-type="float">
            <text:p>0.00000</text:p>
          </table:table-cell>
          <table:table-cell table:style-name="ce27" table:formula="of:=[.M29]/41" office:value-type="float" office:value="0" calcext:value-type="float">
            <text:p>0.00000</text:p>
          </table:table-cell>
          <table:table-cell table:style-name="ce27" table:formula="of:=[.N29]/41" office:value-type="float" office:value="0" calcext:value-type="float">
            <text:p>0.00000</text:p>
          </table:table-cell>
          <table:table-cell table:style-name="ce27" table:formula="of:=[.O29]/41" office:value-type="float" office:value="0" calcext:value-type="float">
            <text:p>0.00000</text:p>
          </table:table-cell>
          <table:table-cell table:style-name="ce27" table:formula="of:=[.P29]/41" office:value-type="float" office:value="0" calcext:value-type="float">
            <text:p>0.00000</text:p>
          </table:table-cell>
          <table:table-cell table:style-name="ce27" table:formula="of:=[.Q29]/41" office:value-type="float" office:value="0" calcext:value-type="float">
            <text:p>0.00000</text:p>
          </table:table-cell>
          <table:table-cell table:style-name="ce27" table:formula="of:=[.R29]/41" office:value-type="float" office:value="0" calcext:value-type="float">
            <text:p>0.00000</text:p>
          </table:table-cell>
          <table:table-cell table:style-name="ce27" table:formula="of:=[.S29]/41" office:value-type="float" office:value="0" calcext:value-type="float">
            <text:p>0.00000</text:p>
          </table:table-cell>
          <table:table-cell table:style-name="ce27" table:formula="of:=[.T29]/41" office:value-type="float" office:value="0" calcext:value-type="float">
            <text:p>0.00000</text:p>
          </table:table-cell>
          <table:table-cell table:style-name="ce27" table:formula="of:=[.U29]/41" office:value-type="float" office:value="0" calcext:value-type="float">
            <text:p>0.00000</text:p>
          </table:table-cell>
          <table:table-cell table:style-name="ce27" table:formula="of:=[.V29]/41" office:value-type="float" office:value="0" calcext:value-type="float">
            <text:p>0.00000</text:p>
          </table:table-cell>
          <table:table-cell table:style-name="ce27" table:formula="of:=[.W29]/41" office:value-type="float" office:value="0" calcext:value-type="float">
            <text:p>0.00000</text:p>
          </table:table-cell>
          <table:table-cell table:style-name="ce27" table:formula="of:=[.X29]/41" office:value-type="float" office:value="0" calcext:value-type="float">
            <text:p>0.00000</text:p>
          </table:table-cell>
          <table:table-cell table:style-name="ce27" table:formula="of:=[.Y29]/41" office:value-type="float" office:value="0" calcext:value-type="float">
            <text:p>0.00000</text:p>
          </table:table-cell>
          <table:table-cell table:style-name="ce27" table:formula="of:=[.Z29]/41" office:value-type="float" office:value="0" calcext:value-type="float">
            <text:p>0.00000</text:p>
          </table:table-cell>
          <table:table-cell table:style-name="ce27" table:formula="of:=[.AA29]/41" office:value-type="float" office:value="0" calcext:value-type="float">
            <text:p>0.00000</text:p>
          </table:table-cell>
          <table:table-cell table:style-name="ce27" table:formula="of:=[.AB29]/41" office:value-type="float" office:value="0" calcext:value-type="float">
            <text:p>0.00000</text:p>
          </table:table-cell>
          <table:table-cell table:style-name="ce27" table:formula="of:=[.AC29]/41" office:value-type="float" office:value="0" calcext:value-type="float">
            <text:p>0.00000</text:p>
          </table:table-cell>
          <table:table-cell table:style-name="ce27" table:formula="of:=[.AD29]/41" office:value-type="float" office:value="0" calcext:value-type="float">
            <text:p>0.00000</text:p>
          </table:table-cell>
          <table:table-cell table:style-name="ce27" table:formula="of:=[.AE29]/41" office:value-type="float" office:value="0" calcext:value-type="float">
            <text:p>0.00000</text:p>
          </table:table-cell>
          <table:table-cell table:style-name="ce27" table:formula="of:=[.AF29]/41" office:value-type="float" office:value="0" calcext:value-type="float">
            <text:p>0.00000</text:p>
          </table:table-cell>
          <table:table-cell table:style-name="ce27" table:formula="of:=[.AG29]/41" office:value-type="float" office:value="0" calcext:value-type="float">
            <text:p>0.00000</text:p>
          </table:table-cell>
          <table:table-cell table:style-name="ce27" table:formula="of:=[.AH29]/41" office:value-type="float" office:value="0" calcext:value-type="float">
            <text:p>0.00000</text:p>
          </table:table-cell>
          <table:table-cell table:style-name="ce27" table:formula="of:=[.AI29]/41" office:value-type="float" office:value="0" calcext:value-type="float">
            <text:p>0.00000</text:p>
          </table:table-cell>
          <table:table-cell table:style-name="ce27" table:formula="of:=[.AJ29]/41" office:value-type="float" office:value="0" calcext:value-type="float">
            <text:p>0.00000</text:p>
          </table:table-cell>
          <table:table-cell table:style-name="ce27" table:formula="of:=[.AK29]/41" office:value-type="float" office:value="0" calcext:value-type="float">
            <text:p>0.00000</text:p>
          </table:table-cell>
        </table:table-row>
      </table:table>
      <table:table table:name="Sheet3" table:style-name="ta1">
        <table:table-column table:style-name="co12" table:default-cell-style-name="Default"/>
        <table:table-column table:style-name="co8" table:default-cell-style-name="Default"/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5-5-1</text:p>
          </table:table-cell>
          <table:table-cell table:number-columns-repeated="5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(0):</text:p>
          </table:table-cell>
          <table:table-cell table:style-name="ce19" office:value-type="float" office:value="10.7833333333333" calcext:value-type="float">
            <text:p>10.7833</text:p>
          </table:table-cell>
          <table:table-cell table:number-columns-repeated="3"/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.1654" calcext:value-type="float">
            <text:p>19.1654</text:p>
          </table:table-cell>
          <table:table-cell office:value-type="float" office:value="19.0095" calcext:value-type="float">
            <text:p>19.0095</text:p>
          </table:table-cell>
          <table:table-cell office:value-type="float" office:value="6.06722" calcext:value-type="float">
            <text:p>6.06722</text:p>
          </table:table-cell>
          <table:table-cell office:value-type="float" office:value="0.172709" calcext:value-type="float">
            <text:p>0.172709</text:p>
          </table:table-cell>
          <table:table-cell office:value-type="float" office:value="0.176714" calcext:value-type="float">
            <text:p>0.176714</text:p>
          </table:table-cell>
          <table:table-cell office:value-type="float" office:value="19.0943" calcext:value-type="float">
            <text:p>19.0943</text:p>
          </table:table-cell>
          <table:table-cell office:value-type="float" office:value="19.0095" calcext:value-type="float">
            <text:p>19.0095</text:p>
          </table:table-cell>
          <table:table-cell office:value-type="float" office:value="18.1912" calcext:value-type="float">
            <text:p>18.1912</text:p>
          </table:table-cell>
          <table:table-cell office:value-type="float" office:value="17.8331" calcext:value-type="float">
            <text:p>17.8331</text:p>
          </table:table-cell>
          <table:table-cell office:value-type="float" office:value="21.2429" calcext:value-type="float">
            <text:p>21.2429</text:p>
          </table:table-cell>
          <table:table-cell office:value-type="float" office:value="19.3545" calcext:value-type="float">
            <text:p>19.3545</text:p>
          </table:table-cell>
          <table:table-cell office:value-type="float" office:value="16.4901" calcext:value-type="float">
            <text:p>16.4901</text:p>
          </table:table-cell>
          <table:table-cell office:value-type="float" office:value="20.9891" calcext:value-type="float">
            <text:p>20.9891</text:p>
          </table:table-cell>
          <table:table-cell office:value-type="float" office:value="19.78" calcext:value-type="float">
            <text:p>19.78</text:p>
          </table:table-cell>
          <table:table-cell office:value-type="float" office:value="21.3327" calcext:value-type="float">
            <text:p>21.3327</text:p>
          </table:table-cell>
          <table:table-cell office:value-type="float" office:value="19.2079" calcext:value-type="float">
            <text:p>19.2079</text:p>
          </table:table-cell>
          <table:table-cell office:value-type="float" office:value="16.5455" calcext:value-type="float">
            <text:p>16.5455</text:p>
          </table:table-cell>
          <table:table-cell office:value-type="float" office:value="20.9119" calcext:value-type="float">
            <text:p>20.9119</text:p>
          </table:table-cell>
          <table:table-cell office:value-type="float" office:value="21.1935" calcext:value-type="float">
            <text:p>21.1935</text:p>
          </table:table-cell>
          <table:table-cell office:value-type="float" office:value="15.058" calcext:value-type="float">
            <text:p>15.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(1):</text:p>
          </table:table-cell>
          <table:table-cell table:style-name="ce19" office:value-type="float" office:value="9.55" calcext:value-type="float">
            <text:p>9.5500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office:value-type="float" office:value="19.1654" calcext:value-type="float">
            <text:p>19.1654</text:p>
          </table:table-cell>
          <table:table-cell office:value-type="float" office:value="0" calcext:value-type="float">
            <text:p>0</text:p>
          </table:table-cell>
          <table:table-cell office:value-type="float" office:value="1.20553" calcext:value-type="float">
            <text:p>1.20553</text:p>
          </table:table-cell>
          <table:table-cell office:value-type="float" office:value="13.1367" calcext:value-type="float">
            <text:p>13.1367</text:p>
          </table:table-cell>
          <table:table-cell office:value-type="float" office:value="19.3376" calcext:value-type="float">
            <text:p>19.3376</text:p>
          </table:table-cell>
          <table:table-cell office:value-type="float" office:value="19.1238" calcext:value-type="float">
            <text:p>19.1238</text:p>
          </table:table-cell>
          <table:table-cell office:value-type="float" office:value="0.88233" calcext:value-type="float">
            <text:p>0.88233</text:p>
          </table:table-cell>
          <table:table-cell office:value-type="float" office:value="1.20553" calcext:value-type="float">
            <text:p>1.20553</text:p>
          </table:table-cell>
          <table:table-cell office:value-type="float" office:value="2.83638" calcext:value-type="float">
            <text:p>2.83638</text:p>
          </table:table-cell>
          <table:table-cell office:value-type="float" office:value="2.56828" calcext:value-type="float">
            <text:p>2.56828</text:p>
          </table:table-cell>
          <table:table-cell office:value-type="float" office:value="2.11068" calcext:value-type="float">
            <text:p>2.11068</text:p>
          </table:table-cell>
          <table:table-cell office:value-type="float" office:value="1.33909" calcext:value-type="float">
            <text:p>1.33909</text:p>
          </table:table-cell>
          <table:table-cell office:value-type="float" office:value="2.68049" calcext:value-type="float">
            <text:p>2.68049</text:p>
          </table:table-cell>
          <table:table-cell office:value-type="float" office:value="1.8282" calcext:value-type="float">
            <text:p>1.8282</text:p>
          </table:table-cell>
          <table:table-cell office:value-type="float" office:value="3.49901" calcext:value-type="float">
            <text:p>3.49901</text:p>
          </table:table-cell>
          <table:table-cell office:value-type="float" office:value="2.25674" calcext:value-type="float">
            <text:p>2.25674</text:p>
          </table:table-cell>
          <table:table-cell office:value-type="float" office:value="0.712296" calcext:value-type="float">
            <text:p>0.712296</text:p>
          </table:table-cell>
          <table:table-cell office:value-type="float" office:value="2.6294" calcext:value-type="float">
            <text:p>2.6294</text:p>
          </table:table-cell>
          <table:table-cell office:value-type="float" office:value="1.74694" calcext:value-type="float">
            <text:p>1.74694</text:p>
          </table:table-cell>
          <table:table-cell office:value-type="float" office:value="5.55337" calcext:value-type="float">
            <text:p>5.55337</text:p>
          </table:table-cell>
          <table:table-cell office:value-type="float" office:value="4.6623" calcext:value-type="float">
            <text:p>4.6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(2):</text:p>
          </table:table-cell>
          <table:table-cell table:style-name="ce19" office:value-type="float" office:value="11.4833333333333" calcext:value-type="float">
            <text:p>11.4833</text:p>
          </table:table-cell>
          <table:table-cell table:number-columns-repeated="3"/>
          <table:table-cell table:style-name="ce12" office:value-type="float" office:value="2" calcext:value-type="float">
            <text:p>2</text:p>
          </table:table-cell>
          <table:table-cell office:value-type="float" office:value="19.0095" calcext:value-type="float">
            <text:p>19.0095</text:p>
          </table:table-cell>
          <table:table-cell office:value-type="float" office:value="1.20553" calcext:value-type="float">
            <text:p>1.20553</text:p>
          </table:table-cell>
          <table:table-cell office:value-type="float" office:value="0" calcext:value-type="float">
            <text:p>0</text:p>
          </table:table-cell>
          <table:table-cell office:value-type="float" office:value="12.9465" calcext:value-type="float">
            <text:p>12.9465</text:p>
          </table:table-cell>
          <table:table-cell office:value-type="float" office:value="19.1805" calcext:value-type="float">
            <text:p>19.1805</text:p>
          </table:table-cell>
          <table:table-cell office:value-type="float" office:value="18.9788" calcext:value-type="float">
            <text:p>18.9788</text:p>
          </table:table-cell>
          <table:table-cell office:value-type="float" office:value="0.328556" calcext:value-type="float">
            <text:p>0.328556</text:p>
          </table:table-cell>
          <table:table-cell office:value-type="float" office:value="0" calcext:value-type="float">
            <text:p>0</text:p>
          </table:table-cell>
          <table:table-cell office:value-type="float" office:value="1.69993" calcext:value-type="float">
            <text:p>1.69993</text:p>
          </table:table-cell>
          <table:table-cell office:value-type="float" office:value="1.56663" calcext:value-type="float">
            <text:p>1.56663</text:p>
          </table:table-cell>
          <table:table-cell office:value-type="float" office:value="2.76472" calcext:value-type="float">
            <text:p>2.76472</text:p>
          </table:table-cell>
          <table:table-cell office:value-type="float" office:value="0.36493" calcext:value-type="float">
            <text:p>0.36493</text:p>
          </table:table-cell>
          <table:table-cell office:value-type="float" office:value="2.82352" calcext:value-type="float">
            <text:p>2.82352</text:p>
          </table:table-cell>
          <table:table-cell office:value-type="float" office:value="2.41229" calcext:value-type="float">
            <text:p>2.41229</text:p>
          </table:table-cell>
          <table:table-cell office:value-type="float" office:value="4.70211" calcext:value-type="float">
            <text:p>4.70211</text:p>
          </table:table-cell>
          <table:table-cell office:value-type="float" office:value="2.9931" calcext:value-type="float">
            <text:p>2.9931</text:p>
          </table:table-cell>
          <table:table-cell office:value-type="float" office:value="0.527476" calcext:value-type="float">
            <text:p>0.527476</text:p>
          </table:table-cell>
          <table:table-cell office:value-type="float" office:value="2.80134" calcext:value-type="float">
            <text:p>2.80134</text:p>
          </table:table-cell>
          <table:table-cell office:value-type="float" office:value="2.25506" calcext:value-type="float">
            <text:p>2.25506</text:p>
          </table:table-cell>
          <table:table-cell office:value-type="float" office:value="6.75564" calcext:value-type="float">
            <text:p>6.75564</text:p>
          </table:table-cell>
          <table:table-cell office:value-type="float" office:value="4.11224" calcext:value-type="float">
            <text:p>4.11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(3):</text:p>
          </table:table-cell>
          <table:table-cell table:style-name="ce19" office:value-type="float" office:value="14.5333333333333" calcext:value-type="float">
            <text:p>14.5333</text:p>
          </table:table-cell>
          <table:table-cell table:number-columns-repeated="3"/>
          <table:table-cell table:style-name="ce12" office:value-type="float" office:value="3" calcext:value-type="float">
            <text:p>3</text:p>
          </table:table-cell>
          <table:table-cell office:value-type="float" office:value="6.06722" calcext:value-type="float">
            <text:p>6.06722</text:p>
          </table:table-cell>
          <table:table-cell office:value-type="float" office:value="13.1367" calcext:value-type="float">
            <text:p>13.1367</text:p>
          </table:table-cell>
          <table:table-cell office:value-type="float" office:value="12.9465" calcext:value-type="float">
            <text:p>12.9465</text:p>
          </table:table-cell>
          <table:table-cell office:value-type="float" office:value="0" calcext:value-type="float">
            <text:p>0</text:p>
          </table:table-cell>
          <table:table-cell office:value-type="float" office:value="6.23744" calcext:value-type="float">
            <text:p>6.23744</text:p>
          </table:table-cell>
          <table:table-cell office:value-type="float" office:value="6.04354" calcext:value-type="float">
            <text:p>6.04354</text:p>
          </table:table-cell>
          <table:table-cell office:value-type="float" office:value="13.037" calcext:value-type="float">
            <text:p>13.037</text:p>
          </table:table-cell>
          <table:table-cell office:value-type="float" office:value="12.9465" calcext:value-type="float">
            <text:p>12.9465</text:p>
          </table:table-cell>
          <table:table-cell office:value-type="float" office:value="12.1351" calcext:value-type="float">
            <text:p>12.1351</text:p>
          </table:table-cell>
          <table:table-cell office:value-type="float" office:value="11.7689" calcext:value-type="float">
            <text:p>11.7689</text:p>
          </table:table-cell>
          <table:table-cell office:value-type="float" office:value="15.2286" calcext:value-type="float">
            <text:p>15.2286</text:p>
          </table:table-cell>
          <table:table-cell office:value-type="float" office:value="13.2899" calcext:value-type="float">
            <text:p>13.2899</text:p>
          </table:table-cell>
          <table:table-cell office:value-type="float" office:value="10.4733" calcext:value-type="float">
            <text:p>10.4733</text:p>
          </table:table-cell>
          <table:table-cell office:value-type="float" office:value="14.9642" calcext:value-type="float">
            <text:p>14.9642</text:p>
          </table:table-cell>
          <table:table-cell office:value-type="float" office:value="14.0273" calcext:value-type="float">
            <text:p>14.0273</text:p>
          </table:table-cell>
          <table:table-cell office:value-type="float" office:value="15.3309" calcext:value-type="float">
            <text:p>15.3309</text:p>
          </table:table-cell>
          <table:table-cell office:value-type="float" office:value="13.1547" calcext:value-type="float">
            <text:p>13.1547</text:p>
          </table:table-cell>
          <table:table-cell office:value-type="float" office:value="10.5317" calcext:value-type="float">
            <text:p>10.5317</text:p>
          </table:table-cell>
          <table:table-cell office:value-type="float" office:value="14.8803" calcext:value-type="float">
            <text:p>14.8803</text:p>
          </table:table-cell>
          <table:table-cell office:value-type="float" office:value="15.6346" calcext:value-type="float">
            <text:p>15.6346</text:p>
          </table:table-cell>
          <table:table-cell office:value-type="float" office:value="8.99766" calcext:value-type="float">
            <text:p>8.99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(4):</text:p>
          </table:table-cell>
          <table:table-cell table:style-name="ce19" office:value-type="float" office:value="15.7166666666667" calcext:value-type="float">
            <text:p>15.7167</text:p>
          </table:table-cell>
          <table:table-cell table:number-columns-repeated="3"/>
          <table:table-cell table:style-name="ce12" office:value-type="float" office:value="4" calcext:value-type="float">
            <text:p>4</text:p>
          </table:table-cell>
          <table:table-cell office:value-type="float" office:value="0.172709" calcext:value-type="float">
            <text:p>0.172709</text:p>
          </table:table-cell>
          <table:table-cell office:value-type="float" office:value="19.3376" calcext:value-type="float">
            <text:p>19.3376</text:p>
          </table:table-cell>
          <table:table-cell office:value-type="float" office:value="19.1805" calcext:value-type="float">
            <text:p>19.1805</text:p>
          </table:table-cell>
          <table:table-cell office:value-type="float" office:value="6.23744" calcext:value-type="float">
            <text:p>6.23744</text:p>
          </table:table-cell>
          <table:table-cell office:value-type="float" office:value="0" calcext:value-type="float">
            <text:p>0</text:p>
          </table:table-cell>
          <table:table-cell office:value-type="float" office:value="0.28342" calcext:value-type="float">
            <text:p>0.28342</text:p>
          </table:table-cell>
          <table:table-cell office:value-type="float" office:value="19.2657" calcext:value-type="float">
            <text:p>19.2657</text:p>
          </table:table-cell>
          <table:table-cell office:value-type="float" office:value="19.1805" calcext:value-type="float">
            <text:p>19.1805</text:p>
          </table:table-cell>
          <table:table-cell office:value-type="float" office:value="18.3597" calcext:value-type="float">
            <text:p>18.3597</text:p>
          </table:table-cell>
          <table:table-cell office:value-type="float" office:value="18.0025" calcext:value-type="float">
            <text:p>18.0025</text:p>
          </table:table-cell>
          <table:table-cell office:value-type="float" office:value="21.4153" calcext:value-type="float">
            <text:p>21.4153</text:p>
          </table:table-cell>
          <table:table-cell office:value-type="float" office:value="19.5253" calcext:value-type="float">
            <text:p>19.5253</text:p>
          </table:table-cell>
          <table:table-cell office:value-type="float" office:value="16.6624" calcext:value-type="float">
            <text:p>16.6624</text:p>
          </table:table-cell>
          <table:table-cell office:value-type="float" office:value="21.1614" calcext:value-type="float">
            <text:p>21.1614</text:p>
          </table:table-cell>
          <table:table-cell office:value-type="float" office:value="19.9519" calcext:value-type="float">
            <text:p>19.9519</text:p>
          </table:table-cell>
          <table:table-cell office:value-type="float" office:value="21.5053" calcext:value-type="float">
            <text:p>21.5053</text:p>
          </table:table-cell>
          <table:table-cell office:value-type="float" office:value="19.3795" calcext:value-type="float">
            <text:p>19.3795</text:p>
          </table:table-cell>
          <table:table-cell office:value-type="float" office:value="16.7178" calcext:value-type="float">
            <text:p>16.7178</text:p>
          </table:table-cell>
          <table:table-cell office:value-type="float" office:value="21.0841" calcext:value-type="float">
            <text:p>21.0841</text:p>
          </table:table-cell>
          <table:table-cell office:value-type="float" office:value="21.3635" calcext:value-type="float">
            <text:p>21.3635</text:p>
          </table:table-cell>
          <table:table-cell office:value-type="float" office:value="15.227" calcext:value-type="float">
            <text:p>15.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(5):</text:p>
          </table:table-cell>
          <table:table-cell table:style-name="ce19" office:value-type="float" office:value="0" calcext:value-type="float">
            <text:p>0.0000</text:p>
          </table:table-cell>
          <table:table-cell table:number-columns-repeated="3"/>
          <table:table-cell table:style-name="ce5" office:value-type="float" office:value="5" calcext:value-type="float">
            <text:p>5</text:p>
          </table:table-cell>
          <table:table-cell office:value-type="float" office:value="0.176714" calcext:value-type="float">
            <text:p>0.176714</text:p>
          </table:table-cell>
          <table:table-cell office:value-type="float" office:value="19.1238" calcext:value-type="float">
            <text:p>19.1238</text:p>
          </table:table-cell>
          <table:table-cell office:value-type="float" office:value="18.9788" calcext:value-type="float">
            <text:p>18.9788</text:p>
          </table:table-cell>
          <table:table-cell office:value-type="float" office:value="6.04354" calcext:value-type="float">
            <text:p>6.04354</text:p>
          </table:table-cell>
          <table:table-cell office:value-type="float" office:value="0.28342" calcext:value-type="float">
            <text:p>0.28342</text:p>
          </table:table-cell>
          <table:table-cell office:value-type="float" office:value="0" calcext:value-type="float">
            <text:p>0</text:p>
          </table:table-cell>
          <table:table-cell office:value-type="float" office:value="19.0607" calcext:value-type="float">
            <text:p>19.0607</text:p>
          </table:table-cell>
          <table:table-cell office:value-type="float" office:value="18.9788" calcext:value-type="float">
            <text:p>18.9788</text:p>
          </table:table-cell>
          <table:table-cell office:value-type="float" office:value="18.1745" calcext:value-type="float">
            <text:p>18.1745</text:p>
          </table:table-cell>
          <table:table-cell office:value-type="float" office:value="17.8122" calcext:value-type="float">
            <text:p>17.8122</text:p>
          </table:table-cell>
          <table:table-cell office:value-type="float" office:value="21.1981" calcext:value-type="float">
            <text:p>21.1981</text:p>
          </table:table-cell>
          <table:table-cell office:value-type="float" office:value="19.3248" calcext:value-type="float">
            <text:p>19.3248</text:p>
          </table:table-cell>
          <table:table-cell office:value-type="float" office:value="16.447" calcext:value-type="float">
            <text:p>16.447</text:p>
          </table:table-cell>
          <table:table-cell office:value-type="float" office:value="20.9464" calcext:value-type="float">
            <text:p>20.9464</text:p>
          </table:table-cell>
          <table:table-cell office:value-type="float" office:value="19.7088" calcext:value-type="float">
            <text:p>19.7088</text:p>
          </table:table-cell>
          <table:table-cell office:value-type="float" office:value="21.2857" calcext:value-type="float">
            <text:p>21.2857</text:p>
          </table:table-cell>
          <table:table-cell office:value-type="float" office:value="19.1727" calcext:value-type="float">
            <text:p>19.1727</text:p>
          </table:table-cell>
          <table:table-cell office:value-type="float" office:value="16.5019" calcext:value-type="float">
            <text:p>16.5019</text:p>
          </table:table-cell>
          <table:table-cell office:value-type="float" office:value="20.8706" calcext:value-type="float">
            <text:p>20.8706</text:p>
          </table:table-cell>
          <table:table-cell office:value-type="float" office:value="21.1095" calcext:value-type="float">
            <text:p>21.1095</text:p>
          </table:table-cell>
          <table:table-cell office:value-type="float" office:value="15.0393" calcext:value-type="float">
            <text:p>15.0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(6):</text:p>
          </table:table-cell>
          <table:table-cell table:style-name="ce19" office:value-type="float" office:value="8.4302524287018" calcext:value-type="float">
            <text:p>8.4303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office:value-type="float" office:value="19.0943" calcext:value-type="float">
            <text:p>19.0943</text:p>
          </table:table-cell>
          <table:table-cell office:value-type="float" office:value="0.88233" calcext:value-type="float">
            <text:p>0.88233</text:p>
          </table:table-cell>
          <table:table-cell office:value-type="float" office:value="0.328556" calcext:value-type="float">
            <text:p>0.328556</text:p>
          </table:table-cell>
          <table:table-cell office:value-type="float" office:value="13.037" calcext:value-type="float">
            <text:p>13.037</text:p>
          </table:table-cell>
          <table:table-cell office:value-type="float" office:value="19.2657" calcext:value-type="float">
            <text:p>19.2657</text:p>
          </table:table-cell>
          <table:table-cell office:value-type="float" office:value="19.0607" calcext:value-type="float">
            <text:p>19.0607</text:p>
          </table:table-cell>
          <table:table-cell office:value-type="float" office:value="0" calcext:value-type="float">
            <text:p>0</text:p>
          </table:table-cell>
          <table:table-cell office:value-type="float" office:value="0.328556" calcext:value-type="float">
            <text:p>0.328556</text:p>
          </table:table-cell>
          <table:table-cell office:value-type="float" office:value="2.01702" calcext:value-type="float">
            <text:p>2.01702</text:p>
          </table:table-cell>
          <table:table-cell office:value-type="float" office:value="1.84321" calcext:value-type="float">
            <text:p>1.84321</text:p>
          </table:table-cell>
          <table:table-cell office:value-type="float" office:value="2.51019" calcext:value-type="float">
            <text:p>2.51019</text:p>
          </table:table-cell>
          <table:table-cell office:value-type="float" office:value="0.510824" calcext:value-type="float">
            <text:p>0.510824</text:p>
          </table:table-cell>
          <table:table-cell office:value-type="float" office:value="2.7832" calcext:value-type="float">
            <text:p>2.7832</text:p>
          </table:table-cell>
          <table:table-cell office:value-type="float" office:value="2.16542" calcext:value-type="float">
            <text:p>2.16542</text:p>
          </table:table-cell>
          <table:table-cell office:value-type="float" office:value="4.38124" calcext:value-type="float">
            <text:p>4.38124</text:p>
          </table:table-cell>
          <table:table-cell office:value-type="float" office:value="2.72576" calcext:value-type="float">
            <text:p>2.72576</text:p>
          </table:table-cell>
          <table:table-cell office:value-type="float" office:value="0.205101" calcext:value-type="float">
            <text:p>0.205101</text:p>
          </table:table-cell>
          <table:table-cell office:value-type="float" office:value="2.7527" calcext:value-type="float">
            <text:p>2.7527</text:p>
          </table:table-cell>
          <table:table-cell office:value-type="float" office:value="2.01976" calcext:value-type="float">
            <text:p>2.01976</text:p>
          </table:table-cell>
          <table:table-cell office:value-type="float" office:value="6.42842" calcext:value-type="float">
            <text:p>6.42842</text:p>
          </table:table-cell>
          <table:table-cell office:value-type="float" office:value="4.2799" calcext:value-type="float">
            <text:p>4.2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(7):</text:p>
          </table:table-cell>
          <table:table-cell table:style-name="ce19" office:value-type="float" office:value="14.1945533288931" calcext:value-type="float">
            <text:p>14.1946</text:p>
          </table:table-cell>
          <table:table-cell table:number-columns-repeated="3"/>
          <table:table-cell table:style-name="ce5" office:value-type="float" office:value="7" calcext:value-type="float">
            <text:p>7</text:p>
          </table:table-cell>
          <table:table-cell office:value-type="float" office:value="19.0095" calcext:value-type="float">
            <text:p>19.0095</text:p>
          </table:table-cell>
          <table:table-cell office:value-type="float" office:value="1.20553" calcext:value-type="float">
            <text:p>1.20553</text:p>
          </table:table-cell>
          <table:table-cell office:value-type="float" office:value="0" calcext:value-type="float">
            <text:p>0</text:p>
          </table:table-cell>
          <table:table-cell office:value-type="float" office:value="12.9465" calcext:value-type="float">
            <text:p>12.9465</text:p>
          </table:table-cell>
          <table:table-cell office:value-type="float" office:value="19.1805" calcext:value-type="float">
            <text:p>19.1805</text:p>
          </table:table-cell>
          <table:table-cell office:value-type="float" office:value="18.9788" calcext:value-type="float">
            <text:p>18.9788</text:p>
          </table:table-cell>
          <table:table-cell office:value-type="float" office:value="0.328556" calcext:value-type="float">
            <text:p>0.328556</text:p>
          </table:table-cell>
          <table:table-cell office:value-type="float" office:value="0" calcext:value-type="float">
            <text:p>0</text:p>
          </table:table-cell>
          <table:table-cell office:value-type="float" office:value="1.69993" calcext:value-type="float">
            <text:p>1.69993</text:p>
          </table:table-cell>
          <table:table-cell office:value-type="float" office:value="1.56663" calcext:value-type="float">
            <text:p>1.56663</text:p>
          </table:table-cell>
          <table:table-cell office:value-type="float" office:value="2.76472" calcext:value-type="float">
            <text:p>2.76472</text:p>
          </table:table-cell>
          <table:table-cell office:value-type="float" office:value="0.36493" calcext:value-type="float">
            <text:p>0.36493</text:p>
          </table:table-cell>
          <table:table-cell office:value-type="float" office:value="2.82352" calcext:value-type="float">
            <text:p>2.82352</text:p>
          </table:table-cell>
          <table:table-cell office:value-type="float" office:value="2.41229" calcext:value-type="float">
            <text:p>2.41229</text:p>
          </table:table-cell>
          <table:table-cell office:value-type="float" office:value="4.70211" calcext:value-type="float">
            <text:p>4.70211</text:p>
          </table:table-cell>
          <table:table-cell office:value-type="float" office:value="2.9931" calcext:value-type="float">
            <text:p>2.9931</text:p>
          </table:table-cell>
          <table:table-cell office:value-type="float" office:value="0.527476" calcext:value-type="float">
            <text:p>0.527476</text:p>
          </table:table-cell>
          <table:table-cell office:value-type="float" office:value="2.80134" calcext:value-type="float">
            <text:p>2.80134</text:p>
          </table:table-cell>
          <table:table-cell office:value-type="float" office:value="2.25506" calcext:value-type="float">
            <text:p>2.25506</text:p>
          </table:table-cell>
          <table:table-cell office:value-type="float" office:value="6.75564" calcext:value-type="float">
            <text:p>6.75564</text:p>
          </table:table-cell>
          <table:table-cell office:value-type="float" office:value="4.11224" calcext:value-type="float">
            <text:p>4.11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(8):</text:p>
          </table:table-cell>
          <table:table-cell table:style-name="ce19" office:value-type="float" office:value="0" calcext:value-type="float">
            <text:p>0.0000</text:p>
          </table:table-cell>
          <table:table-cell table:number-columns-repeated="3"/>
          <table:table-cell table:style-name="ce5" office:value-type="float" office:value="8" calcext:value-type="float">
            <text:p>8</text:p>
          </table:table-cell>
          <table:table-cell office:value-type="float" office:value="18.1912" calcext:value-type="float">
            <text:p>18.1912</text:p>
          </table:table-cell>
          <table:table-cell office:value-type="float" office:value="2.83638" calcext:value-type="float">
            <text:p>2.83638</text:p>
          </table:table-cell>
          <table:table-cell office:value-type="float" office:value="1.69993" calcext:value-type="float">
            <text:p>1.69993</text:p>
          </table:table-cell>
          <table:table-cell office:value-type="float" office:value="12.1351" calcext:value-type="float">
            <text:p>12.1351</text:p>
          </table:table-cell>
          <table:table-cell office:value-type="float" office:value="18.3597" calcext:value-type="float">
            <text:p>18.3597</text:p>
          </table:table-cell>
          <table:table-cell office:value-type="float" office:value="18.1745" calcext:value-type="float">
            <text:p>18.1745</text:p>
          </table:table-cell>
          <table:table-cell office:value-type="float" office:value="2.01702" calcext:value-type="float">
            <text:p>2.01702</text:p>
          </table:table-cell>
          <table:table-cell office:value-type="float" office:value="1.69993" calcext:value-type="float">
            <text:p>1.69993</text:p>
          </table:table-cell>
          <table:table-cell office:value-type="float" office:value="0" calcext:value-type="float">
            <text:p>0</text:p>
          </table:table-cell>
          <table:table-cell office:value-type="float" office:value="0.560613" calcext:value-type="float">
            <text:p>0.560613</text:p>
          </table:table-cell>
          <table:table-cell office:value-type="float" office:value="4.39783" calcext:value-type="float">
            <text:p>4.39783</text:p>
          </table:table-cell>
          <table:table-cell office:value-type="float" office:value="1.81033" calcext:value-type="float">
            <text:p>1.81033</text:p>
          </table:table-cell>
          <table:table-cell office:value-type="float" office:value="3.13455" calcext:value-type="float">
            <text:p>3.13455</text:p>
          </table:table-cell>
          <table:table-cell office:value-type="float" office:value="4.03846" calcext:value-type="float">
            <text:p>4.03846</text:p>
          </table:table-cell>
          <table:table-cell office:value-type="float" office:value="6.24833" calcext:value-type="float">
            <text:p>6.24833</text:p>
          </table:table-cell>
          <table:table-cell office:value-type="float" office:value="4.64484" calcext:value-type="float">
            <text:p>4.64484</text:p>
          </table:table-cell>
          <table:table-cell office:value-type="float" office:value="2.22166" calcext:value-type="float">
            <text:p>2.22166</text:p>
          </table:table-cell>
          <table:table-cell office:value-type="float" office:value="3.15498" calcext:value-type="float">
            <text:p>3.15498</text:p>
          </table:table-cell>
          <table:table-cell office:value-type="float" office:value="3.86532" calcext:value-type="float">
            <text:p>3.86532</text:p>
          </table:table-cell>
          <table:table-cell office:value-type="float" office:value="8.35967" calcext:value-type="float">
            <text:p>8.35967</text:p>
          </table:table-cell>
          <table:table-cell office:value-type="float" office:value="3.14033" calcext:value-type="float">
            <text:p>3.14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(9):</text:p>
          </table:table-cell>
          <table:table-cell table:style-name="ce19" office:value-type="float" office:value="0" calcext:value-type="float">
            <text:p>0.0000</text:p>
          </table:table-cell>
          <table:table-cell table:number-columns-repeated="3"/>
          <table:table-cell table:style-name="ce5" office:value-type="float" office:value="9" calcext:value-type="float">
            <text:p>9</text:p>
          </table:table-cell>
          <table:table-cell office:value-type="float" office:value="17.8331" calcext:value-type="float">
            <text:p>17.8331</text:p>
          </table:table-cell>
          <table:table-cell office:value-type="float" office:value="2.56828" calcext:value-type="float">
            <text:p>2.56828</text:p>
          </table:table-cell>
          <table:table-cell office:value-type="float" office:value="1.56663" calcext:value-type="float">
            <text:p>1.56663</text:p>
          </table:table-cell>
          <table:table-cell office:value-type="float" office:value="11.7689" calcext:value-type="float">
            <text:p>11.7689</text:p>
          </table:table-cell>
          <table:table-cell office:value-type="float" office:value="18.0025" calcext:value-type="float">
            <text:p>18.0025</text:p>
          </table:table-cell>
          <table:table-cell office:value-type="float" office:value="17.8122" calcext:value-type="float">
            <text:p>17.8122</text:p>
          </table:table-cell>
          <table:table-cell office:value-type="float" office:value="1.84321" calcext:value-type="float">
            <text:p>1.84321</text:p>
          </table:table-cell>
          <table:table-cell office:value-type="float" office:value="1.56663" calcext:value-type="float">
            <text:p>1.56663</text:p>
          </table:table-cell>
          <table:table-cell office:value-type="float" office:value="0.560613" calcext:value-type="float">
            <text:p>0.560613</text:p>
          </table:table-cell>
          <table:table-cell office:value-type="float" office:value="0" calcext:value-type="float">
            <text:p>0</text:p>
          </table:table-cell>
          <table:table-cell office:value-type="float" office:value="4.33112" calcext:value-type="float">
            <text:p>4.33112</text:p>
          </table:table-cell>
          <table:table-cell office:value-type="float" office:value="1.78243" calcext:value-type="float">
            <text:p>1.78243</text:p>
          </table:table-cell>
          <table:table-cell office:value-type="float" office:value="2.57504" calcext:value-type="float">
            <text:p>2.57504</text:p>
          </table:table-cell>
          <table:table-cell office:value-type="float" office:value="3.97772" calcext:value-type="float">
            <text:p>3.97772</text:p>
          </table:table-cell>
          <table:table-cell office:value-type="float" office:value="5.87093" calcext:value-type="float">
            <text:p>5.87093</text:p>
          </table:table-cell>
          <table:table-cell office:value-type="float" office:value="4.55903" calcext:value-type="float">
            <text:p>4.55903</text:p>
          </table:table-cell>
          <table:table-cell office:value-type="float" office:value="2.04438" calcext:value-type="float">
            <text:p>2.04438</text:p>
          </table:table-cell>
          <table:table-cell office:value-type="float" office:value="2.59656" calcext:value-type="float">
            <text:p>2.59656</text:p>
          </table:table-cell>
          <table:table-cell office:value-type="float" office:value="3.81745" calcext:value-type="float">
            <text:p>3.81745</text:p>
          </table:table-cell>
          <table:table-cell office:value-type="float" office:value="8.00718" calcext:value-type="float">
            <text:p>8.00718</text:p>
          </table:table-cell>
          <table:table-cell office:value-type="float" office:value="2.78101" calcext:value-type="float">
            <text:p>2.78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(10):</text:p>
          </table:table-cell>
          <table:table-cell table:style-name="ce19" office:value-type="float" office:value="0" calcext:value-type="float">
            <text:p>0.0000</text:p>
          </table:table-cell>
          <table:table-cell table:number-columns-repeated="3"/>
          <table:table-cell table:style-name="ce17" office:value-type="float" office:value="10" calcext:value-type="float">
            <text:p>10</text:p>
          </table:table-cell>
          <table:table-cell office:value-type="float" office:value="21.2429" calcext:value-type="float">
            <text:p>21.2429</text:p>
          </table:table-cell>
          <table:table-cell office:value-type="float" office:value="2.11068" calcext:value-type="float">
            <text:p>2.11068</text:p>
          </table:table-cell>
          <table:table-cell office:value-type="float" office:value="2.76472" calcext:value-type="float">
            <text:p>2.76472</text:p>
          </table:table-cell>
          <table:table-cell office:value-type="float" office:value="15.2286" calcext:value-type="float">
            <text:p>15.2286</text:p>
          </table:table-cell>
          <table:table-cell office:value-type="float" office:value="21.4153" calcext:value-type="float">
            <text:p>21.4153</text:p>
          </table:table-cell>
          <table:table-cell office:value-type="float" office:value="21.1981" calcext:value-type="float">
            <text:p>21.1981</text:p>
          </table:table-cell>
          <table:table-cell office:value-type="float" office:value="2.51019" calcext:value-type="float">
            <text:p>2.51019</text:p>
          </table:table-cell>
          <table:table-cell office:value-type="float" office:value="2.76472" calcext:value-type="float">
            <text:p>2.76472</text:p>
          </table:table-cell>
          <table:table-cell office:value-type="float" office:value="4.39783" calcext:value-type="float">
            <text:p>4.39783</text:p>
          </table:table-cell>
          <table:table-cell office:value-type="float" office:value="4.33112" calcext:value-type="float">
            <text:p>4.33112</text:p>
          </table:table-cell>
          <table:table-cell office:value-type="float" office:value="0" calcext:value-type="float">
            <text:p>0</text:p>
          </table:table-cell>
          <table:table-cell office:value-type="float" office:value="2.5883" calcext:value-type="float">
            <text:p>2.5883</text:p>
          </table:table-cell>
          <table:table-cell office:value-type="float" office:value="4.75584" calcext:value-type="float">
            <text:p>4.75584</text:p>
          </table:table-cell>
          <table:table-cell office:value-type="float" office:value="0.35999" calcext:value-type="float">
            <text:p>0.35999</text:p>
          </table:table-cell>
          <table:table-cell office:value-type="float" office:value="3.56318" calcext:value-type="float">
            <text:p>3.56318</text:p>
          </table:table-cell>
          <table:table-cell office:value-type="float" office:value="0.283443" calcext:value-type="float">
            <text:p>0.283443</text:p>
          </table:table-cell>
          <table:table-cell office:value-type="float" office:value="2.32368" calcext:value-type="float">
            <text:p>2.32368</text:p>
          </table:table-cell>
          <table:table-cell office:value-type="float" office:value="4.69872" calcext:value-type="float">
            <text:p>4.69872</text:p>
          </table:table-cell>
          <table:table-cell office:value-type="float" office:value="0.542243" calcext:value-type="float">
            <text:p>0.542243</text:p>
          </table:table-cell>
          <table:table-cell office:value-type="float" office:value="5.05393" calcext:value-type="float">
            <text:p>5.05393</text:p>
          </table:table-cell>
          <table:table-cell office:value-type="float" office:value="6.72953" calcext:value-type="float">
            <text:p>6.72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(11):</text:p>
          </table:table-cell>
          <table:table-cell table:style-name="ce19" office:value-type="float" office:value="10.2315142709912" calcext:value-type="float">
            <text:p>10.2315</text:p>
          </table:table-cell>
          <table:table-cell table:number-columns-repeated="3"/>
          <table:table-cell table:style-name="ce17" office:value-type="float" office:value="11" calcext:value-type="float">
            <text:p>11</text:p>
          </table:table-cell>
          <table:table-cell office:value-type="float" office:value="19.3545" calcext:value-type="float">
            <text:p>19.3545</text:p>
          </table:table-cell>
          <table:table-cell office:value-type="float" office:value="1.33909" calcext:value-type="float">
            <text:p>1.33909</text:p>
          </table:table-cell>
          <table:table-cell office:value-type="float" office:value="0.36493" calcext:value-type="float">
            <text:p>0.36493</text:p>
          </table:table-cell>
          <table:table-cell office:value-type="float" office:value="13.2899" calcext:value-type="float">
            <text:p>13.2899</text:p>
          </table:table-cell>
          <table:table-cell office:value-type="float" office:value="19.5253" calcext:value-type="float">
            <text:p>19.5253</text:p>
          </table:table-cell>
          <table:table-cell office:value-type="float" office:value="19.3248" calcext:value-type="float">
            <text:p>19.3248</text:p>
          </table:table-cell>
          <table:table-cell office:value-type="float" office:value="0.510824" calcext:value-type="float">
            <text:p>0.510824</text:p>
          </table:table-cell>
          <table:table-cell office:value-type="float" office:value="0.36493" calcext:value-type="float">
            <text:p>0.36493</text:p>
          </table:table-cell>
          <table:table-cell office:value-type="float" office:value="1.81033" calcext:value-type="float">
            <text:p>1.81033</text:p>
          </table:table-cell>
          <table:table-cell office:value-type="float" office:value="1.78243" calcext:value-type="float">
            <text:p>1.78243</text:p>
          </table:table-cell>
          <table:table-cell office:value-type="float" office:value="2.5883" calcext:value-type="float">
            <text:p>2.5883</text:p>
          </table:table-cell>
          <table:table-cell office:value-type="float" office:value="0" calcext:value-type="float">
            <text:p>0</text:p>
          </table:table-cell>
          <table:table-cell office:value-type="float" office:value="3.18689" calcext:value-type="float">
            <text:p>3.18689</text:p>
          </table:table-cell>
          <table:table-cell office:value-type="float" office:value="2.22939" calcext:value-type="float">
            <text:p>2.22939</text:p>
          </table:table-cell>
          <table:table-cell office:value-type="float" office:value="4.81981" calcext:value-type="float">
            <text:p>4.81981</text:p>
          </table:table-cell>
          <table:table-cell office:value-type="float" office:value="2.8346" calcext:value-type="float">
            <text:p>2.8346</text:p>
          </table:table-cell>
          <table:table-cell office:value-type="float" office:value="0.630096" calcext:value-type="float">
            <text:p>0.630096</text:p>
          </table:table-cell>
          <table:table-cell office:value-type="float" office:value="3.16379" calcext:value-type="float">
            <text:p>3.16379</text:p>
          </table:table-cell>
          <table:table-cell office:value-type="float" office:value="2.05885" calcext:value-type="float">
            <text:p>2.05885</text:p>
          </table:table-cell>
          <table:table-cell office:value-type="float" office:value="6.82704" calcext:value-type="float">
            <text:p>6.82704</text:p>
          </table:table-cell>
          <table:table-cell office:value-type="float" office:value="4.42122" calcext:value-type="float">
            <text:p>4.42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(12):</text:p>
          </table:table-cell>
          <table:table-cell table:style-name="ce19" office:value-type="float" office:value="15.0729291263965" calcext:value-type="float">
            <text:p>15.0729</text:p>
          </table:table-cell>
          <table:table-cell table:number-columns-repeated="3"/>
          <table:table-cell table:style-name="ce17" office:value-type="float" office:value="12" calcext:value-type="float">
            <text:p>12</text:p>
          </table:table-cell>
          <table:table-cell office:value-type="float" office:value="16.4901" calcext:value-type="float">
            <text:p>16.4901</text:p>
          </table:table-cell>
          <table:table-cell office:value-type="float" office:value="2.68049" calcext:value-type="float">
            <text:p>2.68049</text:p>
          </table:table-cell>
          <table:table-cell office:value-type="float" office:value="2.82352" calcext:value-type="float">
            <text:p>2.82352</text:p>
          </table:table-cell>
          <table:table-cell office:value-type="float" office:value="10.4733" calcext:value-type="float">
            <text:p>10.4733</text:p>
          </table:table-cell>
          <table:table-cell office:value-type="float" office:value="16.6624" calcext:value-type="float">
            <text:p>16.6624</text:p>
          </table:table-cell>
          <table:table-cell office:value-type="float" office:value="16.447" calcext:value-type="float">
            <text:p>16.447</text:p>
          </table:table-cell>
          <table:table-cell office:value-type="float" office:value="2.7832" calcext:value-type="float">
            <text:p>2.7832</text:p>
          </table:table-cell>
          <table:table-cell office:value-type="float" office:value="2.82352" calcext:value-type="float">
            <text:p>2.82352</text:p>
          </table:table-cell>
          <table:table-cell office:value-type="float" office:value="3.13455" calcext:value-type="float">
            <text:p>3.13455</text:p>
          </table:table-cell>
          <table:table-cell office:value-type="float" office:value="2.57504" calcext:value-type="float">
            <text:p>2.57504</text:p>
          </table:table-cell>
          <table:table-cell office:value-type="float" office:value="4.75584" calcext:value-type="float">
            <text:p>4.75584</text:p>
          </table:table-cell>
          <table:table-cell office:value-type="float" office:value="3.18689" calcext:value-type="float">
            <text:p>3.18689</text:p>
          </table:table-cell>
          <table:table-cell office:value-type="float" office:value="0" calcext:value-type="float">
            <text:p>0</text:p>
          </table:table-cell>
          <table:table-cell office:value-type="float" office:value="4.49936" calcext:value-type="float">
            <text:p>4.49936</text:p>
          </table:table-cell>
          <table:table-cell office:value-type="float" office:value="4.47025" calcext:value-type="float">
            <text:p>4.47025</text:p>
          </table:table-cell>
          <table:table-cell office:value-type="float" office:value="4.85974" calcext:value-type="float">
            <text:p>4.85974</text:p>
          </table:table-cell>
          <table:table-cell office:value-type="float" office:value="2.84064" calcext:value-type="float">
            <text:p>2.84064</text:p>
          </table:table-cell>
          <table:table-cell office:value-type="float" office:value="0.0760142" calcext:value-type="float">
            <text:p>0.0760142</text:p>
          </table:table-cell>
          <table:table-cell office:value-type="float" office:value="4.42678" calcext:value-type="float">
            <text:p>4.42678</text:p>
          </table:table-cell>
          <table:table-cell office:value-type="float" office:value="6.594" calcext:value-type="float">
            <text:p>6.594</text:p>
          </table:table-cell>
          <table:table-cell office:value-type="float" office:value="2.61971" calcext:value-type="float">
            <text:p>2.61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(13):</text:p>
          </table:table-cell>
          <table:table-cell table:style-name="ce19" office:value-type="float" office:value="0" calcext:value-type="float">
            <text:p>0.0000</text:p>
          </table:table-cell>
          <table:table-cell table:number-columns-repeated="3"/>
          <table:table-cell table:style-name="ce17" office:value-type="float" office:value="13" calcext:value-type="float">
            <text:p>13</text:p>
          </table:table-cell>
          <table:table-cell office:value-type="float" office:value="20.9891" calcext:value-type="float">
            <text:p>20.9891</text:p>
          </table:table-cell>
          <table:table-cell office:value-type="float" office:value="1.8282" calcext:value-type="float">
            <text:p>1.8282</text:p>
          </table:table-cell>
          <table:table-cell office:value-type="float" office:value="2.41229" calcext:value-type="float">
            <text:p>2.41229</text:p>
          </table:table-cell>
          <table:table-cell office:value-type="float" office:value="14.9642" calcext:value-type="float">
            <text:p>14.9642</text:p>
          </table:table-cell>
          <table:table-cell office:value-type="float" office:value="21.1614" calcext:value-type="float">
            <text:p>21.1614</text:p>
          </table:table-cell>
          <table:table-cell office:value-type="float" office:value="20.9464" calcext:value-type="float">
            <text:p>20.9464</text:p>
          </table:table-cell>
          <table:table-cell office:value-type="float" office:value="2.16542" calcext:value-type="float">
            <text:p>2.16542</text:p>
          </table:table-cell>
          <table:table-cell office:value-type="float" office:value="2.41229" calcext:value-type="float">
            <text:p>2.41229</text:p>
          </table:table-cell>
          <table:table-cell office:value-type="float" office:value="4.03846" calcext:value-type="float">
            <text:p>4.03846</text:p>
          </table:table-cell>
          <table:table-cell office:value-type="float" office:value="3.97772" calcext:value-type="float">
            <text:p>3.97772</text:p>
          </table:table-cell>
          <table:table-cell office:value-type="float" office:value="0.35999" calcext:value-type="float">
            <text:p>0.35999</text:p>
          </table:table-cell>
          <table:table-cell office:value-type="float" office:value="2.22939" calcext:value-type="float">
            <text:p>2.22939</text:p>
          </table:table-cell>
          <table:table-cell office:value-type="float" office:value="4.49936" calcext:value-type="float">
            <text:p>4.49936</text:p>
          </table:table-cell>
          <table:table-cell office:value-type="float" office:value="0" calcext:value-type="float">
            <text:p>0</text:p>
          </table:table-cell>
          <table:table-cell office:value-type="float" office:value="3.67945" calcext:value-type="float">
            <text:p>3.67945</text:p>
          </table:table-cell>
          <table:table-cell office:value-type="float" office:value="0.625839" calcext:value-type="float">
            <text:p>0.625839</text:p>
          </table:table-cell>
          <table:table-cell office:value-type="float" office:value="1.98335" calcext:value-type="float">
            <text:p>1.98335</text:p>
          </table:table-cell>
          <table:table-cell office:value-type="float" office:value="4.4451" calcext:value-type="float">
            <text:p>4.4451</text:p>
          </table:table-cell>
          <table:table-cell office:value-type="float" office:value="0.190011" calcext:value-type="float">
            <text:p>0.190011</text:p>
          </table:table-cell>
          <table:table-cell office:value-type="float" office:value="5.28049" calcext:value-type="float">
            <text:p>5.28049</text:p>
          </table:table-cell>
          <table:table-cell office:value-type="float" office:value="6.4065" calcext:value-type="float">
            <text:p>6.4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(14):</text:p>
          </table:table-cell>
          <table:table-cell table:style-name="ce19" office:value-type="float" office:value="0" calcext:value-type="float">
            <text:p>0.0000</text:p>
          </table:table-cell>
          <table:table-cell table:number-columns-repeated="3"/>
          <table:table-cell table:style-name="ce17" office:value-type="float" office:value="14" calcext:value-type="float">
            <text:p>14</text:p>
          </table:table-cell>
          <table:table-cell office:value-type="float" office:value="19.78" calcext:value-type="float">
            <text:p>19.78</text:p>
          </table:table-cell>
          <table:table-cell office:value-type="float" office:value="3.49901" calcext:value-type="float">
            <text:p>3.49901</text:p>
          </table:table-cell>
          <table:table-cell office:value-type="float" office:value="4.70211" calcext:value-type="float">
            <text:p>4.70211</text:p>
          </table:table-cell>
          <table:table-cell office:value-type="float" office:value="14.0273" calcext:value-type="float">
            <text:p>14.0273</text:p>
          </table:table-cell>
          <table:table-cell office:value-type="float" office:value="19.9519" calcext:value-type="float">
            <text:p>19.9519</text:p>
          </table:table-cell>
          <table:table-cell office:value-type="float" office:value="19.7088" calcext:value-type="float">
            <text:p>19.7088</text:p>
          </table:table-cell>
          <table:table-cell office:value-type="float" office:value="4.38124" calcext:value-type="float">
            <text:p>4.38124</text:p>
          </table:table-cell>
          <table:table-cell office:value-type="float" office:value="4.70211" calcext:value-type="float">
            <text:p>4.70211</text:p>
          </table:table-cell>
          <table:table-cell office:value-type="float" office:value="6.24833" calcext:value-type="float">
            <text:p>6.24833</text:p>
          </table:table-cell>
          <table:table-cell office:value-type="float" office:value="5.87093" calcext:value-type="float">
            <text:p>5.87093</text:p>
          </table:table-cell>
          <table:table-cell office:value-type="float" office:value="3.56318" calcext:value-type="float">
            <text:p>3.56318</text:p>
          </table:table-cell>
          <table:table-cell office:value-type="float" office:value="4.81981" calcext:value-type="float">
            <text:p>4.81981</text:p>
          </table:table-cell>
          <table:table-cell office:value-type="float" office:value="4.47025" calcext:value-type="float">
            <text:p>4.47025</text:p>
          </table:table-cell>
          <table:table-cell office:value-type="float" office:value="3.67945" calcext:value-type="float">
            <text:p>3.67945</text:p>
          </table:table-cell>
          <table:table-cell office:value-type="float" office:value="0" calcext:value-type="float">
            <text:p>0</text:p>
          </table:table-cell>
          <table:table-cell office:value-type="float" office:value="3.37555" calcext:value-type="float">
            <text:p>3.37555</text:p>
          </table:table-cell>
          <table:table-cell office:value-type="float" office:value="4.20643" calcext:value-type="float">
            <text:p>4.20643</text:p>
          </table:table-cell>
          <table:table-cell office:value-type="float" office:value="4.39446" calcext:value-type="float">
            <text:p>4.39446</text:p>
          </table:table-cell>
          <table:table-cell office:value-type="float" office:value="3.80871" calcext:value-type="float">
            <text:p>3.80871</text:p>
          </table:table-cell>
          <table:table-cell office:value-type="float" office:value="2.16438" calcext:value-type="float">
            <text:p>2.16438</text:p>
          </table:table-cell>
          <table:table-cell office:value-type="float" office:value="7.08284" calcext:value-type="float">
            <text:p>7.08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(15):</text:p>
          </table:table-cell>
          <table:table-cell table:style-name="ce19" office:value-type="float" office:value="8.32241777631572" calcext:value-type="float">
            <text:p>8.3224</text:p>
          </table:table-cell>
          <table:table-cell table:number-columns-repeated="3"/>
          <table:table-cell table:style-name="ce16" office:value-type="float" office:value="15" calcext:value-type="float">
            <text:p>15</text:p>
          </table:table-cell>
          <table:table-cell office:value-type="float" office:value="21.3327" calcext:value-type="float">
            <text:p>21.3327</text:p>
          </table:table-cell>
          <table:table-cell office:value-type="float" office:value="2.25674" calcext:value-type="float">
            <text:p>2.25674</text:p>
          </table:table-cell>
          <table:table-cell office:value-type="float" office:value="2.9931" calcext:value-type="float">
            <text:p>2.9931</text:p>
          </table:table-cell>
          <table:table-cell office:value-type="float" office:value="15.3309" calcext:value-type="float">
            <text:p>15.3309</text:p>
          </table:table-cell>
          <table:table-cell office:value-type="float" office:value="21.5053" calcext:value-type="float">
            <text:p>21.5053</text:p>
          </table:table-cell>
          <table:table-cell office:value-type="float" office:value="21.2857" calcext:value-type="float">
            <text:p>21.2857</text:p>
          </table:table-cell>
          <table:table-cell office:value-type="float" office:value="2.72576" calcext:value-type="float">
            <text:p>2.72576</text:p>
          </table:table-cell>
          <table:table-cell office:value-type="float" office:value="2.9931" calcext:value-type="float">
            <text:p>2.9931</text:p>
          </table:table-cell>
          <table:table-cell office:value-type="float" office:value="4.64484" calcext:value-type="float">
            <text:p>4.64484</text:p>
          </table:table-cell>
          <table:table-cell office:value-type="float" office:value="4.55903" calcext:value-type="float">
            <text:p>4.55903</text:p>
          </table:table-cell>
          <table:table-cell office:value-type="float" office:value="0.283443" calcext:value-type="float">
            <text:p>0.283443</text:p>
          </table:table-cell>
          <table:table-cell office:value-type="float" office:value="2.8346" calcext:value-type="float">
            <text:p>2.8346</text:p>
          </table:table-cell>
          <table:table-cell office:value-type="float" office:value="4.85974" calcext:value-type="float">
            <text:p>4.85974</text:p>
          </table:table-cell>
          <table:table-cell office:value-type="float" office:value="0.625839" calcext:value-type="float">
            <text:p>0.625839</text:p>
          </table:table-cell>
          <table:table-cell office:value-type="float" office:value="3.37555" calcext:value-type="float">
            <text:p>3.37555</text:p>
          </table:table-cell>
          <table:table-cell office:value-type="float" office:value="0" calcext:value-type="float">
            <text:p>0</text:p>
          </table:table-cell>
          <table:table-cell office:value-type="float" office:value="2.53342" calcext:value-type="float">
            <text:p>2.53342</text:p>
          </table:table-cell>
          <table:table-cell office:value-type="float" office:value="4.79994" calcext:value-type="float">
            <text:p>4.79994</text:p>
          </table:table-cell>
          <table:table-cell office:value-type="float" office:value="0.814291" calcext:value-type="float">
            <text:p>0.814291</text:p>
          </table:table-cell>
          <table:table-cell office:value-type="float" office:value="4.79967" calcext:value-type="float">
            <text:p>4.79967</text:p>
          </table:table-cell>
          <table:table-cell office:value-type="float" office:value="6.90551" calcext:value-type="float">
            <text:p>6.90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(16):</text:p>
          </table:table-cell>
          <table:table-cell table:style-name="ce19" office:value-type="float" office:value="16.3224177763157" calcext:value-type="float">
            <text:p>16.3224</text:p>
          </table:table-cell>
          <table:table-cell table:number-columns-repeated="3"/>
          <table:table-cell table:style-name="ce16" office:value-type="float" office:value="16" calcext:value-type="float">
            <text:p>16</text:p>
          </table:table-cell>
          <table:table-cell office:value-type="float" office:value="19.2079" calcext:value-type="float">
            <text:p>19.2079</text:p>
          </table:table-cell>
          <table:table-cell office:value-type="float" office:value="0.712296" calcext:value-type="float">
            <text:p>0.712296</text:p>
          </table:table-cell>
          <table:table-cell office:value-type="float" office:value="0.527476" calcext:value-type="float">
            <text:p>0.527476</text:p>
          </table:table-cell>
          <table:table-cell office:value-type="float" office:value="13.1547" calcext:value-type="float">
            <text:p>13.1547</text:p>
          </table:table-cell>
          <table:table-cell office:value-type="float" office:value="19.3795" calcext:value-type="float">
            <text:p>19.3795</text:p>
          </table:table-cell>
          <table:table-cell office:value-type="float" office:value="19.1727" calcext:value-type="float">
            <text:p>19.1727</text:p>
          </table:table-cell>
          <table:table-cell office:value-type="float" office:value="0.205101" calcext:value-type="float">
            <text:p>0.205101</text:p>
          </table:table-cell>
          <table:table-cell office:value-type="float" office:value="0.527476" calcext:value-type="float">
            <text:p>0.527476</text:p>
          </table:table-cell>
          <table:table-cell office:value-type="float" office:value="2.22166" calcext:value-type="float">
            <text:p>2.22166</text:p>
          </table:table-cell>
          <table:table-cell office:value-type="float" office:value="2.04438" calcext:value-type="float">
            <text:p>2.04438</text:p>
          </table:table-cell>
          <table:table-cell office:value-type="float" office:value="2.32368" calcext:value-type="float">
            <text:p>2.32368</text:p>
          </table:table-cell>
          <table:table-cell office:value-type="float" office:value="0.630096" calcext:value-type="float">
            <text:p>0.630096</text:p>
          </table:table-cell>
          <table:table-cell office:value-type="float" office:value="2.84064" calcext:value-type="float">
            <text:p>2.84064</text:p>
          </table:table-cell>
          <table:table-cell office:value-type="float" office:value="1.98335" calcext:value-type="float">
            <text:p>1.98335</text:p>
          </table:table-cell>
          <table:table-cell office:value-type="float" office:value="4.20643" calcext:value-type="float">
            <text:p>4.20643</text:p>
          </table:table-cell>
          <table:table-cell office:value-type="float" office:value="2.53342" calcext:value-type="float">
            <text:p>2.53342</text:p>
          </table:table-cell>
          <table:table-cell office:value-type="float" office:value="0" calcext:value-type="float">
            <text:p>0</text:p>
          </table:table-cell>
          <table:table-cell office:value-type="float" office:value="2.8053" calcext:value-type="float">
            <text:p>2.8053</text:p>
          </table:table-cell>
          <table:table-cell office:value-type="float" office:value="1.84397" calcext:value-type="float">
            <text:p>1.84397</text:p>
          </table:table-cell>
          <table:table-cell office:value-type="float" office:value="6.24047" calcext:value-type="float">
            <text:p>6.24047</text:p>
          </table:table-cell>
          <table:table-cell office:value-type="float" office:value="4.44017" calcext:value-type="float">
            <text:p>4.44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16" office:value-type="float" office:value="17" calcext:value-type="float">
            <text:p>17</text:p>
          </table:table-cell>
          <table:table-cell office:value-type="float" office:value="16.5455" calcext:value-type="float">
            <text:p>16.5455</text:p>
          </table:table-cell>
          <table:table-cell office:value-type="float" office:value="2.6294" calcext:value-type="float">
            <text:p>2.6294</text:p>
          </table:table-cell>
          <table:table-cell office:value-type="float" office:value="2.80134" calcext:value-type="float">
            <text:p>2.80134</text:p>
          </table:table-cell>
          <table:table-cell office:value-type="float" office:value="10.5317" calcext:value-type="float">
            <text:p>10.5317</text:p>
          </table:table-cell>
          <table:table-cell office:value-type="float" office:value="16.7178" calcext:value-type="float">
            <text:p>16.7178</text:p>
          </table:table-cell>
          <table:table-cell office:value-type="float" office:value="16.5019" calcext:value-type="float">
            <text:p>16.5019</text:p>
          </table:table-cell>
          <table:table-cell office:value-type="float" office:value="2.7527" calcext:value-type="float">
            <text:p>2.7527</text:p>
          </table:table-cell>
          <table:table-cell office:value-type="float" office:value="2.80134" calcext:value-type="float">
            <text:p>2.80134</text:p>
          </table:table-cell>
          <table:table-cell office:value-type="float" office:value="3.15498" calcext:value-type="float">
            <text:p>3.15498</text:p>
          </table:table-cell>
          <table:table-cell office:value-type="float" office:value="2.59656" calcext:value-type="float">
            <text:p>2.59656</text:p>
          </table:table-cell>
          <table:table-cell office:value-type="float" office:value="4.69872" calcext:value-type="float">
            <text:p>4.69872</text:p>
          </table:table-cell>
          <table:table-cell office:value-type="float" office:value="3.16379" calcext:value-type="float">
            <text:p>3.16379</text:p>
          </table:table-cell>
          <table:table-cell office:value-type="float" office:value="0.0760142" calcext:value-type="float">
            <text:p>0.0760142</text:p>
          </table:table-cell>
          <table:table-cell office:value-type="float" office:value="4.4451" calcext:value-type="float">
            <text:p>4.4451</text:p>
          </table:table-cell>
          <table:table-cell office:value-type="float" office:value="4.39446" calcext:value-type="float">
            <text:p>4.39446</text:p>
          </table:table-cell>
          <table:table-cell office:value-type="float" office:value="4.79994" calcext:value-type="float">
            <text:p>4.79994</text:p>
          </table:table-cell>
          <table:table-cell office:value-type="float" office:value="2.8053" calcext:value-type="float">
            <text:p>2.8053</text:p>
          </table:table-cell>
          <table:table-cell office:value-type="float" office:value="0" calcext:value-type="float">
            <text:p>0</text:p>
          </table:table-cell>
          <table:table-cell office:value-type="float" office:value="4.37468" calcext:value-type="float">
            <text:p>4.37468</text:p>
          </table:table-cell>
          <table:table-cell office:value-type="float" office:value="6.51887" calcext:value-type="float">
            <text:p>6.51887</text:p>
          </table:table-cell>
          <table:table-cell office:value-type="float" office:value="2.69468" calcext:value-type="float">
            <text:p>2.69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16" office:value-type="float" office:value="18" calcext:value-type="float">
            <text:p>18</text:p>
          </table:table-cell>
          <table:table-cell office:value-type="float" office:value="20.9119" calcext:value-type="float">
            <text:p>20.9119</text:p>
          </table:table-cell>
          <table:table-cell office:value-type="float" office:value="1.74694" calcext:value-type="float">
            <text:p>1.74694</text:p>
          </table:table-cell>
          <table:table-cell office:value-type="float" office:value="2.25506" calcext:value-type="float">
            <text:p>2.25506</text:p>
          </table:table-cell>
          <table:table-cell office:value-type="float" office:value="14.8803" calcext:value-type="float">
            <text:p>14.8803</text:p>
          </table:table-cell>
          <table:table-cell office:value-type="float" office:value="21.0841" calcext:value-type="float">
            <text:p>21.0841</text:p>
          </table:table-cell>
          <table:table-cell office:value-type="float" office:value="20.8706" calcext:value-type="float">
            <text:p>20.8706</text:p>
          </table:table-cell>
          <table:table-cell office:value-type="float" office:value="2.01976" calcext:value-type="float">
            <text:p>2.01976</text:p>
          </table:table-cell>
          <table:table-cell office:value-type="float" office:value="2.25506" calcext:value-type="float">
            <text:p>2.25506</text:p>
          </table:table-cell>
          <table:table-cell office:value-type="float" office:value="3.86532" calcext:value-type="float">
            <text:p>3.86532</text:p>
          </table:table-cell>
          <table:table-cell office:value-type="float" office:value="3.81745" calcext:value-type="float">
            <text:p>3.81745</text:p>
          </table:table-cell>
          <table:table-cell office:value-type="float" office:value="0.542243" calcext:value-type="float">
            <text:p>0.542243</text:p>
          </table:table-cell>
          <table:table-cell office:value-type="float" office:value="2.05885" calcext:value-type="float">
            <text:p>2.05885</text:p>
          </table:table-cell>
          <table:table-cell office:value-type="float" office:value="4.42678" calcext:value-type="float">
            <text:p>4.42678</text:p>
          </table:table-cell>
          <table:table-cell office:value-type="float" office:value="0.190011" calcext:value-type="float">
            <text:p>0.190011</text:p>
          </table:table-cell>
          <table:table-cell office:value-type="float" office:value="3.80871" calcext:value-type="float">
            <text:p>3.80871</text:p>
          </table:table-cell>
          <table:table-cell office:value-type="float" office:value="0.814291" calcext:value-type="float">
            <text:p>0.814291</text:p>
          </table:table-cell>
          <table:table-cell office:value-type="float" office:value="1.84397" calcext:value-type="float">
            <text:p>1.84397</text:p>
          </table:table-cell>
          <table:table-cell office:value-type="float" office:value="4.37468" calcext:value-type="float">
            <text:p>4.37468</text:p>
          </table:table-cell>
          <table:table-cell office:value-type="float" office:value="0" calcext:value-type="float">
            <text:p>0</text:p>
          </table:table-cell>
          <table:table-cell office:value-type="float" office:value="5.44716" calcext:value-type="float">
            <text:p>5.44716</text:p>
          </table:table-cell>
          <table:table-cell office:value-type="float" office:value="6.27886" calcext:value-type="float">
            <text:p>6.27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-5</text:p>
          </table:table-cell>
          <table:table-cell table:number-columns-repeated="4"/>
          <table:table-cell table:style-name="ce16" office:value-type="float" office:value="19" calcext:value-type="float">
            <text:p>19</text:p>
          </table:table-cell>
          <table:table-cell office:value-type="float" office:value="21.1935" calcext:value-type="float">
            <text:p>21.1935</text:p>
          </table:table-cell>
          <table:table-cell office:value-type="float" office:value="5.55337" calcext:value-type="float">
            <text:p>5.55337</text:p>
          </table:table-cell>
          <table:table-cell office:value-type="float" office:value="6.75564" calcext:value-type="float">
            <text:p>6.75564</text:p>
          </table:table-cell>
          <table:table-cell office:value-type="float" office:value="15.6346" calcext:value-type="float">
            <text:p>15.6346</text:p>
          </table:table-cell>
          <table:table-cell office:value-type="float" office:value="21.3635" calcext:value-type="float">
            <text:p>21.3635</text:p>
          </table:table-cell>
          <table:table-cell office:value-type="float" office:value="21.1095" calcext:value-type="float">
            <text:p>21.1095</text:p>
          </table:table-cell>
          <table:table-cell office:value-type="float" office:value="6.42842" calcext:value-type="float">
            <text:p>6.42842</text:p>
          </table:table-cell>
          <table:table-cell office:value-type="float" office:value="6.75564" calcext:value-type="float">
            <text:p>6.75564</text:p>
          </table:table-cell>
          <table:table-cell office:value-type="float" office:value="8.35967" calcext:value-type="float">
            <text:p>8.35967</text:p>
          </table:table-cell>
          <table:table-cell office:value-type="float" office:value="8.00718" calcext:value-type="float">
            <text:p>8.00718</text:p>
          </table:table-cell>
          <table:table-cell office:value-type="float" office:value="5.05393" calcext:value-type="float">
            <text:p>5.05393</text:p>
          </table:table-cell>
          <table:table-cell office:value-type="float" office:value="6.82704" calcext:value-type="float">
            <text:p>6.82704</text:p>
          </table:table-cell>
          <table:table-cell office:value-type="float" office:value="6.594" calcext:value-type="float">
            <text:p>6.594</text:p>
          </table:table-cell>
          <table:table-cell office:value-type="float" office:value="5.28049" calcext:value-type="float">
            <text:p>5.28049</text:p>
          </table:table-cell>
          <table:table-cell office:value-type="float" office:value="2.16438" calcext:value-type="float">
            <text:p>2.16438</text:p>
          </table:table-cell>
          <table:table-cell office:value-type="float" office:value="4.79967" calcext:value-type="float">
            <text:p>4.79967</text:p>
          </table:table-cell>
          <table:table-cell office:value-type="float" office:value="6.24047" calcext:value-type="float">
            <text:p>6.24047</text:p>
          </table:table-cell>
          <table:table-cell office:value-type="float" office:value="6.51887" calcext:value-type="float">
            <text:p>6.51887</text:p>
          </table:table-cell>
          <table:table-cell office:value-type="float" office:value="5.44716" calcext:value-type="float">
            <text:p>5.44716</text:p>
          </table:table-cell>
          <table:table-cell office:value-type="float" office:value="0" calcext:value-type="float">
            <text:p>0</text:p>
          </table:table-cell>
          <table:table-cell office:value-type="float" office:value="9.21347" calcext:value-type="float">
            <text:p>9.21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6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5.058" calcext:value-type="float">
            <text:p>15.058</text:p>
          </table:table-cell>
          <table:table-cell office:value-type="float" office:value="4.6623" calcext:value-type="float">
            <text:p>4.6623</text:p>
          </table:table-cell>
          <table:table-cell office:value-type="float" office:value="4.11224" calcext:value-type="float">
            <text:p>4.11224</text:p>
          </table:table-cell>
          <table:table-cell office:value-type="float" office:value="8.99766" calcext:value-type="float">
            <text:p>8.99766</text:p>
          </table:table-cell>
          <table:table-cell office:value-type="float" office:value="15.227" calcext:value-type="float">
            <text:p>15.227</text:p>
          </table:table-cell>
          <table:table-cell office:value-type="float" office:value="15.0393" calcext:value-type="float">
            <text:p>15.0393</text:p>
          </table:table-cell>
          <table:table-cell office:value-type="float" office:value="4.2799" calcext:value-type="float">
            <text:p>4.2799</text:p>
          </table:table-cell>
          <table:table-cell office:value-type="float" office:value="4.11224" calcext:value-type="float">
            <text:p>4.11224</text:p>
          </table:table-cell>
          <table:table-cell office:value-type="float" office:value="3.14033" calcext:value-type="float">
            <text:p>3.14033</text:p>
          </table:table-cell>
          <table:table-cell office:value-type="float" office:value="2.78101" calcext:value-type="float">
            <text:p>2.78101</text:p>
          </table:table-cell>
          <table:table-cell office:value-type="float" office:value="6.72953" calcext:value-type="float">
            <text:p>6.72953</text:p>
          </table:table-cell>
          <table:table-cell office:value-type="float" office:value="4.42122" calcext:value-type="float">
            <text:p>4.42122</text:p>
          </table:table-cell>
          <table:table-cell office:value-type="float" office:value="2.61971" calcext:value-type="float">
            <text:p>2.61971</text:p>
          </table:table-cell>
          <table:table-cell office:value-type="float" office:value="6.4065" calcext:value-type="float">
            <text:p>6.4065</text:p>
          </table:table-cell>
          <table:table-cell office:value-type="float" office:value="7.08284" calcext:value-type="float">
            <text:p>7.08284</text:p>
          </table:table-cell>
          <table:table-cell office:value-type="float" office:value="6.90551" calcext:value-type="float">
            <text:p>6.90551</text:p>
          </table:table-cell>
          <table:table-cell office:value-type="float" office:value="4.44017" calcext:value-type="float">
            <text:p>4.44017</text:p>
          </table:table-cell>
          <table:table-cell office:value-type="float" office:value="2.69468" calcext:value-type="float">
            <text:p>2.69468</text:p>
          </table:table-cell>
          <table:table-cell office:value-type="float" office:value="6.27886" calcext:value-type="float">
            <text:p>6.27886</text:p>
          </table:table-cell>
          <table:table-cell office:value-type="float" office:value="9.21347" calcext:value-type="float">
            <text:p>9.21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7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4-9</text:p>
          </table:table-cell>
          <table:table-cell table:number-columns-repeated="27"/>
        </table:table-row>
        <table:table-row table:style-name="ro1">
          <table:table-cell table:number-columns-repeated="6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5"/>
          <table:table-cell table:style-name="ce12" office:value-type="float" office:value="0" calcext:value-type="float">
            <text:p>0</text:p>
          </table:table-cell>
          <table:table-cell table:formula="of:=[.G2]/41" office:value-type="float" office:value="0" calcext:value-type="float">
            <text:p>0</text:p>
          </table:table-cell>
          <table:table-cell table:formula="of:=[.H2]/41" office:value-type="float" office:value="0.467448780487805" calcext:value-type="float">
            <text:p>0.467448780487805</text:p>
          </table:table-cell>
          <table:table-cell table:formula="of:=[.I2]/41" office:value-type="float" office:value="0.463646341463415" calcext:value-type="float">
            <text:p>0.463646341463415</text:p>
          </table:table-cell>
          <table:table-cell table:formula="of:=[.J2]/41" office:value-type="float" office:value="0.147980975609756" calcext:value-type="float">
            <text:p>0.147980975609756</text:p>
          </table:table-cell>
          <table:table-cell table:formula="of:=[.K2]/41" office:value-type="float" office:value="0.00421241463414634" calcext:value-type="float">
            <text:p>0.004212414634146</text:p>
          </table:table-cell>
          <table:table-cell table:formula="of:=[.L2]/41" office:value-type="float" office:value="0.00431009756097561" calcext:value-type="float">
            <text:p>0.004310097560976</text:p>
          </table:table-cell>
          <table:table-cell table:formula="of:=[.M2]/41" office:value-type="float" office:value="0.465714634146341" calcext:value-type="float">
            <text:p>0.465714634146341</text:p>
          </table:table-cell>
          <table:table-cell table:formula="of:=[.N2]/41" office:value-type="float" office:value="0.463646341463415" calcext:value-type="float">
            <text:p>0.463646341463415</text:p>
          </table:table-cell>
          <table:table-cell table:formula="of:=[.O2]/41" office:value-type="float" office:value="0.443687804878049" calcext:value-type="float">
            <text:p>0.443687804878049</text:p>
          </table:table-cell>
          <table:table-cell table:formula="of:=[.P2]/41" office:value-type="float" office:value="0.434953658536585" calcext:value-type="float">
            <text:p>0.434953658536585</text:p>
          </table:table-cell>
          <table:table-cell table:formula="of:=[.Q2]/41" office:value-type="float" office:value="0.518119512195122" calcext:value-type="float">
            <text:p>0.518119512195122</text:p>
          </table:table-cell>
          <table:table-cell table:formula="of:=[.R2]/41" office:value-type="float" office:value="0.472060975609756" calcext:value-type="float">
            <text:p>0.472060975609756</text:p>
          </table:table-cell>
          <table:table-cell table:formula="of:=[.S2]/41" office:value-type="float" office:value="0.40219756097561" calcext:value-type="float">
            <text:p>0.40219756097561</text:p>
          </table:table-cell>
          <table:table-cell table:formula="of:=[.T2]/41" office:value-type="float" office:value="0.511929268292683" calcext:value-type="float">
            <text:p>0.511929268292683</text:p>
          </table:table-cell>
          <table:table-cell table:formula="of:=[.U2]/41" office:value-type="float" office:value="0.482439024390244" calcext:value-type="float">
            <text:p>0.482439024390244</text:p>
          </table:table-cell>
          <table:table-cell table:formula="of:=[.V2]/41" office:value-type="float" office:value="0.520309756097561" calcext:value-type="float">
            <text:p>0.520309756097561</text:p>
          </table:table-cell>
          <table:table-cell table:formula="of:=[.W2]/41" office:value-type="float" office:value="0.468485365853659" calcext:value-type="float">
            <text:p>0.468485365853659</text:p>
          </table:table-cell>
          <table:table-cell table:formula="of:=[.X2]/41" office:value-type="float" office:value="0.403548780487805" calcext:value-type="float">
            <text:p>0.403548780487805</text:p>
          </table:table-cell>
          <table:table-cell table:formula="of:=[.Y2]/41" office:value-type="float" office:value="0.510046341463415" calcext:value-type="float">
            <text:p>0.510046341463415</text:p>
          </table:table-cell>
          <table:table-cell table:formula="of:=[.Z2]/41" office:value-type="float" office:value="0.516914634146341" calcext:value-type="float">
            <text:p>0.516914634146341</text:p>
          </table:table-cell>
          <table:table-cell table:formula="of:=[.AA2]/41" office:value-type="float" office:value="0.367268292682927" calcext:value-type="float">
            <text:p>0.367268292682927</text:p>
          </table:table-cell>
          <table:table-cell table:formula="of:=[.AB2]/41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12" office:value-type="float" office:value="1" calcext:value-type="float">
            <text:p>1</text:p>
          </table:table-cell>
          <table:table-cell table:formula="of:=[.G3]/41" office:value-type="float" office:value="0.467448780487805" calcext:value-type="float">
            <text:p>0.467448780487805</text:p>
          </table:table-cell>
          <table:table-cell table:formula="of:=[.H3]/41" office:value-type="float" office:value="0" calcext:value-type="float">
            <text:p>0</text:p>
          </table:table-cell>
          <table:table-cell table:formula="of:=[.I3]/41" office:value-type="float" office:value="0.0294031707317073" calcext:value-type="float">
            <text:p>0.029403170731707</text:p>
          </table:table-cell>
          <table:table-cell table:formula="of:=[.J3]/41" office:value-type="float" office:value="0.320407317073171" calcext:value-type="float">
            <text:p>0.320407317073171</text:p>
          </table:table-cell>
          <table:table-cell table:formula="of:=[.K3]/41" office:value-type="float" office:value="0.471648780487805" calcext:value-type="float">
            <text:p>0.471648780487805</text:p>
          </table:table-cell>
          <table:table-cell table:formula="of:=[.L3]/41" office:value-type="float" office:value="0.466434146341463" calcext:value-type="float">
            <text:p>0.466434146341463</text:p>
          </table:table-cell>
          <table:table-cell table:formula="of:=[.M3]/41" office:value-type="float" office:value="0.021520243902439" calcext:value-type="float">
            <text:p>0.021520243902439</text:p>
          </table:table-cell>
          <table:table-cell table:formula="of:=[.N3]/41" office:value-type="float" office:value="0.0294031707317073" calcext:value-type="float">
            <text:p>0.029403170731707</text:p>
          </table:table-cell>
          <table:table-cell table:formula="of:=[.O3]/41" office:value-type="float" office:value="0.06918" calcext:value-type="float">
            <text:p>0.06918</text:p>
          </table:table-cell>
          <table:table-cell table:formula="of:=[.P3]/41" office:value-type="float" office:value="0.0626409756097561" calcext:value-type="float">
            <text:p>0.062640975609756</text:p>
          </table:table-cell>
          <table:table-cell table:formula="of:=[.Q3]/41" office:value-type="float" office:value="0.05148" calcext:value-type="float">
            <text:p>0.05148</text:p>
          </table:table-cell>
          <table:table-cell table:formula="of:=[.R3]/41" office:value-type="float" office:value="0.0326607317073171" calcext:value-type="float">
            <text:p>0.032660731707317</text:p>
          </table:table-cell>
          <table:table-cell table:formula="of:=[.S3]/41" office:value-type="float" office:value="0.0653778048780488" calcext:value-type="float">
            <text:p>0.065377804878049</text:p>
          </table:table-cell>
          <table:table-cell table:formula="of:=[.T3]/41" office:value-type="float" office:value="0.044590243902439" calcext:value-type="float">
            <text:p>0.044590243902439</text:p>
          </table:table-cell>
          <table:table-cell table:formula="of:=[.U3]/41" office:value-type="float" office:value="0.0853417073170732" calcext:value-type="float">
            <text:p>0.085341707317073</text:p>
          </table:table-cell>
          <table:table-cell table:formula="of:=[.V3]/41" office:value-type="float" office:value="0.0550424390243902" calcext:value-type="float">
            <text:p>0.05504243902439</text:p>
          </table:table-cell>
          <table:table-cell table:formula="of:=[.W3]/41" office:value-type="float" office:value="0.0173730731707317" calcext:value-type="float">
            <text:p>0.017373073170732</text:p>
          </table:table-cell>
          <table:table-cell table:formula="of:=[.X3]/41" office:value-type="float" office:value="0.0641317073170732" calcext:value-type="float">
            <text:p>0.064131707317073</text:p>
          </table:table-cell>
          <table:table-cell table:formula="of:=[.Y3]/41" office:value-type="float" office:value="0.0426082926829268" calcext:value-type="float">
            <text:p>0.042608292682927</text:p>
          </table:table-cell>
          <table:table-cell table:formula="of:=[.Z3]/41" office:value-type="float" office:value="0.135448048780488" calcext:value-type="float">
            <text:p>0.135448048780488</text:p>
          </table:table-cell>
          <table:table-cell table:formula="of:=[.AA3]/41" office:value-type="float" office:value="0.113714634146341" calcext:value-type="float">
            <text:p>0.113714634146341</text:p>
          </table:table-cell>
          <table:table-cell table:formula="of:=[.AB3]/41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12" office:value-type="float" office:value="2" calcext:value-type="float">
            <text:p>2</text:p>
          </table:table-cell>
          <table:table-cell table:formula="of:=[.G4]/41" office:value-type="float" office:value="0.463646341463415" calcext:value-type="float">
            <text:p>0.463646341463415</text:p>
          </table:table-cell>
          <table:table-cell table:formula="of:=[.H4]/41" office:value-type="float" office:value="0.0294031707317073" calcext:value-type="float">
            <text:p>0.029403170731707</text:p>
          </table:table-cell>
          <table:table-cell table:formula="of:=[.I4]/41" office:value-type="float" office:value="0" calcext:value-type="float">
            <text:p>0</text:p>
          </table:table-cell>
          <table:table-cell table:formula="of:=[.J4]/41" office:value-type="float" office:value="0.315768292682927" calcext:value-type="float">
            <text:p>0.315768292682927</text:p>
          </table:table-cell>
          <table:table-cell table:formula="of:=[.K4]/41" office:value-type="float" office:value="0.467817073170732" calcext:value-type="float">
            <text:p>0.467817073170732</text:p>
          </table:table-cell>
          <table:table-cell table:formula="of:=[.L4]/41" office:value-type="float" office:value="0.46289756097561" calcext:value-type="float">
            <text:p>0.46289756097561</text:p>
          </table:table-cell>
          <table:table-cell table:formula="of:=[.M4]/41" office:value-type="float" office:value="0.00801356097560976" calcext:value-type="float">
            <text:p>0.00801356097561</text:p>
          </table:table-cell>
          <table:table-cell table:formula="of:=[.N4]/41" office:value-type="float" office:value="0" calcext:value-type="float">
            <text:p>0</text:p>
          </table:table-cell>
          <table:table-cell table:formula="of:=[.O4]/41" office:value-type="float" office:value="0.0414617073170732" calcext:value-type="float">
            <text:p>0.041461707317073</text:p>
          </table:table-cell>
          <table:table-cell table:formula="of:=[.P4]/41" office:value-type="float" office:value="0.038210487804878" calcext:value-type="float">
            <text:p>0.038210487804878</text:p>
          </table:table-cell>
          <table:table-cell table:formula="of:=[.Q4]/41" office:value-type="float" office:value="0.0674321951219512" calcext:value-type="float">
            <text:p>0.067432195121951</text:p>
          </table:table-cell>
          <table:table-cell table:formula="of:=[.R4]/41" office:value-type="float" office:value="0.00890073170731707" calcext:value-type="float">
            <text:p>0.008900731707317</text:p>
          </table:table-cell>
          <table:table-cell table:formula="of:=[.S4]/41" office:value-type="float" office:value="0.0688663414634146" calcext:value-type="float">
            <text:p>0.068866341463415</text:p>
          </table:table-cell>
          <table:table-cell table:formula="of:=[.T4]/41" office:value-type="float" office:value="0.0588363414634146" calcext:value-type="float">
            <text:p>0.058836341463415</text:p>
          </table:table-cell>
          <table:table-cell table:formula="of:=[.U4]/41" office:value-type="float" office:value="0.114685609756098" calcext:value-type="float">
            <text:p>0.114685609756098</text:p>
          </table:table-cell>
          <table:table-cell table:formula="of:=[.V4]/41" office:value-type="float" office:value="0.0730024390243902" calcext:value-type="float">
            <text:p>0.07300243902439</text:p>
          </table:table-cell>
          <table:table-cell table:formula="of:=[.W4]/41" office:value-type="float" office:value="0.0128652682926829" calcext:value-type="float">
            <text:p>0.012865268292683</text:p>
          </table:table-cell>
          <table:table-cell table:formula="of:=[.X4]/41" office:value-type="float" office:value="0.0683253658536585" calcext:value-type="float">
            <text:p>0.068325365853659</text:p>
          </table:table-cell>
          <table:table-cell table:formula="of:=[.Y4]/41" office:value-type="float" office:value="0.0550014634146341" calcext:value-type="float">
            <text:p>0.055001463414634</text:p>
          </table:table-cell>
          <table:table-cell table:formula="of:=[.Z4]/41" office:value-type="float" office:value="0.164771707317073" calcext:value-type="float">
            <text:p>0.164771707317073</text:p>
          </table:table-cell>
          <table:table-cell table:formula="of:=[.AA4]/41" office:value-type="float" office:value="0.100298536585366" calcext:value-type="float">
            <text:p>0.100298536585366</text:p>
          </table:table-cell>
          <table:table-cell table:formula="of:=[.AB4]/41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12" office:value-type="float" office:value="3" calcext:value-type="float">
            <text:p>3</text:p>
          </table:table-cell>
          <table:table-cell table:formula="of:=[.G5]/41" office:value-type="float" office:value="0.147980975609756" calcext:value-type="float">
            <text:p>0.147980975609756</text:p>
          </table:table-cell>
          <table:table-cell table:formula="of:=[.H5]/41" office:value-type="float" office:value="0.320407317073171" calcext:value-type="float">
            <text:p>0.320407317073171</text:p>
          </table:table-cell>
          <table:table-cell table:formula="of:=[.I5]/41" office:value-type="float" office:value="0.315768292682927" calcext:value-type="float">
            <text:p>0.315768292682927</text:p>
          </table:table-cell>
          <table:table-cell table:formula="of:=[.J5]/41" office:value-type="float" office:value="0" calcext:value-type="float">
            <text:p>0</text:p>
          </table:table-cell>
          <table:table-cell table:formula="of:=[.K5]/41" office:value-type="float" office:value="0.152132682926829" calcext:value-type="float">
            <text:p>0.152132682926829</text:p>
          </table:table-cell>
          <table:table-cell table:formula="of:=[.L5]/41" office:value-type="float" office:value="0.147403414634146" calcext:value-type="float">
            <text:p>0.147403414634146</text:p>
          </table:table-cell>
          <table:table-cell table:formula="of:=[.M5]/41" office:value-type="float" office:value="0.317975609756098" calcext:value-type="float">
            <text:p>0.317975609756098</text:p>
          </table:table-cell>
          <table:table-cell table:formula="of:=[.N5]/41" office:value-type="float" office:value="0.315768292682927" calcext:value-type="float">
            <text:p>0.315768292682927</text:p>
          </table:table-cell>
          <table:table-cell table:formula="of:=[.O5]/41" office:value-type="float" office:value="0.295978048780488" calcext:value-type="float">
            <text:p>0.295978048780488</text:p>
          </table:table-cell>
          <table:table-cell table:formula="of:=[.P5]/41" office:value-type="float" office:value="0.287046341463415" calcext:value-type="float">
            <text:p>0.287046341463415</text:p>
          </table:table-cell>
          <table:table-cell table:formula="of:=[.Q5]/41" office:value-type="float" office:value="0.371429268292683" calcext:value-type="float">
            <text:p>0.371429268292683</text:p>
          </table:table-cell>
          <table:table-cell table:formula="of:=[.R5]/41" office:value-type="float" office:value="0.324143902439024" calcext:value-type="float">
            <text:p>0.324143902439024</text:p>
          </table:table-cell>
          <table:table-cell table:formula="of:=[.S5]/41" office:value-type="float" office:value="0.255446341463415" calcext:value-type="float">
            <text:p>0.255446341463415</text:p>
          </table:table-cell>
          <table:table-cell table:formula="of:=[.T5]/41" office:value-type="float" office:value="0.364980487804878" calcext:value-type="float">
            <text:p>0.364980487804878</text:p>
          </table:table-cell>
          <table:table-cell table:formula="of:=[.U5]/41" office:value-type="float" office:value="0.342129268292683" calcext:value-type="float">
            <text:p>0.342129268292683</text:p>
          </table:table-cell>
          <table:table-cell table:formula="of:=[.V5]/41" office:value-type="float" office:value="0.373924390243902" calcext:value-type="float">
            <text:p>0.373924390243902</text:p>
          </table:table-cell>
          <table:table-cell table:formula="of:=[.W5]/41" office:value-type="float" office:value="0.320846341463415" calcext:value-type="float">
            <text:p>0.320846341463415</text:p>
          </table:table-cell>
          <table:table-cell table:formula="of:=[.X5]/41" office:value-type="float" office:value="0.256870731707317" calcext:value-type="float">
            <text:p>0.256870731707317</text:p>
          </table:table-cell>
          <table:table-cell table:formula="of:=[.Y5]/41" office:value-type="float" office:value="0.362934146341463" calcext:value-type="float">
            <text:p>0.362934146341463</text:p>
          </table:table-cell>
          <table:table-cell table:formula="of:=[.Z5]/41" office:value-type="float" office:value="0.381331707317073" calcext:value-type="float">
            <text:p>0.381331707317073</text:p>
          </table:table-cell>
          <table:table-cell table:formula="of:=[.AA5]/41" office:value-type="float" office:value="0.219455121951219" calcext:value-type="float">
            <text:p>0.219455121951219</text:p>
          </table:table-cell>
          <table:table-cell table:formula="of:=[.AB5]/41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12" office:value-type="float" office:value="4" calcext:value-type="float">
            <text:p>4</text:p>
          </table:table-cell>
          <table:table-cell table:formula="of:=[.G6]/41" office:value-type="float" office:value="0.00421241463414634" calcext:value-type="float">
            <text:p>0.004212414634146</text:p>
          </table:table-cell>
          <table:table-cell table:formula="of:=[.H6]/41" office:value-type="float" office:value="0.471648780487805" calcext:value-type="float">
            <text:p>0.471648780487805</text:p>
          </table:table-cell>
          <table:table-cell table:formula="of:=[.I6]/41" office:value-type="float" office:value="0.467817073170732" calcext:value-type="float">
            <text:p>0.467817073170732</text:p>
          </table:table-cell>
          <table:table-cell table:formula="of:=[.J6]/41" office:value-type="float" office:value="0.152132682926829" calcext:value-type="float">
            <text:p>0.152132682926829</text:p>
          </table:table-cell>
          <table:table-cell table:formula="of:=[.K6]/41" office:value-type="float" office:value="0" calcext:value-type="float">
            <text:p>0</text:p>
          </table:table-cell>
          <table:table-cell table:formula="of:=[.L6]/41" office:value-type="float" office:value="0.00691268292682927" calcext:value-type="float">
            <text:p>0.006912682926829</text:p>
          </table:table-cell>
          <table:table-cell table:formula="of:=[.M6]/41" office:value-type="float" office:value="0.469895121951219" calcext:value-type="float">
            <text:p>0.469895121951219</text:p>
          </table:table-cell>
          <table:table-cell table:formula="of:=[.N6]/41" office:value-type="float" office:value="0.467817073170732" calcext:value-type="float">
            <text:p>0.467817073170732</text:p>
          </table:table-cell>
          <table:table-cell table:formula="of:=[.O6]/41" office:value-type="float" office:value="0.44779756097561" calcext:value-type="float">
            <text:p>0.44779756097561</text:p>
          </table:table-cell>
          <table:table-cell table:formula="of:=[.P6]/41" office:value-type="float" office:value="0.439085365853659" calcext:value-type="float">
            <text:p>0.439085365853659</text:p>
          </table:table-cell>
          <table:table-cell table:formula="of:=[.Q6]/41" office:value-type="float" office:value="0.522324390243902" calcext:value-type="float">
            <text:p>0.522324390243902</text:p>
          </table:table-cell>
          <table:table-cell table:formula="of:=[.R6]/41" office:value-type="float" office:value="0.476226829268293" calcext:value-type="float">
            <text:p>0.476226829268293</text:p>
          </table:table-cell>
          <table:table-cell table:formula="of:=[.S6]/41" office:value-type="float" office:value="0.4064" calcext:value-type="float">
            <text:p>0.4064</text:p>
          </table:table-cell>
          <table:table-cell table:formula="of:=[.T6]/41" office:value-type="float" office:value="0.516131707317073" calcext:value-type="float">
            <text:p>0.516131707317073</text:p>
          </table:table-cell>
          <table:table-cell table:formula="of:=[.U6]/41" office:value-type="float" office:value="0.486631707317073" calcext:value-type="float">
            <text:p>0.486631707317073</text:p>
          </table:table-cell>
          <table:table-cell table:formula="of:=[.V6]/41" office:value-type="float" office:value="0.524519512195122" calcext:value-type="float">
            <text:p>0.524519512195122</text:p>
          </table:table-cell>
          <table:table-cell table:formula="of:=[.W6]/41" office:value-type="float" office:value="0.472670731707317" calcext:value-type="float">
            <text:p>0.472670731707317</text:p>
          </table:table-cell>
          <table:table-cell table:formula="of:=[.X6]/41" office:value-type="float" office:value="0.407751219512195" calcext:value-type="float">
            <text:p>0.407751219512195</text:p>
          </table:table-cell>
          <table:table-cell table:formula="of:=[.Y6]/41" office:value-type="float" office:value="0.514246341463415" calcext:value-type="float">
            <text:p>0.514246341463415</text:p>
          </table:table-cell>
          <table:table-cell table:formula="of:=[.Z6]/41" office:value-type="float" office:value="0.521060975609756" calcext:value-type="float">
            <text:p>0.521060975609756</text:p>
          </table:table-cell>
          <table:table-cell table:formula="of:=[.AA6]/41" office:value-type="float" office:value="0.371390243902439" calcext:value-type="float">
            <text:p>0.371390243902439</text:p>
          </table:table-cell>
          <table:table-cell table:formula="of:=[.AB6]/41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5" office:value-type="float" office:value="5" calcext:value-type="float">
            <text:p>5</text:p>
          </table:table-cell>
          <table:table-cell table:formula="of:=[.G7]/41" office:value-type="float" office:value="0.00431009756097561" calcext:value-type="float">
            <text:p>0.004310097560976</text:p>
          </table:table-cell>
          <table:table-cell table:formula="of:=[.H7]/41" office:value-type="float" office:value="0.466434146341463" calcext:value-type="float">
            <text:p>0.466434146341463</text:p>
          </table:table-cell>
          <table:table-cell table:formula="of:=[.I7]/41" office:value-type="float" office:value="0.46289756097561" calcext:value-type="float">
            <text:p>0.46289756097561</text:p>
          </table:table-cell>
          <table:table-cell table:formula="of:=[.J7]/41" office:value-type="float" office:value="0.147403414634146" calcext:value-type="float">
            <text:p>0.147403414634146</text:p>
          </table:table-cell>
          <table:table-cell table:formula="of:=[.K7]/41" office:value-type="float" office:value="0.00691268292682927" calcext:value-type="float">
            <text:p>0.006912682926829</text:p>
          </table:table-cell>
          <table:table-cell table:formula="of:=[.L7]/41" office:value-type="float" office:value="0" calcext:value-type="float">
            <text:p>0</text:p>
          </table:table-cell>
          <table:table-cell table:formula="of:=[.M7]/41" office:value-type="float" office:value="0.464895121951219" calcext:value-type="float">
            <text:p>0.464895121951219</text:p>
          </table:table-cell>
          <table:table-cell table:formula="of:=[.N7]/41" office:value-type="float" office:value="0.46289756097561" calcext:value-type="float">
            <text:p>0.46289756097561</text:p>
          </table:table-cell>
          <table:table-cell table:formula="of:=[.O7]/41" office:value-type="float" office:value="0.443280487804878" calcext:value-type="float">
            <text:p>0.443280487804878</text:p>
          </table:table-cell>
          <table:table-cell table:formula="of:=[.P7]/41" office:value-type="float" office:value="0.434443902439024" calcext:value-type="float">
            <text:p>0.434443902439024</text:p>
          </table:table-cell>
          <table:table-cell table:formula="of:=[.Q7]/41" office:value-type="float" office:value="0.517026829268293" calcext:value-type="float">
            <text:p>0.517026829268293</text:p>
          </table:table-cell>
          <table:table-cell table:formula="of:=[.R7]/41" office:value-type="float" office:value="0.471336585365854" calcext:value-type="float">
            <text:p>0.471336585365854</text:p>
          </table:table-cell>
          <table:table-cell table:formula="of:=[.S7]/41" office:value-type="float" office:value="0.401146341463415" calcext:value-type="float">
            <text:p>0.401146341463415</text:p>
          </table:table-cell>
          <table:table-cell table:formula="of:=[.T7]/41" office:value-type="float" office:value="0.510887804878049" calcext:value-type="float">
            <text:p>0.510887804878049</text:p>
          </table:table-cell>
          <table:table-cell table:formula="of:=[.U7]/41" office:value-type="float" office:value="0.48070243902439" calcext:value-type="float">
            <text:p>0.48070243902439</text:p>
          </table:table-cell>
          <table:table-cell table:formula="of:=[.V7]/41" office:value-type="float" office:value="0.519163414634146" calcext:value-type="float">
            <text:p>0.519163414634146</text:p>
          </table:table-cell>
          <table:table-cell table:formula="of:=[.W7]/41" office:value-type="float" office:value="0.467626829268293" calcext:value-type="float">
            <text:p>0.467626829268293</text:p>
          </table:table-cell>
          <table:table-cell table:formula="of:=[.X7]/41" office:value-type="float" office:value="0.402485365853658" calcext:value-type="float">
            <text:p>0.402485365853658</text:p>
          </table:table-cell>
          <table:table-cell table:formula="of:=[.Y7]/41" office:value-type="float" office:value="0.509039024390244" calcext:value-type="float">
            <text:p>0.509039024390244</text:p>
          </table:table-cell>
          <table:table-cell table:formula="of:=[.Z7]/41" office:value-type="float" office:value="0.514865853658537" calcext:value-type="float">
            <text:p>0.514865853658537</text:p>
          </table:table-cell>
          <table:table-cell table:formula="of:=[.AA7]/41" office:value-type="float" office:value="0.366812195121951" calcext:value-type="float">
            <text:p>0.366812195121951</text:p>
          </table:table-cell>
          <table:table-cell table:formula="of:=[.AB7]/41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5" office:value-type="float" office:value="6" calcext:value-type="float">
            <text:p>6</text:p>
          </table:table-cell>
          <table:table-cell table:formula="of:=[.G8]/41" office:value-type="float" office:value="0.465714634146341" calcext:value-type="float">
            <text:p>0.465714634146341</text:p>
          </table:table-cell>
          <table:table-cell table:formula="of:=[.H8]/41" office:value-type="float" office:value="0.021520243902439" calcext:value-type="float">
            <text:p>0.021520243902439</text:p>
          </table:table-cell>
          <table:table-cell table:formula="of:=[.I8]/41" office:value-type="float" office:value="0.00801356097560976" calcext:value-type="float">
            <text:p>0.00801356097561</text:p>
          </table:table-cell>
          <table:table-cell table:formula="of:=[.J8]/41" office:value-type="float" office:value="0.317975609756098" calcext:value-type="float">
            <text:p>0.317975609756098</text:p>
          </table:table-cell>
          <table:table-cell table:formula="of:=[.K8]/41" office:value-type="float" office:value="0.469895121951219" calcext:value-type="float">
            <text:p>0.469895121951219</text:p>
          </table:table-cell>
          <table:table-cell table:formula="of:=[.L8]/41" office:value-type="float" office:value="0.464895121951219" calcext:value-type="float">
            <text:p>0.464895121951219</text:p>
          </table:table-cell>
          <table:table-cell table:formula="of:=[.M8]/41" office:value-type="float" office:value="0" calcext:value-type="float">
            <text:p>0</text:p>
          </table:table-cell>
          <table:table-cell table:formula="of:=[.N8]/41" office:value-type="float" office:value="0.00801356097560976" calcext:value-type="float">
            <text:p>0.00801356097561</text:p>
          </table:table-cell>
          <table:table-cell table:formula="of:=[.O8]/41" office:value-type="float" office:value="0.0491956097560976" calcext:value-type="float">
            <text:p>0.049195609756098</text:p>
          </table:table-cell>
          <table:table-cell table:formula="of:=[.P8]/41" office:value-type="float" office:value="0.0449563414634146" calcext:value-type="float">
            <text:p>0.044956341463415</text:p>
          </table:table-cell>
          <table:table-cell table:formula="of:=[.Q8]/41" office:value-type="float" office:value="0.0612241463414634" calcext:value-type="float">
            <text:p>0.061224146341464</text:p>
          </table:table-cell>
          <table:table-cell table:formula="of:=[.R8]/41" office:value-type="float" office:value="0.0124591219512195" calcext:value-type="float">
            <text:p>0.01245912195122</text:p>
          </table:table-cell>
          <table:table-cell table:formula="of:=[.S8]/41" office:value-type="float" office:value="0.0678829268292683" calcext:value-type="float">
            <text:p>0.067882926829268</text:p>
          </table:table-cell>
          <table:table-cell table:formula="of:=[.T8]/41" office:value-type="float" office:value="0.0528151219512195" calcext:value-type="float">
            <text:p>0.05281512195122</text:p>
          </table:table-cell>
          <table:table-cell table:formula="of:=[.U8]/41" office:value-type="float" office:value="0.106859512195122" calcext:value-type="float">
            <text:p>0.106859512195122</text:p>
          </table:table-cell>
          <table:table-cell table:formula="of:=[.V8]/41" office:value-type="float" office:value="0.0664819512195122" calcext:value-type="float">
            <text:p>0.066481951219512</text:p>
          </table:table-cell>
          <table:table-cell table:formula="of:=[.W8]/41" office:value-type="float" office:value="0.00500246341463415" calcext:value-type="float">
            <text:p>0.005002463414634</text:p>
          </table:table-cell>
          <table:table-cell table:formula="of:=[.X8]/41" office:value-type="float" office:value="0.0671390243902439" calcext:value-type="float">
            <text:p>0.067139024390244</text:p>
          </table:table-cell>
          <table:table-cell table:formula="of:=[.Y8]/41" office:value-type="float" office:value="0.0492624390243903" calcext:value-type="float">
            <text:p>0.04926243902439</text:p>
          </table:table-cell>
          <table:table-cell table:formula="of:=[.Z8]/41" office:value-type="float" office:value="0.156790731707317" calcext:value-type="float">
            <text:p>0.156790731707317</text:p>
          </table:table-cell>
          <table:table-cell table:formula="of:=[.AA8]/41" office:value-type="float" office:value="0.104387804878049" calcext:value-type="float">
            <text:p>0.104387804878049</text:p>
          </table:table-cell>
          <table:table-cell table:formula="of:=[.AB8]/41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5" office:value-type="float" office:value="7" calcext:value-type="float">
            <text:p>7</text:p>
          </table:table-cell>
          <table:table-cell table:formula="of:=[.G9]/41" office:value-type="float" office:value="0.463646341463415" calcext:value-type="float">
            <text:p>0.463646341463415</text:p>
          </table:table-cell>
          <table:table-cell table:formula="of:=[.H9]/41" office:value-type="float" office:value="0.0294031707317073" calcext:value-type="float">
            <text:p>0.029403170731707</text:p>
          </table:table-cell>
          <table:table-cell table:formula="of:=[.I9]/41" office:value-type="float" office:value="0" calcext:value-type="float">
            <text:p>0</text:p>
          </table:table-cell>
          <table:table-cell table:formula="of:=[.J9]/41" office:value-type="float" office:value="0.315768292682927" calcext:value-type="float">
            <text:p>0.315768292682927</text:p>
          </table:table-cell>
          <table:table-cell table:formula="of:=[.K9]/41" office:value-type="float" office:value="0.467817073170732" calcext:value-type="float">
            <text:p>0.467817073170732</text:p>
          </table:table-cell>
          <table:table-cell table:formula="of:=[.L9]/41" office:value-type="float" office:value="0.46289756097561" calcext:value-type="float">
            <text:p>0.46289756097561</text:p>
          </table:table-cell>
          <table:table-cell table:formula="of:=[.M9]/41" office:value-type="float" office:value="0.00801356097560976" calcext:value-type="float">
            <text:p>0.00801356097561</text:p>
          </table:table-cell>
          <table:table-cell table:formula="of:=[.N9]/41" office:value-type="float" office:value="0" calcext:value-type="float">
            <text:p>0</text:p>
          </table:table-cell>
          <table:table-cell table:formula="of:=[.O9]/41" office:value-type="float" office:value="0.0414617073170732" calcext:value-type="float">
            <text:p>0.041461707317073</text:p>
          </table:table-cell>
          <table:table-cell table:formula="of:=[.P9]/41" office:value-type="float" office:value="0.038210487804878" calcext:value-type="float">
            <text:p>0.038210487804878</text:p>
          </table:table-cell>
          <table:table-cell table:formula="of:=[.Q9]/41" office:value-type="float" office:value="0.0674321951219512" calcext:value-type="float">
            <text:p>0.067432195121951</text:p>
          </table:table-cell>
          <table:table-cell table:formula="of:=[.R9]/41" office:value-type="float" office:value="0.00890073170731707" calcext:value-type="float">
            <text:p>0.008900731707317</text:p>
          </table:table-cell>
          <table:table-cell table:formula="of:=[.S9]/41" office:value-type="float" office:value="0.0688663414634146" calcext:value-type="float">
            <text:p>0.068866341463415</text:p>
          </table:table-cell>
          <table:table-cell table:formula="of:=[.T9]/41" office:value-type="float" office:value="0.0588363414634146" calcext:value-type="float">
            <text:p>0.058836341463415</text:p>
          </table:table-cell>
          <table:table-cell table:formula="of:=[.U9]/41" office:value-type="float" office:value="0.114685609756098" calcext:value-type="float">
            <text:p>0.114685609756098</text:p>
          </table:table-cell>
          <table:table-cell table:formula="of:=[.V9]/41" office:value-type="float" office:value="0.0730024390243902" calcext:value-type="float">
            <text:p>0.07300243902439</text:p>
          </table:table-cell>
          <table:table-cell table:formula="of:=[.W9]/41" office:value-type="float" office:value="0.0128652682926829" calcext:value-type="float">
            <text:p>0.012865268292683</text:p>
          </table:table-cell>
          <table:table-cell table:formula="of:=[.X9]/41" office:value-type="float" office:value="0.0683253658536585" calcext:value-type="float">
            <text:p>0.068325365853659</text:p>
          </table:table-cell>
          <table:table-cell table:formula="of:=[.Y9]/41" office:value-type="float" office:value="0.0550014634146341" calcext:value-type="float">
            <text:p>0.055001463414634</text:p>
          </table:table-cell>
          <table:table-cell table:formula="of:=[.Z9]/41" office:value-type="float" office:value="0.164771707317073" calcext:value-type="float">
            <text:p>0.164771707317073</text:p>
          </table:table-cell>
          <table:table-cell table:formula="of:=[.AA9]/41" office:value-type="float" office:value="0.100298536585366" calcext:value-type="float">
            <text:p>0.100298536585366</text:p>
          </table:table-cell>
          <table:table-cell table:formula="of:=[.AB9]/41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5" office:value-type="float" office:value="8" calcext:value-type="float">
            <text:p>8</text:p>
          </table:table-cell>
          <table:table-cell table:formula="of:=[.G10]/41" office:value-type="float" office:value="0.443687804878049" calcext:value-type="float">
            <text:p>0.443687804878049</text:p>
          </table:table-cell>
          <table:table-cell table:formula="of:=[.H10]/41" office:value-type="float" office:value="0.06918" calcext:value-type="float">
            <text:p>0.06918</text:p>
          </table:table-cell>
          <table:table-cell table:formula="of:=[.I10]/41" office:value-type="float" office:value="0.0414617073170732" calcext:value-type="float">
            <text:p>0.041461707317073</text:p>
          </table:table-cell>
          <table:table-cell table:formula="of:=[.J10]/41" office:value-type="float" office:value="0.295978048780488" calcext:value-type="float">
            <text:p>0.295978048780488</text:p>
          </table:table-cell>
          <table:table-cell table:formula="of:=[.K10]/41" office:value-type="float" office:value="0.44779756097561" calcext:value-type="float">
            <text:p>0.44779756097561</text:p>
          </table:table-cell>
          <table:table-cell table:formula="of:=[.L10]/41" office:value-type="float" office:value="0.443280487804878" calcext:value-type="float">
            <text:p>0.443280487804878</text:p>
          </table:table-cell>
          <table:table-cell table:formula="of:=[.M10]/41" office:value-type="float" office:value="0.0491956097560976" calcext:value-type="float">
            <text:p>0.049195609756098</text:p>
          </table:table-cell>
          <table:table-cell table:formula="of:=[.N10]/41" office:value-type="float" office:value="0.0414617073170732" calcext:value-type="float">
            <text:p>0.041461707317073</text:p>
          </table:table-cell>
          <table:table-cell table:formula="of:=[.O10]/41" office:value-type="float" office:value="0" calcext:value-type="float">
            <text:p>0</text:p>
          </table:table-cell>
          <table:table-cell table:formula="of:=[.P10]/41" office:value-type="float" office:value="0.013673487804878" calcext:value-type="float">
            <text:p>0.013673487804878</text:p>
          </table:table-cell>
          <table:table-cell table:formula="of:=[.Q10]/41" office:value-type="float" office:value="0.107264146341463" calcext:value-type="float">
            <text:p>0.107264146341463</text:p>
          </table:table-cell>
          <table:table-cell table:formula="of:=[.R10]/41" office:value-type="float" office:value="0.0441543902439024" calcext:value-type="float">
            <text:p>0.044154390243903</text:p>
          </table:table-cell>
          <table:table-cell table:formula="of:=[.S10]/41" office:value-type="float" office:value="0.0764524390243902" calcext:value-type="float">
            <text:p>0.07645243902439</text:p>
          </table:table-cell>
          <table:table-cell table:formula="of:=[.T10]/41" office:value-type="float" office:value="0.0984990243902439" calcext:value-type="float">
            <text:p>0.098499024390244</text:p>
          </table:table-cell>
          <table:table-cell table:formula="of:=[.U10]/41" office:value-type="float" office:value="0.152398292682927" calcext:value-type="float">
            <text:p>0.152398292682927</text:p>
          </table:table-cell>
          <table:table-cell table:formula="of:=[.V10]/41" office:value-type="float" office:value="0.113288780487805" calcext:value-type="float">
            <text:p>0.113288780487805</text:p>
          </table:table-cell>
          <table:table-cell table:formula="of:=[.W10]/41" office:value-type="float" office:value="0.0541868292682927" calcext:value-type="float">
            <text:p>0.054186829268293</text:p>
          </table:table-cell>
          <table:table-cell table:formula="of:=[.X10]/41" office:value-type="float" office:value="0.0769507317073171" calcext:value-type="float">
            <text:p>0.076950731707317</text:p>
          </table:table-cell>
          <table:table-cell table:formula="of:=[.Y10]/41" office:value-type="float" office:value="0.0942760975609756" calcext:value-type="float">
            <text:p>0.094276097560976</text:p>
          </table:table-cell>
          <table:table-cell table:formula="of:=[.Z10]/41" office:value-type="float" office:value="0.203894390243902" calcext:value-type="float">
            <text:p>0.203894390243902</text:p>
          </table:table-cell>
          <table:table-cell table:formula="of:=[.AA10]/41" office:value-type="float" office:value="0.0765934146341463" calcext:value-type="float">
            <text:p>0.076593414634146</text:p>
          </table:table-cell>
          <table:table-cell table:formula="of:=[.AB10]/41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5" office:value-type="float" office:value="9" calcext:value-type="float">
            <text:p>9</text:p>
          </table:table-cell>
          <table:table-cell table:formula="of:=[.G11]/41" office:value-type="float" office:value="0.434953658536585" calcext:value-type="float">
            <text:p>0.434953658536585</text:p>
          </table:table-cell>
          <table:table-cell table:formula="of:=[.H11]/41" office:value-type="float" office:value="0.0626409756097561" calcext:value-type="float">
            <text:p>0.062640975609756</text:p>
          </table:table-cell>
          <table:table-cell table:formula="of:=[.I11]/41" office:value-type="float" office:value="0.038210487804878" calcext:value-type="float">
            <text:p>0.038210487804878</text:p>
          </table:table-cell>
          <table:table-cell table:formula="of:=[.J11]/41" office:value-type="float" office:value="0.287046341463415" calcext:value-type="float">
            <text:p>0.287046341463415</text:p>
          </table:table-cell>
          <table:table-cell table:formula="of:=[.K11]/41" office:value-type="float" office:value="0.439085365853659" calcext:value-type="float">
            <text:p>0.439085365853659</text:p>
          </table:table-cell>
          <table:table-cell table:formula="of:=[.L11]/41" office:value-type="float" office:value="0.434443902439024" calcext:value-type="float">
            <text:p>0.434443902439024</text:p>
          </table:table-cell>
          <table:table-cell table:formula="of:=[.M11]/41" office:value-type="float" office:value="0.0449563414634146" calcext:value-type="float">
            <text:p>0.044956341463415</text:p>
          </table:table-cell>
          <table:table-cell table:formula="of:=[.N11]/41" office:value-type="float" office:value="0.038210487804878" calcext:value-type="float">
            <text:p>0.038210487804878</text:p>
          </table:table-cell>
          <table:table-cell table:formula="of:=[.O11]/41" office:value-type="float" office:value="0.013673487804878" calcext:value-type="float">
            <text:p>0.013673487804878</text:p>
          </table:table-cell>
          <table:table-cell table:formula="of:=[.P11]/41" office:value-type="float" office:value="0" calcext:value-type="float">
            <text:p>0</text:p>
          </table:table-cell>
          <table:table-cell table:formula="of:=[.Q11]/41" office:value-type="float" office:value="0.105637073170732" calcext:value-type="float">
            <text:p>0.105637073170732</text:p>
          </table:table-cell>
          <table:table-cell table:formula="of:=[.R11]/41" office:value-type="float" office:value="0.0434739024390244" calcext:value-type="float">
            <text:p>0.043473902439024</text:p>
          </table:table-cell>
          <table:table-cell table:formula="of:=[.S11]/41" office:value-type="float" office:value="0.0628058536585366" calcext:value-type="float">
            <text:p>0.062805853658537</text:p>
          </table:table-cell>
          <table:table-cell table:formula="of:=[.T11]/41" office:value-type="float" office:value="0.0970175609756098" calcext:value-type="float">
            <text:p>0.09701756097561</text:p>
          </table:table-cell>
          <table:table-cell table:formula="of:=[.U11]/41" office:value-type="float" office:value="0.143193414634146" calcext:value-type="float">
            <text:p>0.143193414634146</text:p>
          </table:table-cell>
          <table:table-cell table:formula="of:=[.V11]/41" office:value-type="float" office:value="0.111195853658537" calcext:value-type="float">
            <text:p>0.111195853658537</text:p>
          </table:table-cell>
          <table:table-cell table:formula="of:=[.W11]/41" office:value-type="float" office:value="0.0498629268292683" calcext:value-type="float">
            <text:p>0.049862926829268</text:p>
          </table:table-cell>
          <table:table-cell table:formula="of:=[.X11]/41" office:value-type="float" office:value="0.0633307317073171" calcext:value-type="float">
            <text:p>0.063330731707317</text:p>
          </table:table-cell>
          <table:table-cell table:formula="of:=[.Y11]/41" office:value-type="float" office:value="0.0931085365853659" calcext:value-type="float">
            <text:p>0.093108536585366</text:p>
          </table:table-cell>
          <table:table-cell table:formula="of:=[.Z11]/41" office:value-type="float" office:value="0.195297073170732" calcext:value-type="float">
            <text:p>0.195297073170732</text:p>
          </table:table-cell>
          <table:table-cell table:formula="of:=[.AA11]/41" office:value-type="float" office:value="0.067829512195122" calcext:value-type="float">
            <text:p>0.067829512195122</text:p>
          </table:table-cell>
          <table:table-cell table:formula="of:=[.AB11]/41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17" office:value-type="float" office:value="10" calcext:value-type="float">
            <text:p>10</text:p>
          </table:table-cell>
          <table:table-cell table:formula="of:=[.G12]/41" office:value-type="float" office:value="0.518119512195122" calcext:value-type="float">
            <text:p>0.518119512195122</text:p>
          </table:table-cell>
          <table:table-cell table:formula="of:=[.H12]/41" office:value-type="float" office:value="0.05148" calcext:value-type="float">
            <text:p>0.05148</text:p>
          </table:table-cell>
          <table:table-cell table:formula="of:=[.I12]/41" office:value-type="float" office:value="0.0674321951219512" calcext:value-type="float">
            <text:p>0.067432195121951</text:p>
          </table:table-cell>
          <table:table-cell table:formula="of:=[.J12]/41" office:value-type="float" office:value="0.371429268292683" calcext:value-type="float">
            <text:p>0.371429268292683</text:p>
          </table:table-cell>
          <table:table-cell table:formula="of:=[.K12]/41" office:value-type="float" office:value="0.522324390243902" calcext:value-type="float">
            <text:p>0.522324390243902</text:p>
          </table:table-cell>
          <table:table-cell table:formula="of:=[.L12]/41" office:value-type="float" office:value="0.517026829268293" calcext:value-type="float">
            <text:p>0.517026829268293</text:p>
          </table:table-cell>
          <table:table-cell table:formula="of:=[.M12]/41" office:value-type="float" office:value="0.0612241463414634" calcext:value-type="float">
            <text:p>0.061224146341464</text:p>
          </table:table-cell>
          <table:table-cell table:formula="of:=[.N12]/41" office:value-type="float" office:value="0.0674321951219512" calcext:value-type="float">
            <text:p>0.067432195121951</text:p>
          </table:table-cell>
          <table:table-cell table:formula="of:=[.O12]/41" office:value-type="float" office:value="0.107264146341463" calcext:value-type="float">
            <text:p>0.107264146341463</text:p>
          </table:table-cell>
          <table:table-cell table:formula="of:=[.P12]/41" office:value-type="float" office:value="0.105637073170732" calcext:value-type="float">
            <text:p>0.105637073170732</text:p>
          </table:table-cell>
          <table:table-cell table:formula="of:=[.Q12]/41" office:value-type="float" office:value="0" calcext:value-type="float">
            <text:p>0</text:p>
          </table:table-cell>
          <table:table-cell table:formula="of:=[.R12]/41" office:value-type="float" office:value="0.0631292682926829" calcext:value-type="float">
            <text:p>0.063129268292683</text:p>
          </table:table-cell>
          <table:table-cell table:formula="of:=[.S12]/41" office:value-type="float" office:value="0.115996097560976" calcext:value-type="float">
            <text:p>0.115996097560976</text:p>
          </table:table-cell>
          <table:table-cell table:formula="of:=[.T12]/41" office:value-type="float" office:value="0.00878024390243903" calcext:value-type="float">
            <text:p>0.008780243902439</text:p>
          </table:table-cell>
          <table:table-cell table:formula="of:=[.U12]/41" office:value-type="float" office:value="0.0869068292682927" calcext:value-type="float">
            <text:p>0.086906829268293</text:p>
          </table:table-cell>
          <table:table-cell table:formula="of:=[.V12]/41" office:value-type="float" office:value="0.00691324390243902" calcext:value-type="float">
            <text:p>0.006913243902439</text:p>
          </table:table-cell>
          <table:table-cell table:formula="of:=[.W12]/41" office:value-type="float" office:value="0.0566751219512195" calcext:value-type="float">
            <text:p>0.05667512195122</text:p>
          </table:table-cell>
          <table:table-cell table:formula="of:=[.X12]/41" office:value-type="float" office:value="0.114602926829268" calcext:value-type="float">
            <text:p>0.114602926829268</text:p>
          </table:table-cell>
          <table:table-cell table:formula="of:=[.Y12]/41" office:value-type="float" office:value="0.0132254390243902" calcext:value-type="float">
            <text:p>0.01322543902439</text:p>
          </table:table-cell>
          <table:table-cell table:formula="of:=[.Z12]/41" office:value-type="float" office:value="0.123266585365854" calcext:value-type="float">
            <text:p>0.123266585365854</text:p>
          </table:table-cell>
          <table:table-cell table:formula="of:=[.AA12]/41" office:value-type="float" office:value="0.164134878048781" calcext:value-type="float">
            <text:p>0.164134878048781</text:p>
          </table:table-cell>
          <table:table-cell table:formula="of:=[.AB12]/41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17" office:value-type="float" office:value="11" calcext:value-type="float">
            <text:p>11</text:p>
          </table:table-cell>
          <table:table-cell table:formula="of:=[.G13]/41" office:value-type="float" office:value="0.472060975609756" calcext:value-type="float">
            <text:p>0.472060975609756</text:p>
          </table:table-cell>
          <table:table-cell table:formula="of:=[.H13]/41" office:value-type="float" office:value="0.0326607317073171" calcext:value-type="float">
            <text:p>0.032660731707317</text:p>
          </table:table-cell>
          <table:table-cell table:formula="of:=[.I13]/41" office:value-type="float" office:value="0.00890073170731707" calcext:value-type="float">
            <text:p>0.008900731707317</text:p>
          </table:table-cell>
          <table:table-cell table:formula="of:=[.J13]/41" office:value-type="float" office:value="0.324143902439024" calcext:value-type="float">
            <text:p>0.324143902439024</text:p>
          </table:table-cell>
          <table:table-cell table:formula="of:=[.K13]/41" office:value-type="float" office:value="0.476226829268293" calcext:value-type="float">
            <text:p>0.476226829268293</text:p>
          </table:table-cell>
          <table:table-cell table:formula="of:=[.L13]/41" office:value-type="float" office:value="0.471336585365854" calcext:value-type="float">
            <text:p>0.471336585365854</text:p>
          </table:table-cell>
          <table:table-cell table:formula="of:=[.M13]/41" office:value-type="float" office:value="0.0124591219512195" calcext:value-type="float">
            <text:p>0.01245912195122</text:p>
          </table:table-cell>
          <table:table-cell table:formula="of:=[.N13]/41" office:value-type="float" office:value="0.00890073170731707" calcext:value-type="float">
            <text:p>0.008900731707317</text:p>
          </table:table-cell>
          <table:table-cell table:formula="of:=[.O13]/41" office:value-type="float" office:value="0.0441543902439024" calcext:value-type="float">
            <text:p>0.044154390243903</text:p>
          </table:table-cell>
          <table:table-cell table:formula="of:=[.P13]/41" office:value-type="float" office:value="0.0434739024390244" calcext:value-type="float">
            <text:p>0.043473902439024</text:p>
          </table:table-cell>
          <table:table-cell table:formula="of:=[.Q13]/41" office:value-type="float" office:value="0.0631292682926829" calcext:value-type="float">
            <text:p>0.063129268292683</text:p>
          </table:table-cell>
          <table:table-cell table:formula="of:=[.R13]/41" office:value-type="float" office:value="0" calcext:value-type="float">
            <text:p>0</text:p>
          </table:table-cell>
          <table:table-cell table:formula="of:=[.S13]/41" office:value-type="float" office:value="0.0777290243902439" calcext:value-type="float">
            <text:p>0.077729024390244</text:p>
          </table:table-cell>
          <table:table-cell table:formula="of:=[.T13]/41" office:value-type="float" office:value="0.0543753658536585" calcext:value-type="float">
            <text:p>0.054375365853659</text:p>
          </table:table-cell>
          <table:table-cell table:formula="of:=[.U13]/41" office:value-type="float" office:value="0.117556341463415" calcext:value-type="float">
            <text:p>0.117556341463415</text:p>
          </table:table-cell>
          <table:table-cell table:formula="of:=[.V13]/41" office:value-type="float" office:value="0.0691365853658537" calcext:value-type="float">
            <text:p>0.069136585365854</text:p>
          </table:table-cell>
          <table:table-cell table:formula="of:=[.W13]/41" office:value-type="float" office:value="0.0153681951219512" calcext:value-type="float">
            <text:p>0.015368195121951</text:p>
          </table:table-cell>
          <table:table-cell table:formula="of:=[.X13]/41" office:value-type="float" office:value="0.0771656097560976" calcext:value-type="float">
            <text:p>0.077165609756098</text:p>
          </table:table-cell>
          <table:table-cell table:formula="of:=[.Y13]/41" office:value-type="float" office:value="0.0502158536585366" calcext:value-type="float">
            <text:p>0.050215853658537</text:p>
          </table:table-cell>
          <table:table-cell table:formula="of:=[.Z13]/41" office:value-type="float" office:value="0.166513170731707" calcext:value-type="float">
            <text:p>0.166513170731707</text:p>
          </table:table-cell>
          <table:table-cell table:formula="of:=[.AA13]/41" office:value-type="float" office:value="0.107834634146341" calcext:value-type="float">
            <text:p>0.107834634146341</text:p>
          </table:table-cell>
          <table:table-cell table:formula="of:=[.AB13]/41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17" office:value-type="float" office:value="12" calcext:value-type="float">
            <text:p>12</text:p>
          </table:table-cell>
          <table:table-cell table:formula="of:=[.G14]/41" office:value-type="float" office:value="0.40219756097561" calcext:value-type="float">
            <text:p>0.40219756097561</text:p>
          </table:table-cell>
          <table:table-cell table:formula="of:=[.H14]/41" office:value-type="float" office:value="0.0653778048780488" calcext:value-type="float">
            <text:p>0.065377804878049</text:p>
          </table:table-cell>
          <table:table-cell table:formula="of:=[.I14]/41" office:value-type="float" office:value="0.0688663414634146" calcext:value-type="float">
            <text:p>0.068866341463415</text:p>
          </table:table-cell>
          <table:table-cell table:formula="of:=[.J14]/41" office:value-type="float" office:value="0.255446341463415" calcext:value-type="float">
            <text:p>0.255446341463415</text:p>
          </table:table-cell>
          <table:table-cell table:formula="of:=[.K14]/41" office:value-type="float" office:value="0.4064" calcext:value-type="float">
            <text:p>0.4064</text:p>
          </table:table-cell>
          <table:table-cell table:formula="of:=[.L14]/41" office:value-type="float" office:value="0.401146341463415" calcext:value-type="float">
            <text:p>0.401146341463415</text:p>
          </table:table-cell>
          <table:table-cell table:formula="of:=[.M14]/41" office:value-type="float" office:value="0.0678829268292683" calcext:value-type="float">
            <text:p>0.067882926829268</text:p>
          </table:table-cell>
          <table:table-cell table:formula="of:=[.N14]/41" office:value-type="float" office:value="0.0688663414634146" calcext:value-type="float">
            <text:p>0.068866341463415</text:p>
          </table:table-cell>
          <table:table-cell table:formula="of:=[.O14]/41" office:value-type="float" office:value="0.0764524390243902" calcext:value-type="float">
            <text:p>0.07645243902439</text:p>
          </table:table-cell>
          <table:table-cell table:formula="of:=[.P14]/41" office:value-type="float" office:value="0.0628058536585366" calcext:value-type="float">
            <text:p>0.062805853658537</text:p>
          </table:table-cell>
          <table:table-cell table:formula="of:=[.Q14]/41" office:value-type="float" office:value="0.115996097560976" calcext:value-type="float">
            <text:p>0.115996097560976</text:p>
          </table:table-cell>
          <table:table-cell table:formula="of:=[.R14]/41" office:value-type="float" office:value="0.0777290243902439" calcext:value-type="float">
            <text:p>0.077729024390244</text:p>
          </table:table-cell>
          <table:table-cell table:formula="of:=[.S14]/41" office:value-type="float" office:value="0" calcext:value-type="float">
            <text:p>0</text:p>
          </table:table-cell>
          <table:table-cell table:formula="of:=[.T14]/41" office:value-type="float" office:value="0.109740487804878" calcext:value-type="float">
            <text:p>0.109740487804878</text:p>
          </table:table-cell>
          <table:table-cell table:formula="of:=[.U14]/41" office:value-type="float" office:value="0.109030487804878" calcext:value-type="float">
            <text:p>0.109030487804878</text:p>
          </table:table-cell>
          <table:table-cell table:formula="of:=[.V14]/41" office:value-type="float" office:value="0.118530243902439" calcext:value-type="float">
            <text:p>0.118530243902439</text:p>
          </table:table-cell>
          <table:table-cell table:formula="of:=[.W14]/41" office:value-type="float" office:value="0.0692839024390244" calcext:value-type="float">
            <text:p>0.069283902439024</text:p>
          </table:table-cell>
          <table:table-cell table:formula="of:=[.X14]/41" office:value-type="float" office:value="0.00185400487804878" calcext:value-type="float">
            <text:p>0.001854004878049</text:p>
          </table:table-cell>
          <table:table-cell table:formula="of:=[.Y14]/41" office:value-type="float" office:value="0.107970243902439" calcext:value-type="float">
            <text:p>0.107970243902439</text:p>
          </table:table-cell>
          <table:table-cell table:formula="of:=[.Z14]/41" office:value-type="float" office:value="0.160829268292683" calcext:value-type="float">
            <text:p>0.160829268292683</text:p>
          </table:table-cell>
          <table:table-cell table:formula="of:=[.AA14]/41" office:value-type="float" office:value="0.0638953658536585" calcext:value-type="float">
            <text:p>0.063895365853659</text:p>
          </table:table-cell>
          <table:table-cell table:formula="of:=[.AB14]/41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17" office:value-type="float" office:value="13" calcext:value-type="float">
            <text:p>13</text:p>
          </table:table-cell>
          <table:table-cell table:formula="of:=[.G15]/41" office:value-type="float" office:value="0.511929268292683" calcext:value-type="float">
            <text:p>0.511929268292683</text:p>
          </table:table-cell>
          <table:table-cell table:formula="of:=[.H15]/41" office:value-type="float" office:value="0.044590243902439" calcext:value-type="float">
            <text:p>0.044590243902439</text:p>
          </table:table-cell>
          <table:table-cell table:formula="of:=[.I15]/41" office:value-type="float" office:value="0.0588363414634146" calcext:value-type="float">
            <text:p>0.058836341463415</text:p>
          </table:table-cell>
          <table:table-cell table:formula="of:=[.J15]/41" office:value-type="float" office:value="0.364980487804878" calcext:value-type="float">
            <text:p>0.364980487804878</text:p>
          </table:table-cell>
          <table:table-cell table:formula="of:=[.K15]/41" office:value-type="float" office:value="0.516131707317073" calcext:value-type="float">
            <text:p>0.516131707317073</text:p>
          </table:table-cell>
          <table:table-cell table:formula="of:=[.L15]/41" office:value-type="float" office:value="0.510887804878049" calcext:value-type="float">
            <text:p>0.510887804878049</text:p>
          </table:table-cell>
          <table:table-cell table:formula="of:=[.M15]/41" office:value-type="float" office:value="0.0528151219512195" calcext:value-type="float">
            <text:p>0.05281512195122</text:p>
          </table:table-cell>
          <table:table-cell table:formula="of:=[.N15]/41" office:value-type="float" office:value="0.0588363414634146" calcext:value-type="float">
            <text:p>0.058836341463415</text:p>
          </table:table-cell>
          <table:table-cell table:formula="of:=[.O15]/41" office:value-type="float" office:value="0.0984990243902439" calcext:value-type="float">
            <text:p>0.098499024390244</text:p>
          </table:table-cell>
          <table:table-cell table:formula="of:=[.P15]/41" office:value-type="float" office:value="0.0970175609756098" calcext:value-type="float">
            <text:p>0.09701756097561</text:p>
          </table:table-cell>
          <table:table-cell table:formula="of:=[.Q15]/41" office:value-type="float" office:value="0.00878024390243903" calcext:value-type="float">
            <text:p>0.008780243902439</text:p>
          </table:table-cell>
          <table:table-cell table:formula="of:=[.R15]/41" office:value-type="float" office:value="0.0543753658536585" calcext:value-type="float">
            <text:p>0.054375365853659</text:p>
          </table:table-cell>
          <table:table-cell table:formula="of:=[.S15]/41" office:value-type="float" office:value="0.109740487804878" calcext:value-type="float">
            <text:p>0.109740487804878</text:p>
          </table:table-cell>
          <table:table-cell table:formula="of:=[.T15]/41" office:value-type="float" office:value="0" calcext:value-type="float">
            <text:p>0</text:p>
          </table:table-cell>
          <table:table-cell table:formula="of:=[.U15]/41" office:value-type="float" office:value="0.0897426829268293" calcext:value-type="float">
            <text:p>0.089742682926829</text:p>
          </table:table-cell>
          <table:table-cell table:formula="of:=[.V15]/41" office:value-type="float" office:value="0.0152643658536585" calcext:value-type="float">
            <text:p>0.015264365853659</text:p>
          </table:table-cell>
          <table:table-cell table:formula="of:=[.W15]/41" office:value-type="float" office:value="0.0483743902439024" calcext:value-type="float">
            <text:p>0.048374390243903</text:p>
          </table:table-cell>
          <table:table-cell table:formula="of:=[.X15]/41" office:value-type="float" office:value="0.108417073170732" calcext:value-type="float">
            <text:p>0.108417073170732</text:p>
          </table:table-cell>
          <table:table-cell table:formula="of:=[.Y15]/41" office:value-type="float" office:value="0.00463441463414634" calcext:value-type="float">
            <text:p>0.004634414634146</text:p>
          </table:table-cell>
          <table:table-cell table:formula="of:=[.Z15]/41" office:value-type="float" office:value="0.12879243902439" calcext:value-type="float">
            <text:p>0.12879243902439</text:p>
          </table:table-cell>
          <table:table-cell table:formula="of:=[.AA15]/41" office:value-type="float" office:value="0.156256097560976" calcext:value-type="float">
            <text:p>0.156256097560976</text:p>
          </table:table-cell>
          <table:table-cell table:formula="of:=[.AB15]/41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17" office:value-type="float" office:value="14" calcext:value-type="float">
            <text:p>14</text:p>
          </table:table-cell>
          <table:table-cell table:formula="of:=[.G16]/41" office:value-type="float" office:value="0.482439024390244" calcext:value-type="float">
            <text:p>0.482439024390244</text:p>
          </table:table-cell>
          <table:table-cell table:formula="of:=[.H16]/41" office:value-type="float" office:value="0.0853417073170732" calcext:value-type="float">
            <text:p>0.085341707317073</text:p>
          </table:table-cell>
          <table:table-cell table:formula="of:=[.I16]/41" office:value-type="float" office:value="0.114685609756098" calcext:value-type="float">
            <text:p>0.114685609756098</text:p>
          </table:table-cell>
          <table:table-cell table:formula="of:=[.J16]/41" office:value-type="float" office:value="0.342129268292683" calcext:value-type="float">
            <text:p>0.342129268292683</text:p>
          </table:table-cell>
          <table:table-cell table:formula="of:=[.K16]/41" office:value-type="float" office:value="0.486631707317073" calcext:value-type="float">
            <text:p>0.486631707317073</text:p>
          </table:table-cell>
          <table:table-cell table:formula="of:=[.L16]/41" office:value-type="float" office:value="0.48070243902439" calcext:value-type="float">
            <text:p>0.48070243902439</text:p>
          </table:table-cell>
          <table:table-cell table:formula="of:=[.M16]/41" office:value-type="float" office:value="0.106859512195122" calcext:value-type="float">
            <text:p>0.106859512195122</text:p>
          </table:table-cell>
          <table:table-cell table:formula="of:=[.N16]/41" office:value-type="float" office:value="0.114685609756098" calcext:value-type="float">
            <text:p>0.114685609756098</text:p>
          </table:table-cell>
          <table:table-cell table:formula="of:=[.O16]/41" office:value-type="float" office:value="0.152398292682927" calcext:value-type="float">
            <text:p>0.152398292682927</text:p>
          </table:table-cell>
          <table:table-cell table:formula="of:=[.P16]/41" office:value-type="float" office:value="0.143193414634146" calcext:value-type="float">
            <text:p>0.143193414634146</text:p>
          </table:table-cell>
          <table:table-cell table:formula="of:=[.Q16]/41" office:value-type="float" office:value="0.0869068292682927" calcext:value-type="float">
            <text:p>0.086906829268293</text:p>
          </table:table-cell>
          <table:table-cell table:formula="of:=[.R16]/41" office:value-type="float" office:value="0.117556341463415" calcext:value-type="float">
            <text:p>0.117556341463415</text:p>
          </table:table-cell>
          <table:table-cell table:formula="of:=[.S16]/41" office:value-type="float" office:value="0.109030487804878" calcext:value-type="float">
            <text:p>0.109030487804878</text:p>
          </table:table-cell>
          <table:table-cell table:formula="of:=[.T16]/41" office:value-type="float" office:value="0.0897426829268293" calcext:value-type="float">
            <text:p>0.089742682926829</text:p>
          </table:table-cell>
          <table:table-cell table:formula="of:=[.U16]/41" office:value-type="float" office:value="0" calcext:value-type="float">
            <text:p>0</text:p>
          </table:table-cell>
          <table:table-cell table:formula="of:=[.V16]/41" office:value-type="float" office:value="0.082330487804878" calcext:value-type="float">
            <text:p>0.082330487804878</text:p>
          </table:table-cell>
          <table:table-cell table:formula="of:=[.W16]/41" office:value-type="float" office:value="0.102595853658537" calcext:value-type="float">
            <text:p>0.102595853658537</text:p>
          </table:table-cell>
          <table:table-cell table:formula="of:=[.X16]/41" office:value-type="float" office:value="0.107181951219512" calcext:value-type="float">
            <text:p>0.107181951219512</text:p>
          </table:table-cell>
          <table:table-cell table:formula="of:=[.Y16]/41" office:value-type="float" office:value="0.0928953658536585" calcext:value-type="float">
            <text:p>0.092895365853659</text:p>
          </table:table-cell>
          <table:table-cell table:formula="of:=[.Z16]/41" office:value-type="float" office:value="0.052789756097561" calcext:value-type="float">
            <text:p>0.052789756097561</text:p>
          </table:table-cell>
          <table:table-cell table:formula="of:=[.AA16]/41" office:value-type="float" office:value="0.172752195121951" calcext:value-type="float">
            <text:p>0.172752195121951</text:p>
          </table:table-cell>
          <table:table-cell table:formula="of:=[.AB16]/41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16" office:value-type="float" office:value="15" calcext:value-type="float">
            <text:p>15</text:p>
          </table:table-cell>
          <table:table-cell table:formula="of:=[.G17]/41" office:value-type="float" office:value="0.520309756097561" calcext:value-type="float">
            <text:p>0.520309756097561</text:p>
          </table:table-cell>
          <table:table-cell table:formula="of:=[.H17]/41" office:value-type="float" office:value="0.0550424390243902" calcext:value-type="float">
            <text:p>0.05504243902439</text:p>
          </table:table-cell>
          <table:table-cell table:formula="of:=[.I17]/41" office:value-type="float" office:value="0.0730024390243902" calcext:value-type="float">
            <text:p>0.07300243902439</text:p>
          </table:table-cell>
          <table:table-cell table:formula="of:=[.J17]/41" office:value-type="float" office:value="0.373924390243902" calcext:value-type="float">
            <text:p>0.373924390243902</text:p>
          </table:table-cell>
          <table:table-cell table:formula="of:=[.K17]/41" office:value-type="float" office:value="0.524519512195122" calcext:value-type="float">
            <text:p>0.524519512195122</text:p>
          </table:table-cell>
          <table:table-cell table:formula="of:=[.L17]/41" office:value-type="float" office:value="0.519163414634146" calcext:value-type="float">
            <text:p>0.519163414634146</text:p>
          </table:table-cell>
          <table:table-cell table:formula="of:=[.M17]/41" office:value-type="float" office:value="0.0664819512195122" calcext:value-type="float">
            <text:p>0.066481951219512</text:p>
          </table:table-cell>
          <table:table-cell table:formula="of:=[.N17]/41" office:value-type="float" office:value="0.0730024390243902" calcext:value-type="float">
            <text:p>0.07300243902439</text:p>
          </table:table-cell>
          <table:table-cell table:formula="of:=[.O17]/41" office:value-type="float" office:value="0.113288780487805" calcext:value-type="float">
            <text:p>0.113288780487805</text:p>
          </table:table-cell>
          <table:table-cell table:formula="of:=[.P17]/41" office:value-type="float" office:value="0.111195853658537" calcext:value-type="float">
            <text:p>0.111195853658537</text:p>
          </table:table-cell>
          <table:table-cell table:formula="of:=[.Q17]/41" office:value-type="float" office:value="0.00691324390243902" calcext:value-type="float">
            <text:p>0.006913243902439</text:p>
          </table:table-cell>
          <table:table-cell table:formula="of:=[.R17]/41" office:value-type="float" office:value="0.0691365853658537" calcext:value-type="float">
            <text:p>0.069136585365854</text:p>
          </table:table-cell>
          <table:table-cell table:formula="of:=[.S17]/41" office:value-type="float" office:value="0.118530243902439" calcext:value-type="float">
            <text:p>0.118530243902439</text:p>
          </table:table-cell>
          <table:table-cell table:formula="of:=[.T17]/41" office:value-type="float" office:value="0.0152643658536585" calcext:value-type="float">
            <text:p>0.015264365853659</text:p>
          </table:table-cell>
          <table:table-cell table:formula="of:=[.U17]/41" office:value-type="float" office:value="0.082330487804878" calcext:value-type="float">
            <text:p>0.082330487804878</text:p>
          </table:table-cell>
          <table:table-cell table:formula="of:=[.V17]/41" office:value-type="float" office:value="0" calcext:value-type="float">
            <text:p>0</text:p>
          </table:table-cell>
          <table:table-cell table:formula="of:=[.W17]/41" office:value-type="float" office:value="0.0617907317073171" calcext:value-type="float">
            <text:p>0.061790731707317</text:p>
          </table:table-cell>
          <table:table-cell table:formula="of:=[.X17]/41" office:value-type="float" office:value="0.117071707317073" calcext:value-type="float">
            <text:p>0.117071707317073</text:p>
          </table:table-cell>
          <table:table-cell table:formula="of:=[.Y17]/41" office:value-type="float" office:value="0.019860756097561" calcext:value-type="float">
            <text:p>0.019860756097561</text:p>
          </table:table-cell>
          <table:table-cell table:formula="of:=[.Z17]/41" office:value-type="float" office:value="0.11706512195122" calcext:value-type="float">
            <text:p>0.11706512195122</text:p>
          </table:table-cell>
          <table:table-cell table:formula="of:=[.AA17]/41" office:value-type="float" office:value="0.168427073170732" calcext:value-type="float">
            <text:p>0.168427073170732</text:p>
          </table:table-cell>
          <table:table-cell table:formula="of:=[.AB17]/41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16" office:value-type="float" office:value="16" calcext:value-type="float">
            <text:p>16</text:p>
          </table:table-cell>
          <table:table-cell table:formula="of:=[.G18]/41" office:value-type="float" office:value="0.468485365853659" calcext:value-type="float">
            <text:p>0.468485365853659</text:p>
          </table:table-cell>
          <table:table-cell table:formula="of:=[.H18]/41" office:value-type="float" office:value="0.0173730731707317" calcext:value-type="float">
            <text:p>0.017373073170732</text:p>
          </table:table-cell>
          <table:table-cell table:formula="of:=[.I18]/41" office:value-type="float" office:value="0.0128652682926829" calcext:value-type="float">
            <text:p>0.012865268292683</text:p>
          </table:table-cell>
          <table:table-cell table:formula="of:=[.J18]/41" office:value-type="float" office:value="0.320846341463415" calcext:value-type="float">
            <text:p>0.320846341463415</text:p>
          </table:table-cell>
          <table:table-cell table:formula="of:=[.K18]/41" office:value-type="float" office:value="0.472670731707317" calcext:value-type="float">
            <text:p>0.472670731707317</text:p>
          </table:table-cell>
          <table:table-cell table:formula="of:=[.L18]/41" office:value-type="float" office:value="0.467626829268293" calcext:value-type="float">
            <text:p>0.467626829268293</text:p>
          </table:table-cell>
          <table:table-cell table:formula="of:=[.M18]/41" office:value-type="float" office:value="0.00500246341463415" calcext:value-type="float">
            <text:p>0.005002463414634</text:p>
          </table:table-cell>
          <table:table-cell table:formula="of:=[.N18]/41" office:value-type="float" office:value="0.0128652682926829" calcext:value-type="float">
            <text:p>0.012865268292683</text:p>
          </table:table-cell>
          <table:table-cell table:formula="of:=[.O18]/41" office:value-type="float" office:value="0.0541868292682927" calcext:value-type="float">
            <text:p>0.054186829268293</text:p>
          </table:table-cell>
          <table:table-cell table:formula="of:=[.P18]/41" office:value-type="float" office:value="0.0498629268292683" calcext:value-type="float">
            <text:p>0.049862926829268</text:p>
          </table:table-cell>
          <table:table-cell table:formula="of:=[.Q18]/41" office:value-type="float" office:value="0.0566751219512195" calcext:value-type="float">
            <text:p>0.05667512195122</text:p>
          </table:table-cell>
          <table:table-cell table:formula="of:=[.R18]/41" office:value-type="float" office:value="0.0153681951219512" calcext:value-type="float">
            <text:p>0.015368195121951</text:p>
          </table:table-cell>
          <table:table-cell table:formula="of:=[.S18]/41" office:value-type="float" office:value="0.0692839024390244" calcext:value-type="float">
            <text:p>0.069283902439024</text:p>
          </table:table-cell>
          <table:table-cell table:formula="of:=[.T18]/41" office:value-type="float" office:value="0.0483743902439024" calcext:value-type="float">
            <text:p>0.048374390243903</text:p>
          </table:table-cell>
          <table:table-cell table:formula="of:=[.U18]/41" office:value-type="float" office:value="0.102595853658537" calcext:value-type="float">
            <text:p>0.102595853658537</text:p>
          </table:table-cell>
          <table:table-cell table:formula="of:=[.V18]/41" office:value-type="float" office:value="0.0617907317073171" calcext:value-type="float">
            <text:p>0.061790731707317</text:p>
          </table:table-cell>
          <table:table-cell table:formula="of:=[.W18]/41" office:value-type="float" office:value="0" calcext:value-type="float">
            <text:p>0</text:p>
          </table:table-cell>
          <table:table-cell table:formula="of:=[.X18]/41" office:value-type="float" office:value="0.0684219512195122" calcext:value-type="float">
            <text:p>0.068421951219512</text:p>
          </table:table-cell>
          <table:table-cell table:formula="of:=[.Y18]/41" office:value-type="float" office:value="0.0449748780487805" calcext:value-type="float">
            <text:p>0.044974878048781</text:p>
          </table:table-cell>
          <table:table-cell table:formula="of:=[.Z18]/41" office:value-type="float" office:value="0.152206585365854" calcext:value-type="float">
            <text:p>0.152206585365854</text:p>
          </table:table-cell>
          <table:table-cell table:formula="of:=[.AA18]/41" office:value-type="float" office:value="0.108296829268293" calcext:value-type="float">
            <text:p>0.108296829268293</text:p>
          </table:table-cell>
          <table:table-cell table:formula="of:=[.AB18]/41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16" office:value-type="float" office:value="17" calcext:value-type="float">
            <text:p>17</text:p>
          </table:table-cell>
          <table:table-cell table:formula="of:=[.G19]/41" office:value-type="float" office:value="0.403548780487805" calcext:value-type="float">
            <text:p>0.403548780487805</text:p>
          </table:table-cell>
          <table:table-cell table:formula="of:=[.H19]/41" office:value-type="float" office:value="0.0641317073170732" calcext:value-type="float">
            <text:p>0.064131707317073</text:p>
          </table:table-cell>
          <table:table-cell table:formula="of:=[.I19]/41" office:value-type="float" office:value="0.0683253658536585" calcext:value-type="float">
            <text:p>0.068325365853659</text:p>
          </table:table-cell>
          <table:table-cell table:formula="of:=[.J19]/41" office:value-type="float" office:value="0.256870731707317" calcext:value-type="float">
            <text:p>0.256870731707317</text:p>
          </table:table-cell>
          <table:table-cell table:formula="of:=[.K19]/41" office:value-type="float" office:value="0.407751219512195" calcext:value-type="float">
            <text:p>0.407751219512195</text:p>
          </table:table-cell>
          <table:table-cell table:formula="of:=[.L19]/41" office:value-type="float" office:value="0.402485365853658" calcext:value-type="float">
            <text:p>0.402485365853658</text:p>
          </table:table-cell>
          <table:table-cell table:formula="of:=[.M19]/41" office:value-type="float" office:value="0.0671390243902439" calcext:value-type="float">
            <text:p>0.067139024390244</text:p>
          </table:table-cell>
          <table:table-cell table:formula="of:=[.N19]/41" office:value-type="float" office:value="0.0683253658536585" calcext:value-type="float">
            <text:p>0.068325365853659</text:p>
          </table:table-cell>
          <table:table-cell table:formula="of:=[.O19]/41" office:value-type="float" office:value="0.0769507317073171" calcext:value-type="float">
            <text:p>0.076950731707317</text:p>
          </table:table-cell>
          <table:table-cell table:formula="of:=[.P19]/41" office:value-type="float" office:value="0.0633307317073171" calcext:value-type="float">
            <text:p>0.063330731707317</text:p>
          </table:table-cell>
          <table:table-cell table:formula="of:=[.Q19]/41" office:value-type="float" office:value="0.114602926829268" calcext:value-type="float">
            <text:p>0.114602926829268</text:p>
          </table:table-cell>
          <table:table-cell table:formula="of:=[.R19]/41" office:value-type="float" office:value="0.0771656097560976" calcext:value-type="float">
            <text:p>0.077165609756098</text:p>
          </table:table-cell>
          <table:table-cell table:formula="of:=[.S19]/41" office:value-type="float" office:value="0.00185400487804878" calcext:value-type="float">
            <text:p>0.001854004878049</text:p>
          </table:table-cell>
          <table:table-cell table:formula="of:=[.T19]/41" office:value-type="float" office:value="0.108417073170732" calcext:value-type="float">
            <text:p>0.108417073170732</text:p>
          </table:table-cell>
          <table:table-cell table:formula="of:=[.U19]/41" office:value-type="float" office:value="0.107181951219512" calcext:value-type="float">
            <text:p>0.107181951219512</text:p>
          </table:table-cell>
          <table:table-cell table:formula="of:=[.V19]/41" office:value-type="float" office:value="0.117071707317073" calcext:value-type="float">
            <text:p>0.117071707317073</text:p>
          </table:table-cell>
          <table:table-cell table:formula="of:=[.W19]/41" office:value-type="float" office:value="0.0684219512195122" calcext:value-type="float">
            <text:p>0.068421951219512</text:p>
          </table:table-cell>
          <table:table-cell table:formula="of:=[.X19]/41" office:value-type="float" office:value="0" calcext:value-type="float">
            <text:p>0</text:p>
          </table:table-cell>
          <table:table-cell table:formula="of:=[.Y19]/41" office:value-type="float" office:value="0.106699512195122" calcext:value-type="float">
            <text:p>0.106699512195122</text:p>
          </table:table-cell>
          <table:table-cell table:formula="of:=[.Z19]/41" office:value-type="float" office:value="0.158996829268293" calcext:value-type="float">
            <text:p>0.158996829268293</text:p>
          </table:table-cell>
          <table:table-cell table:formula="of:=[.AA19]/41" office:value-type="float" office:value="0.0657239024390244" calcext:value-type="float">
            <text:p>0.065723902439024</text:p>
          </table:table-cell>
          <table:table-cell table:formula="of:=[.AB19]/41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16" office:value-type="float" office:value="18" calcext:value-type="float">
            <text:p>18</text:p>
          </table:table-cell>
          <table:table-cell table:formula="of:=[.G20]/41" office:value-type="float" office:value="0.510046341463415" calcext:value-type="float">
            <text:p>0.510046341463415</text:p>
          </table:table-cell>
          <table:table-cell table:formula="of:=[.H20]/41" office:value-type="float" office:value="0.0426082926829268" calcext:value-type="float">
            <text:p>0.042608292682927</text:p>
          </table:table-cell>
          <table:table-cell table:formula="of:=[.I20]/41" office:value-type="float" office:value="0.0550014634146341" calcext:value-type="float">
            <text:p>0.055001463414634</text:p>
          </table:table-cell>
          <table:table-cell table:formula="of:=[.J20]/41" office:value-type="float" office:value="0.362934146341463" calcext:value-type="float">
            <text:p>0.362934146341463</text:p>
          </table:table-cell>
          <table:table-cell table:formula="of:=[.K20]/41" office:value-type="float" office:value="0.514246341463415" calcext:value-type="float">
            <text:p>0.514246341463415</text:p>
          </table:table-cell>
          <table:table-cell table:formula="of:=[.L20]/41" office:value-type="float" office:value="0.509039024390244" calcext:value-type="float">
            <text:p>0.509039024390244</text:p>
          </table:table-cell>
          <table:table-cell table:formula="of:=[.M20]/41" office:value-type="float" office:value="0.0492624390243903" calcext:value-type="float">
            <text:p>0.04926243902439</text:p>
          </table:table-cell>
          <table:table-cell table:formula="of:=[.N20]/41" office:value-type="float" office:value="0.0550014634146341" calcext:value-type="float">
            <text:p>0.055001463414634</text:p>
          </table:table-cell>
          <table:table-cell table:formula="of:=[.O20]/41" office:value-type="float" office:value="0.0942760975609756" calcext:value-type="float">
            <text:p>0.094276097560976</text:p>
          </table:table-cell>
          <table:table-cell table:formula="of:=[.P20]/41" office:value-type="float" office:value="0.0931085365853659" calcext:value-type="float">
            <text:p>0.093108536585366</text:p>
          </table:table-cell>
          <table:table-cell table:formula="of:=[.Q20]/41" office:value-type="float" office:value="0.0132254390243902" calcext:value-type="float">
            <text:p>0.01322543902439</text:p>
          </table:table-cell>
          <table:table-cell table:formula="of:=[.R20]/41" office:value-type="float" office:value="0.0502158536585366" calcext:value-type="float">
            <text:p>0.050215853658537</text:p>
          </table:table-cell>
          <table:table-cell table:formula="of:=[.S20]/41" office:value-type="float" office:value="0.107970243902439" calcext:value-type="float">
            <text:p>0.107970243902439</text:p>
          </table:table-cell>
          <table:table-cell table:formula="of:=[.T20]/41" office:value-type="float" office:value="0.00463441463414634" calcext:value-type="float">
            <text:p>0.004634414634146</text:p>
          </table:table-cell>
          <table:table-cell table:formula="of:=[.U20]/41" office:value-type="float" office:value="0.0928953658536585" calcext:value-type="float">
            <text:p>0.092895365853659</text:p>
          </table:table-cell>
          <table:table-cell table:formula="of:=[.V20]/41" office:value-type="float" office:value="0.019860756097561" calcext:value-type="float">
            <text:p>0.019860756097561</text:p>
          </table:table-cell>
          <table:table-cell table:formula="of:=[.W20]/41" office:value-type="float" office:value="0.0449748780487805" calcext:value-type="float">
            <text:p>0.044974878048781</text:p>
          </table:table-cell>
          <table:table-cell table:formula="of:=[.X20]/41" office:value-type="float" office:value="0.106699512195122" calcext:value-type="float">
            <text:p>0.106699512195122</text:p>
          </table:table-cell>
          <table:table-cell table:formula="of:=[.Y20]/41" office:value-type="float" office:value="0" calcext:value-type="float">
            <text:p>0</text:p>
          </table:table-cell>
          <table:table-cell table:formula="of:=[.Z20]/41" office:value-type="float" office:value="0.13285756097561" calcext:value-type="float">
            <text:p>0.13285756097561</text:p>
          </table:table-cell>
          <table:table-cell table:formula="of:=[.AA20]/41" office:value-type="float" office:value="0.153142926829268" calcext:value-type="float">
            <text:p>0.153142926829268</text:p>
          </table:table-cell>
          <table:table-cell table:formula="of:=[.AB20]/41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16" office:value-type="float" office:value="19" calcext:value-type="float">
            <text:p>19</text:p>
          </table:table-cell>
          <table:table-cell table:formula="of:=[.G21]/41" office:value-type="float" office:value="0.516914634146341" calcext:value-type="float">
            <text:p>0.516914634146341</text:p>
          </table:table-cell>
          <table:table-cell table:formula="of:=[.H21]/41" office:value-type="float" office:value="0.135448048780488" calcext:value-type="float">
            <text:p>0.135448048780488</text:p>
          </table:table-cell>
          <table:table-cell table:formula="of:=[.I21]/41" office:value-type="float" office:value="0.164771707317073" calcext:value-type="float">
            <text:p>0.164771707317073</text:p>
          </table:table-cell>
          <table:table-cell table:formula="of:=[.J21]/41" office:value-type="float" office:value="0.381331707317073" calcext:value-type="float">
            <text:p>0.381331707317073</text:p>
          </table:table-cell>
          <table:table-cell table:formula="of:=[.K21]/41" office:value-type="float" office:value="0.521060975609756" calcext:value-type="float">
            <text:p>0.521060975609756</text:p>
          </table:table-cell>
          <table:table-cell table:formula="of:=[.L21]/41" office:value-type="float" office:value="0.514865853658537" calcext:value-type="float">
            <text:p>0.514865853658537</text:p>
          </table:table-cell>
          <table:table-cell table:formula="of:=[.M21]/41" office:value-type="float" office:value="0.156790731707317" calcext:value-type="float">
            <text:p>0.156790731707317</text:p>
          </table:table-cell>
          <table:table-cell table:formula="of:=[.N21]/41" office:value-type="float" office:value="0.164771707317073" calcext:value-type="float">
            <text:p>0.164771707317073</text:p>
          </table:table-cell>
          <table:table-cell table:formula="of:=[.O21]/41" office:value-type="float" office:value="0.203894390243902" calcext:value-type="float">
            <text:p>0.203894390243902</text:p>
          </table:table-cell>
          <table:table-cell table:formula="of:=[.P21]/41" office:value-type="float" office:value="0.195297073170732" calcext:value-type="float">
            <text:p>0.195297073170732</text:p>
          </table:table-cell>
          <table:table-cell table:formula="of:=[.Q21]/41" office:value-type="float" office:value="0.123266585365854" calcext:value-type="float">
            <text:p>0.123266585365854</text:p>
          </table:table-cell>
          <table:table-cell table:formula="of:=[.R21]/41" office:value-type="float" office:value="0.166513170731707" calcext:value-type="float">
            <text:p>0.166513170731707</text:p>
          </table:table-cell>
          <table:table-cell table:formula="of:=[.S21]/41" office:value-type="float" office:value="0.160829268292683" calcext:value-type="float">
            <text:p>0.160829268292683</text:p>
          </table:table-cell>
          <table:table-cell table:formula="of:=[.T21]/41" office:value-type="float" office:value="0.12879243902439" calcext:value-type="float">
            <text:p>0.12879243902439</text:p>
          </table:table-cell>
          <table:table-cell table:formula="of:=[.U21]/41" office:value-type="float" office:value="0.052789756097561" calcext:value-type="float">
            <text:p>0.052789756097561</text:p>
          </table:table-cell>
          <table:table-cell table:formula="of:=[.V21]/41" office:value-type="float" office:value="0.11706512195122" calcext:value-type="float">
            <text:p>0.11706512195122</text:p>
          </table:table-cell>
          <table:table-cell table:formula="of:=[.W21]/41" office:value-type="float" office:value="0.152206585365854" calcext:value-type="float">
            <text:p>0.152206585365854</text:p>
          </table:table-cell>
          <table:table-cell table:formula="of:=[.X21]/41" office:value-type="float" office:value="0.158996829268293" calcext:value-type="float">
            <text:p>0.158996829268293</text:p>
          </table:table-cell>
          <table:table-cell table:formula="of:=[.Y21]/41" office:value-type="float" office:value="0.13285756097561" calcext:value-type="float">
            <text:p>0.13285756097561</text:p>
          </table:table-cell>
          <table:table-cell table:formula="of:=[.Z21]/41" office:value-type="float" office:value="0" calcext:value-type="float">
            <text:p>0</text:p>
          </table:table-cell>
          <table:table-cell table:formula="of:=[.AA21]/41" office:value-type="float" office:value="0.224718780487805" calcext:value-type="float">
            <text:p>0.224718780487805</text:p>
          </table:table-cell>
          <table:table-cell table:formula="of:=[.AB21]/41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formula="of:=[.G22]/41" office:value-type="float" office:value="0.367268292682927" calcext:value-type="float">
            <text:p>0.367268292682927</text:p>
          </table:table-cell>
          <table:table-cell table:formula="of:=[.H22]/41" office:value-type="float" office:value="0.113714634146341" calcext:value-type="float">
            <text:p>0.113714634146341</text:p>
          </table:table-cell>
          <table:table-cell table:formula="of:=[.I22]/41" office:value-type="float" office:value="0.100298536585366" calcext:value-type="float">
            <text:p>0.100298536585366</text:p>
          </table:table-cell>
          <table:table-cell table:formula="of:=[.J22]/41" office:value-type="float" office:value="0.219455121951219" calcext:value-type="float">
            <text:p>0.219455121951219</text:p>
          </table:table-cell>
          <table:table-cell table:formula="of:=[.K22]/41" office:value-type="float" office:value="0.371390243902439" calcext:value-type="float">
            <text:p>0.371390243902439</text:p>
          </table:table-cell>
          <table:table-cell table:formula="of:=[.L22]/41" office:value-type="float" office:value="0.366812195121951" calcext:value-type="float">
            <text:p>0.366812195121951</text:p>
          </table:table-cell>
          <table:table-cell table:formula="of:=[.M22]/41" office:value-type="float" office:value="0.104387804878049" calcext:value-type="float">
            <text:p>0.104387804878049</text:p>
          </table:table-cell>
          <table:table-cell table:formula="of:=[.N22]/41" office:value-type="float" office:value="0.100298536585366" calcext:value-type="float">
            <text:p>0.100298536585366</text:p>
          </table:table-cell>
          <table:table-cell table:formula="of:=[.O22]/41" office:value-type="float" office:value="0.0765934146341463" calcext:value-type="float">
            <text:p>0.076593414634146</text:p>
          </table:table-cell>
          <table:table-cell table:formula="of:=[.P22]/41" office:value-type="float" office:value="0.067829512195122" calcext:value-type="float">
            <text:p>0.067829512195122</text:p>
          </table:table-cell>
          <table:table-cell table:formula="of:=[.Q22]/41" office:value-type="float" office:value="0.164134878048781" calcext:value-type="float">
            <text:p>0.164134878048781</text:p>
          </table:table-cell>
          <table:table-cell table:formula="of:=[.R22]/41" office:value-type="float" office:value="0.107834634146341" calcext:value-type="float">
            <text:p>0.107834634146341</text:p>
          </table:table-cell>
          <table:table-cell table:formula="of:=[.S22]/41" office:value-type="float" office:value="0.0638953658536585" calcext:value-type="float">
            <text:p>0.063895365853659</text:p>
          </table:table-cell>
          <table:table-cell table:formula="of:=[.T22]/41" office:value-type="float" office:value="0.156256097560976" calcext:value-type="float">
            <text:p>0.156256097560976</text:p>
          </table:table-cell>
          <table:table-cell table:formula="of:=[.U22]/41" office:value-type="float" office:value="0.172752195121951" calcext:value-type="float">
            <text:p>0.172752195121951</text:p>
          </table:table-cell>
          <table:table-cell table:formula="of:=[.V22]/41" office:value-type="float" office:value="0.168427073170732" calcext:value-type="float">
            <text:p>0.168427073170732</text:p>
          </table:table-cell>
          <table:table-cell table:formula="of:=[.W22]/41" office:value-type="float" office:value="0.108296829268293" calcext:value-type="float">
            <text:p>0.108296829268293</text:p>
          </table:table-cell>
          <table:table-cell table:formula="of:=[.X22]/41" office:value-type="float" office:value="0.0657239024390244" calcext:value-type="float">
            <text:p>0.065723902439024</text:p>
          </table:table-cell>
          <table:table-cell table:formula="of:=[.Y22]/41" office:value-type="float" office:value="0.153142926829268" calcext:value-type="float">
            <text:p>0.153142926829268</text:p>
          </table:table-cell>
          <table:table-cell table:formula="of:=[.Z22]/41" office:value-type="float" office:value="0.224718780487805" calcext:value-type="float">
            <text:p>0.224718780487805</text:p>
          </table:table-cell>
          <table:table-cell table:formula="of:=[.AA22]/41" office:value-type="float" office:value="0" calcext:value-type="float">
            <text:p>0</text:p>
          </table:table-cell>
          <table:table-cell table:formula="of:=[.AB22]/41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 table:formula="of:=[.G23]/41" office:value-type="float" office:value="0" calcext:value-type="float">
            <text:p>0</text:p>
          </table:table-cell>
          <table:table-cell table:formula="of:=[.H23]/41" office:value-type="float" office:value="0" calcext:value-type="float">
            <text:p>0</text:p>
          </table:table-cell>
          <table:table-cell table:formula="of:=[.I23]/41" office:value-type="float" office:value="0" calcext:value-type="float">
            <text:p>0</text:p>
          </table:table-cell>
          <table:table-cell table:formula="of:=[.J23]/41" office:value-type="float" office:value="0" calcext:value-type="float">
            <text:p>0</text:p>
          </table:table-cell>
          <table:table-cell table:formula="of:=[.K23]/41" office:value-type="float" office:value="0" calcext:value-type="float">
            <text:p>0</text:p>
          </table:table-cell>
          <table:table-cell table:formula="of:=[.L23]/41" office:value-type="float" office:value="0" calcext:value-type="float">
            <text:p>0</text:p>
          </table:table-cell>
          <table:table-cell table:formula="of:=[.M23]/41" office:value-type="float" office:value="0" calcext:value-type="float">
            <text:p>0</text:p>
          </table:table-cell>
          <table:table-cell table:formula="of:=[.N23]/41" office:value-type="float" office:value="0" calcext:value-type="float">
            <text:p>0</text:p>
          </table:table-cell>
          <table:table-cell table:formula="of:=[.O23]/41" office:value-type="float" office:value="0" calcext:value-type="float">
            <text:p>0</text:p>
          </table:table-cell>
          <table:table-cell table:formula="of:=[.P23]/41" office:value-type="float" office:value="0" calcext:value-type="float">
            <text:p>0</text:p>
          </table:table-cell>
          <table:table-cell table:formula="of:=[.Q23]/41" office:value-type="float" office:value="0" calcext:value-type="float">
            <text:p>0</text:p>
          </table:table-cell>
          <table:table-cell table:formula="of:=[.R23]/41" office:value-type="float" office:value="0" calcext:value-type="float">
            <text:p>0</text:p>
          </table:table-cell>
          <table:table-cell table:formula="of:=[.S23]/41" office:value-type="float" office:value="0" calcext:value-type="float">
            <text:p>0</text:p>
          </table:table-cell>
          <table:table-cell table:formula="of:=[.T23]/41" office:value-type="float" office:value="0" calcext:value-type="float">
            <text:p>0</text:p>
          </table:table-cell>
          <table:table-cell table:formula="of:=[.U23]/41" office:value-type="float" office:value="0" calcext:value-type="float">
            <text:p>0</text:p>
          </table:table-cell>
          <table:table-cell table:formula="of:=[.V23]/41" office:value-type="float" office:value="0" calcext:value-type="float">
            <text:p>0</text:p>
          </table:table-cell>
          <table:table-cell table:formula="of:=[.W23]/41" office:value-type="float" office:value="0" calcext:value-type="float">
            <text:p>0</text:p>
          </table:table-cell>
          <table:table-cell table:formula="of:=[.X23]/41" office:value-type="float" office:value="0" calcext:value-type="float">
            <text:p>0</text:p>
          </table:table-cell>
          <table:table-cell table:formula="of:=[.Y23]/41" office:value-type="float" office:value="0" calcext:value-type="float">
            <text:p>0</text:p>
          </table:table-cell>
          <table:table-cell table:formula="of:=[.Z23]/41" office:value-type="float" office:value="0" calcext:value-type="float">
            <text:p>0</text:p>
          </table:table-cell>
          <table:table-cell table:formula="of:=[.AA23]/41" office:value-type="float" office:value="0" calcext:value-type="float">
            <text:p>0</text:p>
          </table:table-cell>
          <table:table-cell table:formula="of:=[.AB23]/41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14"/>
          <table:table-cell table:style-name="ce19" office:value-type="float" office:value="15.7166666666667" calcext:value-type="float">
            <text:p>15.7167</text:p>
          </table:table-cell>
          <table:table-cell table:formula="of:=[.P31]+(0.083333*2)" office:value-type="float" office:value="0.605751365853659" calcext:value-type="float">
            <text:p>0.605751365853659</text:p>
          </table:table-cell>
          <table:table-cell table:formula="of:=[.O51]+[.P51]" office:value-type="float" office:value="16.3224180325204" calcext:value-type="float">
            <text:p>16.3224180325204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 style:data-style-name="N2" text:time-value="09:43:47.0038898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16:56:46.557206862</meta:creation-date>
    <dc:date>2022-06-07T18:01:23.634443536</dc:date>
    <meta:editing-duration>P7DT22H8M11S</meta:editing-duration>
    <meta:editing-cycles>5</meta:editing-cycles>
    <meta:generator>LibreOffice/6.4.7.2$Linux_X86_64 LibreOffice_project/40$Build-2</meta:generator>
    <meta:document-statistic meta:table-count="3" meta:cell-count="5851" meta:object-count="0"/>
  </office:meta>
</office:document-meta>
</file>